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chart_2/meta.xml" manifest:media-type="text/xml"/>
  <manifest:file-entry manifest:full-path="chart_2/content.xml" manifest:media-type="text/xml"/>
  <manifest:file-entry manifest:full-path="chart_2/styles.xml" manifest:media-type="text/xml"/>
  <manifest:file-entry manifest:full-path="chart_2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hart_1/content.xml" manifest:media-type="text/xml"/>
  <manifest:file-entry manifest:full-path="chart_1/meta.xml" manifest:media-type="text/xml"/>
  <manifest:file-entry manifest:full-path="chart_1/styles.xml" manifest:media-type="text/xml"/>
  <manifest:file-entry manifest:full-path="chart_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2cm"/>
    </style:style>
    <style:style style:name="co3" style:family="table-column">
      <style:table-column-properties fo:break-before="auto" style:column-width="2.545cm"/>
    </style:style>
    <style:style style:name="co4" style:family="table-column">
      <style:table-column-properties fo:break-before="auto" style:column-width="2.21cm"/>
    </style:style>
    <style:style style:name="co5" style:family="table-column">
      <style:table-column-properties fo:break-before="auto" style:column-width="2.043cm"/>
    </style:style>
    <style:style style:name="co6" style:family="table-column">
      <style:table-column-properties fo:break-before="auto" style:column-width="2.231cm"/>
    </style:style>
    <style:style style:name="co7" style:family="table-column">
      <style:table-column-properties fo:break-before="auto" style:column-width="1.33cm"/>
    </style:style>
    <style:style style:name="co8" style:family="table-column">
      <style:table-column-properties fo:break-before="auto" style:column-width="1.141cm"/>
    </style:style>
    <style:style style:name="co9" style:family="table-column">
      <style:table-column-properties fo:break-before="auto" style:column-width="2cm"/>
    </style:style>
    <style:style style:name="co10" style:family="table-column">
      <style:table-column-properties fo:break-before="auto" style:column-width="1.476cm"/>
    </style:style>
    <style:style style:name="co11" style:family="table-column">
      <style:table-column-properties fo:break-before="auto" style:column-width="2.492cm"/>
    </style:style>
    <style:style style:name="co12" style:family="table-column">
      <style:table-column-properties fo:break-before="auto" style:column-width="2.011cm"/>
    </style:style>
    <style:style style:name="co13" style:family="table-column">
      <style:table-column-properties fo:break-before="auto" style:column-width="1.759cm"/>
    </style:style>
    <style:style style:name="co14" style:family="table-column">
      <style:table-column-properties fo:break-before="auto" style:column-width="1.947cm"/>
    </style:style>
    <style:style style:name="co15" style:family="table-column">
      <style:table-column-properties fo:break-before="auto" style:column-width="1.676cm"/>
    </style:style>
    <style:style style:name="co16" style:family="table-column">
      <style:table-column-properties fo:break-before="auto" style:column-width="1.79cm"/>
    </style:style>
    <style:style style:name="co17" style:family="table-column">
      <style:table-column-properties fo:break-before="auto" style:column-width="2.439cm"/>
    </style:style>
    <style:style style:name="co18" style:family="table-column">
      <style:table-column-properties fo:break-before="auto" style:column-width="1.979cm"/>
    </style:style>
    <style:style style:name="co19" style:family="table-column">
      <style:table-column-properties fo:break-before="auto" style:column-width="2.743cm"/>
    </style:style>
    <style:style style:name="co20" style:family="table-column">
      <style:table-column-properties fo:break-before="auto" style:column-width="5.006cm"/>
    </style:style>
    <style:style style:name="co21" style:family="table-column">
      <style:table-column-properties fo:break-before="auto" style:column-width="3.157cm"/>
    </style:style>
    <style:style style:name="co22" style:family="table-column">
      <style:table-column-properties fo:break-before="auto" style:column-width="3.295cm"/>
    </style:style>
    <style:style style:name="co23" style:family="table-column">
      <style:table-column-properties fo:break-before="auto" style:column-width="1.9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cm"/>
      <style:text-properties fo:color="#c9211e" fo:font-weight="bold" style:font-weight-asian="bold" style:font-weight-complex="bold"/>
    </style:style>
    <style:style style:name="ce32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10"/>
    <style:style style:name="ce21" style:family="table-cell" style:parent-style-name="Default" style:data-style-name="N110">
      <style:table-cell-properties style:text-align-source="fix" style:repeat-content="false" style:vertical-align="middle"/>
      <style:paragraph-properties fo:text-align="start" fo:margin-left="0cm"/>
      <style:text-properties fo:color="#c9211e" fo:font-weight="bold" style:font-weight-asian="bold" style:font-weight-complex="bold"/>
    </style:style>
    <style:style style:name="ce2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5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cm"/>
    </style:style>
    <style:style style:name="ce37" style:family="table-cell" style:parent-style-name="Default" style:data-style-name="N2"/>
    <style:style style:name="ce3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 style:data-style-name="N109"/>
    <style:style style:name="ce5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39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 style:data-style-name="N110">
      <style:text-properties fo:color="#c9211e" fo:font-weight="bold" style:font-weight-asian="bold" style:font-weight-complex="bold"/>
    </style:style>
    <style:style style:name="ce49" style:family="table-cell" style:parent-style-name="Default">
      <style:text-properties fo:color="#c9211e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 fo:font-weight="bold" style:font-weight-asian="bold" style:font-weight-complex="bold"/>
    </style:style>
    <style:style style:name="ce43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9">
      <style:table-cell-properties style:text-align-source="fix" style:repeat-content="false" style:vertical-align="middle"/>
      <style:paragraph-properties fo:text-align="start" fo:margin-left="0cm"/>
    </style:style>
    <style:style style:name="ce7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77" style:family="table-cell" style:parent-style-name="Default" style:data-style-name="N148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6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121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3" style:family="table-cell" style:parent-style-name="Default" style:data-style-name="N1">
      <style:table-cell-properties style:text-align-source="fix" style:repeat-content="false"/>
      <style:paragraph-properties fo:text-align="center" fo:margin-left="0cm"/>
      <style:map style:condition="cell-content()&gt;[$'Amplifier Calculations V4'.$D$14]" style:apply-style-name="Bad" style:base-cell-address="'Amplifier Calculations V4'.D7"/>
    </style:style>
    <style:style style:name="ce125" style:family="table-cell" style:parent-style-name="Default" style:data-style-name="N41"/>
    <style:style style:name="ce12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map style:condition="cell-content()&gt;[$'Amplifier Calculations V4'.$D$30]" style:apply-style-name="Bad" style:base-cell-address="'Amplifier Calculations V4'.D23"/>
    </style:style>
    <style:style style:name="ce12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use-window-font-color="true"/>
      <style:map style:condition="cell-content()&gt;[$'Amplifier Calculations V4'.$D$46]" style:apply-style-name="Bad" style:base-cell-address="'Amplifier Calculations V4'.D41"/>
    </style:style>
    <style:style style:name="ce128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use-window-font-color="true"/>
      <style:map style:condition="cell-content()&gt;[$'Amplifier Calculations V4'.$D$61]" style:apply-style-name="Bad" style:base-cell-address="'Amplifier Calculations V4'.D57"/>
    </style:style>
    <style:style style:name="ce137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map style:condition="cell-content()&gt;[$'Amplifier Calculations V4'.$D$77]" style:apply-style-name="Bad" style:base-cell-address="'Amplifier Calculations V4'.D70"/>
    </style:style>
    <style:style style:name="ce111" style:family="table-cell" style:parent-style-name="Result_5f_CorelPolyGUI" style:data-style-name="N2"/>
    <style:style style:name="ce13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353cm"/>
    </style:style>
    <style:style style:name="ce133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43" style:family="table-cell" style:parent-style-name="Default" style:data-style-name="N109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51" style:family="table-cell" style:parent-style-name="Default" style:data-style-name="N121"/>
    <style:style style:name="ce115" style:family="table-cell" style:parent-style-name="Result_5f_CorelPolyGUI" style:data-style-name="N109"/>
    <style:style style:name="ce141" style:family="table-cell" style:parent-style-name="Default" style:data-style-name="N37"/>
    <style:style style:name="ce52" style:family="table-cell" style:parent-style-name="Default" style:data-style-name="N112"/>
    <style:style style:name="ce53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text-properties fo:color="#c9211e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0" style:family="table-cell" style:parent-style-name="Result_5f_CorelPolyGUI" style:data-style-name="N37"/>
    <style:style style:name="ce101" style:family="table-cell" style:parent-style-name="Result_5f_CorelPolyGUI" style:data-style-name="N41"/>
    <style:style style:name="ce130" style:family="table-cell" style:parent-style-name="Default" style:data-style-name="N148"/>
    <style:style style:name="ce131" style:family="table-cell" style:parent-style-name="Default" style:data-style-name="N1"/>
    <style:style style:name="ce1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cm"/>
      <style:text-properties fo:color="#c9211e" fo:font-weight="bold" style:font-weight-asian="bold" style:font-weight-complex="bold"/>
    </style:style>
    <style:style style:name="ce18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140" style:family="table-cell" style:parent-style-name="Default" style:data-style-name="N112">
      <style:table-cell-properties fo:background-color="#ffff00" style:text-align-source="fix" style:repeat-content="false" fo:border="none"/>
      <style:paragraph-properties fo:text-align="center" fo:margin-left="0cm"/>
    </style:style>
    <style:style style:name="ce23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  <style:map style:condition="cell-content()&lt;=0" style:apply-style-name="Bad" style:base-cell-address="'NTC Voltage Divider'.B9"/>
      <style:map style:condition="cell-content()&gt;=[$'NTC Voltage Divider'.$F$11]" style:apply-style-name="Bad" style:base-cell-address="'NTC Voltage Divider'.B9"/>
    </style:style>
    <style:style style:name="ce98" style:family="table-cell" style:parent-style-name="Default" style:data-style-name="N112">
      <style:table-cell-properties fo:background-color="#ffff00"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12">
      <style:text-properties fo:color="#c9211e" fo:font-weight="bold" style:font-weight-asian="bold" style:font-weight-complex="bold"/>
    </style:style>
    <style:style style:name="ce29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color="#c9211e" fo:font-weight="bold" style:font-weight-asian="bold" style:font-weight-complex="bold"/>
    </style:style>
    <style:style style:name="ce6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45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color="#c9211e" fo:font-weight="bold" style:font-weight-asian="bold" style:font-weight-complex="bold"/>
    </style:style>
    <style:style style:name="ce150" style:family="table-cell" style:parent-style-name="Default" style:data-style-name="N112">
      <style:table-cell-properties style:text-align-source="fix" style:repeat-content="false"/>
      <style:paragraph-properties fo:text-align="start" fo:margin-left="0cm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54" style:family="table-cell" style:parent-style-name="Default">
      <style:text-properties fo:color="#c9211e"/>
    </style:style>
    <style:style style:name="ce109" style:family="table-cell" style:parent-style-name="Default" style:data-style-name="N11"/>
    <style:style style:name="ce5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151" style:family="table-cell" style:parent-style-name="Default" style:data-style-name="N120">
      <style:table-cell-properties style:text-align-source="fix" style:repeat-content="false" fo:background-color="transparent"/>
      <style:paragraph-properties fo:text-align="center" fo:margin-left="0cm"/>
      <style:text-properties style:font-name="Consolas"/>
    </style:style>
    <style:style style:name="ce152" style:family="table-cell" style:parent-style-name="Default" style:data-style-name="N120">
      <style:table-cell-properties fo:background-color="#ffff00" style:text-align-source="fix" style:repeat-content="false"/>
      <style:paragraph-properties fo:text-align="center" fo:margin-left="0cm"/>
      <style:text-properties style:font-name="Consolas"/>
    </style:style>
    <style:style style:name="ce6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fo:color="#c9211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20">
      <style:table-cell-properties style:text-align-source="fix" style:repeat-content="false" style:vertical-align="middle"/>
      <style:paragraph-properties fo:text-align="center" fo:margin-left="0cm"/>
      <style:text-properties fo:color="#c9211e" style:font-name="Consolas"/>
    </style:style>
    <style:style style:name="ce46" style:family="table-cell" style:parent-style-name="Default" style:data-style-name="N120">
      <style:table-cell-properties style:text-align-source="fix" style:repeat-content="false" style:vertical-align="middle"/>
      <style:paragraph-properties fo:text-align="start" fo:margin-left="0cm"/>
      <style:text-properties fo:color="#c9211e" style:font-name="Consolas"/>
    </style:style>
    <style:style style:name="ce7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48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54" style:family="table-cell" style:parent-style-name="Default" style:data-style-name="N61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58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Consolas"/>
      <style:map style:condition="cell-content()&gt;[$'Curve Fit - NTC_MF58,10K, B3950'.$B$53]" style:apply-style-name="Error" style:base-cell-address="'Curve Fit - NTC_MF58,10K, B3950'.B51"/>
    </style:style>
    <style:style style:name="ce59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color="#c9211e" style:font-name="Consolas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style:font-name="Consolas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4" style:family="table-cell" style:parent-style-name="Default">
      <style:text-properties style:font-name="Consolas"/>
    </style:style>
    <style:style style:name="ce10" style:family="table-cell" style:parent-style-name="Result_5f_CorelPolyGUI">
      <style:text-properties style:font-name="Consolas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style:font-name="Consolas"/>
    </style:style>
    <style:style style:name="ce71" style:family="table-cell" style:parent-style-name="Result_5f_CorelPolyGUI" style:data-style-name="N61">
      <style:text-properties style:font-name="Consolas"/>
    </style:style>
    <style:style style:name="ce12" style:family="table-cell" style:parent-style-name="Result_5f_CorelPolyGUI" style:data-style-name="N37">
      <style:text-properties style:font-name="Consolas"/>
    </style:style>
    <style:style style:name="ce13" style:family="table-cell" style:parent-style-name="Result_5f_CorelPolyGUI" style:data-style-name="N41">
      <style:text-properties style:font-name="Consolas"/>
    </style:style>
    <style:style style:name="ce75" style:family="table-cell" style:parent-style-name="Result_5f_CorelPolyGUI" style:data-style-name="N61"/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15" style:family="table-cell" style:parent-style-name="Default" style:data-style-name="N112">
      <style:text-properties style:font-name="Consolas"/>
    </style:style>
    <style:style style:name="ce16" style:family="table-cell" style:parent-style-name="Default" style:data-style-name="N112">
      <style:text-properties fo:color="#c9211e" style:font-name="Consolas"/>
    </style:style>
    <style:style style:name="ce27" style:family="table-cell" style:parent-style-name="Default" style:data-style-name="N2">
      <style:text-properties style:font-name="Consolas"/>
    </style:style>
    <style:style style:name="ce113" style:family="table-cell" style:parent-style-name="Default" style:data-style-name="N2">
      <style:text-properties fo:color="#c9211e" style:font-name="Consolas"/>
    </style:style>
    <style:style style:name="ce114" style:family="table-cell" style:parent-style-name="Default" style:data-style-name="N11">
      <style:text-properties style:font-name="Consolas"/>
    </style:style>
    <style:style style:name="ce116" style:family="table-cell" style:parent-style-name="Result_5f_CorelPolyGUI" style:data-style-name="N145">
      <style:text-properties fo:color="#c9211e" style:font-name="Consolas"/>
    </style:style>
    <style:style style:name="ce28" style:family="table-cell" style:parent-style-name="Result_5f_CorelPolyGUI" style:data-style-name="N130">
      <style:text-properties style:font-name="Consolas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ffff00"/>
    </style:style>
    <style:style style:name="ce80" style:family="table-cell" style:parent-style-name="Default">
      <style:table-cell-properties fo:background-color="transparent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/>
    </style:style>
    <style:style style:name="ce81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12">
      <style:table-cell-properties style:text-align-source="fix" style:repeat-content="false"/>
      <style:paragraph-properties fo:text-align="start" fo:margin-left="0.706cm"/>
    </style:style>
    <style:style style:name="ce83" style:family="table-cell" style:parent-style-name="Default" style:data-style-name="N112">
      <style:table-cell-properties fo:background-color="#ffff00" style:text-align-source="fix" style:repeat-content="false"/>
      <style:paragraph-properties fo:text-align="start" fo:margin-left="0.706cm"/>
    </style:style>
    <style:style style:name="ce84" style:family="table-cell" style:parent-style-name="Default" style:data-style-name="N112">
      <style:table-cell-properties style:text-align-source="fix" style:repeat-content="false" fo:background-color="transparent"/>
      <style:paragraph-properties fo:text-align="start" fo:margin-left="0.706cm"/>
    </style:style>
    <style:style style:name="ce168" style:family="table-cell" style:parent-style-name="Default" style:data-style-name="N112">
      <style:table-cell-properties style:text-align-source="fix" style:repeat-content="false"/>
      <style:paragraph-properties fo:text-align="start" fo:margin-left="0.706cm"/>
      <style:text-properties fo:color="#c9211e"/>
    </style:style>
    <style:style style:name="ce85" style:family="table-cell" style:parent-style-name="Default" style:data-style-name="N2">
      <style:table-cell-properties style:text-align-source="fix" style:repeat-content="false"/>
      <style:paragraph-properties fo:text-align="start" fo:margin-left="0.706cm"/>
    </style:style>
    <style:style style:name="ce86" style:family="table-cell" style:parent-style-name="Default" style:data-style-name="N2">
      <style:table-cell-properties fo:background-color="#ffff00" style:text-align-source="fix" style:repeat-content="false"/>
      <style:paragraph-properties fo:text-align="start" fo:margin-left="0.706cm"/>
    </style:style>
    <style:style style:name="ce87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.706cm"/>
    </style:style>
    <style:style style:name="ce172" style:family="table-cell" style:parent-style-name="Default" style:data-style-name="N2">
      <style:table-cell-properties style:text-align-source="fix" style:repeat-content="false"/>
      <style:paragraph-properties fo:text-align="start" fo:margin-left="0.706cm"/>
      <style:text-properties fo:color="#c9211e"/>
    </style:style>
    <style:style style:name="ce88" style:family="table-cell" style:parent-style-name="Default" style:data-style-name="N2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start" fo:margin-left="0.353cm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91" style:family="table-cell" style:parent-style-name="Default" style:data-style-name="N2">
      <style:table-cell-properties fo:background-color="#ffff00" style:text-align-source="fix" style:repeat-content="false"/>
      <style:paragraph-properties fo:text-align="start" fo:margin-left="0.353cm"/>
    </style:style>
    <style:style style:name="ce92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.353cm"/>
    </style:style>
    <style:style style:name="ce93" style:family="table-cell" style:parent-style-name="Default" style:data-style-name="N112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94" style:family="table-cell" style:parent-style-name="Default" style:data-style-name="N112">
      <style:table-cell-properties style:text-align-source="fix" style:repeat-content="false"/>
      <style:paragraph-properties fo:text-align="start" fo:margin-left="0.353cm"/>
    </style:style>
    <style:style style:name="ce95" style:family="table-cell" style:parent-style-name="Default" style:data-style-name="N112">
      <style:table-cell-properties fo:background-color="#ffff00" style:text-align-source="fix" style:repeat-content="false"/>
      <style:paragraph-properties fo:text-align="start" fo:margin-left="0.353cm"/>
    </style:style>
    <style:style style:name="ce96" style:family="table-cell" style:parent-style-name="Default" style:data-style-name="N112">
      <style:table-cell-properties style:text-align-source="fix" style:repeat-content="false" fo:background-color="transparent"/>
      <style:paragraph-properties fo:text-align="start" fo:margin-left="0.353cm"/>
    </style:style>
    <style:style style:name="ce97" style:family="table-cell" style:parent-style-name="Result_5f_CorelPolyGUI" style:data-style-name="N112">
      <style:table-cell-properties style:text-align-source="fix" style:repeat-content="false"/>
      <style:paragraph-properties fo:text-align="center" fo:margin-left="0cm"/>
    </style:style>
    <style:style style:name="ce99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cm"/>
    </style:style>
    <style:style style:name="ce102" style:family="table-cell" style:parent-style-name="Default" style:data-style-name="N112">
      <style:text-properties fo:font-weight="bold" style:font-weight-asian="bold" style:font-weight-complex="bold"/>
    </style:style>
    <style:style style:name="ce103" style:family="table-cell" style:parent-style-name="Default" style:data-style-name="N112">
      <style:table-cell-properties fo:background-color="#ffff00"/>
    </style:style>
    <style:style style:name="ce104" style:family="table-cell" style:parent-style-name="Default" style:data-style-name="N112">
      <style:table-cell-properties fo:background-color="transparent"/>
    </style:style>
    <style:style style:name="ce105" style:family="table-cell" style:parent-style-name="Default" style:data-style-name="N2">
      <style:text-properties fo:font-weight="bold" style:font-weight-asian="bold" style:font-weight-complex="bold"/>
    </style:style>
    <style:style style:name="ce106" style:family="table-cell" style:parent-style-name="Default" style:data-style-name="N2">
      <style:table-cell-properties fo:background-color="#ffff00"/>
    </style:style>
    <style:style style:name="ce107" style:family="table-cell" style:parent-style-name="Default" style:data-style-name="N2">
      <style:table-cell-properties fo:background-color="transparent"/>
    </style:style>
    <style:style style:name="ce108" style:family="table-cell" style:parent-style-name="Default" style:data-style-name="N11">
      <style:table-cell-properties fo:background-color="transparent"/>
    </style:style>
    <style:style style:name="ce214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mplifier Calculations V4" table:style-name="ta1">
        <office:forms form:automatic-focus="false" form:apply-design-mode="false"/>
        <table:shapes>
          <draw:frame draw:z-index="0" draw:style-name="gr1" draw:text-style-name="P1" svg:width="10.217cm" svg:height="6.384cm" svg:x="21.833cm" svg:y="9.524cm">
            <draw:object draw:notify-on-update-of-ranges="'Amplifier Calculations V4'.A23:'Amplifier Calculations V4'.A29 'Amplifier Calculations V4'.E22:'Amplifier Calculations V4'.E22 'Amplifier Calculations V4'.E23:'Amplifier Calculations V4'.E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21cm" svg:y="37.454cm">
            <draw:object draw:notify-on-update-of-ranges="'Amplifier Calculations V4'.A111:'Amplifier Calculations V4'.A115 'Amplifier Calculations V4'.B110:'Amplifier Calculations V4'.B110 'Amplifier Calculations V4'.B111:'Amplifier Calculations V4'.B11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9.539cm" svg:height="6.359cm" svg:x="23.854cm" svg:y="33.272cm">
            <draw:object draw:notify-on-update-of-ranges="'Amplifier Calculations V4'.A111:'Amplifier Calculations V4'.A115 'Amplifier Calculations V4'.B111:'Amplifier Calculations V4'.B115 'Amplifier Calculations V4'.G111:'Amplifier Calculations V4'.G115 'Amplifier Calculations V4'.H111:'Amplifier Calculations V4'.H11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10.217cm" svg:height="6.384cm" svg:x="21.773cm" svg:y="2.258cm">
            <draw:object draw:notify-on-update-of-ranges="'Amplifier Calculations V4'.A7:'Amplifier Calculations V4'.A14 'Amplifier Calculations V4'.E6:'Amplifier Calculations V4'.E6 'Amplifier Calculations V4'.E7:'Amplifier Calculations V4'.E1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4" draw:style-name="gr1" draw:text-style-name="P1" svg:width="10.217cm" svg:height="6.384cm" svg:x="21.784cm" svg:y="17.654cm">
            <draw:object draw:notify-on-update-of-ranges="'Amplifier Calculations V4'.B41:'Amplifier Calculations V4'.B45 'Amplifier Calculations V4'.E40:'Amplifier Calculations V4'.E40 'Amplifier Calculations V4'.E41:'Amplifier Calculations V4'.E4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5" draw:style-name="gr1" draw:text-style-name="P1" svg:width="10.217cm" svg:height="6.384cm" svg:x="21.728cm" svg:y="24.363cm">
            <draw:object draw:notify-on-update-of-ranges="'Amplifier Calculations V4'.A57:'Amplifier Calculations V4'.A60 'Amplifier Calculations V4'.E56:'Amplifier Calculations V4'.E56 'Amplifier Calculations V4'.E57:'Amplifier Calculations V4'.E6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default-cell-style-name="ce37"/>
        <table:table-column table:style-name="co2" table:default-cell-style-name="ce63"/>
        <table:table-column table:style-name="co3" table:default-cell-style-name="ce39"/>
        <table:table-column table:style-name="co4" table:default-cell-style-name="ce37"/>
        <table:table-column table:style-name="co5" table:default-cell-style-name="ce37"/>
        <table:table-column table:style-name="co6" table:default-cell-style-name="ce63"/>
        <table:table-column table:style-name="co7" table:default-cell-style-name="ce63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05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Amplifier Chain</text:p>
          </table:table-cell>
          <table:covered-table-cell table:style-name="Default"/>
          <table:covered-table-cell table:style-name="ce74"/>
          <table:covered-table-cell table:number-columns-repeated="3" table:style-name="Default"/>
          <table:covered-table-cell table:number-columns-repeated="2"/>
          <table:table-cell table:number-columns-repeated="1010"/>
        </table:table-row>
        <table:table-row table:style-name="ro2">
          <table:table-cell table:style-name="ce32" office:value-type="string" calcext:value-type="string">
            <text:p>Rop-amp</text:p>
          </table:table-cell>
          <table:table-cell table:style-name="ce32" office:value-type="string" calcext:value-type="string">
            <text:p>Rs</text:p>
          </table:table-cell>
          <table:table-cell table:style-name="ce38" office:value-type="string" calcext:value-type="string">
            <text:p>Rbias</text:p>
          </table:table-cell>
          <table:table-cell table:style-name="ce32" office:value-type="string" calcext:value-type="string">
            <text:p>Vbias</text:p>
          </table:table-cell>
          <table:table-cell table:style-name="ce32" office:value-type="string" calcext:value-type="string">
            <text:p>Vth</text:p>
          </table:table-cell>
          <table:table-cell table:style-name="ce32" office:value-type="string" calcext:value-type="string">
            <text:p>Rth</text:p>
          </table:table-cell>
          <table:table-cell table:style-name="ce35" office:value-type="string" calcext:value-type="string">
            <text:p>R1</text:p>
          </table:table-cell>
          <table:table-cell table:style-name="ce35" office:value-type="string" calcext:value-type="string">
            <text:p>R2</text:p>
          </table:table-cell>
          <table:table-cell table:style-name="ce35" office:value-type="string" calcext:value-type="string">
            <text:p>Rf</text:p>
          </table:table-cell>
          <table:table-cell table:style-name="ce35" office:value-type="string" calcext:value-type="string">
            <text:p>R1//R2</text:p>
          </table:table-cell>
          <table:table-cell table:style-name="ce35" office:value-type="string" calcext:value-type="string">
            <text:p>Av</text:p>
            <text:p>(no boost)</text:p>
          </table:table-cell>
          <table:table-cell table:style-name="ce35" office:value-type="string" calcext:value-type="string">
            <text:p>Av</text:p>
            <text:p>(boost)</text:p>
          </table:table-cell>
          <table:table-cell table:style-name="ce35" office:value-type="string" calcext:value-type="string">
            <text:p>Resolution</text:p>
          </table:table-cell>
          <table:table-cell/>
          <table:table-cell table:style-name="ce55" table:number-columns-repeated="1000"/>
          <table:table-cell table:number-columns-repeated="4"/>
        </table:table-row>
        <table:table-row table:style-name="ro1">
          <table:table-cell table:style-name="ce33" office:value-type="float" office:value="1000000000" calcext:value-type="float">
            <text:p>1000000000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float" office:value="22000" calcext:value-type="float">
            <text:p>22000</text:p>
          </table:table-cell>
          <table:table-cell table:style-name="ce34" office:value-type="float" office:value="3.3" calcext:value-type="float">
            <text:p>3.30</text:p>
          </table:table-cell>
          <table:table-cell table:style-name="ce34" table:formula="of:=Vbias*(Rs+Ropamp)/(Rs+Ropamp+Rbias)" office:value-type="float" office:value="3.29992740166976" calcext:value-type="float">
            <text:p>3.30</text:p>
          </table:table-cell>
          <table:table-cell table:style-name="ce33" table:formula="of:=(Rbias*(Rs+Ropamp))/(Rbias+Rs+Ropamp)" office:value-type="float" office:value="21999.5160111317" calcext:value-type="float">
            <text:p>22000</text:p>
          </table:table-cell>
          <table:table-cell table:style-name="ce55" office:value-type="float" office:value="10000" calcext:value-type="float">
            <text:p>10000</text:p>
          </table:table-cell>
          <table:table-cell table:style-name="ce55" office:value-type="float" office:value="3300" calcext:value-type="float">
            <text:p>3300</text:p>
          </table:table-cell>
          <table:table-cell table:style-name="ce33" office:value-type="float" office:value="10000" calcext:value-type="float">
            <text:p>10000</text:p>
          </table:table-cell>
          <table:table-cell table:style-name="ce33" table:formula="of:=(R_1*R_2)/(R_1+R_2)" office:value-type="float" office:value="2481.2030075188" calcext:value-type="float">
            <text:p>2481</text:p>
          </table:table-cell>
          <table:table-cell table:style-name="ce33" table:formula="of:=1+[.I3]/[.G3]" office:value-type="float" office:value="2" calcext:value-type="float">
            <text:p>2</text:p>
          </table:table-cell>
          <table:table-cell table:style-name="ce34" table:formula="of:=1+Rf/R_1pR_2" office:value-type="float" office:value="5.03030303030303" calcext:value-type="float">
            <text:p>5.03</text:p>
          </table:table-cell>
          <table:table-cell table:style-name="ce33" office:value-type="float" office:value="16" calcext:value-type="float">
            <text:p>16</text:p>
          </table:table-cell>
          <table:table-cell/>
          <table:table-cell table:style-name="ce33" table:number-columns-repeated="1000"/>
          <table:table-cell table:number-columns-repeated="4"/>
        </table:table-row>
        <table:table-row table:style-name="ro1">
          <table:table-cell table:style-name="ce33" table:number-columns-repeated="2"/>
          <table:table-cell table:style-name="ce34" table:number-columns-repeated="3"/>
          <table:table-cell table:style-name="ce33" table:number-columns-repeated="2"/>
          <table:table-cell table:style-name="ce55"/>
          <table:table-cell table:style-name="ce33" table:number-columns-repeated="5"/>
          <table:table-cell table:style-name="ce43"/>
          <table:table-cell table:style-name="ce33" table:number-columns-repeated="1004"/>
        </table:table-row>
        <table:table-row table:style-name="ro1">
          <table:table-cell table:style-name="ce2" office:value-type="string" calcext:value-type="string" table:number-columns-spanned="5" table:number-rows-spanned="1">
            <text:p>T12 NTC (MF58) – Bias + Fixedx1</text:p>
          </table:table-cell>
          <table:covered-table-cell table:style-name="Default"/>
          <table:covered-table-cell table:style-name="ce34"/>
          <table:covered-table-cell table:number-columns-repeated="2" table:style-name="Default"/>
          <table:table-cell table:style-name="Default" table:number-columns-repeated="2"/>
          <table:table-cell table:number-columns-repeated="6"/>
          <table:table-cell table:style-name="ce55" table:number-columns-repeated="1004"/>
          <table:table-cell/>
        </table:table-row>
        <table:table-row table:style-name="ro1">
          <table:table-cell table:style-name="ce35" office:value-type="string" calcext:value-type="string">
            <text:p>Rntc</text:p>
          </table:table-cell>
          <table:table-cell table:style-name="ce35" office:value-type="string" calcext:value-type="string">
            <text:p>Rntc (mV)</text:p>
          </table:table-cell>
          <table:table-cell table:style-name="ce35" office:value-type="string" calcext:value-type="string">
            <text:p>Vop-amp(mV)</text:p>
          </table:table-cell>
          <table:table-cell table:style-name="ce35" office:value-type="string" calcext:value-type="string">
            <text:p>ADC In(mv)</text:p>
          </table:table-cell>
          <table:table-cell table:style-name="ce35" office:value-type="string" calcext:value-type="string">
            <text:p>ADC Value</text:p>
          </table:table-cell>
          <table:table-cell table:style-name="ce35"/>
          <table:table-cell table:style-name="ce55" table:number-columns-repeated="2"/>
          <table:table-cell table:number-columns-repeated="1010"/>
        </table:table-row>
        <table:table-row table:style-name="ro1">
          <table:table-cell table:style-name="ce33" office:value-type="float" office:value="200" calcext:value-type="float">
            <text:p>200</text:p>
          </table:table-cell>
          <table:table-cell table:style-name="ce33" table:formula="of:=1000*Vth*[.A7]/([.A7]+Rth)" office:value-type="float" office:value="29.7297238373579" calcext:value-type="float">
            <text:p>30</text:p>
          </table:table-cell>
          <table:table-cell table:style-name="ce22" table:formula="of:=[.B7]*Av_noboost*(Ropamp/(Rs+Ropamp))" office:value-type="float" office:value="59.4593882153276" calcext:value-type="float">
            <text:p>59</text:p>
          </table:table-cell>
          <table:table-cell table:style-name="ce123" table:formula="of:=[.C7]*[.$C$16]" office:value-type="float" office:value="59.4593882153276" calcext:value-type="float">
            <text:p>59</text:p>
          </table:table-cell>
          <table:table-cell table:style-name="ce33" table:formula="of:=ROUND([.D7]/[.$C$15]/1000;0)" office:value-type="float" office:value="1299" calcext:value-type="float">
            <text:p>1299</text:p>
          </table:table-cell>
          <table:table-cell table:style-name="ce139"/>
          <table:table-cell table:style-name="ce74" table:number-columns-repeated="2"/>
          <table:table-cell table:number-columns-repeated="1010"/>
        </table:table-row>
        <table:table-row table:style-name="ro1">
          <table:table-cell table:style-name="ce33" office:value-type="float" office:value="500" calcext:value-type="float">
            <text:p>500</text:p>
          </table:table-cell>
          <table:table-cell table:style-name="ce33" table:formula="of:=1000*Vth*([.$A8]/([.$A8]+Rth))" office:value-type="float" office:value="73.3332974815349" calcext:value-type="float">
            <text:p>73</text:p>
          </table:table-cell>
          <table:table-cell table:style-name="ce22" table:formula="of:=[.B8]*Av_noboost*(Ropamp/(Rs+Ropamp))" office:value-type="float" office:value="146.666448296621" calcext:value-type="float">
            <text:p>147</text:p>
          </table:table-cell>
          <table:table-cell table:style-name="ce123" table:formula="of:=[.C8]*[.$C$16]" office:value-type="float" office:value="146.666448296621" calcext:value-type="float">
            <text:p>147</text:p>
          </table:table-cell>
          <table:table-cell table:style-name="ce33" table:formula="of:=ROUND([.D8]/[.$C$15]/1000;0)" office:value-type="float" office:value="3204" calcext:value-type="float">
            <text:p>3204</text:p>
          </table:table-cell>
          <table:table-cell table:style-name="ce37"/>
          <table:table-cell table:style-name="Default"/>
          <table:table-cell table:style-name="ce63" table:number-columns-repeated="2"/>
          <table:table-cell table:number-columns-repeated="1009"/>
        </table:table-row>
        <table:table-row table:style-name="ro1">
          <table:table-cell table:style-name="ce33" office:value-type="float" office:value="1000" calcext:value-type="float">
            <text:p>1000</text:p>
          </table:table-cell>
          <table:table-cell table:style-name="ce33" table:formula="of:=1000*Vth*([.$A9]/([.$A9]+Rth))" office:value-type="float" office:value="143.478123629758" calcext:value-type="float">
            <text:p>143</text:p>
          </table:table-cell>
          <table:table-cell table:style-name="ce22" table:formula="of:=[.B9]*Av_noboost*(Ropamp/(Rs+Ropamp))" office:value-type="float" office:value="286.955960303556" calcext:value-type="float">
            <text:p>287</text:p>
          </table:table-cell>
          <table:table-cell table:style-name="ce123" table:formula="of:=[.C9]*[.$C$16]" office:value-type="float" office:value="286.955960303556" calcext:value-type="float">
            <text:p>287</text:p>
          </table:table-cell>
          <table:table-cell table:style-name="ce33" table:formula="of:=ROUND([.D9]/[.$C$15]/1000;0)" office:value-type="float" office:value="6269" calcext:value-type="float">
            <text:p>6269</text:p>
          </table:table-cell>
          <table:table-cell table:style-name="ce37"/>
          <table:table-cell table:style-name="Default"/>
          <table:table-cell table:style-name="ce63" table:number-columns-repeated="2"/>
          <table:table-cell table:number-columns-repeated="1009"/>
        </table:table-row>
        <table:table-row table:style-name="ro1">
          <table:table-cell table:style-name="ce33" office:value-type="float" office:value="2000" calcext:value-type="float">
            <text:p>2000</text:p>
          </table:table-cell>
          <table:table-cell table:style-name="ce33" table:formula="of:=1000*Vth*([.$A10]/([.$A10]+Rth))" office:value-type="float" office:value="274.999495834762" calcext:value-type="float">
            <text:p>275</text:p>
          </table:table-cell>
          <table:table-cell table:style-name="ce22" table:formula="of:=[.B10]*Av_noboost*(Ropamp/(Rs+Ropamp))" office:value-type="float" office:value="549.998441671082" calcext:value-type="float">
            <text:p>550</text:p>
          </table:table-cell>
          <table:table-cell table:style-name="ce123" table:formula="of:=[.C10]*[.$C$16]" office:value-type="float" office:value="549.998441671082" calcext:value-type="float">
            <text:p>550</text:p>
          </table:table-cell>
          <table:table-cell table:style-name="ce33" table:formula="of:=ROUND([.D10]/[.$C$15]/1000;0)" office:value-type="float" office:value="12015" calcext:value-type="float">
            <text:p>12015</text:p>
          </table:table-cell>
          <table:table-cell table:style-name="Default" table:number-columns-repeated="2"/>
          <table:table-cell/>
          <table:table-cell table:style-name="ce63"/>
          <table:table-cell table:number-columns-repeated="1009"/>
        </table:table-row>
        <table:table-row table:style-name="ro1">
          <table:table-cell table:style-name="ce33" office:value-type="float" office:value="6000" calcext:value-type="float">
            <text:p>6000</text:p>
          </table:table-cell>
          <table:table-cell table:style-name="ce33" table:formula="of:=1000*Vth*([.$A11]/([.$A11]+Rth))" office:value-type="float" office:value="707.139523488437" calcext:value-type="float">
            <text:p>707</text:p>
          </table:table-cell>
          <table:table-cell table:style-name="ce22" table:formula="of:=[.B11]*Av_noboost*(Ropamp/(Rs+Ropamp))" office:value-type="float" office:value="1414.27763269924" calcext:value-type="float">
            <text:p>1414</text:p>
          </table:table-cell>
          <table:table-cell table:style-name="ce123" table:formula="of:=[.C11]*[.$C$16]" office:value-type="float" office:value="1414.27763269924" calcext:value-type="float">
            <text:p>1414</text:p>
          </table:table-cell>
          <table:table-cell table:style-name="ce33" table:formula="of:=ROUND([.D11]/[.$C$15]/1000;0)" office:value-type="float" office:value="30895" calcext:value-type="float">
            <text:p>30895</text:p>
          </table:table-cell>
          <table:table-cell table:style-name="ce37"/>
          <table:table-cell table:style-name="Default"/>
          <table:table-cell table:style-name="ce63" table:number-columns-repeated="2"/>
          <table:table-cell table:number-columns-repeated="1009"/>
        </table:table-row>
        <table:table-row table:style-name="ro1">
          <table:table-cell table:style-name="ce33" office:value-type="float" office:value="10000" calcext:value-type="float">
            <text:p>10000</text:p>
          </table:table-cell>
          <table:table-cell table:style-name="ce33" table:formula="of:=1000*Vth*([.$A12]/([.$A12]+Rth))" office:value-type="float" office:value="1031.24291021208" calcext:value-type="float">
            <text:p>1031</text:p>
          </table:table-cell>
          <table:table-cell table:style-name="ce22" table:formula="of:=[.B12]*Av_noboost*(Ropamp/(Rs+Ropamp))" office:value-type="float" office:value="2062.48375794041" calcext:value-type="float">
            <text:p>2062</text:p>
          </table:table-cell>
          <table:table-cell table:style-name="ce123" table:formula="of:=[.C12]*[.$C$16]" office:value-type="float" office:value="2062.48375794041" calcext:value-type="float">
            <text:p>2062</text:p>
          </table:table-cell>
          <table:table-cell table:style-name="ce33" table:formula="of:=ROUND([.D12]/[.$C$15]/1000;0)" office:value-type="float" office:value="45056" calcext:value-type="float">
            <text:p>45056</text:p>
          </table:table-cell>
          <table:table-cell table:style-name="ce37"/>
          <table:table-cell table:style-name="Default"/>
          <table:table-cell table:style-name="ce63" table:number-columns-repeated="2"/>
          <table:table-cell table:number-columns-repeated="1009"/>
        </table:table-row>
        <table:table-row table:style-name="ro1">
          <table:table-cell table:style-name="ce33" office:value-type="float" office:value="18000" calcext:value-type="float">
            <text:p>18000</text:p>
          </table:table-cell>
          <table:table-cell table:style-name="ce33" table:formula="of:=1000*Vth*([.$A13]/([.$A13]+Rth))" office:value-type="float" office:value="1484.98529866024" calcext:value-type="float">
            <text:p>1485</text:p>
          </table:table-cell>
          <table:table-cell table:style-name="ce22" table:formula="of:=[.B13]*Av_noboost*(Ropamp/(Rs+Ropamp))" office:value-type="float" office:value="2969.96762735286" calcext:value-type="float">
            <text:p>2970</text:p>
          </table:table-cell>
          <table:table-cell table:style-name="ce123" table:formula="of:=[.C13]*[.$C$16]" office:value-type="float" office:value="2969.96762735286" calcext:value-type="float">
            <text:p>2970</text:p>
          </table:table-cell>
          <table:table-cell table:style-name="ce33" table:formula="of:=ROUND([.D13]/[.$C$15]/1000;0)" office:value-type="float" office:value="64880" calcext:value-type="float">
            <text:p>64880</text:p>
          </table:table-cell>
          <table:table-cell table:style-name="Default" table:number-columns-repeated="2"/>
          <table:table-cell table:style-name="ce63" table:number-columns-repeated="2"/>
          <table:table-cell table:number-columns-repeated="1009"/>
        </table:table-row>
        <table:table-row table:style-name="ro1">
          <table:table-cell table:style-name="ce36"/>
          <table:table-cell table:style-name="ce61" office:value-type="string" calcext:value-type="string">
            <text:p>Vo(max,V)</text:p>
          </table:table-cell>
          <table:table-cell table:style-name="ce112" table:formula="of:=[.D14]/[.C16]" office:value-type="float" office:value="3000" calcext:value-type="float">
            <text:p>3000</text:p>
          </table:table-cell>
          <table:table-cell table:style-name="ce112" table:formula="of:=1000*[.C17]" office:value-type="float" office:value="3000" calcext:value-type="float">
            <text:p>3000</text:p>
          </table:table-cell>
          <table:table-cell table:style-name="ce22" table:formula="of:=ROUND([.D14]/[.$C$62]/1000;0)" office:value-type="float" office:value="65536" calcext:value-type="float">
            <text:p>65536</text:p>
          </table:table-cell>
          <table:table-cell table:style-name="ce133" office:value-type="string" calcext:value-type="string" table:number-columns-spanned="3" table:number-rows-spanned="1">
            <text:p>&lt;= ~Limit ADC</text:p>
          </table:table-cell>
          <table:covered-table-cell table:style-name="ce141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6"/>
          <table:table-cell table:style-name="ce49" office:value-type="string" calcext:value-type="string">
            <text:p>ADC Step (16 bit)</text:p>
          </table:table-cell>
          <table:table-cell table:style-name="ce77" table:formula="of:=[.C17]/(2^[.C18])" office:value-type="float" office:value="0.0000457763671875" calcext:value-type="float">
            <text:p>4.6E-05</text:p>
          </table:table-cell>
          <table:table-cell table:style-name="ce125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49" office:value-type="string" calcext:value-type="string">
            <text:p>Av (fixed)</text:p>
          </table:table-cell>
          <table:table-cell table:style-name="ce135" office:value-type="float" office:value="1" calcext:value-type="float">
            <text:p>1</text:p>
          </table:table-cell>
          <table:table-cell table:style-name="ce125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66" office:value-type="string" calcext:value-type="string">
            <text:p>ADCRef(V)</text:p>
          </table:table-cell>
          <table:table-cell table:style-name="ce67" office:value-type="float" office:value="3" calcext:value-type="float">
            <text:p>3.00</text:p>
          </table:table-cell>
          <table:table-cell table:style-name="ce125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66" office:value-type="string" calcext:value-type="string">
            <text:p>Resolution</text:p>
          </table:table-cell>
          <table:table-cell table:style-name="ce112" office:value-type="float" office:value="16" calcext:value-type="float">
            <text:p>16</text:p>
          </table:table-cell>
          <table:table-cell table:style-name="ce125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66"/>
          <table:table-cell table:style-name="ce67"/>
          <table:table-cell table:style-name="ce125" table:number-columns-repeated="2"/>
          <table:table-cell table:number-columns-repeated="1013"/>
        </table:table-row>
        <table:table-row table:style-name="ro1">
          <table:table-cell table:style-name="ce33" table:number-columns-repeated="2"/>
          <table:table-cell table:style-name="ce34" table:number-columns-repeated="3"/>
          <table:table-cell table:style-name="ce33" table:number-columns-repeated="2"/>
          <table:table-cell table:style-name="ce55"/>
          <table:table-cell table:style-name="ce33" table:number-columns-repeated="5"/>
          <table:table-cell table:style-name="ce43"/>
          <table:table-cell table:style-name="ce33" table:number-columns-repeated="1004"/>
        </table:table-row>
        <table:table-row table:style-name="ro1">
          <table:table-cell table:style-name="ce2" office:value-type="string" calcext:value-type="string" table:number-columns-spanned="5" table:number-rows-spanned="1">
            <text:p>Weller PTC – Boost + Bias + PGA</text:p>
          </table:table-cell>
          <table:covered-table-cell table:style-name="Default"/>
          <table:covered-table-cell table:style-name="ce34"/>
          <table:covered-table-cell table:number-columns-repeated="2" table:style-name="Default"/>
          <table:table-cell table:style-name="Default" table:number-columns-repeated="2"/>
          <table:table-cell table:number-columns-repeated="6"/>
          <table:table-cell table:style-name="ce55" table:number-columns-repeated="1004"/>
          <table:table-cell/>
        </table:table-row>
        <table:table-row table:style-name="ro1">
          <table:table-cell table:style-name="ce35" office:value-type="string" calcext:value-type="string">
            <text:p>Rptc(ohm)</text:p>
          </table:table-cell>
          <table:table-cell table:style-name="ce35" office:value-type="string" calcext:value-type="string">
            <text:p>Vptc (mV)</text:p>
          </table:table-cell>
          <table:table-cell table:style-name="ce35" office:value-type="string" calcext:value-type="string">
            <text:p>Vop-amp(mV)</text:p>
          </table:table-cell>
          <table:table-cell table:style-name="ce35" office:value-type="string" calcext:value-type="string">
            <text:p>ADC In(mv)</text:p>
          </table:table-cell>
          <table:table-cell table:style-name="ce35" office:value-type="string" calcext:value-type="string">
            <text:p>ADC Value</text:p>
          </table:table-cell>
          <table:table-cell table:style-name="ce35"/>
          <table:table-cell table:style-name="ce55" table:number-columns-repeated="2"/>
          <table:table-cell table:number-columns-repeated="1010"/>
        </table:table-row>
        <table:table-row table:style-name="ro1">
          <table:table-cell table:style-name="ce33" office:value-type="float" office:value="10" calcext:value-type="float">
            <text:p>10</text:p>
          </table:table-cell>
          <table:table-cell table:style-name="ce43" table:formula="of:=1000*Vth*[.A23]/([.A23]+Rth)" office:value-type="float" office:value="1.49931847660837" calcext:value-type="float">
            <text:p>1.5</text:p>
          </table:table-cell>
          <table:table-cell table:style-name="ce43" table:formula="of:=[.B23]*Av_Boost*(Ropamp/(Rs+Ropamp))" office:value-type="float" office:value="7.54201873425368" calcext:value-type="float">
            <text:p>7.5</text:p>
          </table:table-cell>
          <table:table-cell table:style-name="ce126" table:formula="of:=[.C23]*[.$C$32]" office:value-type="float" office:value="120.672299748059" calcext:value-type="float">
            <text:p>121</text:p>
          </table:table-cell>
          <table:table-cell table:style-name="ce33" table:formula="of:=ROUND([.D23]/[.$C$31]/1000;0)" office:value-type="float" office:value="6590" calcext:value-type="float">
            <text:p>6590</text:p>
          </table:table-cell>
          <table:table-cell table:style-name="ce139" office:value-type="string" calcext:value-type="string" table:number-columns-spanned="3" table:number-rows-spanned="7">
            <text:p>Voltage Divider Equation</text:p>
            <text:p>Approx. linear due to large Rth value c.f. thermistor value.</text:p>
          </table:table-cell>
          <table:covered-table-cell table:number-columns-repeated="2" table:style-name="ce74"/>
          <table:table-cell table:number-columns-repeated="1010"/>
        </table:table-row>
        <table:table-row table:style-name="ro1">
          <table:table-cell table:style-name="ce33" office:value-type="float" office:value="22" calcext:value-type="float">
            <text:p>22</text:p>
          </table:table-cell>
          <table:table-cell table:style-name="ce43" table:formula="of:=1000*Vth*([.$A24]/([.$A24]+Rth))" office:value-type="float" office:value="3.29670322424835" calcext:value-type="float">
            <text:p>3.3</text:p>
          </table:table-cell>
          <table:table-cell table:style-name="ce43" table:formula="of:=[.B24]*Av_Boost*(Ropamp/(Rs+Ropamp))" office:value-type="float" office:value="16.5833996355466" calcext:value-type="float">
            <text:p>16.6</text:p>
          </table:table-cell>
          <table:table-cell table:style-name="ce126" table:formula="of:=[.C24]*[.$C$32]" office:value-type="float" office:value="265.334394168746" calcext:value-type="float">
            <text:p>265</text:p>
          </table:table-cell>
          <table:table-cell table:style-name="ce33" table:formula="of:=ROUND([.D24]/[.$C$31]/1000;0)" office:value-type="float" office:value="14491" calcext:value-type="float">
            <text:p>14491</text:p>
          </table:table-cell>
          <table:covered-table-cell table:style-name="ce37"/>
          <table:covered-table-cell table:style-name="Default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3" office:value-type="float" office:value="32.8368263" calcext:value-type="float">
            <text:p>33</text:p>
          </table:table-cell>
          <table:table-cell table:style-name="ce43" table:formula="of:=1000*Vth*([.$A25]/([.$A25]+Rth))" office:value-type="float" office:value="4.91818298711811" calcext:value-type="float">
            <text:p>4.9</text:p>
          </table:table-cell>
          <table:table-cell table:style-name="ce43" table:formula="of:=[.B25]*Av_Boost*(Ropamp/(Rs+Ropamp))" office:value-type="float" office:value="24.739926043759" calcext:value-type="float">
            <text:p>24.7</text:p>
          </table:table-cell>
          <table:table-cell table:style-name="ce126" table:formula="of:=[.C25]*[.$C$32]" office:value-type="float" office:value="395.838816700144" calcext:value-type="float">
            <text:p>396</text:p>
          </table:table-cell>
          <table:table-cell table:style-name="ce33" table:formula="of:=ROUND([.D25]/[.$C$31]/1000;0)" office:value-type="float" office:value="21618" calcext:value-type="float">
            <text:p>21618</text:p>
          </table:table-cell>
          <table:covered-table-cell table:style-name="ce37"/>
          <table:covered-table-cell table:style-name="Default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3" office:value-type="float" office:value="56" calcext:value-type="float">
            <text:p>56</text:p>
          </table:table-cell>
          <table:table-cell table:style-name="ce43" table:formula="of:=1000*Vth*([.$A26]/([.$A26]+Rth))" office:value-type="float" office:value="8.37867200206231" calcext:value-type="float">
            <text:p>8.4</text:p>
          </table:table-cell>
          <table:table-cell table:style-name="ce43" table:formula="of:=[.B26]*Av_Boost*(Ropamp/(Rs+Ropamp))" office:value-type="float" office:value="42.1472170146722" calcext:value-type="float">
            <text:p>42.1</text:p>
          </table:table-cell>
          <table:table-cell table:style-name="ce126" table:formula="of:=[.C26]*[.$C$32]" office:value-type="float" office:value="674.355472234755" calcext:value-type="float">
            <text:p>674</text:p>
          </table:table-cell>
          <table:table-cell table:style-name="ce33" table:formula="of:=ROUND([.D26]/[.$C$31]/1000;0)" office:value-type="float" office:value="36829" calcext:value-type="float">
            <text:p>36829</text:p>
          </table:table-cell>
          <table:covered-table-cell table:number-columns-repeated="2" table:style-name="Default"/>
          <table:covered-table-cell/>
          <table:table-cell table:style-name="ce63"/>
          <table:table-cell table:number-columns-repeated="1009"/>
        </table:table-row>
        <table:table-row table:style-name="ro1">
          <table:table-cell table:style-name="ce33" office:value-type="float" office:value="65" calcext:value-type="float">
            <text:p>65</text:p>
          </table:table-cell>
          <table:table-cell table:style-name="ce43" table:formula="of:=1000*Vth*([.$A27]/([.$A27]+Rth))" office:value-type="float" office:value="9.72127741212722" calcext:value-type="float">
            <text:p>9.7</text:p>
          </table:table-cell>
          <table:table-cell table:style-name="ce43" table:formula="of:=[.B27]*Av_Boost*(Ropamp/(Rs+Ropamp))" office:value-type="float" office:value="48.9009223237177" calcext:value-type="float">
            <text:p>48.9</text:p>
          </table:table-cell>
          <table:table-cell table:style-name="ce126" table:formula="of:=[.C27]*[.$C$32]" office:value-type="float" office:value="782.414757179482" calcext:value-type="float">
            <text:p>782</text:p>
          </table:table-cell>
          <table:table-cell table:style-name="ce33" table:formula="of:=ROUND([.D27]/[.$C$31]/1000;0)" office:value-type="float" office:value="42730" calcext:value-type="float">
            <text:p>42730</text:p>
          </table:table-cell>
          <table:covered-table-cell table:style-name="ce37"/>
          <table:covered-table-cell table:style-name="Default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3" office:value-type="float" office:value="70" calcext:value-type="float">
            <text:p>70</text:p>
          </table:table-cell>
          <table:table-cell table:style-name="ce43" table:formula="of:=1000*Vth*([.$A28]/([.$A28]+Rth))" office:value-type="float" office:value="10.4666961432399" calcext:value-type="float">
            <text:p>10.5</text:p>
          </table:table-cell>
          <table:table-cell table:style-name="ce43" table:formula="of:=[.B28]*Av_Boost*(Ropamp/(Rs+Ropamp))" office:value-type="float" office:value="52.6506006759999" calcext:value-type="float">
            <text:p>52.7</text:p>
          </table:table-cell>
          <table:table-cell table:style-name="ce126" table:formula="of:=[.C28]*[.$C$32]" office:value-type="float" office:value="842.409610815999" calcext:value-type="float">
            <text:p>842</text:p>
          </table:table-cell>
          <table:table-cell table:style-name="ce33" table:formula="of:=ROUND([.D28]/[.$C$31]/1000;0)" office:value-type="float" office:value="46007" calcext:value-type="float">
            <text:p>46007</text:p>
          </table:table-cell>
          <table:covered-table-cell table:style-name="ce37"/>
          <table:covered-table-cell table:style-name="Default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3" office:value-type="float" office:value="80" calcext:value-type="float">
            <text:p>80</text:p>
          </table:table-cell>
          <table:table-cell table:style-name="ce33" table:formula="of:=1000*Vth*([.$A29]/([.$A29]+Rth))" office:value-type="float" office:value="11.9565207860754" calcext:value-type="float">
            <text:p>12</text:p>
          </table:table-cell>
          <table:table-cell table:style-name="ce43" table:formula="of:=[.B29]*Av_Boost*(Ropamp/(Rs+Ropamp))" office:value-type="float" office:value="60.1448625972136" calcext:value-type="float">
            <text:p>60.1</text:p>
          </table:table-cell>
          <table:table-cell table:style-name="ce126" table:formula="of:=[.C29]*[.$C$32]" office:value-type="float" office:value="962.317801555417" calcext:value-type="float">
            <text:p>962</text:p>
          </table:table-cell>
          <table:table-cell table:style-name="ce33" table:formula="of:=ROUND([.D29]/[.$C$31]/1000;0)" office:value-type="float" office:value="52555" calcext:value-type="float">
            <text:p>52555</text:p>
          </table:table-cell>
          <table:covered-table-cell table:number-columns-repeated="2" table:style-name="Default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6"/>
          <table:table-cell table:style-name="ce61" office:value-type="string" calcext:value-type="string">
            <text:p>Vo(max,V)</text:p>
          </table:table-cell>
          <table:table-cell table:style-name="ce121" table:formula="of:=[.D30]/[.C32]" office:value-type="float" office:value="75" calcext:value-type="float">
            <text:p>75.0</text:p>
          </table:table-cell>
          <table:table-cell table:style-name="ce112" table:formula="of:=1000*[.C33]" office:value-type="float" office:value="1200" calcext:value-type="float">
            <text:p>1200</text:p>
          </table:table-cell>
          <table:table-cell table:style-name="ce112" table:formula="of:=ROUND([.D30]/[.C31]/1000;0)" office:value-type="float" office:value="65536" calcext:value-type="float">
            <text:p>65536</text:p>
          </table:table-cell>
          <table:table-cell table:style-name="ce133" office:value-type="string" calcext:value-type="string" table:number-columns-spanned="3" table:number-rows-spanned="1">
            <text:p>&lt;= ~Limit PGA</text:p>
          </table:table-cell>
          <table:covered-table-cell table:style-name="ce141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6"/>
          <table:table-cell table:style-name="ce49" office:value-type="string" calcext:value-type="string">
            <text:p>ADC Step (16 bit)</text:p>
          </table:table-cell>
          <table:table-cell table:style-name="ce77" table:formula="of:=[.C33]/(2^[.C34])" office:value-type="float" office:value="0.000018310546875" calcext:value-type="float">
            <text:p>1.8E-05</text:p>
          </table:table-cell>
          <table:table-cell table:style-name="ce125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49" office:value-type="string" calcext:value-type="string">
            <text:p>AvPga</text:p>
          </table:table-cell>
          <table:table-cell table:style-name="ce135" office:value-type="float" office:value="16" calcext:value-type="float">
            <text:p>16</text:p>
          </table:table-cell>
          <table:table-cell table:style-name="ce125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66" office:value-type="string" calcext:value-type="string">
            <text:p>ADCRef(V)</text:p>
          </table:table-cell>
          <table:table-cell table:style-name="ce67" office:value-type="float" office:value="1.2" calcext:value-type="float">
            <text:p>1.20</text:p>
          </table:table-cell>
          <table:table-cell table:style-name="ce125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66" office:value-type="string" calcext:value-type="string">
            <text:p>Resolution</text:p>
          </table:table-cell>
          <table:table-cell table:style-name="ce112" office:value-type="float" office:value="16" calcext:value-type="float">
            <text:p>16</text:p>
          </table:table-cell>
          <table:table-cell table:style-name="ce125" table:number-columns-repeated="2"/>
          <table:table-cell table:number-columns-repeated="1013"/>
        </table:table-row>
        <table:table-row table:style-name="ro1" table:number-rows-repeated="3">
          <table:table-cell table:style-name="ce36"/>
          <table:table-cell table:style-name="ce66"/>
          <table:table-cell table:style-name="ce112"/>
          <table:table-cell table:style-name="ce125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66"/>
          <table:table-cell table:style-name="ce67"/>
          <table:table-cell table:style-name="ce125" table:number-columns-repeated="2"/>
          <table:table-cell table:number-columns-repeated="1013"/>
        </table:table-row>
        <table:table-row table:style-name="ro1">
          <table:table-cell table:style-name="ce21" office:value-type="string" calcext:value-type="string" table:number-columns-spanned="5" table:number-rows-spanned="1">
            <text:p>Thermocouple voltage – Boost+PGA</text:p>
          </table:table-cell>
          <table:covered-table-cell table:style-name="ce49"/>
          <table:covered-table-cell table:style-name="ce77"/>
          <table:covered-table-cell table:number-columns-repeated="2" table:style-name="ce125"/>
          <table:table-cell table:number-columns-repeated="1013"/>
        </table:table-row>
        <table:table-row table:style-name="ro1">
          <table:table-cell table:style-name="Default"/>
          <table:table-cell table:style-name="ce35" office:value-type="string" calcext:value-type="string">
            <text:p>Vtc (mV)</text:p>
          </table:table-cell>
          <table:table-cell table:style-name="ce35" office:value-type="string" calcext:value-type="string">
            <text:p>Vop-amp(mV)</text:p>
          </table:table-cell>
          <table:table-cell table:style-name="ce35" office:value-type="string" calcext:value-type="string">
            <text:p>ADC In(mv)</text:p>
          </table:table-cell>
          <table:table-cell table:style-name="ce35" office:value-type="string" calcext:value-type="string">
            <text:p>ADC Value</text:p>
          </table:table-cell>
          <table:table-cell table:number-columns-repeated="1013"/>
        </table:table-row>
        <table:table-row table:style-name="ro1">
          <table:table-cell table:style-name="ce22"/>
          <table:table-cell table:style-name="ce69" office:value-type="float" office:value="1" calcext:value-type="float">
            <text:p>1.0</text:p>
          </table:table-cell>
          <table:table-cell table:style-name="ce69" table:formula="of:=[.B41]*Av_Boost*(Ropamp/(Rs+Ropamp))" office:value-type="float" office:value="5.03029800000503" calcext:value-type="float">
            <text:p>5.0</text:p>
          </table:table-cell>
          <table:table-cell table:style-name="ce127" table:formula="of:=[.C41]*[.$C$48]" office:value-type="float" office:value="80.4847680000805" calcext:value-type="float">
            <text:p>80</text:p>
          </table:table-cell>
          <table:table-cell table:style-name="ce22" table:formula="of:=ROUND([.D41]/[.$C$47]/1000;0)" office:value-type="float" office:value="4396" calcext:value-type="float">
            <text:p>4396</text:p>
          </table:table-cell>
          <table:table-cell table:number-columns-repeated="1013"/>
        </table:table-row>
        <table:table-row table:style-name="ro1">
          <table:table-cell table:style-name="ce22"/>
          <table:table-cell table:style-name="ce69" office:value-type="float" office:value="5" calcext:value-type="float">
            <text:p>5.0</text:p>
          </table:table-cell>
          <table:table-cell table:style-name="ce69" table:formula="of:=[.B42]*Av_Boost*(Ropamp/(Rs+Ropamp))" office:value-type="float" office:value="25.1514900000252" calcext:value-type="float">
            <text:p>25.2</text:p>
          </table:table-cell>
          <table:table-cell table:style-name="ce127" table:formula="of:=[.C42]*[.$C$48]" office:value-type="float" office:value="402.423840000402" calcext:value-type="float">
            <text:p>402</text:p>
          </table:table-cell>
          <table:table-cell table:style-name="ce22" table:formula="of:=ROUND([.D42]/[.$C$47]/1000;0)" office:value-type="float" office:value="21978" calcext:value-type="float">
            <text:p>21978</text:p>
          </table:table-cell>
          <table:table-cell table:number-columns-repeated="1013"/>
        </table:table-row>
        <table:table-row table:style-name="ro1">
          <table:table-cell table:style-name="ce22"/>
          <table:table-cell table:style-name="ce69" office:value-type="float" office:value="10" calcext:value-type="float">
            <text:p>10.0</text:p>
          </table:table-cell>
          <table:table-cell table:style-name="ce69" table:formula="of:=[.B43]*Av_Boost*(Ropamp/(Rs+Ropamp))" office:value-type="float" office:value="50.3029800000503" calcext:value-type="float">
            <text:p>50.3</text:p>
          </table:table-cell>
          <table:table-cell table:style-name="ce127" table:formula="of:=[.C43]*[.$C$48]" office:value-type="float" office:value="804.847680000805" calcext:value-type="float">
            <text:p>805</text:p>
          </table:table-cell>
          <table:table-cell table:style-name="ce22" table:formula="of:=ROUND([.D43]/[.$C$47]/1000;0)" office:value-type="float" office:value="43955" calcext:value-type="float">
            <text:p>43955</text:p>
          </table:table-cell>
          <table:table-cell table:number-columns-repeated="1013"/>
        </table:table-row>
        <table:table-row table:style-name="ro1">
          <table:table-cell table:style-name="ce22"/>
          <table:table-cell table:style-name="ce69" office:value-type="float" office:value="12" calcext:value-type="float">
            <text:p>12.0</text:p>
          </table:table-cell>
          <table:table-cell table:style-name="ce69" table:formula="of:=[.B44]*Av_Boost*(Ropamp/(Rs+Ropamp))" office:value-type="float" office:value="60.3635760000604" calcext:value-type="float">
            <text:p>60.4</text:p>
          </table:table-cell>
          <table:table-cell table:style-name="ce127" table:formula="of:=[.C44]*[.$C$48]" office:value-type="float" office:value="965.817216000966" calcext:value-type="float">
            <text:p>966</text:p>
          </table:table-cell>
          <table:table-cell table:style-name="ce22" table:formula="of:=ROUND([.D44]/[.$C$47]/1000;0)" office:value-type="float" office:value="52746" calcext:value-type="float">
            <text:p>52746</text:p>
          </table:table-cell>
          <table:table-cell table:number-columns-repeated="1013"/>
        </table:table-row>
        <table:table-row table:style-name="ro1">
          <table:table-cell table:style-name="ce22"/>
          <table:table-cell table:style-name="ce69" office:value-type="float" office:value="14" calcext:value-type="float">
            <text:p>14.0</text:p>
          </table:table-cell>
          <table:table-cell table:style-name="ce69" table:formula="of:=[.B45]*Av_Boost*(Ropamp/(Rs+Ropamp))" office:value-type="float" office:value="70.4241720000704" calcext:value-type="float">
            <text:p>70.4</text:p>
          </table:table-cell>
          <table:table-cell table:style-name="ce127" table:formula="of:=[.C45]*[.$C$48]" office:value-type="float" office:value="1126.78675200113" calcext:value-type="float">
            <text:p>1127</text:p>
          </table:table-cell>
          <table:table-cell table:style-name="ce22" table:formula="of:=ROUND([.D45]/[.$C$47]/1000;0)" office:value-type="float" office:value="61538" calcext:value-type="float">
            <text:p>61538</text:p>
          </table:table-cell>
          <table:table-cell table:number-columns-repeated="1013"/>
        </table:table-row>
        <table:table-row table:style-name="ro1">
          <table:table-cell table:style-name="ce36"/>
          <table:table-cell table:style-name="ce61" office:value-type="string" calcext:value-type="string">
            <text:p>Vo(max,V)</text:p>
          </table:table-cell>
          <table:table-cell table:style-name="ce121" table:formula="of:=[.D46]/[.C48]" office:value-type="float" office:value="75" calcext:value-type="float">
            <text:p>75.0</text:p>
          </table:table-cell>
          <table:table-cell table:style-name="ce112" table:formula="of:=1000*[.C49]" office:value-type="float" office:value="1200" calcext:value-type="float">
            <text:p>1200</text:p>
          </table:table-cell>
          <table:table-cell table:style-name="ce112" table:formula="of:=ROUND([.D46]/[.C47]/1000;0)" office:value-type="float" office:value="65536" calcext:value-type="float">
            <text:p>65536</text:p>
          </table:table-cell>
          <table:table-cell table:style-name="ce133" office:value-type="string" calcext:value-type="string" table:number-columns-spanned="3" table:number-rows-spanned="1">
            <text:p>&lt;= ~Limit PGA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36"/>
          <table:table-cell table:style-name="ce49" office:value-type="string" calcext:value-type="string">
            <text:p>ADC Step (16 bit)</text:p>
          </table:table-cell>
          <table:table-cell table:style-name="ce77" table:formula="of:=[.C49]/(2^[.C50])" office:value-type="float" office:value="0.000018310546875" calcext:value-type="float">
            <text:p>1.8E-05</text:p>
          </table:table-cell>
          <table:table-cell table:style-name="ce125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49" office:value-type="string" calcext:value-type="string">
            <text:p>AvPga</text:p>
          </table:table-cell>
          <table:table-cell table:style-name="ce135" office:value-type="float" office:value="16" calcext:value-type="float">
            <text:p>16</text:p>
          </table:table-cell>
          <table:table-cell table:style-name="ce125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66" office:value-type="string" calcext:value-type="string">
            <text:p>ADCRef(V)</text:p>
          </table:table-cell>
          <table:table-cell table:style-name="ce67" office:value-type="float" office:value="1.2" calcext:value-type="float">
            <text:p>1.20</text:p>
          </table:table-cell>
          <table:table-cell table:style-name="ce125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66" office:value-type="string" calcext:value-type="string">
            <text:p>Resolution</text:p>
          </table:table-cell>
          <table:table-cell table:style-name="ce112" office:value-type="float" office:value="16" calcext:value-type="float">
            <text:p>16</text:p>
          </table:table-cell>
          <table:table-cell table:style-name="ce125" table:number-columns-repeated="2"/>
          <table:table-cell table:number-columns-repeated="1013"/>
        </table:table-row>
        <table:table-row table:style-name="ro1" table:number-rows-repeated="3">
          <table:table-cell table:style-name="ce36"/>
          <table:table-cell table:style-name="ce66"/>
          <table:table-cell table:style-name="ce112"/>
          <table:table-cell table:style-name="ce125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66"/>
          <table:table-cell table:style-name="ce67"/>
          <table:table-cell table:style-name="ce125" table:number-columns-repeated="2"/>
          <table:table-cell table:number-columns-repeated="1013"/>
        </table:table-row>
        <table:table-row table:style-name="ro1">
          <table:table-cell table:style-name="ce21" office:value-type="string" calcext:value-type="string">
            <text:p>ID Detection resistor (in series with thermocouple if necessary) – No-boost +bias + Fixed x1</text:p>
          </table:table-cell>
          <table:table-cell table:style-name="ce49"/>
          <table:table-cell table:style-name="ce77"/>
          <table:table-cell table:style-name="ce125" table:number-columns-repeated="2"/>
          <table:table-cell table:number-columns-repeated="1013"/>
        </table:table-row>
        <table:table-row table:style-name="ro1">
          <table:table-cell table:style-name="ce35" office:value-type="string" calcext:value-type="string">
            <text:p>Rid(ohm)</text:p>
          </table:table-cell>
          <table:table-cell table:style-name="ce35" office:value-type="string" calcext:value-type="string">
            <text:p>Vid (mV)</text:p>
          </table:table-cell>
          <table:table-cell table:style-name="ce35" office:value-type="string" calcext:value-type="string">
            <text:p>Vop-amp(mV)</text:p>
          </table:table-cell>
          <table:table-cell table:style-name="ce35" office:value-type="string" calcext:value-type="string">
            <text:p>ADC In(mv)</text:p>
          </table:table-cell>
          <table:table-cell table:style-name="ce35" office:value-type="string" calcext:value-type="string">
            <text:p>ADC Value</text:p>
          </table:table-cell>
          <table:table-cell table:number-columns-repeated="1013"/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table:formula="of:=1000*Vth*([.$A57]/([.$A57]+Rth))" office:value-type="float" office:value="143.478123629758" calcext:value-type="float">
            <text:p>143</text:p>
          </table:table-cell>
          <table:table-cell table:style-name="ce22" table:formula="of:=[.B57]*Av_noboost*(Ropamp/(Rs+Ropamp))" office:value-type="float" office:value="286.955960303556" calcext:value-type="float">
            <text:p>287</text:p>
          </table:table-cell>
          <table:table-cell table:style-name="ce128" table:formula="of:=[.C57]*[.$C$63]" office:value-type="float" office:value="286.955960303556" calcext:value-type="float">
            <text:p>287</text:p>
          </table:table-cell>
          <table:table-cell table:style-name="ce22" table:formula="of:=ROUND([.D57]/[.$C$62]/1000;0)" office:value-type="float" office:value="6269" calcext:value-type="float">
            <text:p>6269</text:p>
          </table:table-cell>
          <table:table-cell table:number-columns-repeated="1013"/>
        </table:table-row>
        <table:table-row table:style-name="ro1">
          <table:table-cell table:style-name="ce22" office:value-type="float" office:value="2200" calcext:value-type="float">
            <text:p>2200</text:p>
          </table:table-cell>
          <table:table-cell table:style-name="ce22" table:formula="of:=1000*Vth*([.$A58]/([.$A58]+Rth))" office:value-type="float" office:value="299.9994000018" calcext:value-type="float">
            <text:p>300</text:p>
          </table:table-cell>
          <table:table-cell table:style-name="ce22" table:formula="of:=[.B58]*Av_noboost*(Ropamp/(Rs+Ropamp))" office:value-type="float" office:value="599.9982000054" calcext:value-type="float">
            <text:p>600</text:p>
          </table:table-cell>
          <table:table-cell table:style-name="ce128" table:formula="of:=[.C58]*[.$C$63]" office:value-type="float" office:value="599.9982000054" calcext:value-type="float">
            <text:p>600</text:p>
          </table:table-cell>
          <table:table-cell table:style-name="ce22" table:formula="of:=ROUND([.D58]/[.$C$62]/1000;0)" office:value-type="float" office:value="13107" calcext:value-type="float">
            <text:p>13107</text:p>
          </table:table-cell>
          <table:table-cell table:number-columns-repeated="1013"/>
        </table:table-row>
        <table:table-row table:style-name="ro1">
          <table:table-cell table:style-name="ce22" office:value-type="float" office:value="3300" calcext:value-type="float">
            <text:p>3300</text:p>
          </table:table-cell>
          <table:table-cell table:style-name="ce22" table:formula="of:=1000*Vth*([.$A59]/([.$A59]+Rth))" office:value-type="float" office:value="430.433547452795" calcext:value-type="float">
            <text:p>430</text:p>
          </table:table-cell>
          <table:table-cell table:style-name="ce22" table:formula="of:=[.B59]*Av_noboost*(Ropamp/(Rs+Ropamp))" office:value-type="float" office:value="860.866234039355" calcext:value-type="float">
            <text:p>861</text:p>
          </table:table-cell>
          <table:table-cell table:style-name="ce128" table:formula="of:=[.C59]*[.$C$63]" office:value-type="float" office:value="860.866234039355" calcext:value-type="float">
            <text:p>861</text:p>
          </table:table-cell>
          <table:table-cell table:style-name="ce22" table:formula="of:=ROUND([.D59]/[.$C$62]/1000;0)" office:value-type="float" office:value="18806" calcext:value-type="float">
            <text:p>18806</text:p>
          </table:table-cell>
          <table:table-cell table:number-columns-repeated="1013"/>
        </table:table-row>
        <table:table-row table:style-name="ro1">
          <table:table-cell table:style-name="ce22" office:value-type="float" office:value="4700" calcext:value-type="float">
            <text:p>4700</text:p>
          </table:table-cell>
          <table:table-cell table:style-name="ce22" table:formula="of:=1000*Vth*([.$A60]/([.$A60]+Rth))" office:value-type="float" office:value="580.896626792092" calcext:value-type="float">
            <text:p>581</text:p>
          </table:table-cell>
          <table:table-cell table:style-name="ce22" table:formula="of:=[.B60]*Av_noboost*(Ropamp/(Rs+Ropamp))" office:value-type="float" office:value="1161.79209179209" calcext:value-type="float">
            <text:p>1162</text:p>
          </table:table-cell>
          <table:table-cell table:style-name="ce128" table:formula="of:=[.C60]*[.$C$63]" office:value-type="float" office:value="1161.79209179209" calcext:value-type="float">
            <text:p>1162</text:p>
          </table:table-cell>
          <table:table-cell table:style-name="ce22" table:formula="of:=ROUND([.D60]/[.$C$62]/1000;0)" office:value-type="float" office:value="25380" calcext:value-type="float">
            <text:p>25380</text:p>
          </table:table-cell>
          <table:table-cell table:number-columns-repeated="1013"/>
        </table:table-row>
        <table:table-row table:style-name="ro1">
          <table:table-cell table:style-name="ce36"/>
          <table:table-cell table:style-name="ce61" office:value-type="string" calcext:value-type="string">
            <text:p>Vo(max,V)</text:p>
          </table:table-cell>
          <table:table-cell table:style-name="ce112" table:formula="of:=[.D61]/[.C63]" office:value-type="float" office:value="3000" calcext:value-type="float">
            <text:p>3000</text:p>
          </table:table-cell>
          <table:table-cell table:style-name="ce112" table:formula="of:=1000*[.C64]" office:value-type="float" office:value="3000" calcext:value-type="float">
            <text:p>3000</text:p>
          </table:table-cell>
          <table:table-cell table:style-name="ce22" table:formula="of:=ROUND([.D61]/[.$C$62]/1000;0)" office:value-type="float" office:value="65536" calcext:value-type="float">
            <text:p>65536</text:p>
          </table:table-cell>
          <table:table-cell table:style-name="ce133" office:value-type="string" calcext:value-type="string" table:number-columns-spanned="3" table:number-rows-spanned="1">
            <text:p>&lt;= ~Limit ADC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36"/>
          <table:table-cell table:style-name="ce49" office:value-type="string" calcext:value-type="string">
            <text:p>ADC Step (16 bit)</text:p>
          </table:table-cell>
          <table:table-cell table:style-name="ce77" table:formula="of:=[.C64]/(2^[.C65])" office:value-type="float" office:value="0.0000457763671875" calcext:value-type="float">
            <text:p>4.6E-05</text:p>
          </table:table-cell>
          <table:table-cell table:style-name="ce125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49" office:value-type="string" calcext:value-type="string">
            <text:p>Av (fixed)</text:p>
          </table:table-cell>
          <table:table-cell table:style-name="ce135" office:value-type="float" office:value="1" calcext:value-type="float">
            <text:p>1</text:p>
          </table:table-cell>
          <table:table-cell table:style-name="ce125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66" office:value-type="string" calcext:value-type="string">
            <text:p>ADCRef(V)</text:p>
          </table:table-cell>
          <table:table-cell table:style-name="ce67" office:value-type="float" office:value="3" calcext:value-type="float">
            <text:p>3.00</text:p>
          </table:table-cell>
          <table:table-cell table:style-name="ce125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66" office:value-type="string" calcext:value-type="string">
            <text:p>Resolution</text:p>
          </table:table-cell>
          <table:table-cell table:style-name="ce112" office:value-type="float" office:value="16" calcext:value-type="float">
            <text:p>16</text:p>
          </table:table-cell>
          <table:table-cell table:style-name="ce125" table:number-columns-repeated="2"/>
          <table:table-cell table:number-columns-repeated="1013"/>
        </table:table-row>
        <table:table-row table:style-name="ro1" table:number-rows-repeated="2">
          <table:table-cell table:style-name="ce36"/>
          <table:table-cell table:style-name="ce66"/>
          <table:table-cell table:style-name="ce112"/>
          <table:table-cell table:style-name="ce125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5" table:number-rows-spanned="1">
            <text:p>PTC (KTY81/110) – Boost + Bias + Fixedx1</text:p>
          </table:table-cell>
          <table:covered-table-cell table:style-name="Default"/>
          <table:covered-table-cell table:style-name="ce34"/>
          <table:covered-table-cell table:number-columns-repeated="2" table:style-name="Default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35" office:value-type="string" calcext:value-type="string">
            <text:p>Rptc(ohm)</text:p>
          </table:table-cell>
          <table:table-cell table:style-name="ce35" office:value-type="string" calcext:value-type="string">
            <text:p>Vptc (mV)</text:p>
          </table:table-cell>
          <table:table-cell table:style-name="ce35" office:value-type="string" calcext:value-type="string">
            <text:p>Vop-amp(mV)</text:p>
          </table:table-cell>
          <table:table-cell table:style-name="ce35" office:value-type="string" calcext:value-type="string">
            <text:p>ADC In(mv)</text:p>
          </table:table-cell>
          <table:table-cell table:style-name="ce35" office:value-type="string" calcext:value-type="string">
            <text:p>ADC Value</text:p>
          </table:table-cell>
          <table:table-cell table:style-name="ce35"/>
          <table:table-cell table:style-name="ce55" table:number-columns-repeated="2"/>
          <table:table-cell table:number-columns-repeated="1010"/>
        </table:table-row>
        <table:table-row table:style-name="ro1">
          <table:table-cell table:style-name="ce33" office:value-type="float" office:value="815" calcext:value-type="float">
            <text:p>815</text:p>
          </table:table-cell>
          <table:table-cell table:style-name="ce33" table:formula="of:=1000*Vth*[.A70]/([.A70]+Rth)" office:value-type="float" office:value="117.882879086658" calcext:value-type="float">
            <text:p>118</text:p>
          </table:table-cell>
          <table:table-cell table:style-name="ce43" table:formula="of:=[.B70]*Av_Boost*(Ropamp/(Rs+Ropamp))" office:value-type="float" office:value="592.986010904448" calcext:value-type="float">
            <text:p>593.0</text:p>
          </table:table-cell>
          <table:table-cell table:style-name="ce137" table:formula="of:=[.C70]*[.$C$79]" office:value-type="float" office:value="592.986010904448" calcext:value-type="float">
            <text:p>593.0</text:p>
          </table:table-cell>
          <table:table-cell table:style-name="ce33" table:formula="of:=ROUND([.D70]/[.$C$78]/1000;0)" office:value-type="float" office:value="12954" calcext:value-type="float">
            <text:p>12954</text:p>
          </table:table-cell>
          <table:table-cell table:style-name="ce139"/>
          <table:table-cell table:style-name="ce55" table:number-columns-repeated="2"/>
          <table:table-cell table:number-columns-repeated="1010"/>
        </table:table-row>
        <table:table-row table:style-name="ro1">
          <table:table-cell table:style-name="ce33" office:value-type="float" office:value="900" calcext:value-type="float">
            <text:p>900</text:p>
          </table:table-cell>
          <table:table-cell table:style-name="ce33" table:formula="of:=1000*Vth*([.$A71]/([.$A71]+Rth))" office:value-type="float" office:value="129.694211006864" calcext:value-type="float">
            <text:p>130</text:p>
          </table:table-cell>
          <table:table-cell table:style-name="ce43" table:formula="of:=[.B71]*Av_Boost*(Ropamp/(Rs+Ropamp))" office:value-type="float" office:value="652.400530240059" calcext:value-type="float">
            <text:p>652.4</text:p>
          </table:table-cell>
          <table:table-cell table:style-name="ce137" table:formula="of:=[.C71]*[.$C$79]" office:value-type="float" office:value="652.400530240059" calcext:value-type="float">
            <text:p>652.4</text:p>
          </table:table-cell>
          <table:table-cell table:style-name="ce33" table:formula="of:=ROUND([.D71]/[.$C$78]/1000;0)" office:value-type="float" office:value="14252" calcext:value-type="float">
            <text:p>14252</text:p>
          </table:table-cell>
          <table:table-cell table:style-name="ce37"/>
          <table:table-cell table:style-name="Default"/>
          <table:table-cell table:style-name="ce63"/>
          <table:table-cell table:number-columns-repeated="1010"/>
        </table:table-row>
        <table:table-row table:style-name="ro1">
          <table:table-cell table:style-name="ce33" office:value-type="float" office:value="1000" calcext:value-type="float">
            <text:p>1000</text:p>
          </table:table-cell>
          <table:table-cell table:style-name="ce33" table:formula="of:=1000*Vth*([.$A72]/([.$A72]+Rth))" office:value-type="float" office:value="143.478123629758" calcext:value-type="float">
            <text:p>143</text:p>
          </table:table-cell>
          <table:table-cell table:style-name="ce43" table:formula="of:=[.B72]*Av_Boost*(Ropamp/(Rs+Ropamp))" office:value-type="float" office:value="721.737718339247" calcext:value-type="float">
            <text:p>721.7</text:p>
          </table:table-cell>
          <table:table-cell table:style-name="ce137" table:formula="of:=[.C72]*[.$C$79]" office:value-type="float" office:value="721.737718339247" calcext:value-type="float">
            <text:p>721.7</text:p>
          </table:table-cell>
          <table:table-cell table:style-name="ce33" table:formula="of:=ROUND([.D72]/[.$C$78]/1000;0)" office:value-type="float" office:value="15767" calcext:value-type="float">
            <text:p>15767</text:p>
          </table:table-cell>
          <table:table-cell table:style-name="ce37"/>
          <table:table-cell table:style-name="Default"/>
          <table:table-cell table:style-name="ce63"/>
          <table:table-cell table:number-columns-repeated="1010"/>
        </table:table-row>
        <table:table-row table:style-name="ro1">
          <table:table-cell table:style-name="ce33" office:value-type="float" office:value="1100" calcext:value-type="float">
            <text:p>1100</text:p>
          </table:table-cell>
          <table:table-cell table:style-name="ce33" table:formula="of:=1000*Vth*([.$A73]/([.$A73]+Rth))" office:value-type="float" office:value="157.142692517344" calcext:value-type="float">
            <text:p>157</text:p>
          </table:table-cell>
          <table:table-cell table:style-name="ce43" table:formula="of:=[.B73]*Av_Boost*(Ropamp/(Rs+Ropamp))" office:value-type="float" office:value="790.474571885401" calcext:value-type="float">
            <text:p>790.5</text:p>
          </table:table-cell>
          <table:table-cell table:style-name="ce137" table:formula="of:=[.C73]*[.$C$79]" office:value-type="float" office:value="790.474571885401" calcext:value-type="float">
            <text:p>790.5</text:p>
          </table:table-cell>
          <table:table-cell table:style-name="ce33" table:formula="of:=ROUND([.D73]/[.$C$78]/1000;0)" office:value-type="float" office:value="17268" calcext:value-type="float">
            <text:p>17268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33" office:value-type="float" office:value="1200" calcext:value-type="float">
            <text:p>1200</text:p>
          </table:table-cell>
          <table:table-cell table:style-name="ce33" table:formula="of:=1000*Vth*([.$A74]/([.$A74]+Rth))" office:value-type="float" office:value="170.689460939773" calcext:value-type="float">
            <text:p>171</text:p>
          </table:table-cell>
          <table:table-cell table:style-name="ce43" table:formula="of:=[.B74]*Av_Boost*(Ropamp/(Rs+Ropamp))" office:value-type="float" office:value="858.618853987278" calcext:value-type="float">
            <text:p>858.6</text:p>
          </table:table-cell>
          <table:table-cell table:style-name="ce137" table:formula="of:=[.C74]*[.$C$79]" office:value-type="float" office:value="858.618853987278" calcext:value-type="float">
            <text:p>858.6</text:p>
          </table:table-cell>
          <table:table-cell table:style-name="ce33" table:formula="of:=ROUND([.D74]/[.$C$78]/1000;0)" office:value-type="float" office:value="18757" calcext:value-type="float">
            <text:p>18757</text:p>
          </table:table-cell>
          <table:table-cell table:style-name="ce37"/>
          <table:table-cell table:style-name="Default"/>
          <table:table-cell table:style-name="ce63"/>
          <table:table-cell table:number-columns-repeated="1010"/>
        </table:table-row>
        <table:table-row table:style-name="ro1">
          <table:table-cell table:style-name="ce33" office:value-type="float" office:value="1300" calcext:value-type="float">
            <text:p>1300</text:p>
          </table:table-cell>
          <table:table-cell table:style-name="ce33" table:formula="of:=1000*Vth*([.$A75]/([.$A75]+Rth))" office:value-type="float" office:value="184.119945672739" calcext:value-type="float">
            <text:p>184</text:p>
          </table:table-cell>
          <table:table-cell table:style-name="ce43" table:formula="of:=[.B75]*Av_Boost*(Ropamp/(Rs+Ropamp))" office:value-type="float" office:value="926.178194478614" calcext:value-type="float">
            <text:p>926.2</text:p>
          </table:table-cell>
          <table:table-cell table:style-name="ce137" table:formula="of:=[.C75]*[.$C$79]" office:value-type="float" office:value="926.178194478614" calcext:value-type="float">
            <text:p>926.2</text:p>
          </table:table-cell>
          <table:table-cell table:style-name="ce33" table:formula="of:=ROUND([.D75]/[.$C$78]/1000;0)" office:value-type="float" office:value="20233" calcext:value-type="float">
            <text:p>20233</text:p>
          </table:table-cell>
          <table:table-cell table:style-name="ce37"/>
          <table:table-cell table:style-name="Default"/>
          <table:table-cell table:style-name="ce63"/>
          <table:table-cell table:number-columns-repeated="1010"/>
        </table:table-row>
        <table:table-row table:style-name="ro1">
          <table:table-cell table:style-name="ce33" office:value-type="float" office:value="1400" calcext:value-type="float">
            <text:p>1400</text:p>
          </table:table-cell>
          <table:table-cell table:style-name="ce33" table:formula="of:=1000*Vth*([.$A76]/([.$A76]+Rth))" office:value-type="float" office:value="197.435637563609" calcext:value-type="float">
            <text:p>197</text:p>
          </table:table-cell>
          <table:table-cell table:style-name="ce43" table:formula="of:=[.B76]*Av_Boost*(Ropamp/(Rs+Ropamp))" office:value-type="float" office:value="993.160092765939" calcext:value-type="float">
            <text:p>993.2</text:p>
          </table:table-cell>
          <table:table-cell table:style-name="ce137" table:formula="of:=[.C76]*[.$C$79]" office:value-type="float" office:value="993.160092765939" calcext:value-type="float">
            <text:p>993.2</text:p>
          </table:table-cell>
          <table:table-cell table:style-name="ce33" table:formula="of:=ROUND([.D76]/[.$C$78]/1000;0)" office:value-type="float" office:value="21696" calcext:value-type="float">
            <text:p>21696</text:p>
          </table:table-cell>
          <table:table-cell table:style-name="Default" table:number-columns-repeated="2"/>
          <table:table-cell table:style-name="ce63"/>
          <table:table-cell table:number-columns-repeated="1010"/>
        </table:table-row>
        <table:table-row table:style-name="ro1">
          <table:table-cell table:style-name="ce36"/>
          <table:table-cell table:style-name="ce61" office:value-type="string" calcext:value-type="string">
            <text:p>Vo(max,V)</text:p>
          </table:table-cell>
          <table:table-cell table:style-name="ce121" table:formula="of:=[.D77]/[.C79]" office:value-type="float" office:value="3000" calcext:value-type="float">
            <text:p>3000.0</text:p>
          </table:table-cell>
          <table:table-cell table:style-name="ce121" office:value-type="float" office:value="3000" calcext:value-type="float">
            <text:p>3000.0</text:p>
          </table:table-cell>
          <table:table-cell table:style-name="ce112" table:formula="of:=ROUND([.D77]/[.C78]/1000;0)" office:value-type="float" office:value="65536" calcext:value-type="float">
            <text:p>65536</text:p>
          </table:table-cell>
          <table:table-cell table:style-name="ce133" office:value-type="string" calcext:value-type="string" table:number-columns-spanned="3" table:number-rows-spanned="1">
            <text:p>&lt;= ~Limit PGA</text:p>
          </table:table-cell>
          <table:covered-table-cell table:style-name="ce141"/>
          <table:covered-table-cell table:style-name="ce63"/>
          <table:table-cell table:number-columns-repeated="1010"/>
        </table:table-row>
        <table:table-row table:style-name="ro1">
          <table:table-cell table:style-name="ce36"/>
          <table:table-cell table:style-name="ce49" office:value-type="string" calcext:value-type="string">
            <text:p>ADC Step (16 bit)</text:p>
          </table:table-cell>
          <table:table-cell table:style-name="ce77" table:formula="of:=[.C80]/(2^[.C81])" office:value-type="float" office:value="0.0000457763671875" calcext:value-type="float">
            <text:p>4.6E-05</text:p>
          </table:table-cell>
          <table:table-cell table:style-name="ce125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49" office:value-type="string" calcext:value-type="string">
            <text:p>Av (fixed)</text:p>
          </table:table-cell>
          <table:table-cell table:style-name="ce135" office:value-type="float" office:value="1" calcext:value-type="float">
            <text:p>1</text:p>
          </table:table-cell>
          <table:table-cell table:style-name="ce125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66" office:value-type="string" calcext:value-type="string">
            <text:p>ADCRef(V)</text:p>
          </table:table-cell>
          <table:table-cell table:style-name="ce67" office:value-type="float" office:value="3" calcext:value-type="float">
            <text:p>3.00</text:p>
          </table:table-cell>
          <table:table-cell table:style-name="ce125" table:number-columns-repeated="2"/>
          <table:table-cell table:number-columns-repeated="1013"/>
        </table:table-row>
        <table:table-row table:style-name="ro1">
          <table:table-cell table:style-name="ce36"/>
          <table:table-cell table:style-name="ce66" office:value-type="string" calcext:value-type="string">
            <text:p>Resolution</text:p>
          </table:table-cell>
          <table:table-cell table:style-name="ce112" office:value-type="float" office:value="16" calcext:value-type="float">
            <text:p>16</text:p>
          </table:table-cell>
          <table:table-cell table:style-name="ce125" table:number-columns-repeated="2"/>
          <table:table-cell table:number-columns-repeated="1013"/>
        </table:table-row>
        <table:table-row table:style-name="ro1" table:number-rows-repeated="6">
          <table:table-cell table:style-name="ce36"/>
          <table:table-cell table:style-name="ce66"/>
          <table:table-cell table:style-name="ce112"/>
          <table:table-cell table:style-name="ce125" table:number-columns-repeated="2"/>
          <table:table-cell table:number-columns-repeated="1013"/>
        </table:table-row>
        <table:table-row table:style-name="ro1">
          <table:table-cell table:style-name="ce36"/>
          <table:table-cell/>
          <table:table-cell table:style-name="ce34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5" office:value-type="string" calcext:value-type="string" table:number-columns-spanned="3" table:number-rows-spanned="1">
            <text:p>Suggested thermistor values from</text:p>
          </table:table-cell>
          <table:covered-table-cell table:style-name="ce42"/>
          <table:covered-table-cell/>
          <table:table-cell table:style-name="ce25" table:number-columns-repeated="2"/>
          <table:table-cell table:style-name="ce143" table:number-columns-repeated="2"/>
          <table:table-cell table:style-name="ce156" table:number-columns-repeated="5"/>
          <table:table-cell table:number-columns-repeated="1006"/>
        </table:table-row>
        <table:table-row table:style-name="ro1">
          <table:table-cell table:style-name="ce25" office:value-type="string" calcext:value-type="string" table:number-columns-spanned="9" table:number-rows-spanned="1">
            <text:p><text:a xlink:href="https://www.diyaudio.com/archive/blogs/googlyone/1160-diy-weller-wsp80-wp80-soldering-station.html" xlink:type="simple">https://www.diyaudio.com/archive/blogs/googlyone/1160-diy-weller-wsp80-wp80-soldering-station.html</text:a></text:p>
          </table:table-cell>
          <table:covered-table-cell table:style-name="ce42"/>
          <table:covered-table-cell/>
          <table:covered-table-cell table:number-columns-repeated="2" table:style-name="ce25"/>
          <table:covered-table-cell table:number-columns-repeated="2" table:style-name="ce143"/>
          <table:covered-table-cell table:number-columns-repeated="2" table:style-name="ce156"/>
          <table:table-cell table:style-name="ce156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Point 1</text:p>
          </table:table-cell>
          <table:table-cell office:value-type="string" calcext:value-type="string">
            <text:p>T1,R1</text:p>
          </table:table-cell>
          <table:table-cell office:value-type="float" office:value="450" calcext:value-type="float">
            <text:p>450.000</text:p>
          </table:table-cell>
          <table:table-cell office:value-type="float" office:value="53" calcext:value-type="float">
            <text:p>53.00</text:p>
          </table:table-cell>
          <table:table-cell/>
          <table:table-cell table:style-name="ce50"/>
          <table:table-cell table:style-name="ce52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Point 2</text:p>
          </table:table-cell>
          <table:table-cell office:value-type="string" calcext:value-type="string">
            <text:p>T2,R2</text:p>
          </table:table-cell>
          <table:table-cell office:value-type="float" office:value="25" calcext:value-type="float">
            <text:p>25.000</text:p>
          </table:table-cell>
          <table:table-cell office:value-type="float" office:value="22" calcext:value-type="float">
            <text:p>22.00</text:p>
          </table:table-cell>
          <table:table-cell/>
          <table:table-cell table:style-name="ce50"/>
          <table:table-cell table:style-name="ce52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Derived</text:p>
          </table:table-cell>
          <table:table-cell office:value-type="string" calcext:value-type="string">
            <text:p>m</text:p>
          </table:table-cell>
          <table:table-cell table:formula="of:=([.$C$91]-[.$C$92])/([.$D$91]-[.$D$92])" office:value-type="float" office:value="13.7096774193548" calcext:value-type="float">
            <text:p>13.710</text:p>
          </table:table-cell>
          <table:table-cell table:style-name="ce36" office:value-type="string" calcext:value-type="string">
            <text:p>C/ohm</text:p>
          </table:table-cell>
          <table:table-cell table:style-name="ce36"/>
          <table:table-cell table:style-name="ce51" table:formula="of:=1/[.C93]" office:value-type="float" office:value="0.0729411764705882" calcext:value-type="float">
            <text:p>0.07294</text:p>
          </table:table-cell>
          <table:table-cell office:value-type="string" calcext:value-type="string">
            <text:p>ohm/C</text:p>
          </table:table-cell>
          <table:table-cell table:number-columns-repeated="3"/>
          <table:table-cell office:value-type="string" calcext:value-type="string">
            <text:p>Vi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Vo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rived</text:p>
          </table:table-cell>
          <table:table-cell office:value-type="string" calcext:value-type="string">
            <text:p>c</text:p>
          </table:table-cell>
          <table:table-cell table:formula="of:=[.C92]-[.D92]*[.C93]" office:value-type="float" office:value="-276.612903225806" calcext:value-type="float">
            <text:p>-276.613</text:p>
          </table:table-cell>
          <table:table-cell office:value-type="string" calcext:value-type="string">
            <text:p>C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22000" calcext:value-type="float">
            <text:p>22000</text:p>
          </table:table-cell>
          <table:table-cell table:style-name="ce37" table:formula="of:=1000*[.K94]*[.M94]/([.M94]+[.M94])" office:value-type="float" office:value="500" calcext:value-type="float">
            <text:p>500.00</text:p>
          </table:table-cell>
          <table:table-cell table:number-columns-repeated="1004"/>
        </table:table-row>
        <table:table-row table:style-name="ro1">
          <table:table-cell table:number-columns-repeated="1018"/>
        </table:table-row>
        <table:table-row table:style-name="ro1">
          <table:table-cell office:value-type="string" calcext:value-type="string">
            <text:p>Example values</text:p>
          </table:table-cell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34" office:value-type="string" calcext:value-type="string">
            <text:p>R</text:p>
          </table:table-cell>
          <table:table-cell table:style-name="ce39" office:value-type="string" calcext:value-type="string">
            <text:p>T</text:p>
          </table:table-cell>
          <table:table-cell table:number-columns-repeated="4"/>
          <table:table-cell table:style-name="ce53" office:value-type="string" calcext:value-type="string" table:number-columns-spanned="3" table:number-rows-spanned="1">
            <text:p>WT-50 – Element is ~10.7R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style-name="ce34" office:value-type="float" office:value="22" calcext:value-type="float">
            <text:p>22.00</text:p>
          </table:table-cell>
          <table:table-cell table:style-name="ce43" table:formula="of:=[.$C$94]+[.A98]*[.$C$93]" office:value-type="float" office:value="25" calcext:value-type="float">
            <text:p>25.0</text:p>
          </table:table-cell>
          <table:table-cell table:number-columns-repeated="4"/>
          <table:table-cell table:style-name="ce39" office:value-type="string" calcext:value-type="string">
            <text:p>R</text:p>
          </table:table-cell>
          <table:table-cell table:style-name="ce43" office:value-type="string" calcext:value-type="string">
            <text:p>V</text:p>
          </table:table-cell>
          <table:table-cell table:style-name="ce55" office:value-type="string" calcext:value-type="string">
            <text:p>Ipk</text:p>
          </table:table-cell>
          <table:table-cell table:style-name="ce43" office:value-type="string" calcext:value-type="string">
            <text:p>P (watts)</text:p>
          </table:table-cell>
          <table:table-cell table:number-columns-repeated="2"/>
          <table:table-cell table:style-name="ce130"/>
          <table:table-cell table:number-columns-repeated="1005"/>
        </table:table-row>
        <table:table-row table:style-name="ro1">
          <table:table-cell table:style-name="ce34" office:value-type="float" office:value="53" calcext:value-type="float">
            <text:p>53.00</text:p>
          </table:table-cell>
          <table:table-cell table:style-name="ce43" table:formula="of:=[.$C$94]+[.A99]*[.$C$93]" office:value-type="float" office:value="450" calcext:value-type="float">
            <text:p>450.0</text:p>
          </table:table-cell>
          <table:table-cell table:number-columns-repeated="4"/>
          <table:table-cell table:style-name="ce43" office:value-type="float" office:value="10.7" calcext:value-type="float">
            <text:p>10.7</text:p>
          </table:table-cell>
          <table:table-cell table:style-name="ce43" office:value-type="float" office:value="24" calcext:value-type="float">
            <text:p>24.0</text:p>
          </table:table-cell>
          <table:table-cell table:style-name="ce34" table:formula="of:=SQRT(2)*[.H99]/[.G99]" office:value-type="float" office:value="3.17206780345367" calcext:value-type="float">
            <text:p>3.17</text:p>
          </table:table-cell>
          <table:table-cell table:style-name="ce43" table:formula="of:=[.H99]*[.H99]/[.G99]" office:value-type="float" office:value="53.8317757009346" calcext:value-type="float">
            <text:p>53.8</text:p>
          </table:table-cell>
          <table:table-cell table:number-columns-repeated="2"/>
          <table:table-cell table:style-name="ce131"/>
          <table:table-cell table:number-columns-repeated="1005"/>
        </table:table-row>
        <table:table-row table:style-name="ro1">
          <table:table-cell table:style-name="ce34" office:value-type="float" office:value="33" calcext:value-type="float">
            <text:p>33.00</text:p>
          </table:table-cell>
          <table:table-cell table:style-name="ce43" table:formula="of:=[.$C$94]+[.A100]*[.$C$93]" office:value-type="float" office:value="175.806451612903" calcext:value-type="float">
            <text:p>175.8</text:p>
          </table:table-cell>
          <table:table-cell table:number-columns-repeated="10"/>
          <table:table-cell table:formula="of:=1000000/(3300+1000000)" office:value-type="float" office:value="0.996710854181202" calcext:value-type="float">
            <text:p>0.996710854181202</text:p>
          </table:table-cell>
          <table:table-cell table:number-columns-repeated="1005"/>
        </table:table-row>
        <table:table-row table:style-name="ro1">
          <table:table-cell table:number-columns-repeated="1018"/>
        </table:table-row>
        <table:table-row table:style-name="ro1">
          <table:table-cell table:style-name="ce25" office:value-type="string" calcext:value-type="string" table:number-columns-spanned="8" table:number-rows-spanned="4">
            <text:p><text:a xlink:href="https://www.edaboard.com/threads/schematics-from-weller-pu81-power-unit-for-wsp80.90461" xlink:type="simple">https://www.edaboard.com/threads/schematics-from-weller-pu81-power-unit-for-wsp80.90461</text:a></text:p>
            <text:p>Suggests R = 19.96 + 0.113*T but above seems more correct from measurements.</text:p>
          </table:table-cell>
          <table:covered-table-cell table:number-columns-repeated="7"/>
          <table:table-cell table:number-columns-repeated="1010"/>
        </table:table-row>
        <table:table-row table:style-name="ro1">
          <table:covered-table-cell table:number-columns-repeated="8"/>
          <table:table-cell table:number-columns-repeated="1010"/>
        </table:table-row>
        <table:table-row table:style-name="ro1">
          <table:covered-table-cell table:number-columns-repeated="8"/>
          <table:table-cell table:number-columns-repeated="1010"/>
        </table:table-row>
        <table:table-row table:style-name="ro1">
          <table:covered-table-cell table:number-columns-repeated="8"/>
          <table:table-cell table:number-columns-repeated="1010"/>
        </table:table-row>
        <table:table-row table:style-name="ro1">
          <table:table-cell table:style-name="Default" table:number-columns-repeated="2"/>
          <table:table-cell table:style-name="ce55"/>
          <table:table-cell table:number-columns-repeated="1015"/>
        </table:table-row>
        <table:table-row table:style-name="ro1" table:number-rows-repeated="2">
          <table:table-cell table:style-name="ce63"/>
          <table:table-cell table:style-name="ce37"/>
          <table:table-cell table:style-name="ce43"/>
          <table:table-cell table:style-name="ce111" table:number-columns-repeated="2"/>
          <table:table-cell table:style-name="ce115"/>
          <table:table-cell/>
          <table:table-cell table:style-name="ce52"/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57" office:value-type="string" calcext:value-type="string" table:number-columns-spanned="2" table:number-rows-spanned="1">
            <text:p>Calibration values</text:p>
          </table:table-cell>
          <table:covered-table-cell table:style-name="ce72"/>
          <table:table-cell table:style-name="ce43"/>
          <table:table-cell table:style-name="ce111" table:number-columns-repeated="2"/>
          <table:table-cell table:style-name="ce115"/>
          <table:table-cell/>
          <table:table-cell table:style-name="ce52"/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39" office:value-type="string" calcext:value-type="string">
            <text:p>Rt</text:p>
          </table:table-cell>
          <table:table-cell table:style-name="ce34" office:value-type="string" calcext:value-type="string">
            <text:p>Temp.</text:p>
          </table:table-cell>
          <table:table-cell table:style-name="ce43"/>
          <table:table-cell table:style-name="ce111" table:number-columns-repeated="2"/>
          <table:table-cell table:style-name="ce115"/>
          <table:table-cell/>
          <table:table-cell table:style-name="ce52"/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34" office:value-type="float" office:value="22.8371849" calcext:value-type="float">
            <text:p>22.84</text:p>
          </table:table-cell>
          <table:table-cell table:style-name="ce43" office:value-type="float" office:value="24" calcext:value-type="float">
            <text:p>24.0</text:p>
          </table:table-cell>
          <table:table-cell table:style-name="ce43" table:formula="of:= [.$F$114]*[.A111]^0 + [.$F$115]*[.A111]^1 + [.$F$116]*[.A111]^2" office:value-type="float" office:value="24.2421334684234" calcext:value-type="float">
            <text:p>24.2</text:p>
          </table:table-cell>
          <table:table-cell table:style-name="ce111" office:value-type="string" calcext:value-type="string">
            <text:p>method</text:p>
          </table:table-cell>
          <table:table-cell table:style-name="ce111"/>
          <table:table-cell table:style-name="ce115" office:value-type="string" calcext:value-type="string">
            <text:p>polynomial</text:p>
          </table:table-cell>
          <table:table-cell office:value-type="float" office:value="22.8371849" calcext:value-type="float">
            <text:p>22.837</text:p>
          </table:table-cell>
          <table:table-cell table:style-name="ce52" table:formula="of:= [.F$114]*[.G111]^0 + [.F$115]*[.G111]^1 + [.F$116]*[.G111]^2" office:value-type="float" office:value="24.2421334684234" calcext:value-type="float">
            <text:p>24.2</text:p>
          </table:table-cell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34" office:value-type="float" office:value="38.18" calcext:value-type="float">
            <text:p>38.18</text:p>
          </table:table-cell>
          <table:table-cell table:style-name="ce43" office:value-type="float" office:value="239" calcext:value-type="float">
            <text:p>239.0</text:p>
          </table:table-cell>
          <table:table-cell table:style-name="ce43" table:formula="of:= [.$F$114]*[.A112]^0 + [.$F$115]*[.A112]^1 + [.$F$116]*[.A112]^2" office:value-type="float" office:value="236.059730286151" calcext:value-type="float">
            <text:p>236.1</text:p>
          </table:table-cell>
          <table:table-cell table:style-name="ce111" office:value-type="string" calcext:value-type="string">
            <text:p>x data</text:p>
          </table:table-cell>
          <table:table-cell table:style-name="ce111"/>
          <table:table-cell table:style-name="ce115" office:value-type="string" calcext:value-type="string">
            <text:p>A38:A42</text:p>
          </table:table-cell>
          <table:table-cell office:value-type="float" office:value="38.18" calcext:value-type="float">
            <text:p>38.180</text:p>
          </table:table-cell>
          <table:table-cell table:style-name="ce52" table:formula="of:= [.F$114]*[.G112]^0 + [.F$115]*[.G112]^1 + [.F$116]*[.G112]^2" office:value-type="float" office:value="236.059730286151" calcext:value-type="float">
            <text:p>236.1</text:p>
          </table:table-cell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34" office:value-type="float" office:value="41.4" calcext:value-type="float">
            <text:p>41.40</text:p>
          </table:table-cell>
          <table:table-cell table:style-name="ce43" office:value-type="float" office:value="292.6" calcext:value-type="float">
            <text:p>292.6</text:p>
          </table:table-cell>
          <table:table-cell table:style-name="ce43" table:formula="of:= [.$F$114]*[.A113]^0 + [.$F$115]*[.A113]^1 + [.$F$116]*[.A113]^2" office:value-type="float" office:value="295.011363375371" calcext:value-type="float">
            <text:p>295.0</text:p>
          </table:table-cell>
          <table:table-cell table:style-name="ce111" office:value-type="string" calcext:value-type="string">
            <text:p>y data</text:p>
          </table:table-cell>
          <table:table-cell table:style-name="ce111"/>
          <table:table-cell table:style-name="ce115" office:value-type="string" calcext:value-type="string">
            <text:p>B38:B42</text:p>
          </table:table-cell>
          <table:table-cell office:value-type="float" office:value="41.4" calcext:value-type="float">
            <text:p>41.400</text:p>
          </table:table-cell>
          <table:table-cell table:style-name="ce52" table:formula="of:= [.F$114]*[.G113]^0 + [.F$115]*[.G113]^1 + [.F$116]*[.G113]^2" office:value-type="float" office:value="295.011363375371" calcext:value-type="float">
            <text:p>295.0</text:p>
          </table:table-cell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34" office:value-type="float" office:value="44.58" calcext:value-type="float">
            <text:p>44.58</text:p>
          </table:table-cell>
          <table:table-cell table:style-name="ce43" office:value-type="float" office:value="356" calcext:value-type="float">
            <text:p>356.0</text:p>
          </table:table-cell>
          <table:table-cell table:style-name="ce43" table:formula="of:= [.$F$114]*[.A114]^0 + [.$F$115]*[.A114]^1 + [.$F$116]*[.A114]^2" office:value-type="float" office:value="358.166941368932" calcext:value-type="float">
            <text:p>358.2</text:p>
          </table:table-cell>
          <table:table-cell table:style-name="ce111" office:value-type="string" calcext:value-type="string">
            <text:p>a[0]</text:p>
          </table:table-cell>
          <table:table-cell table:style-name="ce111"/>
          <table:table-cell table:style-name="ce115" office:value-type="float" office:value="-79.5599373424088" calcext:value-type="float">
            <text:p>-79.560</text:p>
          </table:table-cell>
          <table:table-cell office:value-type="float" office:value="44.58" calcext:value-type="float">
            <text:p>44.580</text:p>
          </table:table-cell>
          <table:table-cell table:style-name="ce52" table:formula="of:= [.F$114]*[.G114]^0 + [.F$115]*[.G114]^1 + [.F$116]*[.G114]^2" office:value-type="float" office:value="358.166941368932" calcext:value-type="float">
            <text:p>358.2</text:p>
          </table:table-cell>
          <table:table-cell table:style-name="Result_5f_CorelPolyGUI"/>
          <table:table-cell table:style-name="ce100"/>
          <table:table-cell table:number-columns-repeated="1008"/>
        </table:table-row>
        <table:table-row table:style-name="ro1">
          <table:table-cell table:style-name="ce34" office:value-type="float" office:value="47.71" calcext:value-type="float">
            <text:p>47.71</text:p>
          </table:table-cell>
          <table:table-cell table:style-name="ce43" office:value-type="float" office:value="427" calcext:value-type="float">
            <text:p>427.0</text:p>
          </table:table-cell>
          <table:table-cell table:style-name="ce43" table:formula="of:= [.$F$114]*[.A115]^0 + [.$F$115]*[.A115]^1 + [.$F$116]*[.A115]^2" office:value-type="float" office:value="425.119831501119" calcext:value-type="float">
            <text:p>425.1</text:p>
          </table:table-cell>
          <table:table-cell table:style-name="ce111" office:value-type="string" calcext:value-type="string">
            <text:p>a[1]</text:p>
          </table:table-cell>
          <table:table-cell table:style-name="ce111"/>
          <table:table-cell table:style-name="ce115" office:value-type="float" office:value="-0.993721588359754" calcext:value-type="float">
            <text:p>-0.994</text:p>
          </table:table-cell>
          <table:table-cell office:value-type="float" office:value="47.71" calcext:value-type="float">
            <text:p>47.710</text:p>
          </table:table-cell>
          <table:table-cell table:style-name="ce52" table:formula="of:= [.F$114]*[.G115]^0 + [.F$115]*[.G115]^1 + [.F$116]*[.G115]^2" office:value-type="float" office:value="425.119831501119" calcext:value-type="float">
            <text:p>425.1</text:p>
          </table:table-cell>
          <table:table-cell table:style-name="Result_5f_CorelPolyGUI"/>
          <table:table-cell table:style-name="ce101"/>
          <table:table-cell table:number-columns-repeated="1008"/>
        </table:table-row>
        <table:table-row table:style-name="ro1">
          <table:table-cell table:style-name="Default" table:number-columns-repeated="2"/>
          <table:table-cell table:style-name="ce55"/>
          <table:table-cell table:style-name="ce111" office:value-type="string" calcext:value-type="string">
            <text:p>a[2]</text:p>
          </table:table-cell>
          <table:table-cell table:style-name="ce111"/>
          <table:table-cell table:style-name="ce115" office:value-type="float" office:value="0.242544385210783" calcext:value-type="float">
            <text:p>0.24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11" office:value-type="string" calcext:value-type="string">
            <text:p>R²</text:p>
          </table:table-cell>
          <table:table-cell table:style-name="ce111"/>
          <table:table-cell table:style-name="ce115" office:value-type="float" office:value="0.99975800512134" calcext:value-type="float">
            <text:p>1.000</text:p>
          </table:table-cell>
          <table:table-cell table:number-columns-repeated="1012"/>
        </table:table-row>
        <table:table-row table:style-name="ro1">
          <table:table-cell office:value-type="float" office:value="24.16" calcext:value-type="float">
            <text:p>24.16</text:p>
          </table:table-cell>
          <table:table-cell office:value-type="float" office:value="40" calcext:value-type="float">
            <text:p>40.000</text:p>
          </table:table-cell>
          <table:table-cell table:style-name="ce43" table:formula="of:=[.A118]*[.$F$111]+[.$F$112]" office:value-type="string" office:string-value="" calcext:value-type="error">
            <text:p>#VALUE!</text:p>
          </table:table-cell>
          <table:table-cell table:style-name="ce111" office:value-type="string" calcext:value-type="string">
            <text:p>date</text:p>
          </table:table-cell>
          <table:table-cell table:style-name="ce111"/>
          <table:table-cell table:style-name="ce115" table:formula="of:=DATE(2021;7;14)" office:value-type="float" office:value="44391" calcext:value-type="float">
            <text:p>44391.0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11" office:value-type="string" calcext:value-type="string">
            <text:p>time</text:p>
          </table:table-cell>
          <table:table-cell table:style-name="ce111"/>
          <table:table-cell table:style-name="ce115" table:formula="of:=TIME(12;23;18)" office:value-type="float" office:value="0.516180555555555" calcext:value-type="float">
            <text:p>0.516</text:p>
          </table:table-cell>
          <table:table-cell table:number-columns-repeated="1012"/>
        </table:table-row>
        <table:table-row table:style-name="ro1" table:number-rows-repeated="1048456">
          <table:table-cell table:number-columns-repeated="1018"/>
        </table:table-row>
        <table:table-row table:style-name="ro1">
          <table:table-cell table:number-columns-repeated="1018"/>
        </table:table-row>
        <table:named-expressions>
          <table:named-range table:name="Av_Boost" table:base-cell-address="$'Amplifier Calculations V4'.$L$3" table:cell-range-address="$'Amplifier Calculations V4'.$L$3"/>
          <table:named-range table:name="Av_noboost" table:base-cell-address="$'Amplifier Calculations V4'.$L$3" table:cell-range-address="$'Amplifier Calculations V4'.$K$3"/>
          <table:named-range table:name="Rbias" table:base-cell-address="$'Amplifier Calculations V4'.$B$3" table:cell-range-address="$'Amplifier Calculations V4'.$C$3"/>
          <table:named-range table:name="Resolution" table:base-cell-address="$'Amplifier Calculations V4'.$L$3" table:cell-range-address="$'Amplifier Calculations V4'.$M$3"/>
          <table:named-range table:name="Rf" table:base-cell-address="$'Amplifier Calculations V4'.$L$3" table:cell-range-address="$'Amplifier Calculations V4'.$I$3"/>
          <table:named-range table:name="Ropamp" table:base-cell-address="$'Amplifier Calculations V4'.$B$3" table:cell-range-address="$'Amplifier Calculations V4'.$A$3"/>
          <table:named-range table:name="Rs" table:base-cell-address="$'Amplifier Calculations V4'.$B$3" table:cell-range-address="$'Amplifier Calculations V4'.$B$3"/>
          <table:named-range table:name="Rth" table:base-cell-address="$'Amplifier Calculations V4'.$L$3" table:cell-range-address="$'Amplifier Calculations V4'.$F$3"/>
          <table:named-range table:name="R_1" table:base-cell-address="$'Amplifier Calculations V4'.$G$3" table:cell-range-address="$'Amplifier Calculations V4'.$G$3"/>
          <table:named-range table:name="R_1pR_2" table:base-cell-address="$'Amplifier Calculations V4'.$J$3" table:cell-range-address="$'Amplifier Calculations V4'.$J$3"/>
          <table:named-range table:name="R_2" table:base-cell-address="$'Amplifier Calculations V4'.$L$3" table:cell-range-address="$'Amplifier Calculations V4'.$H$3"/>
          <table:named-range table:name="Vbias" table:base-cell-address="$'Amplifier Calculations V4'.$B$3" table:cell-range-address="$'Amplifier Calculations V4'.$D$3"/>
          <table:named-range table:name="Vth" table:base-cell-address="$'Amplifier Calculations V4'.$B$3" table:cell-range-address="$'Amplifier Calculations V4'.$E$3"/>
        </table:named-expressions>
        <calcext:conditional-formats>
          <calcext:conditional-format calcext:target-range-address="'Amplifier Calculations V4'.D23:'Amplifier Calculations V4'.D29">
            <calcext:condition calcext:apply-style-name="Bad" calcext:value="&gt;[$'Amplifier Calculations V4'.$D$30]" calcext:base-cell-address="'Amplifier Calculations V4'.D23"/>
          </calcext:conditional-format>
          <calcext:conditional-format calcext:target-range-address="'Amplifier Calculations V4'.D41:'Amplifier Calculations V4'.D45">
            <calcext:condition calcext:apply-style-name="Bad" calcext:value="&gt;[$'Amplifier Calculations V4'.$D$46]" calcext:base-cell-address="'Amplifier Calculations V4'.D41"/>
          </calcext:conditional-format>
          <calcext:conditional-format calcext:target-range-address="'Amplifier Calculations V4'.D57:'Amplifier Calculations V4'.D60">
            <calcext:condition calcext:apply-style-name="Bad" calcext:value="&gt;[$'Amplifier Calculations V4'.$D$61]" calcext:base-cell-address="'Amplifier Calculations V4'.D57"/>
          </calcext:conditional-format>
          <calcext:conditional-format calcext:target-range-address="'Amplifier Calculations V4'.D7:'Amplifier Calculations V4'.D13">
            <calcext:condition calcext:apply-style-name="Bad" calcext:value="&gt;[$'Amplifier Calculations V4'.$D$14]" calcext:base-cell-address="'Amplifier Calculations V4'.D7"/>
          </calcext:conditional-format>
          <calcext:conditional-format calcext:target-range-address="'Amplifier Calculations V4'.D70:'Amplifier Calculations V4'.D76">
            <calcext:condition calcext:apply-style-name="Bad" calcext:value="&gt;[$'Amplifier Calculations V4'.$D$77]" calcext:base-cell-address="'Amplifier Calculations V4'.D70"/>
          </calcext:conditional-format>
        </calcext:conditional-formats>
      </table:table>
      <table:table table:name="NTC Voltage Divider" table:style-name="ta1">
        <table:shapes>
          <draw:frame draw:z-index="0" draw:style-name="gr1" draw:text-style-name="P1" svg:width="15.999cm" svg:height="8.999cm" svg:x="2.442cm" svg:y="5.354cm">
            <draw:object draw:notify-on-update-of-ranges="'NTC Voltage Divider'.B5:'NTC Voltage Divider'.J5 'NTC Voltage Divider'.A9:'NTC Voltage Divider'.A9 'NTC Voltage Divider'.B9:'NTC Voltage Divider'.J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9" table:default-cell-style-name="ce52"/>
        <table:table-column table:style-name="co1" table:default-cell-style-name="Default"/>
        <table:table-column table:style-name="co1" table:default-cell-style-name="ce74"/>
        <table:table-column table:style-name="co1" table:number-columns-repeated="3" table:default-cell-style-name="Default"/>
        <table:table-row table:style-name="ro1">
          <table:table-cell table:style-name="ce34"/>
          <table:table-cell table:style-name="ce43" table:number-columns-repeated="2"/>
          <table:table-cell table:number-columns-repeated="4"/>
          <table:table-cell table:style-name="ce4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Simple Voltage divider – Av gain amplifier</text:p>
          </table:table-cell>
          <table:covered-table-cell table:number-columns-repeated="2" table:style-name="ce43"/>
          <table:covered-table-cell table:number-columns-repeated="4"/>
          <table:table-cell table:style-name="ce43"/>
          <table:table-cell table:number-columns-repeated="7"/>
        </table:table-row>
        <table:table-row table:style-name="ro1">
          <table:table-cell table:style-name="ce38" office:value-type="string" calcext:value-type="string">
            <text:p>Vref(V)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table:number-columns-repeated="8"/>
          <table:table-cell table:number-columns-repeated="5"/>
        </table:table-row>
        <table:table-row table:style-name="ro1">
          <table:table-cell table:style-name="ce38" office:value-type="string" calcext:value-type="string">
            <text:p>Rbias(Kohm)</text:p>
          </table:table-cell>
          <table:table-cell table:style-name="ce18" office:value-type="float" office:value="22" calcext:value-type="float">
            <text:p>22.0</text:p>
          </table:table-cell>
          <table:table-cell table:style-name="ce43" office:value-type="float" office:value="0.6" calcext:value-type="float">
            <text:p>0.6</text:p>
          </table:table-cell>
          <table:table-cell table:style-name="ce43" table:number-columns-repeated="4"/>
          <table:table-cell table:style-name="ce18" table:number-columns-repeated="3"/>
          <table:table-cell table:number-columns-repeated="5"/>
        </table:table-row>
        <table:table-row table:style-name="ro1">
          <table:table-cell table:style-name="ce38" office:value-type="string" calcext:value-type="string">
            <text:p>Rntc(Kohm)</text:p>
          </table:table-cell>
          <table:table-cell table:style-name="ce140" office:value-type="float" office:value="17" calcext:value-type="float">
            <text:p>17.0</text:p>
          </table:table-cell>
          <table:table-cell table:style-name="ce98" table:formula="of:=[.B5]*[.$C$4]" office:value-type="float" office:value="10.2" calcext:value-type="float">
            <text:p>10.2</text:p>
          </table:table-cell>
          <table:table-cell table:style-name="ce98" table:formula="of:=[.C5]*[.$C$4]" office:value-type="float" office:value="6.12" calcext:value-type="float">
            <text:p>6.1</text:p>
          </table:table-cell>
          <table:table-cell table:style-name="ce98" table:formula="of:=[.D5]*[.$C$4]" office:value-type="float" office:value="3.672" calcext:value-type="float">
            <text:p>3.7</text:p>
          </table:table-cell>
          <table:table-cell table:style-name="ce98" table:formula="of:=[.E5]*[.$C$4]" office:value-type="float" office:value="2.2032" calcext:value-type="float">
            <text:p>2.2</text:p>
          </table:table-cell>
          <table:table-cell table:style-name="ce43" table:formula="of:=[.F5]*[.$C$4]" office:value-type="float" office:value="1.32192" calcext:value-type="float">
            <text:p>1.3</text:p>
          </table:table-cell>
          <table:table-cell table:style-name="ce43" table:formula="of:=[.G5]*[.$C$4]" office:value-type="float" office:value="0.793152000000001" calcext:value-type="float">
            <text:p>0.8</text:p>
          </table:table-cell>
          <table:table-cell table:style-name="ce43" table:formula="of:=[.H5]*[.$C$4]" office:value-type="float" office:value="0.4758912" calcext:value-type="float">
            <text:p>0.5</text:p>
          </table:table-cell>
          <table:table-cell table:style-name="ce43" table:formula="of:=[.I5]*[.$C$4]" office:value-type="float" office:value="0.28553472" calcext:value-type="float">
            <text:p>0.3</text:p>
          </table:table-cell>
          <table:table-cell table:number-columns-repeated="5"/>
        </table:table-row>
        <table:table-row table:style-name="ro1">
          <table:table-cell table:style-name="ce38" office:value-type="string" calcext:value-type="string">
            <text:p>Vntc(V)</text:p>
          </table:table-cell>
          <table:table-cell table:style-name="ce23" table:formula="of:=[.$B$3]*[.B5]/([.$B$4]+[.B5])" office:value-type="float" office:value="1.43846153846154" calcext:value-type="float">
            <text:p>1.44</text:p>
          </table:table-cell>
          <table:table-cell table:style-name="ce23" table:formula="of:=[.$B$3]*[.C5]/([.$B$4]+[.C5])" office:value-type="float" office:value="1.04534161490683" calcext:value-type="float">
            <text:p>1.05</text:p>
          </table:table-cell>
          <table:table-cell table:style-name="ce23" table:formula="of:=[.$B$3]*[.D5]/([.$B$4]+[.D5])" office:value-type="float" office:value="0.718207681365576" calcext:value-type="float">
            <text:p>0.72</text:p>
          </table:table-cell>
          <table:table-cell table:style-name="ce23" table:formula="of:=[.$B$3]*[.E5]/([.$B$4]+[.E5])" office:value-type="float" office:value="0.472016204425055" calcext:value-type="float">
            <text:p>0.47</text:p>
          </table:table-cell>
          <table:table-cell table:style-name="ce23" table:formula="of:=[.$B$3]*[.F5]/([.$B$4]+[.F5])" office:value-type="float" office:value="0.300396641766378" calcext:value-type="float">
            <text:p>0.30</text:p>
          </table:table-cell>
          <table:table-cell table:style-name="ce23" table:formula="of:=[.$B$3]*[.G5]/([.$B$4]+[.G5])" office:value-type="float" office:value="0.187048750703201" calcext:value-type="float">
            <text:p>0.19</text:p>
          </table:table-cell>
          <table:table-cell table:style-name="ce23" table:formula="of:=[.$B$3]*[.H5]/([.$B$4]+[.H5])" office:value-type="float" office:value="0.114832805923463" calcext:value-type="float">
            <text:p>0.11</text:p>
          </table:table-cell>
          <table:table-cell table:style-name="ce23" table:formula="of:=[.$B$3]*[.I5]/([.$B$4]+[.I5])" office:value-type="float" office:value="0.0698722442650017" calcext:value-type="float">
            <text:p>0.07</text:p>
          </table:table-cell>
          <table:table-cell table:style-name="ce23" table:formula="of:=[.$B$3]*[.J5]/([.$B$4]+[.J5])" office:value-type="float" office:value="0.0422814434492511" calcext:value-type="float">
            <text:p>0.04</text:p>
          </table:table-cell>
          <table:table-cell table:number-columns-repeated="5"/>
        </table:table-row>
        <table:table-row table:style-name="ro1">
          <table:table-cell table:style-name="ce38" office:value-type="string" calcext:value-type="string">
            <text:p>Pntc(mW)</text:p>
          </table:table-cell>
          <table:table-cell table:style-name="ce23" table:formula="of:=1000*[.B6]^2/(1000*[.B5])" office:value-type="float" office:value="0.121715976331361" calcext:value-type="float">
            <text:p>0.12</text:p>
          </table:table-cell>
          <table:table-cell table:style-name="ce23" table:formula="of:=1000*[.C6]^2/(1000*[.C5])" office:value-type="float" office:value="0.107131283515296" calcext:value-type="float">
            <text:p>0.11</text:p>
          </table:table-cell>
          <table:table-cell table:style-name="ce23" table:formula="of:=1000*[.D6]^2/(1000*[.D5])" office:value-type="float" office:value="0.0842846852242675" calcext:value-type="float">
            <text:p>0.08</text:p>
          </table:table-cell>
          <table:table-cell table:style-name="ce23" table:formula="of:=1000*[.E6]^2/(1000*[.E5])" office:value-type="float" office:value="0.0606751898801293" calcext:value-type="float">
            <text:p>0.06</text:p>
          </table:table-cell>
          <table:table-cell table:style-name="ce23" table:formula="of:=1000*[.F6]^2/(1000*[.F5])" office:value-type="float" office:value="0.0409577625202059" calcext:value-type="float">
            <text:p>0.04</text:p>
          </table:table-cell>
          <table:table-cell table:style-name="ce23" table:formula="of:=1000*[.G6]^2/(1000*[.G5])" office:value-type="float" office:value="0.0264669837354971" calcext:value-type="float">
            <text:p>0.03</text:p>
          </table:table-cell>
          <table:table-cell table:style-name="ce23" table:formula="of:=1000*[.H6]^2/(1000*[.H5])" office:value-type="float" office:value="0.0166255311923261" calcext:value-type="float">
            <text:p>0.02</text:p>
          </table:table-cell>
          <table:table-cell table:style-name="ce23" table:formula="of:=1000*[.I6]^2/(1000*[.I5])" office:value-type="float" office:value="0.0102589216161762" calcext:value-type="float">
            <text:p>0.01</text:p>
          </table:table-cell>
          <table:table-cell table:style-name="ce23" table:formula="of:=1000*[.J6]^2/(1000*[.J5])" office:value-type="float" office:value="0.00626095649647165" calcext:value-type="float">
            <text:p>0.01</text:p>
          </table:table-cell>
          <table:table-cell table:number-columns-repeated="5"/>
        </table:table-row>
        <table:table-row table:style-name="ro1">
          <table:table-cell table:style-name="ce38" office:value-type="string" calcext:value-type="string">
            <text:p>Av</text:p>
          </table:table-cell>
          <table:table-cell table:style-name="ce18" office:value-type="float" office:value="2" calcext:value-type="float">
            <text:p>2.0</text:p>
          </table:table-cell>
          <table:table-cell table:style-name="ce43" table:number-columns-repeated="8"/>
          <table:table-cell table:number-columns-repeated="5"/>
        </table:table-row>
        <table:table-row table:style-name="ro1">
          <table:table-cell table:style-name="ce38" office:value-type="string" calcext:value-type="string">
            <text:p>Vo(V)</text:p>
          </table:table-cell>
          <table:table-cell table:style-name="ce19" table:formula="of:=[.$B$8]*[.$B$3]*[.B5]/([.B5]+[.$B$4])" office:value-type="float" office:value="2.87692307692308" calcext:value-type="float">
            <text:p>2.9</text:p>
          </table:table-cell>
          <table:table-cell table:style-name="ce19" table:formula="of:=[.$B$8]*[.$B$3]*[.C5]/([.C5]+[.$B$4])" office:value-type="float" office:value="2.09068322981366" calcext:value-type="float">
            <text:p>2.1</text:p>
          </table:table-cell>
          <table:table-cell table:style-name="ce19" table:formula="of:=[.$B$8]*[.$B$3]*[.D5]/([.D5]+[.$B$4])" office:value-type="float" office:value="1.43641536273115" calcext:value-type="float">
            <text:p>1.4</text:p>
          </table:table-cell>
          <table:table-cell table:style-name="ce19" table:formula="of:=[.$B$8]*[.$B$3]*[.E5]/([.E5]+[.$B$4])" office:value-type="float" office:value="0.944032408850109" calcext:value-type="float">
            <text:p>0.9</text:p>
          </table:table-cell>
          <table:table-cell table:style-name="ce19" table:formula="of:=[.$B$8]*[.$B$3]*[.F5]/([.F5]+[.$B$4])" office:value-type="float" office:value="0.600793283532756" calcext:value-type="float">
            <text:p>0.6</text:p>
          </table:table-cell>
          <table:table-cell table:style-name="ce19" table:formula="of:=[.$B$8]*[.$B$3]*[.G5]/([.G5]+[.$B$4])" office:value-type="float" office:value="0.374097501406402" calcext:value-type="float">
            <text:p>0.4</text:p>
          </table:table-cell>
          <table:table-cell table:style-name="ce19" table:formula="of:=[.$B$8]*[.$B$3]*[.H5]/([.H5]+[.$B$4])" office:value-type="float" office:value="0.229665611846927" calcext:value-type="float">
            <text:p>0.2</text:p>
          </table:table-cell>
          <table:table-cell table:style-name="ce19" table:formula="of:=[.$B$8]*[.$B$3]*[.I5]/([.I5]+[.$B$4])" office:value-type="float" office:value="0.139744488530003" calcext:value-type="float">
            <text:p>0.1</text:p>
          </table:table-cell>
          <table:table-cell table:style-name="ce19" table:formula="of:=[.$B$8]*[.$B$3]*[.J5]/([.J5]+[.$B$4])" office:value-type="float" office:value="0.084562886898502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C Value</text:p>
          </table:table-cell>
          <table:table-cell table:style-name="ce33" table:formula="of:=[.B9]/adc_step" office:value-type="string" office:string-value="" calcext:value-type="error">
            <text:p>#NAME?</text:p>
          </table:table-cell>
          <table:table-cell table:style-name="ce33" table:formula="of:=[.C9]/adc_step" office:value-type="string" office:string-value="" calcext:value-type="error">
            <text:p>#NAME?</text:p>
          </table:table-cell>
          <table:table-cell table:style-name="ce33" table:formula="of:=[.D9]/adc_step" office:value-type="string" office:string-value="" calcext:value-type="error">
            <text:p>#NAME?</text:p>
          </table:table-cell>
          <table:table-cell table:style-name="ce33" table:formula="of:=[.E9]/adc_step" office:value-type="string" office:string-value="" calcext:value-type="error">
            <text:p>#NAME?</text:p>
          </table:table-cell>
          <table:table-cell table:style-name="ce33" table:formula="of:=[.F9]/adc_step" office:value-type="string" office:string-value="" calcext:value-type="error">
            <text:p>#NAME?</text:p>
          </table:table-cell>
          <table:table-cell table:style-name="ce33" table:formula="of:=[.G9]/adc_step" office:value-type="string" office:string-value="" calcext:value-type="error">
            <text:p>#NAME?</text:p>
          </table:table-cell>
          <table:table-cell table:style-name="ce33" table:formula="of:=[.H9]/adc_step" office:value-type="string" office:string-value="" calcext:value-type="error">
            <text:p>#NAME?</text:p>
          </table:table-cell>
          <table:table-cell table:style-name="ce33" table:formula="of:=[.I9]/adc_step" office:value-type="string" office:string-value="" calcext:value-type="error">
            <text:p>#NAME?</text:p>
          </table:table-cell>
          <table:table-cell table:style-name="ce33" table:formula="of:=[.J9]/adc_step" office:value-type="string" office:string-value="" calcext:value-type="error">
            <text:p>#NAME?</text:p>
          </table:table-cell>
          <table:table-cell table:number-columns-repeated="5"/>
        </table:table-row>
        <table:table-row table:style-name="ro1">
          <table:table-cell table:style-name="ce34"/>
          <table:table-cell/>
          <table:table-cell table:style-name="ce135" office:value-type="string" calcext:value-type="string">
            <text:p>ADC Step</text:p>
          </table:table-cell>
          <table:table-cell table:style-name="ce77" table:formula="of:=adc_step" office:value-type="string" office:string-value="" calcext:value-type="error">
            <text:p>#NAME?</text:p>
          </table:table-cell>
          <table:table-cell table:style-name="ce26" office:value-type="string" calcext:value-type="string">
            <text:p>Max Vo</text:p>
          </table:table-cell>
          <table:table-cell table:style-name="ce29" office:value-type="float" office:value="2.9" calcext:value-type="float">
            <text:p>2.9</text:p>
          </table:table-cell>
          <table:table-cell table:style-name="ce43"/>
          <table:table-cell table:style-name="ce29" office:value-type="string" calcext:value-type="string">
            <text:p>Span =&gt;</text:p>
          </table:table-cell>
          <table:table-cell table:style-name="ce62" table:formula="of:=[.C9]-[.J9]" office:value-type="float" office:value="2.00612034291516" calcext:value-type="float">
            <text:p>2.0</text:p>
          </table:table-cell>
          <table:table-cell table:number-columns-repeated="6"/>
        </table:table-row>
        <table:table-row table:style-name="ro1">
          <table:table-cell table:style-name="ce34"/>
          <table:table-cell table:number-columns-repeated="8"/>
          <table:table-cell table:style-name="Default"/>
          <table:table-cell table:style-name="ce145" table:number-columns-spanned="2" table:number-rows-spanned="1"/>
          <table:covered-table-cell table:style-name="ce153"/>
          <table:table-cell table:style-name="ce154" table:number-columns-repeated="3"/>
        </table:table-row>
        <table:table-row table:style-name="ro1">
          <table:table-cell table:style-name="ce34"/>
          <table:table-cell table:number-columns-repeated="7"/>
          <table:table-cell table:style-name="Default"/>
          <table:table-cell table:style-name="ce135" table:number-columns-repeated="6"/>
        </table:table-row>
        <table:table-row table:style-name="ro1">
          <table:table-cell table:style-name="ce34"/>
          <table:table-cell table:style-name="ce43" table:number-columns-repeated="2"/>
          <table:table-cell table:number-columns-repeated="4"/>
          <table:table-cell table:style-name="ce43"/>
          <table:table-cell table:style-name="ce29"/>
          <table:table-cell table:style-name="ce39"/>
          <table:table-cell table:style-name="ce150" office:value-type="string" calcext:value-type="string">
            <text:p>Vbias(V)</text:p>
          </table:table-cell>
          <table:table-cell table:style-name="ce43" office:value-type="float" office:value="3.3" calcext:value-type="float">
            <text:p>3.3</text:p>
          </table:table-cell>
          <table:table-cell table:style-name="ce43"/>
          <table:table-cell table:style-name="ce39" table:number-columns-repeated="2"/>
        </table:table-row>
        <table:table-row table:style-name="ro1">
          <table:table-cell table:style-name="ce34"/>
          <table:table-cell table:style-name="ce43" table:number-columns-repeated="2"/>
          <table:table-cell table:number-columns-repeated="4"/>
          <table:table-cell table:style-name="ce43"/>
          <table:table-cell table:number-columns-repeated="2"/>
          <table:table-cell office:value-type="string" calcext:value-type="string">
            <text:p>Rbias (K)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Rt (K)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Vt (V)</text:p>
          </table:table-cell>
          <table:table-cell table:formula="of:=[.L14]*[.L16]/([.L15]+[.L16])" office:value-type="float" office:value="1.03125" calcext:value-type="float">
            <text:p>1.03125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Vamp (V)</text:p>
          </table:table-cell>
          <table:table-cell table:formula="of:=[.L17]*2" office:value-type="float" office:value="2.0625" calcext:value-type="float">
            <text:p>2.0625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Vamp (V)</text:p>
          </table:table-cell>
          <table:table-cell office:value-type="float" office:value="2.0044" calcext:value-type="float">
            <text:p>2.0044</text:p>
          </table:table-cell>
          <table:table-cell table:style-name="ce109" table:formula="of:=([.L18]-[.L19])/[.L18]" office:value-type="percentage" office:value="0.028169696969697" calcext:value-type="percentage">
            <text:p>2.82%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Rt (K)</text:p>
          </table:table-cell>
          <table:table-cell table:style-name="ce39" table:formula="of:=[.L15]/(([.L14]/([.L19]/2))-1)" office:value-type="float" office:value="9.59543911567586" calcext:value-type="float">
            <text:p>9.595</text:p>
          </table:table-cell>
          <table:table-cell table:number-columns-repeated="3"/>
        </table:table-row>
        <table:table-row table:style-name="ro1" table:number-rows-repeated="104855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'NTC Voltage Divider'.B9:'NTC Voltage Divider'.J9">
            <calcext:condition calcext:apply-style-name="Bad" calcext:value="&lt;=0" calcext:base-cell-address="'NTC Voltage Divider'.B9"/>
            <calcext:condition calcext:apply-style-name="Bad" calcext:value="&gt;=[$'NTC Voltage Divider'.$F$11]" calcext:base-cell-address="'NTC Voltage Divider'.B9"/>
          </calcext:conditional-format>
        </calcext:conditional-formats>
      </table:table>
      <table:table table:name="Curve Fit - NTC_MF58,10K, B3950" table:style-name="ta1">
        <table:shapes>
          <draw:frame draw:z-index="0" draw:style-name="gr1" draw:text-style-name="P1" svg:width="8.067cm" svg:height="5.377cm" svg:x="12.494cm" svg:y="12.132cm">
            <draw:object draw:notify-on-update-of-ranges="'Curve Fit - NTC_MF58,10K, B3950'.B2:'Curve Fit - NTC_MF58,10K, B3950'.B30 'Curve Fit - NTC_MF58,10K, B3950'.E2:'Curve Fit - NTC_MF58,10K, B3950'.E30 'Curve Fit - NTC_MF58,10K, B3950'.M2:'Curve Fit - NTC_MF58,10K, B3950'.M30 'Curve Fit - NTC_MF58,10K, B3950'.N2:'Curve Fit - NTC_MF58,10K, B3950'.N30" xlink:href="./chart_1" xlink:type="simple" xlink:show="embed" xlink:actuate="onLoad">
              <loext:p/>
            </draw:object>
            <draw:image xlink:href="./ObjectReplacements/chart_1" xlink:type="simple" xlink:show="embed" xlink:actuate="onLoad"/>
          </draw:frame>
          <draw:frame draw:z-index="1" draw:style-name="gr1" draw:text-style-name="P1" svg:width="15.999cm" svg:height="8.999cm" svg:x="16.447cm" svg:y="19.347cm">
            <draw:object draw:notify-on-update-of-ranges="'Curve Fit - NTC_MF58,10K, B3950'.B47:'Curve Fit - NTC_MF58,10K, B3950'.H47 'Curve Fit - NTC_MF58,10K, B3950'.A49:'Curve Fit - NTC_MF58,10K, B3950'.A49 'Curve Fit - NTC_MF58,10K, B3950'.B49:'Curve Fit - NTC_MF58,10K, B3950'.H49 'Curve Fit - NTC_MF58,10K, B3950'.B47:'Curve Fit - NTC_MF58,10K, B3950'.H47 'Curve Fit - NTC_MF58,10K, B3950'.A50:'Curve Fit - NTC_MF58,10K, B3950'.A50 'Curve Fit - NTC_MF58,10K, B3950'.B50:'Curve Fit - NTC_MF58,10K, B3950'.H50 'Curve Fit - NTC_MF58,10K, B3950'.B47:'Curve Fit - NTC_MF58,10K, B3950'.H47 'Curve Fit - NTC_MF58,10K, B3950'.A51:'Curve Fit - NTC_MF58,10K, B3950'.A51 'Curve Fit - NTC_MF58,10K, B3950'.B51:'Curve Fit - NTC_MF58,10K, B3950'.H5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8.249cm" svg:height="5.499cm" svg:x="6.46cm" svg:y="36.546cm">
            <draw:object draw:notify-on-update-of-ranges="'Curve Fit - NTC_MF58,10K, B3950'.B67:'Curve Fit - NTC_MF58,10K, B3950'.B77 'Curve Fit - NTC_MF58,10K, B3950'.E67:'Curve Fit - NTC_MF58,10K, B3950'.E77 'Curve Fit - NTC_MF58,10K, B3950'.H67:'Curve Fit - NTC_MF58,10K, B3950'.H107 'Curve Fit - NTC_MF58,10K, B3950'.I67:'Curve Fit - NTC_MF58,10K, B3950'.I107 'Curve Fit - NTC_MF58,10K, B3950'.H67:'Curve Fit - NTC_MF58,10K, B3950'.H77 'Curve Fit - NTC_MF58,10K, B3950'.I67:'Curve Fit - NTC_MF58,10K, B3950'.I77 'Curve Fit - NTC_MF58,10K, B3950'.H67:'Curve Fit - NTC_MF58,10K, B3950'.H77 'Curve Fit - NTC_MF58,10K, B3950'.I67:'Curve Fit - NTC_MF58,10K, B3950'.I77" xlink:href="./chart_2" xlink:type="simple" xlink:show="embed" xlink:actuate="onLoad">
              <loext:p/>
            </draw:object>
            <draw:image xlink:href="./ObjectReplacements/chart_2" xlink:type="simple" xlink:show="embed" xlink:actuate="onLoad"/>
          </draw:frame>
        </table:shapes>
        <table:table-column table:style-name="co12" table:default-cell-style-name="ce5"/>
        <table:table-column table:style-name="co13" table:default-cell-style-name="ce7"/>
        <table:table-column table:style-name="co14" table:default-cell-style-name="ce8"/>
        <table:table-column table:style-name="co15" table:default-cell-style-name="ce8"/>
        <table:table-column table:style-name="co16" table:default-cell-style-name="ce9"/>
        <table:table-column table:style-name="co1" table:default-cell-style-name="ce4"/>
        <table:table-column table:style-name="co17" table:default-cell-style-name="ce4"/>
        <table:table-column table:style-name="co18" table:default-cell-style-name="ce14"/>
        <table:table-column table:style-name="co1" table:default-cell-style-name="ce15"/>
        <table:table-column table:style-name="co1" table:default-cell-style-name="ce27"/>
        <table:table-column table:style-name="co1" table:default-cell-style-name="ce4"/>
        <table:table-column table:style-name="co19" table:default-cell-style-name="ce4"/>
        <table:table-column table:style-name="co1" table:number-columns-repeated="3" table:default-cell-style-name="ce27"/>
        <table:table-column table:style-name="co1" table:default-cell-style-name="ce4"/>
        <table:table-column table:style-name="co20" table:default-cell-style-name="ce4"/>
        <table:table-column table:style-name="co1" table:number-columns-repeated="1001" table:default-cell-style-name="ce4"/>
        <table:table-row table:style-name="ro3">
          <table:table-cell office:value-type="string" calcext:value-type="string">
            <text:p>R (ohms)</text:p>
          </table:table-cell>
          <table:table-cell office:value-type="string" calcext:value-type="string">
            <text:p>ln(R)</text:p>
          </table:table-cell>
          <table:table-cell office:value-type="string" calcext:value-type="string">
            <text:p>T (C)</text:p>
          </table:table-cell>
          <table:table-cell office:value-type="string" calcext:value-type="string">
            <text:p>T (K)</text:p>
          </table:table-cell>
          <table:table-cell office:value-type="string" calcext:value-type="string">
            <text:p>1/T (1/K)</text:p>
          </table:table-cell>
          <table:table-cell table:number-columns-repeated="2"/>
          <table:table-cell office:value-type="string" calcext:value-type="string">
            <text:p>T(K) from</text:p>
            <text:p> Ln(R)</text:p>
          </table:table-cell>
          <table:table-cell office:value-type="string" calcext:value-type="string">
            <text:p>T(C) from R</text:p>
          </table:table-cell>
          <table:table-cell table:number-columns-repeated="3"/>
          <table:table-cell table:style-name="ce14" office:value-type="string" calcext:value-type="string">
            <text:p>T(K) from ln(R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&lt;= rounding</text:p>
          </table:table-cell>
          <table:table-cell office:value-type="string" calcext:value-type="string">
            <text:p>float result</text:p>
          </table:table-cell>
          <table:table-cell table:number-columns-repeated="999"/>
        </table:table-row>
        <table:table-row table:style-name="ro1">
          <table:table-cell office:value-type="float" office:value="56229" calcext:value-type="float">
            <text:p>56229</text:p>
          </table:table-cell>
          <table:table-cell table:formula="of:=LN([.A2])" office:value-type="float" office:value="10.9371879170271" calcext:value-type="float">
            <text:p>10.94</text:p>
          </table:table-cell>
          <table:table-cell office:value-type="float" office:value="-10" calcext:value-type="float">
            <text:p>-10</text:p>
          </table:table-cell>
          <table:table-cell table:formula="of:=[.C2]+274.15" office:value-type="float" office:value="264.15" calcext:value-type="float">
            <text:p>264.15</text:p>
          </table:table-cell>
          <table:table-cell table:formula="of:=1/[.D2]" office:value-type="float" office:value="0.00378572780617074" calcext:value-type="float">
            <text:p>0.003786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 table:formula="of:= 1/([.G$5]*[.B2]^0 + [.G$6]*[.B2]^1 + [.G$7]*[.B2]^2 + [.G$8]*[.B2]^3)" office:value-type="float" office:value="264.291850445887" calcext:value-type="float">
            <text:p>264.29</text:p>
          </table:table-cell>
          <table:table-cell table:formula="of:= -274.15+1/([.G$5]*LN([.A2])^0 + [.G$6]*LN([.A2])^1 + [.G$7]*LN([.A2])^2 + [.G$8]*LN([.A2])^3)" office:value-type="float" office:value="-9.85814955411263" calcext:value-type="float">
            <text:p>-9.9</text:p>
          </table:table-cell>
          <table:table-cell table:formula="of:=([.C2]-[.I2])" office:value-type="float" office:value="-0.141850445887371" calcext:value-type="float">
            <text:p>-0.14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 table:style-name="ce14" table:formula="of:= 1/([.L$5]*[.B2]^0 + [.L$6]*[.B2]^1 + [.L$7]*[.B2]^2)" office:value-type="float" office:value="263.962246711945" calcext:value-type="float">
            <text:p>263.96</text:p>
          </table:table-cell>
          <table:table-cell table:formula="of:= -274.15+1/([.L$5]*LN([.$A2])^0 + [.L$6]*LN([.$A2])^1 + [.L$7]*LN([.$A2])^2)" office:value-type="float" office:value="-10.187753288055" calcext:value-type="float">
            <text:p>-10.19</text:p>
          </table:table-cell>
          <table:table-cell table:formula="of:=([.C2]-[.N2])" office:value-type="float" office:value="0.187753288054978" calcext:value-type="float">
            <text:p>0.19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/>
          <table:table-cell table:style-name="ce27" table:formula="of:= -274.15+1/([.Q$5]*LN([.$A2])^0 + [.Q$6]*LN([.$A2])^1 + [.Q$7]*LN([.$A2])^2)" office:value-type="float" office:value="-10.1878936427838" calcext:value-type="float">
            <text:p>-10.19</text:p>
          </table:table-cell>
          <table:table-cell table:number-columns-repeated="999"/>
        </table:table-row>
        <table:table-row table:style-name="ro1">
          <table:table-cell office:value-type="float" office:value="42981" calcext:value-type="float">
            <text:p>42981</text:p>
          </table:table-cell>
          <table:table-cell table:formula="of:=LN([.A3])" office:value-type="float" office:value="10.6685134365615" calcext:value-type="float">
            <text:p>10.67</text:p>
          </table:table-cell>
          <table:table-cell office:value-type="float" office:value="-5" calcext:value-type="float">
            <text:p>-5</text:p>
          </table:table-cell>
          <table:table-cell table:formula="of:=[.C3]+274.15" office:value-type="float" office:value="269.15" calcext:value-type="float">
            <text:p>269.15</text:p>
          </table:table-cell>
          <table:table-cell table:formula="of:=1/[.D3]" office:value-type="float" office:value="0.00371540033438603" calcext:value-type="float">
            <text:p>0.003715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3:B31</text:p>
          </table:table-cell>
          <table:table-cell table:formula="of:= 1/([.G$5]*[.B3]^0 + [.G$6]*[.B3]^1 + [.G$7]*[.B3]^2 + [.G$8]*[.B3]^3)" office:value-type="float" office:value="269.158398895804" calcext:value-type="float">
            <text:p>269.16</text:p>
          </table:table-cell>
          <table:table-cell table:formula="of:= -274.15+1/([.G$5]*LN([.A3])^0 + [.G$6]*LN([.A3])^1 + [.G$7]*LN([.A3])^2 + [.G$8]*LN([.A3])^3)" office:value-type="float" office:value="-4.99160110419609" calcext:value-type="float">
            <text:p>-5.0</text:p>
          </table:table-cell>
          <table:table-cell table:formula="of:=([.C3]-[.I3])" office:value-type="float" office:value="-0.00839889580390718" calcext:value-type="float">
            <text:p>-0.01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3:B31</text:p>
          </table:table-cell>
          <table:table-cell table:style-name="ce14" table:formula="of:= 1/([.L$5]*[.B3]^0 + [.L$6]*[.B3]^1 + [.L$7]*[.B3]^2)" office:value-type="float" office:value="269.008657324944" calcext:value-type="float">
            <text:p>269.01</text:p>
          </table:table-cell>
          <table:table-cell table:formula="of:= -274.15+1/([.L$5]*LN([.$A3])^0 + [.L$6]*LN([.$A3])^1 + [.L$7]*LN([.$A3])^2)" office:value-type="float" office:value="-5.14134267505631" calcext:value-type="float">
            <text:p>-5.14</text:p>
          </table:table-cell>
          <table:table-cell table:formula="of:=([.C3]-[.N3])" office:value-type="float" office:value="0.141342675056308" calcext:value-type="float">
            <text:p>0.14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3:B31</text:p>
          </table:table-cell>
          <table:table-cell/>
          <table:table-cell table:style-name="ce27" table:formula="of:= -274.15+1/([.Q$5]*LN([.$A3])^0 + [.Q$6]*LN([.$A3])^1 + [.Q$7]*LN([.$A3])^2)" office:value-type="float" office:value="-5.14148695979043" calcext:value-type="float">
            <text:p>-5.14</text:p>
          </table:table-cell>
          <table:table-cell table:number-columns-repeated="999"/>
        </table:table-row>
        <table:table-row table:style-name="ro1">
          <table:table-cell office:value-type="float" office:value="33109" calcext:value-type="float">
            <text:p>33109</text:p>
          </table:table-cell>
          <table:table-cell table:formula="of:=LN([.A4])" office:value-type="float" office:value="10.4075604277294" calcext:value-type="float">
            <text:p>10.41</text:p>
          </table:table-cell>
          <table:table-cell office:value-type="float" office:value="0" calcext:value-type="float">
            <text:p>0</text:p>
          </table:table-cell>
          <table:table-cell table:formula="of:=[.C4]+274.15" office:value-type="float" office:value="274.15" calcext:value-type="float">
            <text:p>274.15</text:p>
          </table:table-cell>
          <table:table-cell table:formula="of:=1/[.D4]" office:value-type="float" office:value="0.00364763815429509" calcext:value-type="float">
            <text:p>0.003648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3:E31</text:p>
          </table:table-cell>
          <table:table-cell table:formula="of:= 1/([.G$5]*[.B4]^0 + [.G$6]*[.B4]^1 + [.G$7]*[.B4]^2 + [.G$8]*[.B4]^3)" office:value-type="float" office:value="274.072596926424" calcext:value-type="float">
            <text:p>274.07</text:p>
          </table:table-cell>
          <table:table-cell table:formula="of:= -274.15+1/([.G$5]*LN([.A4])^0 + [.G$6]*LN([.A4])^1 + [.G$7]*LN([.A4])^2 + [.G$8]*LN([.A4])^3)" office:value-type="float" office:value="-0.0774030735762494" calcext:value-type="float">
            <text:p>-0.1</text:p>
          </table:table-cell>
          <table:table-cell table:formula="of:=([.C4]-[.I4])" office:value-type="float" office:value="0.0774030735762494" calcext:value-type="float">
            <text:p>0.08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3:E31</text:p>
          </table:table-cell>
          <table:table-cell table:style-name="ce14" table:formula="of:= 1/([.L$5]*[.B4]^0 + [.L$6]*[.B4]^1 + [.L$7]*[.B4]^2)" office:value-type="float" office:value="274.062363946542" calcext:value-type="float">
            <text:p>274.06</text:p>
          </table:table-cell>
          <table:table-cell table:formula="of:= -274.15+1/([.L$5]*LN([.$A4])^0 + [.L$6]*LN([.$A4])^1 + [.L$7]*LN([.$A4])^2)" office:value-type="float" office:value="-0.0876360534583114" calcext:value-type="float">
            <text:p>-0.09</text:p>
          </table:table-cell>
          <table:table-cell table:formula="of:=([.C4]-[.N4])" office:value-type="float" office:value="0.0876360534583114" calcext:value-type="float">
            <text:p>0.09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3:E31</text:p>
          </table:table-cell>
          <table:table-cell/>
          <table:table-cell table:style-name="ce27" table:formula="of:= -274.15+1/([.Q$5]*LN([.$A4])^0 + [.Q$6]*LN([.$A4])^1 + [.Q$7]*LN([.$A4])^2)" office:value-type="float" office:value="-0.0877843588119163" calcext:value-type="float">
            <text:p>-0.09</text:p>
          </table:table-cell>
          <table:table-cell table:number-columns-repeated="999"/>
        </table:table-row>
        <table:table-row table:style-name="ro1">
          <table:table-cell office:value-type="float" office:value="25676" calcext:value-type="float">
            <text:p>25676</text:p>
          </table:table-cell>
          <table:table-cell table:formula="of:=LN([.A5])" office:value-type="float" office:value="10.1533119824317" calcext:value-type="float">
            <text:p>10.15</text:p>
          </table:table-cell>
          <table:table-cell office:value-type="float" office:value="5" calcext:value-type="float">
            <text:p>5</text:p>
          </table:table-cell>
          <table:table-cell table:formula="of:=[.C5]+274.15" office:value-type="float" office:value="279.15" calcext:value-type="float">
            <text:p>279.15</text:p>
          </table:table-cell>
          <table:table-cell table:formula="of:=1/[.D5]" office:value-type="float" office:value="0.00358230342109977" calcext:value-type="float">
            <text:p>0.003582</text:p>
          </table:table-cell>
          <table:table-cell table:style-name="ce10" office:value-type="string" calcext:value-type="string">
            <text:p>a[0]</text:p>
          </table:table-cell>
          <table:table-cell table:style-name="ce71" office:value-type="float" office:value="0.00162770581419817" calcext:value-type="float">
            <text:p>1.63E-03</text:p>
          </table:table-cell>
          <table:table-cell table:formula="of:= 1/([.G$5]*[.B5]^0 + [.G$6]*[.B5]^1 + [.G$7]*[.B5]^2 + [.G$8]*[.B5]^3)" office:value-type="float" office:value="279.043752631249" calcext:value-type="float">
            <text:p>279.04</text:p>
          </table:table-cell>
          <table:table-cell table:formula="of:= -274.15+1/([.G$5]*LN([.A5])^0 + [.G$6]*LN([.A5])^1 + [.G$7]*LN([.A5])^2 + [.G$8]*LN([.A5])^3)" office:value-type="float" office:value="4.89375263124873" calcext:value-type="float">
            <text:p>4.9</text:p>
          </table:table-cell>
          <table:table-cell table:formula="of:=([.C5]-[.I5])" office:value-type="float" office:value="0.106247368751269" calcext:value-type="float">
            <text:p>0.11</text:p>
          </table:table-cell>
          <table:table-cell table:style-name="ce10" office:value-type="string" calcext:value-type="string">
            <text:p>a[0]</text:p>
          </table:table-cell>
          <table:table-cell table:style-name="ce10" office:value-type="float" office:value="0.00129868827814893" calcext:value-type="float">
            <text:p>0.001298688278149</text:p>
          </table:table-cell>
          <table:table-cell table:style-name="ce14" table:formula="of:= 1/([.L$5]*[.B5]^0 + [.L$6]*[.B5]^1 + [.L$7]*[.B5]^2)" office:value-type="float" office:value="279.136978053214" calcext:value-type="float">
            <text:p>279.14</text:p>
          </table:table-cell>
          <table:table-cell table:formula="of:= -274.15+1/([.L$5]*LN([.$A5])^0 + [.L$6]*LN([.$A5])^1 + [.L$7]*LN([.$A5])^2)" office:value-type="float" office:value="4.98697805321427" calcext:value-type="float">
            <text:p>4.99</text:p>
          </table:table-cell>
          <table:table-cell table:formula="of:=([.C5]-[.N5])" office:value-type="float" office:value="0.0130219467857273" calcext:value-type="float">
            <text:p>0.01</text:p>
          </table:table-cell>
          <table:table-cell table:style-name="ce10" office:value-type="string" calcext:value-type="string">
            <text:p>a[0]</text:p>
          </table:table-cell>
          <table:table-cell table:style-name="ce28" table:formula="of:=ROUND([.L5];[.Q$1]-(1+INT(LOG10(ABS([.L5])))))" office:value-type="float" office:value="0.00129869" calcext:value-type="float">
            <text:p>1.29869000E-03</text:p>
          </table:table-cell>
          <table:table-cell/>
          <table:table-cell table:style-name="ce27" table:formula="of:= -274.15+1/([.Q$5]*LN([.$A5])^0 + [.Q$6]*LN([.$A5])^1 + [.Q$7]*LN([.$A5])^2)" office:value-type="float" office:value="4.98682562431674" calcext:value-type="float">
            <text:p>4.99</text:p>
          </table:table-cell>
          <table:table-cell table:number-columns-repeated="999"/>
        </table:table-row>
        <table:table-row table:style-name="ro1">
          <table:table-cell table:style-name="ce151" office:value-type="float" office:value="20067" calcext:value-type="float">
            <text:p>20067</text:p>
          </table:table-cell>
          <table:table-cell table:formula="of:=LN([.A6])" office:value-type="float" office:value="9.90683195378652" calcext:value-type="float">
            <text:p>9.91</text:p>
          </table:table-cell>
          <table:table-cell office:value-type="float" office:value="10" calcext:value-type="float">
            <text:p>10</text:p>
          </table:table-cell>
          <table:table-cell table:formula="of:=[.C6]+274.15" office:value-type="float" office:value="284.15" calcext:value-type="float">
            <text:p>284.15</text:p>
          </table:table-cell>
          <table:table-cell table:formula="of:=1/[.D6]" office:value-type="float" office:value="0.00351926799225761" calcext:value-type="float">
            <text:p>0.003519</text:p>
          </table:table-cell>
          <table:table-cell table:style-name="ce10" office:value-type="string" calcext:value-type="string">
            <text:p>a[1]</text:p>
          </table:table-cell>
          <table:table-cell table:style-name="ce71" office:value-type="float" office:value="0.0000639056547750702" calcext:value-type="float">
            <text:p>6.39E-05</text:p>
          </table:table-cell>
          <table:table-cell table:formula="of:= 1/([.G$5]*[.B6]^0 + [.G$6]*[.B6]^1 + [.G$7]*[.B6]^2 + [.G$8]*[.B6]^3)" office:value-type="float" office:value="284.040750688012" calcext:value-type="float">
            <text:p>284.04</text:p>
          </table:table-cell>
          <table:table-cell table:formula="of:= -274.15+1/([.G$5]*LN([.A6])^0 + [.G$6]*LN([.A6])^1 + [.G$7]*LN([.A6])^2 + [.G$8]*LN([.A6])^3)" office:value-type="float" office:value="9.89075068801196" calcext:value-type="float">
            <text:p>9.9</text:p>
          </table:table-cell>
          <table:table-cell table:formula="of:=([.C6]-[.I6])" office:value-type="float" office:value="0.109249311988037" calcext:value-type="float">
            <text:p>0.11</text:p>
          </table:table-cell>
          <table:table-cell table:style-name="ce10" office:value-type="string" calcext:value-type="string">
            <text:p>a[1]</text:p>
          </table:table-cell>
          <table:table-cell table:style-name="ce10" office:value-type="float" office:value="0.000189836024284982" calcext:value-type="float">
            <text:p>0.000189836024285</text:p>
          </table:table-cell>
          <table:table-cell table:style-name="ce14" table:formula="of:= 1/([.L$5]*[.B6]^0 + [.L$6]*[.B6]^1 + [.L$7]*[.B6]^2)" office:value-type="float" office:value="284.204759583049" calcext:value-type="float">
            <text:p>284.20</text:p>
          </table:table-cell>
          <table:table-cell table:formula="of:= -274.15+1/([.L$5]*LN([.$A6])^0 + [.L$6]*LN([.$A6])^1 + [.L$7]*LN([.$A6])^2)" office:value-type="float" office:value="10.0547595830489" calcext:value-type="float">
            <text:p>10.05</text:p>
          </table:table-cell>
          <table:table-cell table:formula="of:=([.C6]-[.N6])" office:value-type="float" office:value="-0.054759583048849" calcext:value-type="float">
            <text:p>-0.05</text:p>
          </table:table-cell>
          <table:table-cell table:style-name="ce10" office:value-type="string" calcext:value-type="string">
            <text:p>a[1]</text:p>
          </table:table-cell>
          <table:table-cell table:style-name="ce28" table:formula="of:=ROUND([.L6];[.Q$1]-(1+INT(LOG10(ABS([.L6])))))" office:value-type="float" office:value="0.000189836" calcext:value-type="float">
            <text:p>1.89836000E-04</text:p>
          </table:table-cell>
          <table:table-cell/>
          <table:table-cell table:style-name="ce27" table:formula="of:= -274.15+1/([.Q$5]*LN([.$A6])^0 + [.Q$6]*LN([.$A6])^1 + [.Q$7]*LN([.$A6])^2)" office:value-type="float" office:value="10.0546029491247" calcext:value-type="float">
            <text:p>10.05</text:p>
          </table:table-cell>
          <table:table-cell table:number-columns-repeated="999"/>
        </table:table-row>
        <table:table-row table:style-name="ro1">
          <table:table-cell table:style-name="ce152" office:value-type="float" office:value="15800" calcext:value-type="float">
            <text:p>15800</text:p>
          </table:table-cell>
          <table:table-cell table:formula="of:=LN([.A7])" office:value-type="float" office:value="9.66776521901506" calcext:value-type="float">
            <text:p>9.67</text:p>
          </table:table-cell>
          <table:table-cell office:value-type="float" office:value="15" calcext:value-type="float">
            <text:p>15</text:p>
          </table:table-cell>
          <table:table-cell table:formula="of:=[.C7]+274.15" office:value-type="float" office:value="289.15" calcext:value-type="float">
            <text:p>289.15</text:p>
          </table:table-cell>
          <table:table-cell table:formula="of:=1/[.D7]" office:value-type="float" office:value="0.00345841258862182" calcext:value-type="float">
            <text:p>0.003458</text:p>
          </table:table-cell>
          <table:table-cell table:style-name="ce10" office:value-type="string" calcext:value-type="string">
            <text:p>a[2]</text:p>
          </table:table-cell>
          <table:table-cell table:style-name="ce71" office:value-type="float" office:value="0.0000191419439391882" calcext:value-type="float">
            <text:p>1.91E-05</text:p>
          </table:table-cell>
          <table:table-cell table:formula="of:= 1/([.G$5]*[.B7]^0 + [.G$6]*[.B7]^1 + [.G$7]*[.B7]^2 + [.G$8]*[.B7]^3)" office:value-type="float" office:value="289.059319211916" calcext:value-type="float">
            <text:p>289.06</text:p>
          </table:table-cell>
          <table:table-cell table:formula="of:= -274.15+1/([.G$5]*LN([.A7])^0 + [.G$6]*LN([.A7])^1 + [.G$7]*LN([.A7])^2 + [.G$8]*LN([.A7])^3)" office:value-type="float" office:value="14.9093192119158" calcext:value-type="float">
            <text:p>14.9</text:p>
          </table:table-cell>
          <table:table-cell table:formula="of:=([.C7]-[.I7])" office:value-type="float" office:value="0.0906807880841711" calcext:value-type="float">
            <text:p>0.09</text:p>
          </table:table-cell>
          <table:table-cell table:style-name="ce10" office:value-type="string" calcext:value-type="string">
            <text:p>a[2]</text:p>
          </table:table-cell>
          <table:table-cell table:style-name="ce10" office:value-type="float" office:value="0.0000034563853340657" calcext:value-type="float">
            <text:p>3.4563853340657E-06</text:p>
          </table:table-cell>
          <table:table-cell table:style-name="ce14" table:formula="of:= 1/([.L$5]*[.B7]^0 + [.L$6]*[.B7]^1 + [.L$7]*[.B7]^2)" office:value-type="float" office:value="289.26548973121" calcext:value-type="float">
            <text:p>289.27</text:p>
          </table:table-cell>
          <table:table-cell table:formula="of:= -274.15+1/([.L$5]*LN([.$A7])^0 + [.L$6]*LN([.$A7])^1 + [.L$7]*LN([.$A7])^2)" office:value-type="float" office:value="15.1154897312097" calcext:value-type="float">
            <text:p>15.12</text:p>
          </table:table-cell>
          <table:table-cell table:formula="of:=([.C7]-[.N7])" office:value-type="float" office:value="-0.115489731209664" calcext:value-type="float">
            <text:p>-0.12</text:p>
          </table:table-cell>
          <table:table-cell table:style-name="ce10" office:value-type="string" calcext:value-type="string">
            <text:p>a[2]</text:p>
          </table:table-cell>
          <table:table-cell table:style-name="ce28" table:formula="of:=ROUND([.L7];[.Q$1]-(1+INT(LOG10(ABS([.L7])))))" office:value-type="float" office:value="0.00000345639" calcext:value-type="float">
            <text:p>3.45639000E-06</text:p>
          </table:table-cell>
          <table:table-cell/>
          <table:table-cell table:style-name="ce27" table:formula="of:= -274.15+1/([.Q$5]*LN([.$A7])^0 + [.Q$6]*LN([.$A7])^1 + [.Q$7]*LN([.$A7])^2)" office:value-type="float" office:value="15.1153288106053" calcext:value-type="float">
            <text:p>15.12</text:p>
          </table:table-cell>
          <table:table-cell table:number-columns-repeated="999"/>
        </table:table-row>
        <table:table-row table:style-name="ro1">
          <table:table-cell table:style-name="ce152" office:value-type="float" office:value="12528" calcext:value-type="float">
            <text:p>12528</text:p>
          </table:table-cell>
          <table:table-cell table:formula="of:=LN([.A8])" office:value-type="float" office:value="9.43572141823058" calcext:value-type="float">
            <text:p>9.44</text:p>
          </table:table-cell>
          <table:table-cell office:value-type="float" office:value="20" calcext:value-type="float">
            <text:p>20</text:p>
          </table:table-cell>
          <table:table-cell table:formula="of:=[.C8]+274.15" office:value-type="float" office:value="294.15" calcext:value-type="float">
            <text:p>294.15</text:p>
          </table:table-cell>
          <table:table-cell table:formula="of:=1/[.D8]" office:value-type="float" office:value="0.00339962604113548" calcext:value-type="float">
            <text:p>0.003400</text:p>
          </table:table-cell>
          <table:table-cell table:style-name="ce10" office:value-type="string" calcext:value-type="string">
            <text:p>a[3]</text:p>
          </table:table-cell>
          <table:table-cell table:style-name="ce71" office:value-type="float" office:value="-0.000000636504328625315" calcext:value-type="float">
            <text:p>-6.37E-07</text:p>
          </table:table-cell>
          <table:table-cell table:formula="of:= 1/([.G$5]*[.B8]^0 + [.G$6]*[.B8]^1 + [.G$7]*[.B8]^2 + [.G$8]*[.B8]^3)" office:value-type="float" office:value="294.096623340563" calcext:value-type="float">
            <text:p>294.10</text:p>
          </table:table-cell>
          <table:table-cell table:formula="of:= -274.15+1/([.G$5]*LN([.A8])^0 + [.G$6]*LN([.A8])^1 + [.G$7]*LN([.A8])^2 + [.G$8]*LN([.A8])^3)" office:value-type="float" office:value="19.9466233405629" calcext:value-type="float">
            <text:p>19.9</text:p>
          </table:table-cell>
          <table:table-cell table:formula="of:=([.C8]-[.I8])" office:value-type="float" office:value="0.0533766594371059" calcext:value-type="float">
            <text:p>0.05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float" office:value="0.999965831997581" calcext:value-type="float">
            <text:p>0.999965831997581</text:p>
          </table:table-cell>
          <table:table-cell table:style-name="ce14" table:formula="of:= 1/([.L$5]*[.B8]^0 + [.L$6]*[.B8]^1 + [.L$7]*[.B8]^2)" office:value-type="float" office:value="294.320215863001" calcext:value-type="float">
            <text:p>294.32</text:p>
          </table:table-cell>
          <table:table-cell table:formula="of:= -274.15+1/([.L$5]*LN([.$A8])^0 + [.L$6]*LN([.$A8])^1 + [.L$7]*LN([.$A8])^2)" office:value-type="float" office:value="20.1702158630007" calcext:value-type="float">
            <text:p>20.17</text:p>
          </table:table-cell>
          <table:table-cell table:formula="of:=([.C8]-[.N8])" office:value-type="float" office:value="-0.170215863000692" calcext:value-type="float">
            <text:p>-0.17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float" office:value="0.999965831997581" calcext:value-type="float">
            <text:p>0.999965831997581</text:p>
          </table:table-cell>
          <table:table-cell/>
          <table:table-cell table:style-name="ce27" table:formula="of:= -274.15+1/([.Q$5]*LN([.$A8])^0 + [.Q$6]*LN([.$A8])^1 + [.Q$7]*LN([.$A8])^2)" office:value-type="float" office:value="20.1700505728333" calcext:value-type="float">
            <text:p>20.17</text:p>
          </table:table-cell>
          <table:table-cell table:number-columns-repeated="999"/>
        </table:table-row>
        <table:table-row table:style-name="ro1">
          <table:table-cell table:style-name="ce152" office:value-type="float" office:value="10000" calcext:value-type="float">
            <text:p>10000</text:p>
          </table:table-cell>
          <table:table-cell table:formula="of:=LN([.A9])" office:value-type="float" office:value="9.21034037197618" calcext:value-type="float">
            <text:p>9.21</text:p>
          </table:table-cell>
          <table:table-cell office:value-type="float" office:value="25" calcext:value-type="float">
            <text:p>25</text:p>
          </table:table-cell>
          <table:table-cell table:formula="of:=[.C9]+274.15" office:value-type="float" office:value="299.15" calcext:value-type="float">
            <text:p>299.15</text:p>
          </table:table-cell>
          <table:table-cell table:formula="of:=1/[.D9]" office:value-type="float" office:value="0.00334280461307037" calcext:value-type="float">
            <text:p>0.003343</text:p>
          </table:table-cell>
          <table:table-cell table:style-name="ce10" office:value-type="string" calcext:value-type="string">
            <text:p>R²</text:p>
          </table:table-cell>
          <table:table-cell table:style-name="ce71" office:value-type="float" office:value="0.999992599360424" calcext:value-type="float">
            <text:p>1.00E+00</text:p>
          </table:table-cell>
          <table:table-cell table:formula="of:= 1/([.G$5]*[.B9]^0 + [.G$6]*[.B9]^1 + [.G$7]*[.B9]^2 + [.G$8]*[.B9]^3)" office:value-type="float" office:value="299.149925642846" calcext:value-type="float">
            <text:p>299.15</text:p>
          </table:table-cell>
          <table:table-cell table:formula="of:= -274.15+1/([.G$5]*LN([.A9])^0 + [.G$6]*LN([.A9])^1 + [.G$7]*LN([.A9])^2 + [.G$8]*LN([.A9])^3)" office:value-type="float" office:value="24.9999256428462" calcext:value-type="float">
            <text:p>25.0</text:p>
          </table:table-cell>
          <table:table-cell table:formula="of:=([.C9]-[.I9])" office:value-type="float" office:value="0.0000743571538350807" calcext:value-type="float">
            <text:p>0.00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6;29)" office:value-type="date" office:date-value="2021-06-29" calcext:value-type="date">
            <text:p>29/06/21</text:p>
          </table:table-cell>
          <table:table-cell table:style-name="ce14" table:formula="of:= 1/([.L$5]*[.B9]^0 + [.L$6]*[.B9]^1 + [.L$7]*[.B9]^2)" office:value-type="float" office:value="299.369905147598" calcext:value-type="float">
            <text:p>299.37</text:p>
          </table:table-cell>
          <table:table-cell table:formula="of:= -274.15+1/([.L$5]*LN([.$A9])^0 + [.L$6]*LN([.$A9])^1 + [.L$7]*LN([.$A9])^2)" office:value-type="float" office:value="25.2199051475976" calcext:value-type="float">
            <text:p>25.22</text:p>
          </table:table-cell>
          <table:table-cell table:formula="of:=([.C9]-[.N9])" office:value-type="float" office:value="-0.219905147597615" calcext:value-type="float">
            <text:p>-0.22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6;29)" office:value-type="date" office:date-value="2021-06-29" calcext:value-type="date">
            <text:p>29/06/21</text:p>
          </table:table-cell>
          <table:table-cell/>
          <table:table-cell table:style-name="ce27" table:formula="of:= -274.15+1/([.Q$5]*LN([.$A9])^0 + [.Q$6]*LN([.$A9])^1 + [.Q$7]*LN([.$A9])^2)" office:value-type="float" office:value="25.2197354037837" calcext:value-type="float">
            <text:p>25.22</text:p>
          </table:table-cell>
          <table:table-cell table:number-columns-repeated="999"/>
        </table:table-row>
        <table:table-row table:style-name="ro1">
          <table:table-cell table:style-name="ce152" office:value-type="float" office:value="8037" calcext:value-type="float">
            <text:p>8037</text:p>
          </table:table-cell>
          <table:table-cell table:formula="of:=LN([.A10])" office:value-type="float" office:value="8.99181115821272" calcext:value-type="float">
            <text:p>8.99</text:p>
          </table:table-cell>
          <table:table-cell office:value-type="float" office:value="30" calcext:value-type="float">
            <text:p>30</text:p>
          </table:table-cell>
          <table:table-cell table:formula="of:=[.C10]+274.15" office:value-type="float" office:value="304.15" calcext:value-type="float">
            <text:p>304.15</text:p>
          </table:table-cell>
          <table:table-cell table:formula="of:=1/[.D10]" office:value-type="float" office:value="0.00328785138911721" calcext:value-type="float">
            <text:p>0.003288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6;4)" office:value-type="date" office:date-value="2021-06-04" calcext:value-type="date">
            <text:p>04/06/21</text:p>
          </table:table-cell>
          <table:table-cell table:formula="of:= 1/([.G$5]*[.B10]^0 + [.G$6]*[.B10]^1 + [.G$7]*[.B10]^2 + [.G$8]*[.B10]^3)" office:value-type="float" office:value="304.204310864937" calcext:value-type="float">
            <text:p>304.20</text:p>
          </table:table-cell>
          <table:table-cell table:formula="of:= -274.15+1/([.G$5]*LN([.A10])^0 + [.G$6]*LN([.A10])^1 + [.G$7]*LN([.A10])^2 + [.G$8]*LN([.A10])^3)" office:value-type="float" office:value="30.0543108649366" calcext:value-type="float">
            <text:p>30.1</text:p>
          </table:table-cell>
          <table:table-cell table:formula="of:=([.C10]-[.I10])" office:value-type="float" office:value="-0.0543108649366104" calcext:value-type="float">
            <text:p>-0.05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22;58;50)" office:value-type="time" office:time-value="PT22H58M50S" calcext:value-type="time">
            <text:p>22:58:50</text:p>
          </table:table-cell>
          <table:table-cell table:style-name="ce14" table:formula="of:= 1/([.L$5]*[.B10]^0 + [.L$6]*[.B10]^1 + [.L$7]*[.B10]^2)" office:value-type="float" office:value="304.403259961618" calcext:value-type="float">
            <text:p>304.40</text:p>
          </table:table-cell>
          <table:table-cell table:formula="of:= -274.15+1/([.L$5]*LN([.$A10])^0 + [.L$6]*LN([.$A10])^1 + [.L$7]*LN([.$A10])^2)" office:value-type="float" office:value="30.2532599616183" calcext:value-type="float">
            <text:p>30.25</text:p>
          </table:table-cell>
          <table:table-cell table:formula="of:=([.C10]-[.N10])" office:value-type="float" office:value="-0.253259961618255" calcext:value-type="float">
            <text:p>-0.25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22;58;50)" office:value-type="time" office:time-value="PT22H58M50S" calcext:value-type="time">
            <text:p>22:58:50</text:p>
          </table:table-cell>
          <table:table-cell/>
          <table:table-cell table:style-name="ce27" table:formula="of:= -274.15+1/([.Q$5]*LN([.$A10])^0 + [.Q$6]*LN([.$A10])^1 + [.Q$7]*LN([.$A10])^2)" office:value-type="float" office:value="30.253085689975" calcext:value-type="float">
            <text:p>30.25</text:p>
          </table:table-cell>
          <table:table-cell table:number-columns-repeated="999"/>
        </table:table-row>
        <table:table-row table:style-name="ro1">
          <table:table-cell table:style-name="ce152" office:value-type="float" office:value="6506" calcext:value-type="float">
            <text:p>6506</text:p>
          </table:table-cell>
          <table:table-cell table:formula="of:=LN([.A11])" office:value-type="float" office:value="8.7804801070333" calcext:value-type="float">
            <text:p>8.78</text:p>
          </table:table-cell>
          <table:table-cell office:value-type="float" office:value="35" calcext:value-type="float">
            <text:p>35</text:p>
          </table:table-cell>
          <table:table-cell table:formula="of:=[.C11]+274.15" office:value-type="float" office:value="309.15" calcext:value-type="float">
            <text:p>309.15</text:p>
          </table:table-cell>
          <table:table-cell table:formula="of:=1/[.D11]" office:value-type="float" office:value="0.00323467572375869" calcext:value-type="float">
            <text:p>0.003235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12;5;19)" office:value-type="time" office:time-value="PT12H05M19S" calcext:value-type="time">
            <text:p>12:05:19</text:p>
          </table:table-cell>
          <table:table-cell table:formula="of:= 1/([.G$5]*[.B11]^0 + [.G$6]*[.B11]^1 + [.G$7]*[.B11]^2 + [.G$8]*[.B11]^3)" office:value-type="float" office:value="309.240265209663" calcext:value-type="float">
            <text:p>309.24</text:p>
          </table:table-cell>
          <table:table-cell table:formula="of:= -274.15+1/([.G$5]*LN([.A11])^0 + [.G$6]*LN([.A11])^1 + [.G$7]*LN([.A11])^2 + [.G$8]*LN([.A11])^3)" office:value-type="float" office:value="35.0902652096628" calcext:value-type="float">
            <text:p>35.1</text:p>
          </table:table-cell>
          <table:table-cell table:formula="of:=([.C11]-[.I11])" office:value-type="float" office:value="-0.090265209662789" calcext:value-type="float">
            <text:p>-0.09</text:p>
          </table:table-cell>
          <table:table-cell table:number-columns-repeated="2"/>
          <table:table-cell table:style-name="ce14" table:formula="of:= 1/([.L$5]*[.B11]^0 + [.L$6]*[.B11]^1 + [.L$7]*[.B11]^2)" office:value-type="float" office:value="309.404402317911" calcext:value-type="float">
            <text:p>309.40</text:p>
          </table:table-cell>
          <table:table-cell table:formula="of:= -274.15+1/([.L$5]*LN([.$A11])^0 + [.L$6]*LN([.$A11])^1 + [.L$7]*LN([.$A11])^2)" office:value-type="float" office:value="35.2544023179111" calcext:value-type="float">
            <text:p>35.25</text:p>
          </table:table-cell>
          <table:table-cell table:formula="of:=([.C11]-[.N11])" office:value-type="float" office:value="-0.254402317911115" calcext:value-type="float">
            <text:p>-0.25</text:p>
          </table:table-cell>
          <table:table-cell table:number-columns-repeated="3"/>
          <table:table-cell table:style-name="ce27" table:formula="of:= -274.15+1/([.Q$5]*LN([.$A11])^0 + [.Q$6]*LN([.$A11])^1 + [.Q$7]*LN([.$A11])^2)" office:value-type="float" office:value="35.2542234592248" calcext:value-type="float">
            <text:p>35.25</text:p>
          </table:table-cell>
          <table:table-cell table:number-columns-repeated="999"/>
        </table:table-row>
        <table:table-row table:style-name="ro1">
          <table:table-cell table:style-name="ce152" office:value-type="float" office:value="5301" calcext:value-type="float">
            <text:p>5301</text:p>
          </table:table-cell>
          <table:table-cell table:formula="of:=LN([.A12])" office:value-type="float" office:value="8.57565076098781" calcext:value-type="float">
            <text:p>8.58</text:p>
          </table:table-cell>
          <table:table-cell office:value-type="float" office:value="40" calcext:value-type="float">
            <text:p>40</text:p>
          </table:table-cell>
          <table:table-cell table:formula="of:=[.C12]+274.15" office:value-type="float" office:value="314.15" calcext:value-type="float">
            <text:p>314.15</text:p>
          </table:table-cell>
          <table:table-cell table:formula="of:=1/[.D12]" office:value-type="float" office:value="0.00318319274232055" calcext:value-type="float">
            <text:p>0.003183</text:p>
          </table:table-cell>
          <table:table-cell table:number-columns-repeated="2"/>
          <table:table-cell table:formula="of:= 1/([.G$5]*[.B12]^0 + [.G$6]*[.B12]^1 + [.G$7]*[.B12]^2 + [.G$8]*[.B12]^3)" office:value-type="float" office:value="314.26303573244" calcext:value-type="float">
            <text:p>314.26</text:p>
          </table:table-cell>
          <table:table-cell table:formula="of:= -274.15+1/([.G$5]*LN([.A12])^0 + [.G$6]*LN([.A12])^1 + [.G$7]*LN([.A12])^2 + [.G$8]*LN([.A12])^3)" office:value-type="float" office:value="40.1130357324404" calcext:value-type="float">
            <text:p>40.1</text:p>
          </table:table-cell>
          <table:table-cell table:formula="of:=([.C12]-[.I12])" office:value-type="float" office:value="-0.113035732440437" calcext:value-type="float">
            <text:p>-0.11</text:p>
          </table:table-cell>
          <table:table-cell table:number-columns-repeated="2"/>
          <table:table-cell table:style-name="ce14" table:formula="of:= 1/([.L$5]*[.B12]^0 + [.L$6]*[.B12]^1 + [.L$7]*[.B12]^2)" office:value-type="float" office:value="314.381922139474" calcext:value-type="float">
            <text:p>314.38</text:p>
          </table:table-cell>
          <table:table-cell table:formula="of:= -274.15+1/([.L$5]*LN([.$A12])^0 + [.L$6]*LN([.$A12])^1 + [.L$7]*LN([.$A12])^2)" office:value-type="float" office:value="40.2319221394739" calcext:value-type="float">
            <text:p>40.23</text:p>
          </table:table-cell>
          <table:table-cell table:formula="of:=([.C12]-[.N12])" office:value-type="float" office:value="-0.231922139473909" calcext:value-type="float">
            <text:p>-0.23</text:p>
          </table:table-cell>
          <table:table-cell table:number-columns-repeated="3"/>
          <table:table-cell table:style-name="ce27" table:formula="of:= -274.15+1/([.Q$5]*LN([.$A12])^0 + [.Q$6]*LN([.$A12])^1 + [.Q$7]*LN([.$A12])^2)" office:value-type="float" office:value="40.2317386275623" calcext:value-type="float">
            <text:p>40.23</text:p>
          </table:table-cell>
          <table:table-cell table:number-columns-repeated="999"/>
        </table:table-row>
        <table:table-row table:style-name="ro1">
          <table:table-cell table:style-name="ce152" office:value-type="float" office:value="4348" calcext:value-type="float">
            <text:p>4348</text:p>
          </table:table-cell>
          <table:table-cell table:formula="of:=LN([.A13])" office:value-type="float" office:value="8.3774712482411" calcext:value-type="float">
            <text:p>8.38</text:p>
          </table:table-cell>
          <table:table-cell office:value-type="float" office:value="45" calcext:value-type="float">
            <text:p>45</text:p>
          </table:table-cell>
          <table:table-cell table:formula="of:=[.C13]+274.15" office:value-type="float" office:value="319.15" calcext:value-type="float">
            <text:p>319.15</text:p>
          </table:table-cell>
          <table:table-cell table:formula="of:=1/[.D13]" office:value-type="float" office:value="0.0031333228889237" calcext:value-type="float">
            <text:p>0.003133</text:p>
          </table:table-cell>
          <table:table-cell table:style-name="ce65" office:value-type="string" calcext:value-type="string" table:number-columns-spanned="2" table:number-rows-spanned="2">
            <text:p>← Values from MF58</text:p>
            <text:p> Data sheet</text:p>
          </table:table-cell>
          <table:covered-table-cell/>
          <table:table-cell table:formula="of:= 1/([.G$5]*[.B13]^0 + [.G$6]*[.B13]^1 + [.G$7]*[.B13]^2 + [.G$8]*[.B13]^3)" office:value-type="float" office:value="319.258034123781" calcext:value-type="float">
            <text:p>319.26</text:p>
          </table:table-cell>
          <table:table-cell table:formula="of:= -274.15+1/([.G$5]*LN([.A13])^0 + [.G$6]*LN([.A13])^1 + [.G$7]*LN([.A13])^2 + [.G$8]*LN([.A13])^3)" office:value-type="float" office:value="45.108034123781" calcext:value-type="float">
            <text:p>45.1</text:p>
          </table:table-cell>
          <table:table-cell table:formula="of:=([.C13]-[.I13])" office:value-type="float" office:value="-0.108034123780953" calcext:value-type="float">
            <text:p>-0.11</text:p>
          </table:table-cell>
          <table:table-cell table:number-columns-repeated="2"/>
          <table:table-cell table:style-name="ce14" table:formula="of:= 1/([.L$5]*[.B13]^0 + [.L$6]*[.B13]^1 + [.L$7]*[.B13]^2)" office:value-type="float" office:value="319.324540848193" calcext:value-type="float">
            <text:p>319.32</text:p>
          </table:table-cell>
          <table:table-cell table:formula="of:= -274.15+1/([.L$5]*LN([.$A13])^0 + [.L$6]*LN([.$A13])^1 + [.L$7]*LN([.$A13])^2)" office:value-type="float" office:value="45.1745408481932" calcext:value-type="float">
            <text:p>45.17</text:p>
          </table:table-cell>
          <table:table-cell table:formula="of:=([.C13]-[.N13])" office:value-type="float" office:value="-0.174540848193146" calcext:value-type="float">
            <text:p>-0.17</text:p>
          </table:table-cell>
          <table:table-cell table:number-columns-repeated="3"/>
          <table:table-cell table:style-name="ce27" table:formula="of:= -274.15+1/([.Q$5]*LN([.$A13])^0 + [.Q$6]*LN([.$A13])^1 + [.Q$7]*LN([.$A13])^2)" office:value-type="float" office:value="45.1743526284294" calcext:value-type="float">
            <text:p>45.17</text:p>
          </table:table-cell>
          <table:table-cell table:number-columns-repeated="999"/>
        </table:table-row>
        <table:table-row table:style-name="ro1">
          <table:table-cell table:style-name="ce152" office:value-type="float" office:value="3588" calcext:value-type="float">
            <text:p>3588</text:p>
          </table:table-cell>
          <table:table-cell table:formula="of:=LN([.A14])" office:value-type="float" office:value="8.18535022317869" calcext:value-type="float">
            <text:p>8.19</text:p>
          </table:table-cell>
          <table:table-cell office:value-type="float" office:value="50" calcext:value-type="float">
            <text:p>50</text:p>
          </table:table-cell>
          <table:table-cell table:formula="of:=[.C14]+274.15" office:value-type="float" office:value="324.15" calcext:value-type="float">
            <text:p>324.15</text:p>
          </table:table-cell>
          <table:table-cell table:formula="of:=1/[.D14]" office:value-type="float" office:value="0.00308499151627333" calcext:value-type="float">
            <text:p>0.003085</text:p>
          </table:table-cell>
          <table:covered-table-cell table:number-columns-repeated="2"/>
          <table:table-cell table:formula="of:= 1/([.G$5]*[.B14]^0 + [.G$6]*[.B14]^1 + [.G$7]*[.B14]^2 + [.G$8]*[.B14]^3)" office:value-type="float" office:value="324.229517976632" calcext:value-type="float">
            <text:p>324.23</text:p>
          </table:table-cell>
          <table:table-cell table:formula="of:= -274.15+1/([.G$5]*LN([.A14])^0 + [.G$6]*LN([.A14])^1 + [.G$7]*LN([.A14])^2 + [.G$8]*LN([.A14])^3)" office:value-type="float" office:value="50.0795179766317" calcext:value-type="float">
            <text:p>50.1</text:p>
          </table:table-cell>
          <table:table-cell table:formula="of:=([.C14]-[.I14])" office:value-type="float" office:value="-0.0795179766317347" calcext:value-type="float">
            <text:p>-0.08</text:p>
          </table:table-cell>
          <table:table-cell table:number-columns-repeated="2"/>
          <table:table-cell table:style-name="ce14" table:formula="of:= 1/([.L$5]*[.B14]^0 + [.L$6]*[.B14]^1 + [.L$7]*[.B14]^2)" office:value-type="float" office:value="324.239465240879" calcext:value-type="float">
            <text:p>324.24</text:p>
          </table:table-cell>
          <table:table-cell table:formula="of:= -274.15+1/([.L$5]*LN([.$A14])^0 + [.L$6]*LN([.$A14])^1 + [.L$7]*LN([.$A14])^2)" office:value-type="float" office:value="50.0894652408788" calcext:value-type="float">
            <text:p>50.09</text:p>
          </table:table-cell>
          <table:table-cell table:formula="of:=([.C14]-[.N14])" office:value-type="float" office:value="-0.0894652408788375" calcext:value-type="float">
            <text:p>-0.09</text:p>
          </table:table-cell>
          <table:table-cell table:number-columns-repeated="3"/>
          <table:table-cell table:style-name="ce27" table:formula="of:= -274.15+1/([.Q$5]*LN([.$A14])^0 + [.Q$6]*LN([.$A14])^1 + [.Q$7]*LN([.$A14])^2)" office:value-type="float" office:value="50.089272252919" calcext:value-type="float">
            <text:p>50.09</text:p>
          </table:table-cell>
          <table:table-cell table:number-columns-repeated="999"/>
        </table:table-row>
        <table:table-row table:style-name="ro1">
          <table:table-cell table:style-name="ce152" office:value-type="float" office:value="2974" calcext:value-type="float">
            <text:p>2974</text:p>
          </table:table-cell>
          <table:table-cell table:formula="of:=LN([.A15])" office:value-type="float" office:value="7.9976631270201" calcext:value-type="float">
            <text:p>8.00</text:p>
          </table:table-cell>
          <table:table-cell office:value-type="float" office:value="55" calcext:value-type="float">
            <text:p>55</text:p>
          </table:table-cell>
          <table:table-cell table:formula="of:=[.C15]+274.15" office:value-type="float" office:value="329.15" calcext:value-type="float">
            <text:p>329.15</text:p>
          </table:table-cell>
          <table:table-cell table:formula="of:=1/[.D15]" office:value-type="float" office:value="0.00303812851283609" calcext:value-type="float">
            <text:p>0.003038</text:p>
          </table:table-cell>
          <table:table-cell table:number-columns-repeated="2"/>
          <table:table-cell table:formula="of:= 1/([.G$5]*[.B15]^0 + [.G$6]*[.B15]^1 + [.G$7]*[.B15]^2 + [.G$8]*[.B15]^3)" office:value-type="float" office:value="329.210975465465" calcext:value-type="float">
            <text:p>329.21</text:p>
          </table:table-cell>
          <table:table-cell table:formula="of:= -274.15+1/([.G$5]*LN([.A15])^0 + [.G$6]*LN([.A15])^1 + [.G$7]*LN([.A15])^2 + [.G$8]*LN([.A15])^3)" office:value-type="float" office:value="55.060975465465" calcext:value-type="float">
            <text:p>55.1</text:p>
          </table:table-cell>
          <table:table-cell table:formula="of:=([.C15]-[.I15])" office:value-type="float" office:value="-0.0609754654650487" calcext:value-type="float">
            <text:p>-0.06</text:p>
          </table:table-cell>
          <table:table-cell table:number-columns-repeated="2"/>
          <table:table-cell table:style-name="ce14" table:formula="of:= 1/([.L$5]*[.B15]^0 + [.L$6]*[.B15]^1 + [.L$7]*[.B15]^2)" office:value-type="float" office:value="329.162591395238" calcext:value-type="float">
            <text:p>329.16</text:p>
          </table:table-cell>
          <table:table-cell table:formula="of:= -274.15+1/([.L$5]*LN([.$A15])^0 + [.L$6]*LN([.$A15])^1 + [.L$7]*LN([.$A15])^2)" office:value-type="float" office:value="55.0125913952377" calcext:value-type="float">
            <text:p>55.01</text:p>
          </table:table-cell>
          <table:table-cell table:formula="of:=([.C15]-[.N15])" office:value-type="float" office:value="-0.0125913952376777" calcext:value-type="float">
            <text:p>-0.01</text:p>
          </table:table-cell>
          <table:table-cell table:number-columns-repeated="3"/>
          <table:table-cell table:style-name="ce27" table:formula="of:= -274.15+1/([.Q$5]*LN([.$A15])^0 + [.Q$6]*LN([.$A15])^1 + [.Q$7]*LN([.$A15])^2)" office:value-type="float" office:value="55.0123935439427" calcext:value-type="float">
            <text:p>55.01</text:p>
          </table:table-cell>
          <table:table-cell table:number-columns-repeated="999"/>
        </table:table-row>
        <table:table-row table:style-name="ro1">
          <table:table-cell table:style-name="ce152" office:value-type="float" office:value="2477" calcext:value-type="float">
            <text:p>2477</text:p>
          </table:table-cell>
          <table:table-cell table:formula="of:=LN([.A16])" office:value-type="float" office:value="7.81480342948936" calcext:value-type="float">
            <text:p>7.81</text:p>
          </table:table-cell>
          <table:table-cell office:value-type="float" office:value="60" calcext:value-type="float">
            <text:p>60</text:p>
          </table:table-cell>
          <table:table-cell table:formula="of:=[.C16]+274.15" office:value-type="float" office:value="334.15" calcext:value-type="float">
            <text:p>334.15</text:p>
          </table:table-cell>
          <table:table-cell table:formula="of:=1/[.D16]" office:value-type="float" office:value="0.00299266796348945" calcext:value-type="float">
            <text:p>0.002993</text:p>
          </table:table-cell>
          <table:table-cell table:number-columns-repeated="2"/>
          <table:table-cell table:formula="of:= 1/([.G$5]*[.B16]^0 + [.G$6]*[.B16]^1 + [.G$7]*[.B16]^2 + [.G$8]*[.B16]^3)" office:value-type="float" office:value="334.184493296778" calcext:value-type="float">
            <text:p>334.18</text:p>
          </table:table-cell>
          <table:table-cell table:formula="of:= -274.15+1/([.G$5]*LN([.A16])^0 + [.G$6]*LN([.A16])^1 + [.G$7]*LN([.A16])^2 + [.G$8]*LN([.A16])^3)" office:value-type="float" office:value="60.0344932967784" calcext:value-type="float">
            <text:p>60.0</text:p>
          </table:table-cell>
          <table:table-cell table:formula="of:=([.C16]-[.I16])" office:value-type="float" office:value="-0.0344932967783507" calcext:value-type="float">
            <text:p>-0.03</text:p>
          </table:table-cell>
          <table:table-cell table:number-columns-repeated="2"/>
          <table:table-cell table:style-name="ce14" table:formula="of:= 1/([.L$5]*[.B16]^0 + [.L$6]*[.B16]^1 + [.L$7]*[.B16]^2)" office:value-type="float" office:value="334.078894072407" calcext:value-type="float">
            <text:p>334.08</text:p>
          </table:table-cell>
          <table:table-cell table:formula="of:= -274.15+1/([.L$5]*LN([.$A16])^0 + [.L$6]*LN([.$A16])^1 + [.L$7]*LN([.$A16])^2)" office:value-type="float" office:value="59.9288940724073" calcext:value-type="float">
            <text:p>59.93</text:p>
          </table:table-cell>
          <table:table-cell table:formula="of:=([.C16]-[.N16])" office:value-type="float" office:value="0.0711059275927255" calcext:value-type="float">
            <text:p>0.07</text:p>
          </table:table-cell>
          <table:table-cell table:number-columns-repeated="3"/>
          <table:table-cell table:style-name="ce27" table:formula="of:= -274.15+1/([.Q$5]*LN([.$A16])^0 + [.Q$6]*LN([.$A16])^1 + [.Q$7]*LN([.$A16])^2)" office:value-type="float" office:value="59.9286912769759" calcext:value-type="float">
            <text:p>59.93</text:p>
          </table:table-cell>
          <table:table-cell table:number-columns-repeated="999"/>
        </table:table-row>
        <table:table-row table:style-name="ro1">
          <table:table-cell table:style-name="ce152" office:value-type="float" office:value="2047" calcext:value-type="float">
            <text:p>2047</text:p>
          </table:table-cell>
          <table:table-cell table:formula="of:=LN([.A17])" office:value-type="float" office:value="7.62413058566129" calcext:value-type="float">
            <text:p>7.62</text:p>
          </table:table-cell>
          <table:table-cell office:value-type="float" office:value="65" calcext:value-type="float">
            <text:p>65</text:p>
          </table:table-cell>
          <table:table-cell table:formula="of:=[.C17]+274.15" office:value-type="float" office:value="339.15" calcext:value-type="float">
            <text:p>339.15</text:p>
          </table:table-cell>
          <table:table-cell table:formula="of:=1/[.D17]" office:value-type="float" office:value="0.00294854784018871" calcext:value-type="float">
            <text:p>0.002949</text:p>
          </table:table-cell>
          <table:table-cell table:number-columns-repeated="2"/>
          <table:table-cell table:formula="of:= 1/([.G$5]*[.B17]^0 + [.G$6]*[.B17]^1 + [.G$7]*[.B17]^2 + [.G$8]*[.B17]^3)" office:value-type="float" office:value="339.498438712702" calcext:value-type="float">
            <text:p>339.50</text:p>
          </table:table-cell>
          <table:table-cell table:formula="of:= -274.15+1/([.G$5]*LN([.A17])^0 + [.G$6]*LN([.A17])^1 + [.G$7]*LN([.A17])^2 + [.G$8]*LN([.A17])^3)" office:value-type="float" office:value="65.3484387127019" calcext:value-type="float">
            <text:p>65.3</text:p>
          </table:table-cell>
          <table:table-cell table:formula="of:=([.C17]-[.I17])" office:value-type="float" office:value="-0.348438712701864" calcext:value-type="float">
            <text:p>-0.35</text:p>
          </table:table-cell>
          <table:table-cell table:number-columns-repeated="2"/>
          <table:table-cell table:style-name="ce14" table:formula="of:= 1/([.L$5]*[.B17]^0 + [.L$6]*[.B17]^1 + [.L$7]*[.B17]^2)" office:value-type="float" office:value="339.335787912738" calcext:value-type="float">
            <text:p>339.34</text:p>
          </table:table-cell>
          <table:table-cell table:formula="of:= -274.15+1/([.L$5]*LN([.$A17])^0 + [.L$6]*LN([.$A17])^1 + [.L$7]*LN([.$A17])^2)" office:value-type="float" office:value="65.1857879127377" calcext:value-type="float">
            <text:p>65.19</text:p>
          </table:table-cell>
          <table:table-cell table:formula="of:=([.C17]-[.N17])" office:value-type="float" office:value="-0.18578791273768" calcext:value-type="float">
            <text:p>-0.19</text:p>
          </table:table-cell>
          <table:table-cell table:number-columns-repeated="3"/>
          <table:table-cell table:style-name="ce27" table:formula="of:= -274.15+1/([.Q$5]*LN([.$A17])^0 + [.Q$6]*LN([.$A17])^1 + [.Q$7]*LN([.$A17])^2)" office:value-type="float" office:value="65.1855797333566" calcext:value-type="float">
            <text:p>65.19</text:p>
          </table:table-cell>
          <table:table-cell table:number-columns-repeated="999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formula="of:=LN([.A18])" office:value-type="float" office:value="7.46393660446893" calcext:value-type="float">
            <text:p>7.46</text:p>
          </table:table-cell>
          <table:table-cell office:value-type="float" office:value="70" calcext:value-type="float">
            <text:p>70</text:p>
          </table:table-cell>
          <table:table-cell table:formula="of:=[.C18]+274.15" office:value-type="float" office:value="344.15" calcext:value-type="float">
            <text:p>344.15</text:p>
          </table:table-cell>
          <table:table-cell table:formula="of:=1/[.D18]" office:value-type="float" office:value="0.00290570971959901" calcext:value-type="float">
            <text:p>0.002906</text:p>
          </table:table-cell>
          <table:table-cell table:number-columns-repeated="2"/>
          <table:table-cell table:formula="of:= 1/([.G$5]*[.B18]^0 + [.G$6]*[.B18]^1 + [.G$7]*[.B18]^2 + [.G$8]*[.B18]^3)" office:value-type="float" office:value="344.064987150698" calcext:value-type="float">
            <text:p>344.06</text:p>
          </table:table-cell>
          <table:table-cell table:formula="of:= -274.15+1/([.G$5]*LN([.A18])^0 + [.G$6]*LN([.A18])^1 + [.G$7]*LN([.A18])^2 + [.G$8]*LN([.A18])^3)" office:value-type="float" office:value="69.9149871506984" calcext:value-type="float">
            <text:p>69.9</text:p>
          </table:table-cell>
          <table:table-cell table:formula="of:=([.C18]-[.I18])" office:value-type="float" office:value="0.08501284930162" calcext:value-type="float">
            <text:p>0.09</text:p>
          </table:table-cell>
          <table:table-cell table:number-columns-repeated="2"/>
          <table:table-cell table:style-name="ce14" table:formula="of:= 1/([.L$5]*[.B18]^0 + [.L$6]*[.B18]^1 + [.L$7]*[.B18]^2)" office:value-type="float" office:value="343.858998950528" calcext:value-type="float">
            <text:p>343.86</text:p>
          </table:table-cell>
          <table:table-cell table:formula="of:= -274.15+1/([.L$5]*LN([.$A18])^0 + [.L$6]*LN([.$A18])^1 + [.L$7]*LN([.$A18])^2)" office:value-type="float" office:value="69.7089989505279" calcext:value-type="float">
            <text:p>69.71</text:p>
          </table:table-cell>
          <table:table-cell table:formula="of:=([.C18]-[.N18])" office:value-type="float" office:value="0.291001049472072" calcext:value-type="float">
            <text:p>0.29</text:p>
          </table:table-cell>
          <table:table-cell table:number-columns-repeated="3"/>
          <table:table-cell table:style-name="ce27" table:formula="of:= -274.15+1/([.Q$5]*LN([.$A18])^0 + [.Q$6]*LN([.$A18])^1 + [.Q$7]*LN([.$A18])^2)" office:value-type="float" office:value="69.7087860577333" calcext:value-type="float">
            <text:p>69.71</text:p>
          </table:table-cell>
          <table:table-cell table:number-columns-repeated="999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LN([.A19])" office:value-type="float" office:value="7.29301767977278" calcext:value-type="float">
            <text:p>7.29</text:p>
          </table:table-cell>
          <table:table-cell office:value-type="float" office:value="75" calcext:value-type="float">
            <text:p>75</text:p>
          </table:table-cell>
          <table:table-cell table:formula="of:=[.C19]+274.15" office:value-type="float" office:value="349.15" calcext:value-type="float">
            <text:p>349.15</text:p>
          </table:table-cell>
          <table:table-cell table:formula="of:=1/[.D19]" office:value-type="float" office:value="0.00286409852498926" calcext:value-type="float">
            <text:p>0.002864</text:p>
          </table:table-cell>
          <table:table-cell table:number-columns-repeated="2"/>
          <table:table-cell table:formula="of:= 1/([.G$5]*[.B19]^0 + [.G$6]*[.B19]^1 + [.G$7]*[.B19]^2 + [.G$8]*[.B19]^3)" office:value-type="float" office:value="349.040935504542" calcext:value-type="float">
            <text:p>349.04</text:p>
          </table:table-cell>
          <table:table-cell table:formula="of:= -274.15+1/([.G$5]*LN([.A19])^0 + [.G$6]*LN([.A19])^1 + [.G$7]*LN([.A19])^2 + [.G$8]*LN([.A19])^3)" office:value-type="float" office:value="74.8909355045422" calcext:value-type="float">
            <text:p>74.9</text:p>
          </table:table-cell>
          <table:table-cell table:formula="of:=([.C19]-[.I19])" office:value-type="float" office:value="0.109064495457801" calcext:value-type="float">
            <text:p>0.11</text:p>
          </table:table-cell>
          <table:table-cell table:number-columns-repeated="2"/>
          <table:table-cell table:style-name="ce14" table:formula="of:= 1/([.L$5]*[.B19]^0 + [.L$6]*[.B19]^1 + [.L$7]*[.B19]^2)" office:value-type="float" office:value="348.796122083389" calcext:value-type="float">
            <text:p>348.80</text:p>
          </table:table-cell>
          <table:table-cell table:formula="of:= -274.15+1/([.L$5]*LN([.$A19])^0 + [.L$6]*LN([.$A19])^1 + [.L$7]*LN([.$A19])^2)" office:value-type="float" office:value="74.6461220833893" calcext:value-type="float">
            <text:p>74.65</text:p>
          </table:table-cell>
          <table:table-cell table:formula="of:=([.C19]-[.N19])" office:value-type="float" office:value="0.353877916610656" calcext:value-type="float">
            <text:p>0.35</text:p>
          </table:table-cell>
          <table:table-cell table:number-columns-repeated="3"/>
          <table:table-cell table:style-name="ce27" table:formula="of:= -274.15+1/([.Q$5]*LN([.$A19])^0 + [.Q$6]*LN([.$A19])^1 + [.Q$7]*LN([.$A19])^2)" office:value-type="float" office:value="74.6459039600619" calcext:value-type="float">
            <text:p>74.65</text:p>
          </table:table-cell>
          <table:table-cell table:number-columns-repeated="999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formula="of:=LN([.A20])" office:value-type="float" office:value="7.12608727329913" calcext:value-type="float">
            <text:p>7.13</text:p>
          </table:table-cell>
          <table:table-cell office:value-type="float" office:value="80" calcext:value-type="float">
            <text:p>80</text:p>
          </table:table-cell>
          <table:table-cell table:formula="of:=[.C20]+274.15" office:value-type="float" office:value="354.15" calcext:value-type="float">
            <text:p>354.15</text:p>
          </table:table-cell>
          <table:table-cell table:formula="of:=1/[.D20]" office:value-type="float" office:value="0.00282366228999012" calcext:value-type="float">
            <text:p>0.002824</text:p>
          </table:table-cell>
          <table:table-cell table:number-columns-repeated="2"/>
          <table:table-cell table:formula="of:= 1/([.G$5]*[.B20]^0 + [.G$6]*[.B20]^1 + [.G$7]*[.B20]^2 + [.G$8]*[.B20]^3)" office:value-type="float" office:value="354.00483506697" calcext:value-type="float">
            <text:p>354.00</text:p>
          </table:table-cell>
          <table:table-cell table:formula="of:= -274.15+1/([.G$5]*LN([.A20])^0 + [.G$6]*LN([.A20])^1 + [.G$7]*LN([.A20])^2 + [.G$8]*LN([.A20])^3)" office:value-type="float" office:value="79.8548350669705" calcext:value-type="float">
            <text:p>79.9</text:p>
          </table:table-cell>
          <table:table-cell table:formula="of:=([.C20]-[.I20])" office:value-type="float" office:value="0.145164933029491" calcext:value-type="float">
            <text:p>0.15</text:p>
          </table:table-cell>
          <table:table-cell table:number-columns-repeated="2"/>
          <table:table-cell table:style-name="ce14" table:formula="of:= 1/([.L$5]*[.B20]^0 + [.L$6]*[.B20]^1 + [.L$7]*[.B20]^2)" office:value-type="float" office:value="353.732437734501" calcext:value-type="float">
            <text:p>353.73</text:p>
          </table:table-cell>
          <table:table-cell table:formula="of:= -274.15+1/([.L$5]*LN([.$A20])^0 + [.L$6]*LN([.$A20])^1 + [.L$7]*LN([.$A20])^2)" office:value-type="float" office:value="79.5824377345008" calcext:value-type="float">
            <text:p>79.58</text:p>
          </table:table-cell>
          <table:table-cell table:formula="of:=([.C20]-[.N20])" office:value-type="float" office:value="0.417562265499157" calcext:value-type="float">
            <text:p>0.42</text:p>
          </table:table-cell>
          <table:table-cell table:number-columns-repeated="3"/>
          <table:table-cell table:style-name="ce27" table:formula="of:= -274.15+1/([.Q$5]*LN([.$A20])^0 + [.Q$6]*LN([.$A20])^1 + [.Q$7]*LN([.$A20])^2)" office:value-type="float" office:value="79.5822142915587" calcext:value-type="float">
            <text:p>79.58</text:p>
          </table:table-cell>
          <table:table-cell table:number-columns-repeated="999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LN([.A21])" office:value-type="float" office:value="6.96318998587024" calcext:value-type="float">
            <text:p>6.96</text:p>
          </table:table-cell>
          <table:table-cell office:value-type="float" office:value="85" calcext:value-type="float">
            <text:p>85</text:p>
          </table:table-cell>
          <table:table-cell table:formula="of:=[.C21]+274.15" office:value-type="float" office:value="359.15" calcext:value-type="float">
            <text:p>359.15</text:p>
          </table:table-cell>
          <table:table-cell table:formula="of:=1/[.D21]" office:value-type="float" office:value="0.00278435194208548" calcext:value-type="float">
            <text:p>0.002784</text:p>
          </table:table-cell>
          <table:table-cell table:number-columns-repeated="2"/>
          <table:table-cell table:formula="of:= 1/([.G$5]*[.B21]^0 + [.G$6]*[.B21]^1 + [.G$7]*[.B21]^2 + [.G$8]*[.B21]^3)" office:value-type="float" office:value="358.948533290409" calcext:value-type="float">
            <text:p>358.95</text:p>
          </table:table-cell>
          <table:table-cell table:formula="of:= -274.15+1/([.G$5]*LN([.A21])^0 + [.G$6]*LN([.A21])^1 + [.G$7]*LN([.A21])^2 + [.G$8]*LN([.A21])^3)" office:value-type="float" office:value="84.7985332904091" calcext:value-type="float">
            <text:p>84.8</text:p>
          </table:table-cell>
          <table:table-cell table:formula="of:=([.C21]-[.I21])" office:value-type="float" office:value="0.201466709590932" calcext:value-type="float">
            <text:p>0.20</text:p>
          </table:table-cell>
          <table:table-cell table:number-columns-repeated="2"/>
          <table:table-cell table:style-name="ce14" table:formula="of:= 1/([.L$5]*[.B21]^0 + [.L$6]*[.B21]^1 + [.L$7]*[.B21]^2)" office:value-type="float" office:value="358.662184511407" calcext:value-type="float">
            <text:p>358.66</text:p>
          </table:table-cell>
          <table:table-cell table:formula="of:= -274.15+1/([.L$5]*LN([.$A21])^0 + [.L$6]*LN([.$A21])^1 + [.L$7]*LN([.$A21])^2)" office:value-type="float" office:value="84.5121845114067" calcext:value-type="float">
            <text:p>84.51</text:p>
          </table:table-cell>
          <table:table-cell table:formula="of:=([.C21]-[.N21])" office:value-type="float" office:value="0.487815488593355" calcext:value-type="float">
            <text:p>0.49</text:p>
          </table:table-cell>
          <table:table-cell table:number-columns-repeated="3"/>
          <table:table-cell table:style-name="ce27" table:formula="of:= -274.15+1/([.Q$5]*LN([.$A21])^0 + [.Q$6]*LN([.$A21])^1 + [.Q$7]*LN([.$A21])^2)" office:value-type="float" office:value="84.5119556657771" calcext:value-type="float">
            <text:p>84.51</text:p>
          </table:table-cell>
          <table:table-cell table:number-columns-repeated="999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LN([.A22])" office:value-type="float" office:value="6.8001700683022" calcext:value-type="float">
            <text:p>6.80</text:p>
          </table:table-cell>
          <table:table-cell office:value-type="float" office:value="90" calcext:value-type="float">
            <text:p>90</text:p>
          </table:table-cell>
          <table:table-cell table:formula="of:=[.C22]+274.15" office:value-type="float" office:value="364.15" calcext:value-type="float">
            <text:p>364.15</text:p>
          </table:table-cell>
          <table:table-cell table:formula="of:=1/[.D22]" office:value-type="float" office:value="0.00274612110394068" calcext:value-type="float">
            <text:p>0.002746</text:p>
          </table:table-cell>
          <table:table-cell table:number-columns-repeated="2"/>
          <table:table-cell table:formula="of:= 1/([.G$5]*[.B22]^0 + [.G$6]*[.B22]^1 + [.G$7]*[.B22]^2 + [.G$8]*[.B22]^3)" office:value-type="float" office:value="363.994991159006" calcext:value-type="float">
            <text:p>363.99</text:p>
          </table:table-cell>
          <table:table-cell table:formula="of:= -274.15+1/([.G$5]*LN([.A22])^0 + [.G$6]*LN([.A22])^1 + [.G$7]*LN([.A22])^2 + [.G$8]*LN([.A22])^3)" office:value-type="float" office:value="89.8449911590065" calcext:value-type="float">
            <text:p>89.8</text:p>
          </table:table-cell>
          <table:table-cell table:formula="of:=([.C22]-[.I22])" office:value-type="float" office:value="0.155008840993503" calcext:value-type="float">
            <text:p>0.16</text:p>
          </table:table-cell>
          <table:table-cell table:number-columns-repeated="2"/>
          <table:table-cell table:style-name="ce14" table:formula="of:= 1/([.L$5]*[.B22]^0 + [.L$6]*[.B22]^1 + [.L$7]*[.B22]^2)" office:value-type="float" office:value="363.710854172167" calcext:value-type="float">
            <text:p>363.71</text:p>
          </table:table-cell>
          <table:table-cell table:formula="of:= -274.15+1/([.L$5]*LN([.$A22])^0 + [.L$6]*LN([.$A22])^1 + [.L$7]*LN([.$A22])^2)" office:value-type="float" office:value="89.5608541721668" calcext:value-type="float">
            <text:p>89.56</text:p>
          </table:table-cell>
          <table:table-cell table:formula="of:=([.C22]-[.N22])" office:value-type="float" office:value="0.439145827833215" calcext:value-type="float">
            <text:p>0.44</text:p>
          </table:table-cell>
          <table:table-cell table:number-columns-repeated="3"/>
          <table:table-cell table:style-name="ce27" table:formula="of:= -274.15+1/([.Q$5]*LN([.$A22])^0 + [.Q$6]*LN([.$A22])^1 + [.Q$7]*LN([.$A22])^2)" office:value-type="float" office:value="89.5606196997349" calcext:value-type="float">
            <text:p>89.56</text:p>
          </table:table-cell>
          <table:table-cell table:number-columns-repeated="999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LN([.A23])" office:value-type="float" office:value="6.63987583382654" calcext:value-type="float">
            <text:p>6.64</text:p>
          </table:table-cell>
          <table:table-cell office:value-type="float" office:value="95" calcext:value-type="float">
            <text:p>95</text:p>
          </table:table-cell>
          <table:table-cell table:formula="of:=[.C23]+274.15" office:value-type="float" office:value="369.15" calcext:value-type="float">
            <text:p>369.15</text:p>
          </table:table-cell>
          <table:table-cell table:formula="of:=1/[.D23]" office:value-type="float" office:value="0.00270892591087634" calcext:value-type="float">
            <text:p>0.002709</text:p>
          </table:table-cell>
          <table:table-cell table:number-columns-repeated="2"/>
          <table:table-cell table:formula="of:= 1/([.G$5]*[.B23]^0 + [.G$6]*[.B23]^1 + [.G$7]*[.B23]^2 + [.G$8]*[.B23]^3)" office:value-type="float" office:value="369.053916865939" calcext:value-type="float">
            <text:p>369.05</text:p>
          </table:table-cell>
          <table:table-cell table:formula="of:= -274.15+1/([.G$5]*LN([.A23])^0 + [.G$6]*LN([.A23])^1 + [.G$7]*LN([.A23])^2 + [.G$8]*LN([.A23])^3)" office:value-type="float" office:value="94.9039168659393" calcext:value-type="float">
            <text:p>94.9</text:p>
          </table:table-cell>
          <table:table-cell table:formula="of:=([.C23]-[.I23])" office:value-type="float" office:value="0.0960831340607342" calcext:value-type="float">
            <text:p>0.10</text:p>
          </table:table-cell>
          <table:table-cell table:number-columns-repeated="2"/>
          <table:table-cell table:style-name="ce14" table:formula="of:= 1/([.L$5]*[.B23]^0 + [.L$6]*[.B23]^1 + [.L$7]*[.B23]^2)" office:value-type="float" office:value="368.791280447587" calcext:value-type="float">
            <text:p>368.79</text:p>
          </table:table-cell>
          <table:table-cell table:formula="of:= -274.15+1/([.L$5]*LN([.$A23])^0 + [.L$6]*LN([.$A23])^1 + [.L$7]*LN([.$A23])^2)" office:value-type="float" office:value="94.6412804475867" calcext:value-type="float">
            <text:p>94.64</text:p>
          </table:table-cell>
          <table:table-cell table:formula="of:=([.C23]-[.N23])" office:value-type="float" office:value="0.358719552413277" calcext:value-type="float">
            <text:p>0.36</text:p>
          </table:table-cell>
          <table:table-cell table:number-columns-repeated="3"/>
          <table:table-cell table:style-name="ce27" table:formula="of:= -274.15+1/([.Q$5]*LN([.$A23])^0 + [.Q$6]*LN([.$A23])^1 + [.Q$7]*LN([.$A23])^2)" office:value-type="float" office:value="94.6410402167567" calcext:value-type="float">
            <text:p>94.64</text:p>
          </table:table-cell>
          <table:table-cell table:number-columns-repeated="999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LN([.A24])" office:value-type="float" office:value="6.4831073514572" calcext:value-type="float">
            <text:p>6.48</text:p>
          </table:table-cell>
          <table:table-cell office:value-type="float" office:value="100" calcext:value-type="float">
            <text:p>100</text:p>
          </table:table-cell>
          <table:table-cell table:formula="of:=[.C24]+274.15" office:value-type="float" office:value="374.15" calcext:value-type="float">
            <text:p>374.15</text:p>
          </table:table-cell>
          <table:table-cell table:formula="of:=1/[.D24]" office:value-type="float" office:value="0.00267272484297742" calcext:value-type="float">
            <text:p>0.002673</text:p>
          </table:table-cell>
          <table:table-cell table:number-columns-repeated="2"/>
          <table:table-cell table:formula="of:= 1/([.G$5]*[.B24]^0 + [.G$6]*[.B24]^1 + [.G$7]*[.B24]^2 + [.G$8]*[.B24]^3)" office:value-type="float" office:value="374.094511794129" calcext:value-type="float">
            <text:p>374.09</text:p>
          </table:table-cell>
          <table:table-cell table:formula="of:= -274.15+1/([.G$5]*LN([.A24])^0 + [.G$6]*LN([.A24])^1 + [.G$7]*LN([.A24])^2 + [.G$8]*LN([.A24])^3)" office:value-type="float" office:value="99.9445117941293" calcext:value-type="float">
            <text:p>99.9</text:p>
          </table:table-cell>
          <table:table-cell table:formula="of:=([.C24]-[.I24])" office:value-type="float" office:value="0.0554882058707449" calcext:value-type="float">
            <text:p>0.06</text:p>
          </table:table-cell>
          <table:table-cell table:number-columns-repeated="2"/>
          <table:table-cell table:style-name="ce14" table:formula="of:= 1/([.L$5]*[.B24]^0 + [.L$6]*[.B24]^1 + [.L$7]*[.B24]^2)" office:value-type="float" office:value="373.875126778867" calcext:value-type="float">
            <text:p>373.88</text:p>
          </table:table-cell>
          <table:table-cell table:formula="of:= -274.15+1/([.L$5]*LN([.$A24])^0 + [.L$6]*LN([.$A24])^1 + [.L$7]*LN([.$A24])^2)" office:value-type="float" office:value="99.7251267788671" calcext:value-type="float">
            <text:p>99.73</text:p>
          </table:table-cell>
          <table:table-cell table:formula="of:=([.C24]-[.N24])" office:value-type="float" office:value="0.274873221132907" calcext:value-type="float">
            <text:p>0.27</text:p>
          </table:table-cell>
          <table:table-cell table:number-columns-repeated="3"/>
          <table:table-cell table:style-name="ce27" table:formula="of:= -274.15+1/([.Q$5]*LN([.$A24])^0 + [.Q$6]*LN([.$A24])^1 + [.Q$7]*LN([.$A24])^2)" office:value-type="float" office:value="99.7248806887632" calcext:value-type="float">
            <text:p>99.72</text:p>
          </table:table-cell>
          <table:table-cell table:number-columns-repeated="999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LN([.A25])" office:value-type="float" office:value="6.3297209055227" calcext:value-type="float">
            <text:p>6.33</text:p>
          </table:table-cell>
          <table:table-cell office:value-type="float" office:value="105" calcext:value-type="float">
            <text:p>105</text:p>
          </table:table-cell>
          <table:table-cell table:formula="of:=[.C25]+274.15" office:value-type="float" office:value="379.15" calcext:value-type="float">
            <text:p>379.15</text:p>
          </table:table-cell>
          <table:table-cell table:formula="of:=1/[.D25]" office:value-type="float" office:value="0.00263747857048661" calcext:value-type="float">
            <text:p>0.002637</text:p>
          </table:table-cell>
          <table:table-cell table:number-columns-repeated="2"/>
          <table:table-cell table:formula="of:= 1/([.G$5]*[.B25]^0 + [.G$6]*[.B25]^1 + [.G$7]*[.B25]^2 + [.G$8]*[.B25]^3)" office:value-type="float" office:value="379.115205801602" calcext:value-type="float">
            <text:p>379.12</text:p>
          </table:table-cell>
          <table:table-cell table:formula="of:= -274.15+1/([.G$5]*LN([.A25])^0 + [.G$6]*LN([.A25])^1 + [.G$7]*LN([.A25])^2 + [.G$8]*LN([.A25])^3)" office:value-type="float" office:value="104.965205801602" calcext:value-type="float">
            <text:p>105.0</text:p>
          </table:table-cell>
          <table:table-cell table:formula="of:=([.C25]-[.I25])" office:value-type="float" office:value="0.0347941983976625" calcext:value-type="float">
            <text:p>0.03</text:p>
          </table:table-cell>
          <table:table-cell table:number-columns-repeated="2"/>
          <table:table-cell table:style-name="ce14" table:formula="of:= 1/([.L$5]*[.B25]^0 + [.L$6]*[.B25]^1 + [.L$7]*[.B25]^2)" office:value-type="float" office:value="378.963195818522" calcext:value-type="float">
            <text:p>378.96</text:p>
          </table:table-cell>
          <table:table-cell table:formula="of:= -274.15+1/([.L$5]*LN([.$A25])^0 + [.L$6]*LN([.$A25])^1 + [.L$7]*LN([.$A25])^2)" office:value-type="float" office:value="104.813195818523" calcext:value-type="float">
            <text:p>104.81</text:p>
          </table:table-cell>
          <table:table-cell table:formula="of:=([.C25]-[.N25])" office:value-type="float" office:value="0.186804181477498" calcext:value-type="float">
            <text:p>0.19</text:p>
          </table:table-cell>
          <table:table-cell table:number-columns-repeated="3"/>
          <table:table-cell table:style-name="ce27" table:formula="of:= -274.15+1/([.Q$5]*LN([.$A25])^0 + [.Q$6]*LN([.$A25])^1 + [.Q$7]*LN([.$A25])^2)" office:value-type="float" office:value="104.812943766738" calcext:value-type="float">
            <text:p>104.81</text:p>
          </table:table-cell>
          <table:table-cell table:number-columns-repeated="999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LN([.A26])" office:value-type="float" office:value="6.1779441140506" calcext:value-type="float">
            <text:p>6.18</text:p>
          </table:table-cell>
          <table:table-cell office:value-type="float" office:value="110" calcext:value-type="float">
            <text:p>110</text:p>
          </table:table-cell>
          <table:table-cell table:formula="of:=[.C26]+274.15" office:value-type="float" office:value="384.15" calcext:value-type="float">
            <text:p>384.15</text:p>
          </table:table-cell>
          <table:table-cell table:formula="of:=1/[.D26]" office:value-type="float" office:value="0.00260314981127164" calcext:value-type="float">
            <text:p>0.002603</text:p>
          </table:table-cell>
          <table:table-cell table:number-columns-repeated="2"/>
          <table:table-cell table:formula="of:= 1/([.G$5]*[.B26]^0 + [.G$6]*[.B26]^1 + [.G$7]*[.B26]^2 + [.G$8]*[.B26]^3)" office:value-type="float" office:value="384.169421473407" calcext:value-type="float">
            <text:p>384.17</text:p>
          </table:table-cell>
          <table:table-cell table:formula="of:= -274.15+1/([.G$5]*LN([.A26])^0 + [.G$6]*LN([.A26])^1 + [.G$7]*LN([.A26])^2 + [.G$8]*LN([.A26])^3)" office:value-type="float" office:value="110.019421473407" calcext:value-type="float">
            <text:p>110.0</text:p>
          </table:table-cell>
          <table:table-cell table:formula="of:=([.C26]-[.I26])" office:value-type="float" office:value="-0.0194214734067941" calcext:value-type="float">
            <text:p>-0.02</text:p>
          </table:table-cell>
          <table:table-cell table:number-columns-repeated="2"/>
          <table:table-cell table:style-name="ce14" table:formula="of:= 1/([.L$5]*[.B26]^0 + [.L$6]*[.B26]^1 + [.L$7]*[.B26]^2)" office:value-type="float" office:value="384.112424333393" calcext:value-type="float">
            <text:p>384.11</text:p>
          </table:table-cell>
          <table:table-cell table:formula="of:= -274.15+1/([.L$5]*LN([.$A26])^0 + [.L$6]*LN([.$A26])^1 + [.L$7]*LN([.$A26])^2)" office:value-type="float" office:value="109.962424333393" calcext:value-type="float">
            <text:p>109.96</text:p>
          </table:table-cell>
          <table:table-cell table:formula="of:=([.C26]-[.N26])" office:value-type="float" office:value="0.0375756666072675" calcext:value-type="float">
            <text:p>0.04</text:p>
          </table:table-cell>
          <table:table-cell table:number-columns-repeated="3"/>
          <table:table-cell table:style-name="ce27" table:formula="of:= -274.15+1/([.Q$5]*LN([.$A26])^0 + [.Q$6]*LN([.$A26])^1 + [.Q$7]*LN([.$A26])^2)" office:value-type="float" office:value="109.962166148537" calcext:value-type="float">
            <text:p>109.96</text:p>
          </table:table-cell>
          <table:table-cell table:number-columns-repeated="999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LN([.A27])" office:value-type="float" office:value="6.03068526026126" calcext:value-type="float">
            <text:p>6.03</text:p>
          </table:table-cell>
          <table:table-cell office:value-type="float" office:value="115" calcext:value-type="float">
            <text:p>115</text:p>
          </table:table-cell>
          <table:table-cell table:formula="of:=[.C27]+274.15" office:value-type="float" office:value="389.15" calcext:value-type="float">
            <text:p>389.15</text:p>
          </table:table-cell>
          <table:table-cell table:formula="of:=1/[.D27]" office:value-type="float" office:value="0.00256970319928048" calcext:value-type="float">
            <text:p>0.002570</text:p>
          </table:table-cell>
          <table:table-cell table:number-columns-repeated="2"/>
          <table:table-cell table:formula="of:= 1/([.G$5]*[.B27]^0 + [.G$6]*[.B27]^1 + [.G$7]*[.B27]^2 + [.G$8]*[.B27]^3)" office:value-type="float" office:value="389.154710453981" calcext:value-type="float">
            <text:p>389.15</text:p>
          </table:table-cell>
          <table:table-cell table:formula="of:= -274.15+1/([.G$5]*LN([.A27])^0 + [.G$6]*LN([.A27])^1 + [.G$7]*LN([.A27])^2 + [.G$8]*LN([.A27])^3)" office:value-type="float" office:value="115.004710453981" calcext:value-type="float">
            <text:p>115.0</text:p>
          </table:table-cell>
          <table:table-cell table:formula="of:=([.C27]-[.I27])" office:value-type="float" office:value="-0.00471045398103342" calcext:value-type="float">
            <text:p>0.00</text:p>
          </table:table-cell>
          <table:table-cell table:number-columns-repeated="2"/>
          <table:table-cell table:style-name="ce14" table:formula="of:= 1/([.L$5]*[.B27]^0 + [.L$6]*[.B27]^1 + [.L$7]*[.B27]^2)" office:value-type="float" office:value="389.22084942077" calcext:value-type="float">
            <text:p>389.22</text:p>
          </table:table-cell>
          <table:table-cell table:formula="of:= -274.15+1/([.L$5]*LN([.$A27])^0 + [.L$6]*LN([.$A27])^1 + [.L$7]*LN([.$A27])^2)" office:value-type="float" office:value="115.07084942077" calcext:value-type="float">
            <text:p>115.07</text:p>
          </table:table-cell>
          <table:table-cell table:formula="of:=([.C27]-[.N27])" office:value-type="float" office:value="-0.070849420769548" calcext:value-type="float">
            <text:p>-0.07</text:p>
          </table:table-cell>
          <table:table-cell table:number-columns-repeated="3"/>
          <table:table-cell table:style-name="ce27" table:formula="of:= -274.15+1/([.Q$5]*LN([.$A27])^0 + [.Q$6]*LN([.$A27])^1 + [.Q$7]*LN([.$A27])^2)" office:value-type="float" office:value="115.070585051936" calcext:value-type="float">
            <text:p>115.07</text:p>
          </table:table-cell>
          <table:table-cell table:number-columns-repeated="999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LN([.A28])" office:value-type="float" office:value="5.88332238848828" calcext:value-type="float">
            <text:p>5.88</text:p>
          </table:table-cell>
          <table:table-cell office:value-type="float" office:value="120" calcext:value-type="float">
            <text:p>120</text:p>
          </table:table-cell>
          <table:table-cell table:formula="of:=[.C28]+274.15" office:value-type="float" office:value="394.15" calcext:value-type="float">
            <text:p>394.15</text:p>
          </table:table-cell>
          <table:table-cell table:formula="of:=1/[.D28]" office:value-type="float" office:value="0.00253710516300901" calcext:value-type="float">
            <text:p>0.002537</text:p>
          </table:table-cell>
          <table:table-cell table:number-columns-repeated="2"/>
          <table:table-cell table:formula="of:= 1/([.G$5]*[.B28]^0 + [.G$6]*[.B28]^1 + [.G$7]*[.B28]^2 + [.G$8]*[.B28]^3)" office:value-type="float" office:value="394.223283480619" calcext:value-type="float">
            <text:p>394.22</text:p>
          </table:table-cell>
          <table:table-cell table:formula="of:= -274.15+1/([.G$5]*LN([.A28])^0 + [.G$6]*LN([.A28])^1 + [.G$7]*LN([.A28])^2 + [.G$8]*LN([.A28])^3)" office:value-type="float" office:value="120.073283480619" calcext:value-type="float">
            <text:p>120.1</text:p>
          </table:table-cell>
          <table:table-cell table:formula="of:=([.C28]-[.I28])" office:value-type="float" office:value="-0.0732834806194092" calcext:value-type="float">
            <text:p>-0.07</text:p>
          </table:table-cell>
          <table:table-cell table:number-columns-repeated="2"/>
          <table:table-cell table:style-name="ce14" table:formula="of:= 1/([.L$5]*[.B28]^0 + [.L$6]*[.B28]^1 + [.L$7]*[.B28]^2)" office:value-type="float" office:value="394.447388933766" calcext:value-type="float">
            <text:p>394.45</text:p>
          </table:table-cell>
          <table:table-cell table:formula="of:= -274.15+1/([.L$5]*LN([.$A28])^0 + [.L$6]*LN([.$A28])^1 + [.L$7]*LN([.$A28])^2)" office:value-type="float" office:value="120.297388933766" calcext:value-type="float">
            <text:p>120.30</text:p>
          </table:table-cell>
          <table:table-cell table:formula="of:=([.C28]-[.N28])" office:value-type="float" office:value="-0.297388933765717" calcext:value-type="float">
            <text:p>-0.30</text:p>
          </table:table-cell>
          <table:table-cell table:number-columns-repeated="3"/>
          <table:table-cell table:style-name="ce27" table:formula="of:= -274.15+1/([.Q$5]*LN([.$A28])^0 + [.Q$6]*LN([.$A28])^1 + [.Q$7]*LN([.$A28])^2)" office:value-type="float" office:value="120.297118135024" calcext:value-type="float">
            <text:p>120.30</text:p>
          </table:table-cell>
          <table:table-cell table:number-columns-repeated="999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LN([.A29])" office:value-type="float" office:value="5.73979291217923" calcext:value-type="float">
            <text:p>5.74</text:p>
          </table:table-cell>
          <table:table-cell office:value-type="float" office:value="125" calcext:value-type="float">
            <text:p>125</text:p>
          </table:table-cell>
          <table:table-cell table:formula="of:=[.C29]+274.15" office:value-type="float" office:value="399.15" calcext:value-type="float">
            <text:p>399.15</text:p>
          </table:table-cell>
          <table:table-cell table:formula="of:=1/[.D29]" office:value-type="float" office:value="0.00250532381310284" calcext:value-type="float">
            <text:p>0.002505</text:p>
          </table:table-cell>
          <table:table-cell table:number-columns-repeated="2"/>
          <table:table-cell table:formula="of:= 1/([.G$5]*[.B29]^0 + [.G$6]*[.B29]^1 + [.G$7]*[.B29]^2 + [.G$8]*[.B29]^3)" office:value-type="float" office:value="399.235947425665" calcext:value-type="float">
            <text:p>399.24</text:p>
          </table:table-cell>
          <table:table-cell table:formula="of:= -274.15+1/([.G$5]*LN([.A29])^0 + [.G$6]*LN([.A29])^1 + [.G$7]*LN([.A29])^2 + [.G$8]*LN([.A29])^3)" office:value-type="float" office:value="125.085947425665" calcext:value-type="float">
            <text:p>125.1</text:p>
          </table:table-cell>
          <table:table-cell table:formula="of:=([.C29]-[.I29])" office:value-type="float" office:value="-0.0859474256649833" calcext:value-type="float">
            <text:p>-0.09</text:p>
          </table:table-cell>
          <table:table-cell table:number-columns-repeated="2"/>
          <table:table-cell table:style-name="ce14" table:formula="of:= 1/([.L$5]*[.B29]^0 + [.L$6]*[.B29]^1 + [.L$7]*[.B29]^2)" office:value-type="float" office:value="399.65164295857" calcext:value-type="float">
            <text:p>399.65</text:p>
          </table:table-cell>
          <table:table-cell table:formula="of:= -274.15+1/([.L$5]*LN([.$A29])^0 + [.L$6]*LN([.$A29])^1 + [.L$7]*LN([.$A29])^2)" office:value-type="float" office:value="125.50164295857" calcext:value-type="float">
            <text:p>125.50</text:p>
          </table:table-cell>
          <table:table-cell table:formula="of:=([.C29]-[.N29])" office:value-type="float" office:value="-0.501642958569562" calcext:value-type="float">
            <text:p>-0.50</text:p>
          </table:table-cell>
          <table:table-cell table:number-columns-repeated="3"/>
          <table:table-cell table:style-name="ce27" table:formula="of:= -274.15+1/([.Q$5]*LN([.$A29])^0 + [.Q$6]*LN([.$A29])^1 + [.Q$7]*LN([.$A29])^2)" office:value-type="float" office:value="125.501365653512" calcext:value-type="float">
            <text:p>125.50</text:p>
          </table:table-cell>
          <table:table-cell table:number-columns-repeated="999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LN([.A30])" office:value-type="float" office:value="5.59842195899838" calcext:value-type="float">
            <text:p>5.60</text:p>
          </table:table-cell>
          <table:table-cell office:value-type="float" office:value="130" calcext:value-type="float">
            <text:p>130</text:p>
          </table:table-cell>
          <table:table-cell table:formula="of:=[.C30]+274.15" office:value-type="float" office:value="404.15" calcext:value-type="float">
            <text:p>404.15</text:p>
          </table:table-cell>
          <table:table-cell table:formula="of:=1/[.D30]" office:value-type="float" office:value="0.00247432883830261" calcext:value-type="float">
            <text:p>0.002474</text:p>
          </table:table-cell>
          <table:table-cell table:number-columns-repeated="2"/>
          <table:table-cell table:formula="of:= 1/([.G$5]*[.B30]^0 + [.G$6]*[.B30]^1 + [.G$7]*[.B30]^2 + [.G$8]*[.B30]^3)" office:value-type="float" office:value="404.24557215773" calcext:value-type="float">
            <text:p>404.25</text:p>
          </table:table-cell>
          <table:table-cell table:formula="of:= -274.15+1/([.G$5]*LN([.A30])^0 + [.G$6]*LN([.A30])^1 + [.G$7]*LN([.A30])^2 + [.G$8]*LN([.A30])^3)" office:value-type="float" office:value="130.09557215773" calcext:value-type="float">
            <text:p>130.1</text:p>
          </table:table-cell>
          <table:table-cell table:formula="of:=([.C30]-[.I30])" office:value-type="float" office:value="-0.0955721577304303" calcext:value-type="float">
            <text:p>-0.10</text:p>
          </table:table-cell>
          <table:table-cell table:number-columns-repeated="2"/>
          <table:table-cell table:style-name="ce14" table:formula="of:= 1/([.L$5]*[.B30]^0 + [.L$6]*[.B30]^1 + [.L$7]*[.B30]^2)" office:value-type="float" office:value="404.890820452185" calcext:value-type="float">
            <text:p>404.89</text:p>
          </table:table-cell>
          <table:table-cell table:formula="of:= -274.15+1/([.L$5]*LN([.$A30])^0 + [.L$6]*LN([.$A30])^1 + [.L$7]*LN([.$A30])^2)" office:value-type="float" office:value="130.740820452185" calcext:value-type="float">
            <text:p>130.74</text:p>
          </table:table-cell>
          <table:table-cell table:formula="of:=([.C30]-[.N30])" office:value-type="float" office:value="-0.740820452185403" calcext:value-type="float">
            <text:p>-0.74</text:p>
          </table:table-cell>
          <table:table-cell table:number-columns-repeated="3"/>
          <table:table-cell table:style-name="ce27" table:formula="of:= -274.15+1/([.Q$5]*LN([.$A30])^0 + [.Q$6]*LN([.$A30])^1 + [.Q$7]*LN([.$A30])^2)" office:value-type="float" office:value="130.740536492146" calcext:value-type="float">
            <text:p>130.74</text:p>
          </table:table-cell>
          <table:table-cell table:number-columns-repeated="999"/>
        </table:table-row>
        <table:table-row table:style-name="ro1">
          <table:table-cell table:style-name="ce6" office:value-type="float" office:value="10000" calcext:value-type="float">
            <text:p>10000</text:p>
          </table:table-cell>
          <table:table-cell table:number-columns-repeated="7"/>
          <table:table-cell table:style-name="ce16" table:formula="of:= -274.15+1/([.G$5]*LN([.A31])^0 + [.G$6]*LN([.A31])^1 + [.G$7]*LN([.A31])^2 + [.G$8]*LN([.A31])^3)" office:value-type="float" office:value="24.9999256428462" calcext:value-type="float">
            <text:p>25.0</text:p>
          </table:table-cell>
          <table:table-cell table:number-columns-repeated="4"/>
          <table:table-cell table:formula="of:= -274.15+1/([.L$5]*LN([.$A31])^0 + [.L$6]*LN([.$A31])^1 + [.L$7]*LN([.$A31])^2)" office:value-type="float" office:value="25.2199051475976" calcext:value-type="float">
            <text:p>25.22</text:p>
          </table:table-cell>
          <table:table-cell table:number-columns-repeated="1004"/>
        </table:table-row>
        <table:table-row table:style-name="ro1">
          <table:table-cell table:style-name="ce6" office:value-type="float" office:value="10400" calcext:value-type="float">
            <text:p>10400</text:p>
          </table:table-cell>
          <table:table-cell table:number-columns-repeated="7"/>
          <table:table-cell table:style-name="ce16" table:formula="of:= -274.15+1/([.G$5]*LN([.A32])^0 + [.G$6]*LN([.A32])^1 + [.G$7]*LN([.A32])^2 + [.G$8]*LN([.A32])^3)" office:value-type="float" office:value="24.1090093448219" calcext:value-type="float">
            <text:p>24.1</text:p>
          </table:table-cell>
          <table:table-cell table:number-columns-repeated="4"/>
          <table:table-cell table:formula="of:= -274.15+1/([.L$5]*LN([.$A32])^0 + [.L$6]*LN([.$A32])^1 + [.L$7]*LN([.$A32])^2)" office:value-type="float" office:value="24.3309926657328" calcext:value-type="float">
            <text:p>24.33</text:p>
          </table:table-cell>
          <table:table-cell table:number-columns-repeated="1004"/>
        </table:table-row>
        <table:table-row table:style-name="ro1">
          <table:table-cell table:style-name="ce6" office:value-type="float" office:value="12200" calcext:value-type="float">
            <text:p>12200</text:p>
          </table:table-cell>
          <table:table-cell table:number-columns-repeated="7"/>
          <table:table-cell table:style-name="ce16" table:formula="of:= -274.15+1/([.G$5]*LN([.A33])^0 + [.G$6]*LN([.A33])^1 + [.G$7]*LN([.A33])^2 + [.G$8]*LN([.A33])^3)" office:value-type="float" office:value="20.5331661960296" calcext:value-type="float">
            <text:p>20.5</text:p>
          </table:table-cell>
          <table:table-cell table:number-columns-repeated="4"/>
          <table:table-cell table:formula="of:= -274.15+1/([.L$5]*LN([.$A33])^0 + [.L$6]*LN([.$A33])^1 + [.L$7]*LN([.$A33])^2)" office:value-type="float" office:value="20.7573499766797" calcext:value-type="float">
            <text:p>20.76</text:p>
          </table:table-cell>
          <table:table-cell table:number-columns-repeated="1004"/>
        </table:table-row>
        <table:table-row table:style-name="ro1" table:number-rows-repeated="6">
          <table:table-cell table:number-columns-repeated="1018"/>
        </table:table-row>
        <table:table-row table:style-name="ro1">
          <table:table-cell office:value-type="float" office:value="11750" calcext:value-type="float">
            <text:p>11750</text:p>
          </table:table-cell>
          <table:table-cell office:value-type="float" office:value="21.4" calcext:value-type="float">
            <text:p>21.40</text:p>
          </table:table-cell>
          <table:table-cell table:number-columns-repeated="1016"/>
        </table:table-row>
        <table:table-row table:style-name="ro1">
          <table:table-cell office:value-type="float" office:value="12120" calcext:value-type="float">
            <text:p>12120</text:p>
          </table:table-cell>
          <table:table-cell office:value-type="float" office:value="20.6" calcext:value-type="float">
            <text:p>20.60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1">
          <table:table-cell table:style-name="ce45" office:value-type="string" calcext:value-type="string" table:number-columns-spanned="3" table:number-rows-spanned="1">
            <text:p>Voltage Divider (V3)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Rref</text:p>
          </table:table-cell>
          <table:table-cell table:style-name="ce5" office:value-type="float" office:value="100000" calcext:value-type="float">
            <text:p>1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3.3" calcext:value-type="float">
            <text:p>3.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</text:p>
          </table:table-cell>
          <table:table-cell office:value-type="float" office:value="2" calcext:value-type="float">
            <text:p>2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t</text:p>
          </table:table-cell>
          <table:table-cell table:style-name="ce5" office:value-type="float" office:value="33109" calcext:value-type="float">
            <text:p>33109</text:p>
          </table:table-cell>
          <table:table-cell table:style-name="ce5" office:value-type="float" office:value="15800" calcext:value-type="float">
            <text:p>158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5301" calcext:value-type="float">
            <text:p>5301</text:p>
          </table:table-cell>
          <table:table-cell table:style-name="ce5" office:value-type="float" office:value="2974" calcext:value-type="float">
            <text:p>2974</text:p>
          </table:table-cell>
          <table:table-cell table:style-name="ce5" office:value-type="float" office:value="2047" calcext:value-type="float">
            <text:p>2047</text:p>
          </table:table-cell>
          <table:table-cell table:style-name="ce5" office:value-type="float" office:value="1244" calcext:value-type="float">
            <text:p>12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t</text:p>
          </table:table-cell>
          <table:table-cell table:style-name="ce54" table:formula="of:=[.$B$45]/([.$B$44]+[.B48])" office:value-type="float" office:value="0.0000247917120555334" calcext:value-type="float">
            <text:p>2.48E-05</text:p>
          </table:table-cell>
          <table:table-cell table:style-name="ce54" table:formula="of:=[.$B$45]/([.$B$44]+[.C48])" office:value-type="float" office:value="0.0000284974093264249" calcext:value-type="float">
            <text:p>2.85E-05</text:p>
          </table:table-cell>
          <table:table-cell table:style-name="ce54" table:formula="of:=[.$B$45]/([.$B$44]+[.D48])" office:value-type="float" office:value="0.00003" calcext:value-type="float">
            <text:p>3.00E-05</text:p>
          </table:table-cell>
          <table:table-cell table:style-name="ce54" table:formula="of:=[.$B$45]/([.$B$44]+[.E48])" office:value-type="float" office:value="0.0000313387337252258" calcext:value-type="float">
            <text:p>3.13E-05</text:p>
          </table:table-cell>
          <table:table-cell table:style-name="ce54" table:formula="of:=[.$B$45]/([.$B$44]+[.F48])" office:value-type="float" office:value="0.0000320469244663701" calcext:value-type="float">
            <text:p>3.20E-05</text:p>
          </table:table-cell>
          <table:table-cell table:style-name="ce54" table:formula="of:=[.$B$45]/([.$B$44]+[.G48])" office:value-type="float" office:value="0.0000323380403147569" calcext:value-type="float">
            <text:p>3.23E-05</text:p>
          </table:table-cell>
          <table:table-cell table:style-name="ce54" table:formula="of:=[.$B$45]/([.$B$44]+[.H48])" office:value-type="float" office:value="0.0000325945241199478" calcext:value-type="float">
            <text:p>3.26E-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t</text:p>
          </table:table-cell>
          <table:table-cell table:formula="of:=[.$B$45]*[.B48]/([.$B$44]+[.B48])" office:value-type="float" office:value="0.820828794446656" calcext:value-type="float">
            <text:p>.82</text:p>
          </table:table-cell>
          <table:table-cell table:style-name="ce7" table:formula="of:=[.$B$45]*[.C48]/([.$B$44]+[.C48])" office:value-type="float" office:value="0.450259067357513" calcext:value-type="float">
            <text:p>.45</text:p>
          </table:table-cell>
          <table:table-cell table:style-name="ce7" table:formula="of:=[.$B$45]*[.D48]/([.$B$44]+[.D48])" office:value-type="float" office:value="0.3" calcext:value-type="float">
            <text:p>.30</text:p>
          </table:table-cell>
          <table:table-cell table:style-name="ce7" table:formula="of:=[.$B$45]*[.E48]/([.$B$44]+[.E48])" office:value-type="float" office:value="0.166126627477422" calcext:value-type="float">
            <text:p>.17</text:p>
          </table:table-cell>
          <table:table-cell table:style-name="ce7" table:formula="of:=[.$B$45]*[.F48]/([.$B$44]+[.F48])" office:value-type="float" office:value="0.0953075533629848" calcext:value-type="float">
            <text:p>.10</text:p>
          </table:table-cell>
          <table:table-cell table:style-name="ce7" table:formula="of:=[.$B$45]*[.G48]/([.$B$44]+[.G48])" office:value-type="float" office:value="0.0661959685243074" calcext:value-type="float">
            <text:p>.07</text:p>
          </table:table-cell>
          <table:table-cell table:style-name="ce7" table:formula="of:=[.$B$45]*[.H48]/([.$B$44]+[.H48])" office:value-type="float" office:value="0.0405475880052151" calcext:value-type="float">
            <text:p>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out</text:p>
          </table:table-cell>
          <table:table-cell table:style-name="ce58" table:formula="of:=[.B50]*[.$B$46]" office:value-type="float" office:value="1.64165758889331" calcext:value-type="float">
            <text:p>1.64</text:p>
          </table:table-cell>
          <table:table-cell table:style-name="ce58" table:formula="of:=[.C50]*[.$B$46]" office:value-type="float" office:value="0.900518134715026" calcext:value-type="float">
            <text:p>.90</text:p>
          </table:table-cell>
          <table:table-cell table:style-name="ce58" table:formula="of:=[.D50]*[.$B$46]" office:value-type="float" office:value="0.6" calcext:value-type="float">
            <text:p>.60</text:p>
          </table:table-cell>
          <table:table-cell table:style-name="ce58" table:formula="of:=[.E50]*[.$B$46]" office:value-type="float" office:value="0.332253254954844" calcext:value-type="float">
            <text:p>.33</text:p>
          </table:table-cell>
          <table:table-cell table:style-name="ce58" table:formula="of:=[.F50]*[.$B$46]" office:value-type="float" office:value="0.19061510672597" calcext:value-type="float">
            <text:p>.19</text:p>
          </table:table-cell>
          <table:table-cell table:style-name="ce58" table:formula="of:=[.G50]*[.$B$46]" office:value-type="float" office:value="0.132391937048615" calcext:value-type="float">
            <text:p>.13</text:p>
          </table:table-cell>
          <table:table-cell table:style-name="ce58" table:formula="of:=[.H50]*[.$B$46]" office:value-type="float" office:value="0.0810951760104302" calcext:value-type="float">
            <text:p>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t (mW)</text:p>
          </table:table-cell>
          <table:table-cell table:style-name="ce58" table:formula="of:=1000*[.B50]^2*[.B49]" office:value-type="float" office:value="0.0167036616781441" calcext:value-type="float">
            <text:p>.02</text:p>
          </table:table-cell>
          <table:table-cell table:style-name="ce58" table:formula="of:=1000*[.C50]^2*[.C49]" office:value-type="float" office:value="0.00577737177490733" calcext:value-type="float">
            <text:p>.01</text:p>
          </table:table-cell>
          <table:table-cell table:style-name="ce58" table:formula="of:=1000*[.D50]^2*[.D49]" office:value-type="float" office:value="0.0027" calcext:value-type="float">
            <text:p>.00</text:p>
          </table:table-cell>
          <table:table-cell table:style-name="ce58" table:formula="of:=1000*[.E50]^2*[.E49]" office:value-type="float" office:value="0.00086488813950649" calcext:value-type="float">
            <text:p>.00</text:p>
          </table:table-cell>
          <table:table-cell table:style-name="ce58" table:formula="of:=1000*[.F50]^2*[.F49]" office:value-type="float" office:value="0.000291099191082468" calcext:value-type="float">
            <text:p>.00</text:p>
          </table:table-cell>
          <table:table-cell table:style-name="ce58" table:formula="of:=1000*[.G50]^2*[.G49]" office:value-type="float" office:value="0.000141702260931479" calcext:value-type="float">
            <text:p>.00</text:p>
          </table:table-cell>
          <table:table-cell table:style-name="ce58" table:formula="of:=1000*[.H50]^2*[.H49]" office:value-type="float" office:value="0.0000535888817809865" calcext:value-type="float">
            <text:p>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out(max)</text:p>
          </table:table-cell>
          <table:table-cell table:style-name="ce59" office:value-type="float" office:value="2.9" calcext:value-type="float">
            <text:p>2.90</text:p>
          </table:table-cell>
          <table:table-cell table:number-columns-repeated="1016"/>
        </table:table-row>
        <table:table-row table:style-name="ro1">
          <table:table-cell/>
          <table:table-cell table:style-name="ce59"/>
          <table:table-cell table:number-columns-repeated="1016"/>
        </table:table-row>
        <table:table-row table:style-name="ro1">
          <table:table-cell table:style-name="ce45" office:value-type="string" calcext:value-type="string" table:number-columns-spanned="3" table:number-rows-spanned="1">
            <text:p>Current Source</text:p>
          </table:table-cell>
          <table:covered-table-cell table:style-name="ce59"/>
          <table:covered-table-cell table:style-name="ce60"/>
          <table:table-cell table:number-columns-repeated="1015"/>
        </table:table-row>
        <table:table-row table:style-name="ro1">
          <table:table-cell office:value-type="string" calcext:value-type="string">
            <text:p>Iref</text:p>
          </table:table-cell>
          <table:table-cell office:value-type="float" office:value="0.000237" calcext:value-type="float">
            <text:p>.00</text:p>
          </table:table-cell>
          <table:table-cell table:formula="of:=[.B56]*1000" office:value-type="float" office:value="0.237" calcext:value-type="float">
            <text:p>0.237</text:p>
          </table:table-cell>
          <table:table-cell office:value-type="string" calcext:value-type="string">
            <text:p>m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t</text:p>
          </table:table-cell>
          <table:table-cell office:value-type="float" office:value="10000" calcext:value-type="float">
            <text:p>100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t</text:p>
          </table:table-cell>
          <table:table-cell table:formula="of:=[.B57]*[.C56]" office:value-type="float" office:value="2370" calcext:value-type="float">
            <text:p>2370.00</text:p>
          </table:table-cell>
          <table:table-cell table:number-columns-repeated="1016"/>
        </table:table-row>
        <table:table-row table:style-name="ro1" table:number-rows-repeated="6">
          <table:table-cell table:number-columns-repeated="1018"/>
        </table:table-row>
        <table:table-row table:style-name="ro1">
          <table:table-cell table:style-name="ce46" office:value-type="string" calcext:value-type="string" table:number-columns-spanned="5" table:number-rows-spanned="1">
            <text:p>Measured values from test NTC</text:p>
          </table:table-cell>
          <table:covered-table-cell table:number-columns-repeated="4"/>
          <table:table-cell table:number-columns-repeated="1013"/>
        </table:table-row>
        <table:table-row table:style-name="ro3">
          <table:table-cell table:style-name="ce7" office:value-type="string" calcext:value-type="string">
            <text:p>Rt</text:p>
          </table:table-cell>
          <table:table-cell office:value-type="string" calcext:value-type="string">
            <text:p>ln(R)</text:p>
          </table:table-cell>
          <table:table-cell table:style-name="ce5" office:value-type="string" calcext:value-type="string">
            <text:p>Tt(C)</text:p>
          </table:table-cell>
          <table:table-cell office:value-type="string" calcext:value-type="string">
            <text:p>T (K)</text:p>
          </table:table-cell>
          <table:table-cell office:value-type="string" calcext:value-type="string">
            <text:p>1/T (1/K)</text:p>
          </table:table-cell>
          <table:table-cell table:number-columns-repeated="2"/>
          <table:table-cell office:value-type="string" calcext:value-type="string">
            <text:p>T(K) from</text:p>
            <text:p> Ln(R)</text:p>
          </table:table-cell>
          <table:table-cell office:value-type="string" calcext:value-type="string">
            <text:p>T(C) from R</text:p>
          </table:table-cell>
          <table:table-cell table:style-name="ce113" office:value-type="string" calcext:value-type="string">
            <text:p>Error</text:p>
          </table:table-cell>
          <table:table-cell/>
          <table:table-cell office:value-type="float" office:value="6" calcext:value-type="float">
            <text:p>6</text:p>
          </table:table-cell>
          <table:table-cell table:style-name="ce113" office:value-type="string" calcext:value-type="string">
            <text:p>← rounding</text:p>
          </table:table-cell>
          <table:table-cell table:number-columns-repeated="1005"/>
        </table:table-row>
        <table:table-row table:style-name="ro1">
          <table:table-cell office:value-type="float" office:value="12240" calcext:value-type="float">
            <text:p>12240</text:p>
          </table:table-cell>
          <table:table-cell table:formula="of:=LN([.A67])" office:value-type="float" office:value="9.41246455606632" calcext:value-type="float">
            <text:p>9.41</text:p>
          </table:table-cell>
          <table:table-cell table:style-name="ce48" office:value-type="float" office:value="18.9" calcext:value-type="float">
            <text:p>18.9</text:p>
          </table:table-cell>
          <table:table-cell table:formula="of:=[.C67]+274.15" office:value-type="float" office:value="293.05" calcext:value-type="float">
            <text:p>293.05</text:p>
          </table:table-cell>
          <table:table-cell table:formula="of:=1/[.D67]" office:value-type="float" office:value="0.00341238696468179" calcext:value-type="float">
            <text:p>0.003412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 table:formula="of:= 1/([.G$70]*[.B67]^0 + [.G$71]*[.B67]^1 + [.G$72]*[.B67]^2)" office:value-type="float" office:value="293.318470905412" calcext:value-type="float">
            <text:p>293.32</text:p>
          </table:table-cell>
          <table:table-cell table:formula="of:= -274.15+1/([.G$70]*LN([.A67])^0 + [.G$71]*LN([.A67])^1 + [.G$72]*LN([.A67])^2)" office:value-type="float" office:value="19.1684709054122" calcext:value-type="float">
            <text:p>19.2</text:p>
          </table:table-cell>
          <table:table-cell table:style-name="ce114" table:formula="of:=([.I67]-[.C67])/[.I67]" office:value-type="percentage" office:value="0.0140058592433901" calcext:value-type="percentage">
            <text:p>1.40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11490" calcext:value-type="float">
            <text:p>11490</text:p>
          </table:table-cell>
          <table:table-cell table:formula="of:=LN([.A68])" office:value-type="float" office:value="9.3492323708428" calcext:value-type="float">
            <text:p>9.35</text:p>
          </table:table-cell>
          <table:table-cell table:style-name="ce48" office:value-type="float" office:value="20.7" calcext:value-type="float">
            <text:p>20.7</text:p>
          </table:table-cell>
          <table:table-cell table:formula="of:=[.C68]+274.15" office:value-type="float" office:value="294.85" calcext:value-type="float">
            <text:p>294.85</text:p>
          </table:table-cell>
          <table:table-cell table:formula="of:=1/[.D68]" office:value-type="float" office:value="0.00339155502798033" calcext:value-type="float">
            <text:p>0.003392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68:B78</text:p>
          </table:table-cell>
          <table:table-cell table:formula="of:= 1/([.G$70]*[.B68]^0 + [.G$71]*[.B68]^1 + [.G$72]*[.B68]^2)" office:value-type="float" office:value="294.732222804269" calcext:value-type="float">
            <text:p>294.73</text:p>
          </table:table-cell>
          <table:table-cell table:formula="of:= -274.15+1/([.G$70]*LN([.A68])^0 + [.G$71]*LN([.A68])^1 + [.G$72]*LN([.A68])^2)" office:value-type="float" office:value="20.5822228042691" calcext:value-type="float">
            <text:p>20.6</text:p>
          </table:table-cell>
          <table:table-cell table:style-name="ce114" table:formula="of:=([.I68]-[.C68])/[.I68]" office:value-type="percentage" office:value="-0.00572227775643591" calcext:value-type="percentage">
            <text:p>-0.57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formula="of:=LN([.A69])" office:value-type="float" office:value="8.91998807096852" calcext:value-type="float">
            <text:p>8.92</text:p>
          </table:table-cell>
          <table:table-cell table:style-name="ce48" office:value-type="float" office:value="30" calcext:value-type="float">
            <text:p>30.0</text:p>
          </table:table-cell>
          <table:table-cell table:formula="of:=[.C69]+274.15" office:value-type="float" office:value="304.15" calcext:value-type="float">
            <text:p>304.15</text:p>
          </table:table-cell>
          <table:table-cell table:formula="of:=1/[.D69]" office:value-type="float" office:value="0.00328785138911721" calcext:value-type="float">
            <text:p>0.003288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68:E78</text:p>
          </table:table-cell>
          <table:table-cell table:formula="of:= 1/([.G$70]*[.B69]^0 + [.G$71]*[.B69]^1 + [.G$72]*[.B69]^2)" office:value-type="float" office:value="304.51663621047" calcext:value-type="float">
            <text:p>304.52</text:p>
          </table:table-cell>
          <table:table-cell table:formula="of:= -274.15+1/([.G$70]*LN([.A69])^0 + [.G$71]*LN([.A69])^1 + [.G$72]*LN([.A69])^2)" office:value-type="float" office:value="30.3666362104705" calcext:value-type="float">
            <text:p>30.4</text:p>
          </table:table-cell>
          <table:table-cell table:style-name="ce114" table:formula="of:=([.I69]-[.C69])/[.I69]" office:value-type="percentage" office:value="0.0120736524101441" calcext:value-type="percentage">
            <text:p>1.21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formula="of:=LN([.A70])" office:value-type="float" office:value="8.79179002431936" calcext:value-type="float">
            <text:p>8.79</text:p>
          </table:table-cell>
          <table:table-cell table:style-name="ce48" office:value-type="float" office:value="33.8" calcext:value-type="float">
            <text:p>33.8</text:p>
          </table:table-cell>
          <table:table-cell table:formula="of:=[.C70]+274.15" office:value-type="float" office:value="307.95" calcext:value-type="float">
            <text:p>307.95</text:p>
          </table:table-cell>
          <table:table-cell table:formula="of:=1/[.D70]" office:value-type="float" office:value="0.00324728040266277" calcext:value-type="float">
            <text:p>0.003247</text:p>
          </table:table-cell>
          <table:table-cell table:style-name="Result_5f_CorelPolyGUI" office:value-type="string" calcext:value-type="string">
            <text:p>a[0]</text:p>
          </table:table-cell>
          <table:table-cell table:style-name="ce75" office:value-type="float" office:value="0.0018055392495331" calcext:value-type="float">
            <text:p>1.81E-03</text:p>
          </table:table-cell>
          <table:table-cell table:formula="of:= 1/([.G$70]*[.B70]^0 + [.G$71]*[.B70]^1 + [.G$72]*[.B70]^2)" office:value-type="float" office:value="307.502302047477" calcext:value-type="float">
            <text:p>307.50</text:p>
          </table:table-cell>
          <table:table-cell table:formula="of:= -274.15+1/([.G$70]*LN([.A70])^0 + [.G$71]*LN([.A70])^1 + [.G$72]*LN([.A70])^2)" office:value-type="float" office:value="33.3523020474772" calcext:value-type="float">
            <text:p>33.4</text:p>
          </table:table-cell>
          <table:table-cell table:style-name="ce114" table:formula="of:=([.I70]-[.C70])/[.I70]" office:value-type="percentage" office:value="-0.0134232998935268" calcext:value-type="percentage">
            <text:p>-1.34%</text:p>
          </table:table-cell>
          <table:table-cell table:style-name="Default"/>
          <table:table-cell table:style-name="ce116" table:formula="of:=ROUND([.G70];[.$L$66]-(1+INT(LOG10(ABS([.G70])))))" office:value-type="float" office:value="0.00180554" calcext:value-type="float">
            <text:p>1.80554E-03</text:p>
          </table:table-cell>
          <table:table-cell table:style-name="ce37"/>
          <table:table-cell table:style-name="ce109"/>
          <table:table-cell table:style-name="Default" table:number-columns-repeated="1004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formula="of:=LN([.A71])" office:value-type="float" office:value="8.6447065117152" calcext:value-type="float">
            <text:p>8.64</text:p>
          </table:table-cell>
          <table:table-cell table:style-name="ce48" office:value-type="float" office:value="37.2" calcext:value-type="float">
            <text:p>37.2</text:p>
          </table:table-cell>
          <table:table-cell table:formula="of:=[.C71]+274.15" office:value-type="float" office:value="311.35" calcext:value-type="float">
            <text:p>311.35</text:p>
          </table:table-cell>
          <table:table-cell table:formula="of:=1/[.D71]" office:value-type="float" office:value="0.00321181949574434" calcext:value-type="float">
            <text:p>0.003212</text:p>
          </table:table-cell>
          <table:table-cell table:style-name="ce10" office:value-type="string" calcext:value-type="string">
            <text:p>a[1]</text:p>
          </table:table-cell>
          <table:table-cell table:style-name="ce71" office:value-type="float" office:value="0.0000815457975746153" calcext:value-type="float">
            <text:p>8.15E-05</text:p>
          </table:table-cell>
          <table:table-cell table:formula="of:= 1/([.G$70]*[.B71]^0 + [.G$71]*[.B71]^1 + [.G$72]*[.B71]^2)" office:value-type="float" office:value="310.963782426314" calcext:value-type="float">
            <text:p>310.96</text:p>
          </table:table-cell>
          <table:table-cell table:formula="of:= -274.15+1/([.G$70]*LN([.A71])^0 + [.G$71]*LN([.A71])^1 + [.G$72]*LN([.A71])^2)" office:value-type="float" office:value="36.8137824263137" calcext:value-type="float">
            <text:p>36.8</text:p>
          </table:table-cell>
          <table:table-cell table:style-name="ce114" table:formula="of:=([.I71]-[.C71])/[.I71]" office:value-type="percentage" office:value="-0.0104911136056015" calcext:value-type="percentage">
            <text:p>-1.05%</text:p>
          </table:table-cell>
          <table:table-cell/>
          <table:table-cell table:style-name="ce116" table:formula="of:=ROUND([.G71];[.$L$66]-(1+INT(LOG10(ABS([.G71])))))" office:value-type="float" office:value="0.0000815458" calcext:value-type="float">
            <text:p>8.15458E-05</text:p>
          </table:table-cell>
          <table:table-cell/>
          <table:table-cell table:style-name="ce114"/>
          <table:table-cell table:number-columns-repeated="1004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formula="of:=LN([.A72])" office:value-type="float" office:value="8.52912176228151" calcext:value-type="float">
            <text:p>8.53</text:p>
          </table:table-cell>
          <table:table-cell table:style-name="ce48" office:value-type="float" office:value="40" calcext:value-type="float">
            <text:p>40.0</text:p>
          </table:table-cell>
          <table:table-cell table:formula="of:=[.C72]+274.15" office:value-type="float" office:value="314.15" calcext:value-type="float">
            <text:p>314.15</text:p>
          </table:table-cell>
          <table:table-cell table:formula="of:=1/[.D72]" office:value-type="float" office:value="0.00318319274232055" calcext:value-type="float">
            <text:p>0.003183</text:p>
          </table:table-cell>
          <table:table-cell table:style-name="ce10" office:value-type="string" calcext:value-type="string">
            <text:p>a[2]</text:p>
          </table:table-cell>
          <table:table-cell table:style-name="ce71" office:value-type="float" office:value="0.00000943825601189331" calcext:value-type="float">
            <text:p>9.44E-06</text:p>
          </table:table-cell>
          <table:table-cell table:formula="of:= 1/([.G$70]*[.B72]^0 + [.G$71]*[.B72]^1 + [.G$72]*[.B72]^2)" office:value-type="float" office:value="313.710935534986" calcext:value-type="float">
            <text:p>313.71</text:p>
          </table:table-cell>
          <table:table-cell table:formula="of:= -274.15+1/([.G$70]*LN([.A72])^0 + [.G$71]*LN([.A72])^1 + [.G$72]*LN([.A72])^2)" office:value-type="float" office:value="39.560935534986" calcext:value-type="float">
            <text:p>39.6</text:p>
          </table:table-cell>
          <table:table-cell table:style-name="ce114" table:formula="of:=([.I72]-[.C72])/[.I72]" office:value-type="percentage" office:value="-0.011098434834175" calcext:value-type="percentage">
            <text:p>-1.11%</text:p>
          </table:table-cell>
          <table:table-cell/>
          <table:table-cell table:style-name="ce116" table:formula="of:=ROUND([.G72];[.$L$66]-(1+INT(LOG10(ABS([.G72])))))" office:value-type="float" office:value="0.00000943826" calcext:value-type="float">
            <text:p>9.43826E-06</text:p>
          </table:table-cell>
          <table:table-cell/>
          <table:table-cell table:style-name="ce114"/>
          <table:table-cell table:number-columns-repeated="1004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formula="of:=LN([.A73])" office:value-type="float" office:value="8.0802374162167" calcext:value-type="float">
            <text:p>8.08</text:p>
          </table:table-cell>
          <table:table-cell table:style-name="ce48" office:value-type="float" office:value="49.6" calcext:value-type="float">
            <text:p>49.6</text:p>
          </table:table-cell>
          <table:table-cell table:formula="of:=[.C73]+274.15" office:value-type="float" office:value="323.75" calcext:value-type="float">
            <text:p>323.75</text:p>
          </table:table-cell>
          <table:table-cell table:formula="of:=1/[.D73]" office:value-type="float" office:value="0.00308880308880309" calcext:value-type="float">
            <text:p>0.003089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float" office:value="0.999452022740208" calcext:value-type="float">
            <text:p>0.999452022740208</text:p>
          </table:table-cell>
          <table:table-cell table:formula="of:= 1/([.G$70]*[.B73]^0 + [.G$71]*[.B73]^1 + [.G$72]*[.B73]^2)" office:value-type="float" office:value="324.604225462494" calcext:value-type="float">
            <text:p>324.60</text:p>
          </table:table-cell>
          <table:table-cell table:formula="of:= -274.15+1/([.G$70]*LN([.A73])^0 + [.G$71]*LN([.A73])^1 + [.G$72]*LN([.A73])^2)" office:value-type="float" office:value="50.4542254624938" calcext:value-type="float">
            <text:p>50.5</text:p>
          </table:table-cell>
          <table:table-cell table:style-name="ce114" table:formula="of:=([.I73]-[.C73])/[.I73]" office:value-type="percentage" office:value="0.0169307021297714" calcext:value-type="percentage">
            <text:p>1.69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formula="of:=LN([.A74])" office:value-type="float" office:value="7.88608140177575" calcext:value-type="float">
            <text:p>7.89</text:p>
          </table:table-cell>
          <table:table-cell table:style-name="ce48" office:value-type="float" office:value="55" calcext:value-type="float">
            <text:p>55.0</text:p>
          </table:table-cell>
          <table:table-cell table:formula="of:=[.C74]+274.15" office:value-type="float" office:value="329.15" calcext:value-type="float">
            <text:p>329.15</text:p>
          </table:table-cell>
          <table:table-cell table:formula="of:=1/[.D74]" office:value-type="float" office:value="0.00303812851283609" calcext:value-type="float">
            <text:p>0.003038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7;20)" office:value-type="date" office:date-value="2021-07-20" calcext:value-type="date">
            <text:p>20/07/21</text:p>
          </table:table-cell>
          <table:table-cell table:formula="of:= 1/([.G$70]*[.B74]^0 + [.G$71]*[.B74]^1 + [.G$72]*[.B74]^2)" office:value-type="float" office:value="329.425921328862" calcext:value-type="float">
            <text:p>329.43</text:p>
          </table:table-cell>
          <table:table-cell table:formula="of:= -274.15+1/([.G$70]*LN([.A74])^0 + [.G$71]*LN([.A74])^1 + [.G$72]*LN([.A74])^2)" office:value-type="float" office:value="55.2759213288616" calcext:value-type="float">
            <text:p>55.3</text:p>
          </table:table-cell>
          <table:table-cell table:style-name="ce114" table:formula="of:=([.I74]-[.C74])/[.I74]" office:value-type="percentage" office:value="0.00499170926921385" calcext:value-type="percentage">
            <text:p>0.50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LN([.A75])" office:value-type="float" office:value="7.69621263934641" calcext:value-type="float">
            <text:p>7.70</text:p>
          </table:table-cell>
          <table:table-cell table:style-name="ce48" office:value-type="float" office:value="60" calcext:value-type="float">
            <text:p>60.0</text:p>
          </table:table-cell>
          <table:table-cell table:formula="of:=[.C75]+274.15" office:value-type="float" office:value="334.15" calcext:value-type="float">
            <text:p>334.15</text:p>
          </table:table-cell>
          <table:table-cell table:formula="of:=1/[.D75]" office:value-type="float" office:value="0.00299266796348945" calcext:value-type="float">
            <text:p>0.002993</text:p>
          </table:table-cell>
          <table:table-cell table:style-name="ce10" office:value-type="string" calcext:value-type="string">
            <text:p>time</text:p>
          </table:table-cell>
          <table:table-cell table:style-name="ce12" table:formula="of:=TIME(13;46;0)" office:value-type="date" office:date-value="1899-12-30T13:46:00" calcext:value-type="date">
            <text:p>30/12/99</text:p>
          </table:table-cell>
          <table:table-cell table:formula="of:= 1/([.G$70]*[.B75]^0 + [.G$71]*[.B75]^1 + [.G$72]*[.B75]^2)" office:value-type="float" office:value="334.204840162037" calcext:value-type="float">
            <text:p>334.20</text:p>
          </table:table-cell>
          <table:table-cell table:formula="of:= -274.15+1/([.G$70]*LN([.A75])^0 + [.G$71]*LN([.A75])^1 + [.G$72]*LN([.A75])^2)" office:value-type="float" office:value="60.0548401620366" calcext:value-type="float">
            <text:p>60.1</text:p>
          </table:table-cell>
          <table:table-cell table:style-name="ce114" table:formula="of:=([.I75]-[.C75])/[.I75]" office:value-type="percentage" office:value="0.000913168062533988" calcext:value-type="percentage">
            <text:p>0.09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formula="of:=LN([.A76])" office:value-type="float" office:value="7.50933526601659" calcext:value-type="float">
            <text:p>7.51</text:p>
          </table:table-cell>
          <table:table-cell table:style-name="ce48" office:value-type="float" office:value="65" calcext:value-type="float">
            <text:p>65.0</text:p>
          </table:table-cell>
          <table:table-cell table:formula="of:=[.C76]+274.15" office:value-type="float" office:value="339.15" calcext:value-type="float">
            <text:p>339.15</text:p>
          </table:table-cell>
          <table:table-cell table:formula="of:=1/[.D76]" office:value-type="float" office:value="0.00294854784018871" calcext:value-type="float">
            <text:p>0.002949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13;40;47)" office:value-type="time" office:time-value="PT13H40M47S" calcext:value-type="time">
            <text:p>13:40:47</text:p>
          </table:table-cell>
          <table:table-cell table:formula="of:= 1/([.G$70]*[.B76]^0 + [.G$71]*[.B76]^1 + [.G$72]*[.B76]^2)" office:value-type="float" office:value="338.969453495609" calcext:value-type="float">
            <text:p>338.97</text:p>
          </table:table-cell>
          <table:table-cell table:formula="of:= -274.15+1/([.G$70]*LN([.A76])^0 + [.G$71]*LN([.A76])^1 + [.G$72]*LN([.A76])^2)" office:value-type="float" office:value="64.8194534956088" calcext:value-type="float">
            <text:p>64.8</text:p>
          </table:table-cell>
          <table:table-cell table:style-name="ce114" table:formula="of:=([.I76]-[.C76])/[.I76]" office:value-type="percentage" office:value="-0.00278537529483234" calcext:value-type="percentage">
            <text:p>-0.28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formula="of:=LN([.A77])" office:value-type="float" office:value="7.3185395485679" calcext:value-type="float">
            <text:p>7.32</text:p>
          </table:table-cell>
          <table:table-cell table:style-name="ce48" office:value-type="float" office:value="70" calcext:value-type="float">
            <text:p>70.0</text:p>
          </table:table-cell>
          <table:table-cell table:formula="of:=[.C77]+274.15" office:value-type="float" office:value="344.15" calcext:value-type="float">
            <text:p>344.15</text:p>
          </table:table-cell>
          <table:table-cell table:formula="of:=1/[.D77]" office:value-type="float" office:value="0.00290570971959901" calcext:value-type="float">
            <text:p>0.002906</text:p>
          </table:table-cell>
          <table:table-cell table:number-columns-repeated="2"/>
          <table:table-cell table:formula="of:= 1/([.G$70]*[.B77]^0 + [.G$71]*[.B77]^1 + [.G$72]*[.B77]^2)" office:value-type="float" office:value="343.895744510149" calcext:value-type="float">
            <text:p>343.90</text:p>
          </table:table-cell>
          <table:table-cell table:formula="of:= -274.15+1/([.G$70]*LN([.A77])^0 + [.G$71]*LN([.A77])^1 + [.G$72]*LN([.A77])^2)" office:value-type="float" office:value="69.7457445101491" calcext:value-type="float">
            <text:p>69.7</text:p>
          </table:table-cell>
          <table:table-cell table:style-name="ce114" table:formula="of:=([.I77]-[.C77])/[.I77]" office:value-type="percentage" office:value="-0.00364546240973813" calcext:value-type="percentage">
            <text:p>-0.36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 table:number-rows-repeated="9">
          <table:table-cell table:style-name="ce48" table:number-columns-repeated="2"/>
          <table:table-cell table:number-columns-repeated="1016"/>
        </table:table-row>
        <table:table-row table:style-name="ro1" table:number-rows-repeated="1048489">
          <table:table-cell table:number-columns-repeated="1018"/>
        </table:table-row>
        <table:table-row table:style-name="ro1">
          <table:table-cell table:number-columns-repeated="1018"/>
        </table:table-row>
        <calcext:conditional-formats>
          <calcext:conditional-format calcext:target-range-address="'Curve Fit - NTC_MF58,10K, B3950'.B51:'Curve Fit - NTC_MF58,10K, B3950'.H52">
            <calcext:condition calcext:apply-style-name="Error" calcext:value="&gt;[$'Curve Fit - NTC_MF58,10K, B3950'.$B$53]" calcext:base-cell-address="'Curve Fit - NTC_MF58,10K, B3950'.B51"/>
          </calcext:conditional-format>
        </calcext:conditional-formats>
      </table:table>
      <table:table table:name="T12 Thermocouple Curve Fit (Measured)" table:style-name="ta1">
        <table:shapes>
          <draw:frame draw:z-index="0" draw:style-name="gr1" draw:text-style-name="P1" svg:width="25.466cm" svg:height="16.974cm" svg:x="37.448cm" svg:y="5.04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3.95cm" svg:height="15.964cm" svg:x="26.294cm" svg:y="29.036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8.454cm" svg:height="5.635cm" svg:x="16.873cm" svg:y="44.068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8.454cm" svg:height="5.635cm" svg:x="16.873cm" svg:y="57.101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5.999cm" svg:height="8.999cm" svg:x="20.227cm" svg:y="61.078cm">
            <draw:object draw:notify-on-update-of-ranges="'T12 Thermocouple Curve Fit (Measured)'.A138:'T12 Thermocouple Curve Fit (Measured)'.A140 'T12 Thermocouple Curve Fit (Measured)'.D137:'T12 Thermocouple Curve Fit (Measured)'.D137 'T12 Thermocouple Curve Fit (Measured)'.D138:'T12 Thermocouple Curve Fit (Measured)'.D14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1" table:default-cell-style-name="ce82"/>
        <table:table-column table:style-name="co22" table:default-cell-style-name="ce85"/>
        <table:table-column table:style-name="co23" table:number-columns-repeated="2" table:default-cell-style-name="ce89"/>
        <table:table-column table:style-name="co23" table:default-cell-style-name="ce94"/>
        <table:table-column table:style-name="co1" table:default-cell-style-name="ce43"/>
        <table:table-column table:style-name="co1" table:number-columns-repeated="2" table:default-cell-style-name="Default"/>
        <table:table-column table:style-name="co1" table:number-columns-repeated="2" table:default-cell-style-name="ce52"/>
        <table:table-column table:style-name="co1" table:number-columns-repeated="3" table:default-cell-style-name="Default"/>
        <table:table-column table:style-name="co1" table:default-cell-style-name="ce37"/>
        <table:table-column table:style-name="co1" table:default-cell-style-name="ce52"/>
        <table:table-column table:style-name="co1" table:number-columns-repeated="1002" table:default-cell-style-name="Default"/>
        <table:table-row table:style-name="ro2">
          <table:table-cell table:style-name="ce78" office:value-type="string" calcext:value-type="string">
            <text:p>Duty Cycle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 (mV)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table:style-name="ce81"/>
          <table:table-cell table:style-name="ce78" table:number-columns-repeated="2"/>
          <table:table-cell table:style-name="ce102" table:number-columns-repeated="2"/>
          <table:table-cell table:style-name="ce78" table:number-columns-repeated="3"/>
          <table:table-cell table:style-name="ce105"/>
          <table:table-cell table:style-name="ce102"/>
          <table:table-cell table:style-name="ce78" table:number-columns-repeated="977"/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.0</text:p>
          </table:table-cell>
          <table:table-cell office:value-type="float" office:value="2.77" calcext:value-type="float">
            <text:p>2.77</text:p>
          </table:table-cell>
          <table:table-cell office:value-type="float" office:value="26.33" calcext:value-type="float">
            <text:p>26.33</text:p>
          </table:table-cell>
          <table:table-cell table:formula="of:=[.C2]" office:value-type="float" office:value="2.77" calcext:value-type="float">
            <text:p>2.77</text:p>
          </table:table-cell>
          <table:table-cell table:formula="of:=[.B2]-[.D2]" office:value-type="float" office:value="113.67" calcext:value-type="float">
            <text:p>113.7</text:p>
          </table:table-cell>
          <table:table-cell table:style-name="ce97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office:value-type="float" office:value="2.77" calcext:value-type="float">
            <text:p>2.77</text:p>
          </table:table-cell>
          <table:table-cell table:formula="of:= [.H$5]*[.I2]^0 + [.H$6]*[.I2]^1" office:value-type="float" office:value="112.863851006021" calcext:value-type="float">
            <text:p>112.9</text:p>
          </table:table-cell>
          <table:table-cell table:style-name="ce104" table:formula="of:=POWER(([.$F2]-[.J2])/[.J2];2)" office:value-type="float" office:value="0.0000510177032523279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.0</text:p>
          </table:table-cell>
          <table:table-cell office:value-type="float" office:value="2.91" calcext:value-type="float">
            <text:p>2.91</text:p>
          </table:table-cell>
          <table:table-cell office:value-type="float" office:value="26.35" calcext:value-type="float">
            <text:p>26.35</text:p>
          </table:table-cell>
          <table:table-cell table:formula="of:=[.C3]" office:value-type="float" office:value="2.91" calcext:value-type="float">
            <text:p>2.91</text:p>
          </table:table-cell>
          <table:table-cell table:formula="of:=[.B3]-[.D3]" office:value-type="float" office:value="120.65" calcext:value-type="float">
            <text:p>120.7</text:p>
          </table:table-cell>
          <table:table-cell table:style-name="ce97" office:value-type="string" calcext:value-type="string">
            <text:p>x data</text:p>
          </table:table-cell>
          <table:table-cell table:style-name="Result_5f_CorelPolyGUI" office:value-type="string" calcext:value-type="string">
            <text:p>G2:G48</text:p>
          </table:table-cell>
          <table:table-cell office:value-type="float" office:value="2.91" calcext:value-type="float">
            <text:p>2.91</text:p>
          </table:table-cell>
          <table:table-cell table:formula="of:= [.H$5]*[.I3]^0 + [.H$6]*[.I3]^1" office:value-type="float" office:value="119.222720728313" calcext:value-type="float">
            <text:p>119.2</text:p>
          </table:table-cell>
          <table:table-cell table:style-name="ce104" table:formula="of:=POWER(([.$F3]-[.J3])/[.J3];2)" office:value-type="float" office:value="0.000143317710040849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.0</text:p>
          </table:table-cell>
          <table:table-cell office:value-type="float" office:value="3.17" calcext:value-type="float">
            <text:p>3.17</text:p>
          </table:table-cell>
          <table:table-cell office:value-type="float" office:value="26.54" calcext:value-type="float">
            <text:p>26.54</text:p>
          </table:table-cell>
          <table:table-cell table:formula="of:=[.C4]" office:value-type="float" office:value="3.17" calcext:value-type="float">
            <text:p>3.17</text:p>
          </table:table-cell>
          <table:table-cell table:formula="of:=[.B4]-[.D4]" office:value-type="float" office:value="131.46" calcext:value-type="float">
            <text:p>131.5</text:p>
          </table:table-cell>
          <table:table-cell table:style-name="ce97" office:value-type="string" calcext:value-type="string">
            <text:p>y data</text:p>
          </table:table-cell>
          <table:table-cell table:style-name="Result_5f_CorelPolyGUI" office:value-type="string" calcext:value-type="string">
            <text:p>H2:H48</text:p>
          </table:table-cell>
          <table:table-cell office:value-type="float" office:value="3.17" calcext:value-type="float">
            <text:p>3.17</text:p>
          </table:table-cell>
          <table:table-cell table:formula="of:= [.H$5]*[.I4]^0 + [.H$6]*[.I4]^1" office:value-type="float" office:value="131.032050212569" calcext:value-type="float">
            <text:p>131.0</text:p>
          </table:table-cell>
          <table:table-cell table:style-name="ce104" table:formula="of:=POWER(([.$F4]-[.J4])/[.J4];2)" office:value-type="float" office:value="0.0000106667117048263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5" calcext:value-type="float">
            <text:p>165.0</text:p>
          </table:table-cell>
          <table:table-cell office:value-type="float" office:value="3.34" calcext:value-type="float">
            <text:p>3.34</text:p>
          </table:table-cell>
          <table:table-cell office:value-type="float" office:value="26.7" calcext:value-type="float">
            <text:p>26.70</text:p>
          </table:table-cell>
          <table:table-cell table:formula="of:=[.C5]" office:value-type="float" office:value="3.34" calcext:value-type="float">
            <text:p>3.34</text:p>
          </table:table-cell>
          <table:table-cell table:formula="of:=[.B5]-[.D5]" office:value-type="float" office:value="138.3" calcext:value-type="float">
            <text:p>138.3</text:p>
          </table:table-cell>
          <table:table-cell table:style-name="ce97" office:value-type="string" calcext:value-type="string">
            <text:p>a[0]</text:p>
          </table:table-cell>
          <table:table-cell table:style-name="Result_5f_CorelPolyGUI" office:value-type="float" office:value="-12.9509284993216" calcext:value-type="float">
            <text:p>-12.9509284993216</text:p>
          </table:table-cell>
          <table:table-cell office:value-type="float" office:value="3.34" calcext:value-type="float">
            <text:p>3.34</text:p>
          </table:table-cell>
          <table:table-cell table:formula="of:= [.H$5]*[.I5]^0 + [.H$6]*[.I5]^1" office:value-type="float" office:value="138.753534875352" calcext:value-type="float">
            <text:p>138.8</text:p>
          </table:table-cell>
          <table:table-cell table:style-name="ce104" table:formula="of:=POWER(([.$F5]-[.J5])/[.J5];2)" office:value-type="float" office:value="0.000010683984887338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.0</text:p>
          </table:table-cell>
          <table:table-cell office:value-type="float" office:value="3.52" calcext:value-type="float">
            <text:p>3.52</text:p>
          </table:table-cell>
          <table:table-cell office:value-type="float" office:value="26.15" calcext:value-type="float">
            <text:p>26.15</text:p>
          </table:table-cell>
          <table:table-cell table:formula="of:=[.C6]" office:value-type="float" office:value="3.52" calcext:value-type="float">
            <text:p>3.52</text:p>
          </table:table-cell>
          <table:table-cell table:formula="of:=[.B6]-[.D6]" office:value-type="float" office:value="148.85" calcext:value-type="float">
            <text:p>148.9</text:p>
          </table:table-cell>
          <table:table-cell table:style-name="ce97" office:value-type="string" calcext:value-type="string">
            <text:p>a[1]</text:p>
          </table:table-cell>
          <table:table-cell table:style-name="Result_5f_CorelPolyGUI" office:value-type="float" office:value="45.4204980163692" calcext:value-type="float">
            <text:p>45.4204980163692</text:p>
          </table:table-cell>
          <table:table-cell office:value-type="float" office:value="3.52" calcext:value-type="float">
            <text:p>3.52</text:p>
          </table:table-cell>
          <table:table-cell table:formula="of:= [.H$5]*[.I6]^0 + [.H$6]*[.I6]^1" office:value-type="float" office:value="146.929224518298" calcext:value-type="float">
            <text:p>146.9</text:p>
          </table:table-cell>
          <table:table-cell table:style-name="ce104" table:formula="of:=POWER(([.$F6]-[.J6])/[.J6];2)" office:value-type="float" office:value="0.00017089794243162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8.4" calcext:value-type="float">
            <text:p>178.4</text:p>
          </table:table-cell>
          <table:table-cell office:value-type="float" office:value="3.58" calcext:value-type="float">
            <text:p>3.58</text:p>
          </table:table-cell>
          <table:table-cell table:style-name="ce90" office:value-type="float" office:value="27.08" calcext:value-type="float">
            <text:p>27.08</text:p>
          </table:table-cell>
          <table:table-cell table:formula="of:=[.C7]" office:value-type="float" office:value="3.58" calcext:value-type="float">
            <text:p>3.58</text:p>
          </table:table-cell>
          <table:table-cell table:formula="of:=[.B7]-[.D7]" office:value-type="float" office:value="151.32" calcext:value-type="float">
            <text:p>151.3</text:p>
          </table:table-cell>
          <table:table-cell table:style-name="ce97" office:value-type="string" calcext:value-type="string">
            <text:p>R²</text:p>
          </table:table-cell>
          <table:table-cell table:style-name="Result_5f_CorelPolyGUI" office:value-type="float" office:value="0.999736348714443" calcext:value-type="float">
            <text:p>0.999736348714443</text:p>
          </table:table-cell>
          <table:table-cell office:value-type="float" office:value="3.58" calcext:value-type="float">
            <text:p>3.58</text:p>
          </table:table-cell>
          <table:table-cell table:formula="of:= [.H$5]*[.I7]^0 + [.H$6]*[.I7]^1" office:value-type="float" office:value="149.65445439928" calcext:value-type="float">
            <text:p>149.7</text:p>
          </table:table-cell>
          <table:table-cell table:style-name="ce104" table:formula="of:=POWER(([.$F7]-[.J7])/[.J7];2)" office:value-type="float" office:value="0.00012386076540711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.0</text:p>
          </table:table-cell>
          <table:table-cell office:value-type="float" office:value="3.74" calcext:value-type="float">
            <text:p>3.74</text:p>
          </table:table-cell>
          <table:table-cell office:value-type="float" office:value="26.51" calcext:value-type="float">
            <text:p>26.51</text:p>
          </table:table-cell>
          <table:table-cell table:formula="of:=[.C8]" office:value-type="float" office:value="3.74" calcext:value-type="float">
            <text:p>3.74</text:p>
          </table:table-cell>
          <table:table-cell table:formula="of:=[.B8]-[.D8]" office:value-type="float" office:value="153.49" calcext:value-type="float">
            <text:p>153.5</text:p>
          </table:table-cell>
          <table:table-cell table:style-name="ce97" office:value-type="string" calcext:value-type="string">
            <text:p>date</text:p>
          </table:table-cell>
          <table:table-cell table:style-name="ce100" table:formula="of:=DATE(2021;6;7)" office:value-type="date" office:date-value="2021-06-07" calcext:value-type="date">
            <text:p>07/06/21</text:p>
          </table:table-cell>
          <table:table-cell office:value-type="float" office:value="3.74" calcext:value-type="float">
            <text:p>3.74</text:p>
          </table:table-cell>
          <table:table-cell table:formula="of:= [.H$5]*[.I8]^0 + [.H$6]*[.I8]^1" office:value-type="float" office:value="156.921734081899" calcext:value-type="float">
            <text:p>156.9</text:p>
          </table:table-cell>
          <table:table-cell table:style-name="ce104" table:formula="of:=POWER(([.$F8]-[.J8])/[.J8];2)" office:value-type="float" office:value="0.000478256695033038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.0</text:p>
          </table:table-cell>
          <table:table-cell office:value-type="float" office:value="3.84" calcext:value-type="float">
            <text:p>3.84</text:p>
          </table:table-cell>
          <table:table-cell office:value-type="float" office:value="27.34" calcext:value-type="float">
            <text:p>27.34</text:p>
          </table:table-cell>
          <table:table-cell table:formula="of:=[.C9]" office:value-type="float" office:value="3.84" calcext:value-type="float">
            <text:p>3.84</text:p>
          </table:table-cell>
          <table:table-cell table:formula="of:=[.B9]-[.D9]" office:value-type="float" office:value="162.66" calcext:value-type="float">
            <text:p>162.7</text:p>
          </table:table-cell>
          <table:table-cell table:style-name="ce97" office:value-type="string" calcext:value-type="string">
            <text:p>time</text:p>
          </table:table-cell>
          <table:table-cell table:style-name="ce101" table:formula="of:=TIME(17;48;39)" office:value-type="time" office:time-value="PT17H48M39S" calcext:value-type="time">
            <text:p>17:48:39</text:p>
          </table:table-cell>
          <table:table-cell office:value-type="float" office:value="3.84" calcext:value-type="float">
            <text:p>3.84</text:p>
          </table:table-cell>
          <table:table-cell table:formula="of:= [.H$5]*[.I9]^0 + [.H$6]*[.I9]^1" office:value-type="float" office:value="161.463783883536" calcext:value-type="float">
            <text:p>161.5</text:p>
          </table:table-cell>
          <table:table-cell table:style-name="ce104" table:formula="of:=POWER(([.$F9]-[.J9])/[.J9];2)" office:value-type="float" office:value="0.0000548869434996542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.0</text:p>
          </table:table-cell>
          <table:table-cell office:value-type="float" office:value="3.95" calcext:value-type="float">
            <text:p>3.95</text:p>
          </table:table-cell>
          <table:table-cell office:value-type="float" office:value="27.45" calcext:value-type="float">
            <text:p>27.45</text:p>
          </table:table-cell>
          <table:table-cell table:formula="of:=[.C10]" office:value-type="float" office:value="3.95" calcext:value-type="float">
            <text:p>3.95</text:p>
          </table:table-cell>
          <table:table-cell table:formula="of:=[.B10]-[.D10]" office:value-type="float" office:value="167.55" calcext:value-type="float">
            <text:p>167.6</text:p>
          </table:table-cell>
          <table:table-cell table:number-columns-repeated="2"/>
          <table:table-cell office:value-type="float" office:value="3.95" calcext:value-type="float">
            <text:p>3.95</text:p>
          </table:table-cell>
          <table:table-cell table:formula="of:= [.H$5]*[.I10]^0 + [.H$6]*[.I10]^1" office:value-type="float" office:value="166.460038665337" calcext:value-type="float">
            <text:p>166.5</text:p>
          </table:table-cell>
          <table:table-cell table:style-name="ce104" table:formula="of:=POWER(([.$F10]-[.J10])/[.J10];2)" office:value-type="float" office:value="0.0000428748093324685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.0</text:p>
          </table:table-cell>
          <table:table-cell office:value-type="float" office:value="4.06" calcext:value-type="float">
            <text:p>4.06</text:p>
          </table:table-cell>
          <table:table-cell office:value-type="float" office:value="27.59" calcext:value-type="float">
            <text:p>27.59</text:p>
          </table:table-cell>
          <table:table-cell table:formula="of:=[.C11]" office:value-type="float" office:value="4.06" calcext:value-type="float">
            <text:p>4.06</text:p>
          </table:table-cell>
          <table:table-cell table:formula="of:=[.B11]-[.D11]" office:value-type="float" office:value="172.41" calcext:value-type="float">
            <text:p>172.4</text:p>
          </table:table-cell>
          <table:table-cell table:formula="of:=[.F11]/[.E11]" office:value-type="float" office:value="42.4655172413793" calcext:value-type="float">
            <text:p>42.5</text:p>
          </table:table-cell>
          <table:table-cell/>
          <table:table-cell office:value-type="float" office:value="4.06" calcext:value-type="float">
            <text:p>4.06</text:p>
          </table:table-cell>
          <table:table-cell table:formula="of:= [.H$5]*[.I11]^0 + [.H$6]*[.I11]^1" office:value-type="float" office:value="171.456293447137" calcext:value-type="float">
            <text:p>171.5</text:p>
          </table:table-cell>
          <table:table-cell table:style-name="ce104" table:formula="of:=POWER(([.$F11]-[.J11])/[.J11];2)" office:value-type="float" office:value="0.000030940168286611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.0</text:p>
          </table:table-cell>
          <table:table-cell office:value-type="float" office:value="4.21" calcext:value-type="float">
            <text:p>4.21</text:p>
          </table:table-cell>
          <table:table-cell office:value-type="float" office:value="27.85" calcext:value-type="float">
            <text:p>27.85</text:p>
          </table:table-cell>
          <table:table-cell table:formula="of:=[.C12]" office:value-type="float" office:value="4.21" calcext:value-type="float">
            <text:p>4.21</text:p>
          </table:table-cell>
          <table:table-cell table:formula="of:=[.B12]-[.D12]" office:value-type="float" office:value="177.15" calcext:value-type="float">
            <text:p>177.2</text:p>
          </table:table-cell>
          <table:table-cell table:formula="of:=[.F12]/[.E12]" office:value-type="float" office:value="42.0783847980998" calcext:value-type="float">
            <text:p>42.1</text:p>
          </table:table-cell>
          <table:table-cell/>
          <table:table-cell office:value-type="float" office:value="4.21" calcext:value-type="float">
            <text:p>4.21</text:p>
          </table:table-cell>
          <table:table-cell table:formula="of:= [.H$5]*[.I12]^0 + [.H$6]*[.I12]^1" office:value-type="float" office:value="178.269368149593" calcext:value-type="float">
            <text:p>178.3</text:p>
          </table:table-cell>
          <table:table-cell table:style-name="ce104" table:formula="of:=POWER(([.$F12]-[.J12])/[.J12];2)" office:value-type="float" office:value="0.000039426882660389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8.7" calcext:value-type="float">
            <text:p>208.7</text:p>
          </table:table-cell>
          <table:table-cell office:value-type="float" office:value="4.25" calcext:value-type="float">
            <text:p>4.25</text:p>
          </table:table-cell>
          <table:table-cell office:value-type="float" office:value="28.67" calcext:value-type="float">
            <text:p>28.67</text:p>
          </table:table-cell>
          <table:table-cell table:formula="of:=[.C13]" office:value-type="float" office:value="4.25" calcext:value-type="float">
            <text:p>4.25</text:p>
          </table:table-cell>
          <table:table-cell table:formula="of:=[.B13]-[.D13]" office:value-type="float" office:value="180.03" calcext:value-type="float">
            <text:p>180.0</text:p>
          </table:table-cell>
          <table:table-cell table:formula="of:=[.F13]/[.E13]" office:value-type="float" office:value="42.36" calcext:value-type="float">
            <text:p>42.4</text:p>
          </table:table-cell>
          <table:table-cell/>
          <table:table-cell office:value-type="float" office:value="4.25" calcext:value-type="float">
            <text:p>4.25</text:p>
          </table:table-cell>
          <table:table-cell table:formula="of:= [.H$5]*[.I13]^0 + [.H$6]*[.I13]^1" office:value-type="float" office:value="180.086188070247" calcext:value-type="float">
            <text:p>180.1</text:p>
          </table:table-cell>
          <table:table-cell table:style-name="ce104" table:formula="of:=POWER(([.$F13]-[.J13])/[.J13];2)" office:value-type="float" office:value="0.0000000973480872604565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.0</text:p>
          </table:table-cell>
          <table:table-cell office:value-type="float" office:value="4.29" calcext:value-type="float">
            <text:p>4.29</text:p>
          </table:table-cell>
          <table:table-cell office:value-type="float" office:value="28.57" calcext:value-type="float">
            <text:p>28.57</text:p>
          </table:table-cell>
          <table:table-cell table:formula="of:=[.C14]" office:value-type="float" office:value="4.29" calcext:value-type="float">
            <text:p>4.29</text:p>
          </table:table-cell>
          <table:table-cell table:formula="of:=[.B14]-[.D14]" office:value-type="float" office:value="181.43" calcext:value-type="float">
            <text:p>181.4</text:p>
          </table:table-cell>
          <table:table-cell table:formula="of:=[.F14]/[.E14]" office:value-type="float" office:value="42.2913752913753" calcext:value-type="float">
            <text:p>42.3</text:p>
          </table:table-cell>
          <table:table-cell/>
          <table:table-cell office:value-type="float" office:value="4.29" calcext:value-type="float">
            <text:p>4.29</text:p>
          </table:table-cell>
          <table:table-cell table:formula="of:= [.H$5]*[.I14]^0 + [.H$6]*[.I14]^1" office:value-type="float" office:value="181.903007990902" calcext:value-type="float">
            <text:p>181.9</text:p>
          </table:table-cell>
          <table:table-cell table:style-name="ce104" table:formula="of:=POWER(([.$F14]-[.J14])/[.J14];2)" office:value-type="float" office:value="0.0000067617201725324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.0</text:p>
          </table:table-cell>
          <table:table-cell office:value-type="float" office:value="4.5" calcext:value-type="float">
            <text:p>4.50</text:p>
          </table:table-cell>
          <table:table-cell office:value-type="float" office:value="27.86" calcext:value-type="float">
            <text:p>27.86</text:p>
          </table:table-cell>
          <table:table-cell table:formula="of:=[.C15]" office:value-type="float" office:value="4.5" calcext:value-type="float">
            <text:p>4.50</text:p>
          </table:table-cell>
          <table:table-cell table:formula="of:=[.B15]-[.D15]" office:value-type="float" office:value="192.14" calcext:value-type="float">
            <text:p>192.1</text:p>
          </table:table-cell>
          <table:table-cell table:formula="of:=[.F15]/[.E15]" office:value-type="float" office:value="42.6977777777778" calcext:value-type="float">
            <text:p>42.7</text:p>
          </table:table-cell>
          <table:table-cell table:formula="of:=1/[.H6]" office:value-type="float" office:value="0.0220164913127903" calcext:value-type="float">
            <text:p>0.02201649131279</text:p>
          </table:table-cell>
          <table:table-cell office:value-type="float" office:value="4.5" calcext:value-type="float">
            <text:p>4.5</text:p>
          </table:table-cell>
          <table:table-cell table:formula="of:= [.H$5]*[.I15]^0 + [.H$6]*[.I15]^1" office:value-type="float" office:value="191.44131257434" calcext:value-type="float">
            <text:p>191.4</text:p>
          </table:table-cell>
          <table:table-cell table:style-name="ce104" table:formula="of:=POWER(([.$F15]-[.J15])/[.J15];2)" office:value-type="float" office:value="0.00001331970259905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0" calcext:value-type="float">
            <text:p>230.0</text:p>
          </table:table-cell>
          <table:table-cell office:value-type="float" office:value="4.71" calcext:value-type="float">
            <text:p>4.71</text:p>
          </table:table-cell>
          <table:table-cell office:value-type="float" office:value="29.02" calcext:value-type="float">
            <text:p>29.02</text:p>
          </table:table-cell>
          <table:table-cell table:formula="of:=[.C16]" office:value-type="float" office:value="4.71" calcext:value-type="float">
            <text:p>4.71</text:p>
          </table:table-cell>
          <table:table-cell table:formula="of:=[.B16]-[.D16]" office:value-type="float" office:value="200.98" calcext:value-type="float">
            <text:p>201.0</text:p>
          </table:table-cell>
          <table:table-cell table:formula="of:=[.F16]/[.E16]" office:value-type="float" office:value="42.6709129511677" calcext:value-type="float">
            <text:p>42.7</text:p>
          </table:table-cell>
          <table:table-cell/>
          <table:table-cell office:value-type="float" office:value="4.71" calcext:value-type="float">
            <text:p>4.71</text:p>
          </table:table-cell>
          <table:table-cell table:formula="of:= [.H$5]*[.I16]^0 + [.H$6]*[.I16]^1" office:value-type="float" office:value="200.979617157777" calcext:value-type="float">
            <text:p>201.0</text:p>
          </table:table-cell>
          <table:table-cell table:style-name="ce104" table:formula="of:=POWER(([.$F16]-[.J16])/[.J16];2)" office:value-type="float" office:value="0.0000000000036285710277673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.0</text:p>
          </table:table-cell>
          <table:table-cell office:value-type="float" office:value="4.84" calcext:value-type="float">
            <text:p>4.84</text:p>
          </table:table-cell>
          <table:table-cell office:value-type="float" office:value="29.46" calcext:value-type="float">
            <text:p>29.46</text:p>
          </table:table-cell>
          <table:table-cell table:formula="of:=[.C17]" office:value-type="float" office:value="4.84" calcext:value-type="float">
            <text:p>4.84</text:p>
          </table:table-cell>
          <table:table-cell table:formula="of:=[.B17]-[.D17]" office:value-type="float" office:value="205.54" calcext:value-type="float">
            <text:p>205.5</text:p>
          </table:table-cell>
          <table:table-cell table:formula="of:=[.F17]/[.E17]" office:value-type="float" office:value="42.4669421487603" calcext:value-type="float">
            <text:p>42.5</text:p>
          </table:table-cell>
          <table:table-cell/>
          <table:table-cell office:value-type="float" office:value="4.84" calcext:value-type="float">
            <text:p>4.84</text:p>
          </table:table-cell>
          <table:table-cell table:formula="of:= [.H$5]*[.I17]^0 + [.H$6]*[.I17]^1" office:value-type="float" office:value="206.884281899905" calcext:value-type="float">
            <text:p>206.9</text:p>
          </table:table-cell>
          <table:table-cell table:style-name="ce104" table:formula="of:=POWER(([.$F17]-[.J17])/[.J17];2)" office:value-type="float" office:value="0.000042220727247271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0" calcext:value-type="float">
            <text:p>240.0</text:p>
          </table:table-cell>
          <table:table-cell office:value-type="float" office:value="4.9" calcext:value-type="float">
            <text:p>4.90</text:p>
          </table:table-cell>
          <table:table-cell office:value-type="float" office:value="29.56" calcext:value-type="float">
            <text:p>29.56</text:p>
          </table:table-cell>
          <table:table-cell table:formula="of:=[.C18]" office:value-type="float" office:value="4.9" calcext:value-type="float">
            <text:p>4.90</text:p>
          </table:table-cell>
          <table:table-cell table:formula="of:=[.B18]-[.D18]" office:value-type="float" office:value="210.44" calcext:value-type="float">
            <text:p>210.4</text:p>
          </table:table-cell>
          <table:table-cell table:formula="of:=[.F18]/[.E18]" office:value-type="float" office:value="42.9469387755102" calcext:value-type="float">
            <text:p>42.9</text:p>
          </table:table-cell>
          <table:table-cell/>
          <table:table-cell office:value-type="float" office:value="4.9" calcext:value-type="float">
            <text:p>4.9</text:p>
          </table:table-cell>
          <table:table-cell table:formula="of:= [.H$5]*[.I18]^0 + [.H$6]*[.I18]^1" office:value-type="float" office:value="209.609511780887" calcext:value-type="float">
            <text:p>209.6</text:p>
          </table:table-cell>
          <table:table-cell table:style-name="ce104" table:formula="of:=POWER(([.$F18]-[.J18])/[.J18];2)" office:value-type="float" office:value="0.0000156980236648851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5" calcext:value-type="float">
            <text:p>245.0</text:p>
          </table:table-cell>
          <table:table-cell office:value-type="float" office:value="5.03" calcext:value-type="float">
            <text:p>5.03</text:p>
          </table:table-cell>
          <table:table-cell office:value-type="float" office:value="29.46" calcext:value-type="float">
            <text:p>29.46</text:p>
          </table:table-cell>
          <table:table-cell table:formula="of:=[.C19]" office:value-type="float" office:value="5.03" calcext:value-type="float">
            <text:p>5.03</text:p>
          </table:table-cell>
          <table:table-cell table:formula="of:=[.B19]-[.D19]" office:value-type="float" office:value="215.54" calcext:value-type="float">
            <text:p>215.5</text:p>
          </table:table-cell>
          <table:table-cell table:formula="of:=[.F19]/[.E19]" office:value-type="float" office:value="42.8508946322068" calcext:value-type="float">
            <text:p>42.9</text:p>
          </table:table-cell>
          <table:table-cell/>
          <table:table-cell office:value-type="float" office:value="5.03" calcext:value-type="float">
            <text:p>5.03</text:p>
          </table:table-cell>
          <table:table-cell table:formula="of:= [.H$5]*[.I19]^0 + [.H$6]*[.I19]^1" office:value-type="float" office:value="215.514176523015" calcext:value-type="float">
            <text:p>215.5</text:p>
          </table:table-cell>
          <table:table-cell table:style-name="ce104" table:formula="of:=POWER(([.$F19]-[.J19])/[.J19];2)" office:value-type="float" office:value="0.0000000143574643850345" calcext:value-type="float">
            <text:p>0.0</text:p>
          </table:table-cell>
          <table:table-cell table:number-columns-repeated="1007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83" office:value-type="float" office:value="250" calcext:value-type="float">
            <text:p>250.0</text:p>
          </table:table-cell>
          <table:table-cell table:style-name="ce86" office:value-type="float" office:value="5.13" calcext:value-type="float">
            <text:p>5.13</text:p>
          </table:table-cell>
          <table:table-cell table:style-name="ce91" office:value-type="float" office:value="29.76" calcext:value-type="float">
            <text:p>29.76</text:p>
          </table:table-cell>
          <table:table-cell table:style-name="ce91" table:formula="of:=[.C20]" office:value-type="float" office:value="5.13" calcext:value-type="float">
            <text:p>5.13</text:p>
          </table:table-cell>
          <table:table-cell table:style-name="ce95" table:formula="of:=[.B20]-[.D20]" office:value-type="float" office:value="220.24" calcext:value-type="float">
            <text:p>220.2</text:p>
          </table:table-cell>
          <table:table-cell table:style-name="ce98" table:formula="of:=[.F20]/[.E20]" office:value-type="float" office:value="42.9317738791423" calcext:value-type="float">
            <text:p>42.9</text:p>
          </table:table-cell>
          <table:table-cell table:style-name="ce79"/>
          <table:table-cell table:style-name="ce79" office:value-type="float" office:value="5.13" calcext:value-type="float">
            <text:p>5.13</text:p>
          </table:table-cell>
          <table:table-cell table:style-name="ce103" table:formula="of:= [.H$5]*[.I20]^0 + [.H$6]*[.I20]^1" office:value-type="float" office:value="220.056226324652" calcext:value-type="float">
            <text:p>220.1</text:p>
          </table:table-cell>
          <table:table-cell table:style-name="ce104" table:formula="of:=POWER(([.$F20]-[.J20])/[.J20];2)" office:value-type="float" office:value="0.000000697427840332436" calcext:value-type="float">
            <text:p>0.0</text:p>
          </table:table-cell>
          <table:table-cell table:style-name="ce79"/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table:style-name="ce106" office:value-type="float" office:value="5.13" calcext:value-type="float">
            <text:p>5.13</text:p>
          </table:table-cell>
          <table:table-cell table:style-name="ce103" table:formula="of:= [.N$23]*[.O20]^0 + [.N$24]*[.O20]^1" office:value-type="float" office:value="220.02103233393" calcext:value-type="float">
            <text:p>220.0</text:p>
          </table:table-cell>
          <table:table-cell table:style-name="ce108" table:formula="of:=POWER(([.$F20]-[.P20])/[.P20];2)" office:value-type="percentage" office:value="0.000000990447779290247" calcext:value-type="percentage">
            <text:p>0.00%</text:p>
          </table:table-cell>
          <table:table-cell table:style-name="ce79"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.0</text:p>
          </table:table-cell>
          <table:table-cell office:value-type="float" office:value="5.26" calcext:value-type="float">
            <text:p>5.26</text:p>
          </table:table-cell>
          <table:table-cell office:value-type="float" office:value="29.92" calcext:value-type="float">
            <text:p>29.92</text:p>
          </table:table-cell>
          <table:table-cell table:formula="of:=[.C21]" office:value-type="float" office:value="5.26" calcext:value-type="float">
            <text:p>5.26</text:p>
          </table:table-cell>
          <table:table-cell table:formula="of:=[.B21]-[.D21]" office:value-type="float" office:value="225.08" calcext:value-type="float">
            <text:p>225.1</text:p>
          </table:table-cell>
          <table:table-cell table:formula="of:=[.F21]/[.E21]" office:value-type="float" office:value="42.7908745247148" calcext:value-type="float">
            <text:p>42.8</text:p>
          </table:table-cell>
          <table:table-cell/>
          <table:table-cell office:value-type="float" office:value="5.26" calcext:value-type="float">
            <text:p>5.26</text:p>
          </table:table-cell>
          <table:table-cell table:formula="of:= [.H$5]*[.I21]^0 + [.H$6]*[.I21]^1" office:value-type="float" office:value="225.96089106678" calcext:value-type="float">
            <text:p>226.0</text:p>
          </table:table-cell>
          <table:table-cell table:style-name="ce104" table:formula="of:=POWER(([.$F21]-[.J21])/[.J21];2)" office:value-type="float" office:value="0.0000151976995386777" calcext:value-type="float">
            <text:p>0.0</text:p>
          </table:table-cell>
          <table:table-cell/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20:E42</text:p>
          </table:table-cell>
          <table:table-cell office:value-type="float" office:value="5.26" calcext:value-type="float">
            <text:p>5.26</text:p>
          </table:table-cell>
          <table:table-cell table:formula="of:= [.N$23]*[.O21]^0 + [.N$24]*[.O21]^1" office:value-type="float" office:value="225.87922069494" calcext:value-type="float">
            <text:p>225.9</text:p>
          </table:table-cell>
          <table:table-cell table:style-name="ce108" table:formula="of:=POWER(([.$F21]-[.P21])/[.P21];2)" office:value-type="percentage" office:value="0.000012519324038856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.0</text:p>
          </table:table-cell>
          <table:table-cell office:value-type="float" office:value="5.32" calcext:value-type="float">
            <text:p>5.32</text:p>
          </table:table-cell>
          <table:table-cell office:value-type="float" office:value="29.43" calcext:value-type="float">
            <text:p>29.43</text:p>
          </table:table-cell>
          <table:table-cell table:formula="of:=[.C22]" office:value-type="float" office:value="5.32" calcext:value-type="float">
            <text:p>5.32</text:p>
          </table:table-cell>
          <table:table-cell table:formula="of:=[.B22]-[.D22]" office:value-type="float" office:value="230.57" calcext:value-type="float">
            <text:p>230.6</text:p>
          </table:table-cell>
          <table:table-cell table:formula="of:=[.F22]/[.E22]" office:value-type="float" office:value="43.3402255639098" calcext:value-type="float">
            <text:p>43.3</text:p>
          </table:table-cell>
          <table:table-cell/>
          <table:table-cell office:value-type="float" office:value="5.32" calcext:value-type="float">
            <text:p>5.32</text:p>
          </table:table-cell>
          <table:table-cell table:formula="of:= [.H$5]*[.I22]^0 + [.H$6]*[.I22]^1" office:value-type="float" office:value="228.686120947763" calcext:value-type="float">
            <text:p>228.7</text:p>
          </table:table-cell>
          <table:table-cell table:style-name="ce104" table:formula="of:=POWER(([.$F22]-[.J22])/[.J22];2)" office:value-type="float" office:value="0.0000678619630283695" calcext:value-type="float">
            <text:p>0.0</text:p>
          </table:table-cell>
          <table:table-cell/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20:F42</text:p>
          </table:table-cell>
          <table:table-cell office:value-type="float" office:value="5.32" calcext:value-type="float">
            <text:p>5.32</text:p>
          </table:table-cell>
          <table:table-cell table:formula="of:= [.N$23]*[.O22]^0 + [.N$24]*[.O22]^1" office:value-type="float" office:value="228.582999938483" calcext:value-type="float">
            <text:p>228.6</text:p>
          </table:table-cell>
          <table:table-cell table:style-name="ce108" table:formula="of:=POWER(([.$F22]-[.P22])/[.P22];2)" office:value-type="percentage" office:value="0.0000755627760608699" calcext:value-type="percentage">
            <text:p>0.01%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0" calcext:value-type="float">
            <text:p>270.0</text:p>
          </table:table-cell>
          <table:table-cell office:value-type="float" office:value="5.53" calcext:value-type="float">
            <text:p>5.53</text:p>
          </table:table-cell>
          <table:table-cell office:value-type="float" office:value="30.42" calcext:value-type="float">
            <text:p>30.42</text:p>
          </table:table-cell>
          <table:table-cell table:formula="of:=[.C23]" office:value-type="float" office:value="5.53" calcext:value-type="float">
            <text:p>5.53</text:p>
          </table:table-cell>
          <table:table-cell table:formula="of:=[.B23]-[.D23]" office:value-type="float" office:value="239.58" calcext:value-type="float">
            <text:p>239.6</text:p>
          </table:table-cell>
          <table:table-cell table:formula="of:=[.F23]/[.E23]" office:value-type="float" office:value="43.3236889692586" calcext:value-type="float">
            <text:p>43.3</text:p>
          </table:table-cell>
          <table:table-cell/>
          <table:table-cell office:value-type="float" office:value="5.53" calcext:value-type="float">
            <text:p>5.53</text:p>
          </table:table-cell>
          <table:table-cell table:formula="of:= [.H$5]*[.I23]^0 + [.H$6]*[.I23]^1" office:value-type="float" office:value="238.2244255312" calcext:value-type="float">
            <text:p>238.2</text:p>
          </table:table-cell>
          <table:table-cell table:style-name="ce104" table:formula="of:=POWER(([.$F23]-[.J23])/[.J23];2)" office:value-type="float" office:value="0.0000323798016912259" calcext:value-type="float">
            <text:p>0.0</text:p>
          </table:table-cell>
          <table:table-cell/>
          <table:table-cell table:style-name="Result_5f_CorelPolyGUI" office:value-type="string" calcext:value-type="string">
            <text:p>a[0]</text:p>
          </table:table-cell>
          <table:table-cell table:style-name="Result_5f_CorelPolyGUI" office:value-type="float" office:value="-11.1520929890013" calcext:value-type="float">
            <text:p>-11.1520929890013</text:p>
          </table:table-cell>
          <table:table-cell office:value-type="float" office:value="5.53" calcext:value-type="float">
            <text:p>5.53</text:p>
          </table:table-cell>
          <table:table-cell table:formula="of:= [.N$23]*[.O23]^0 + [.N$24]*[.O23]^1" office:value-type="float" office:value="238.046227290883" calcext:value-type="float">
            <text:p>238.0</text:p>
          </table:table-cell>
          <table:table-cell table:style-name="ce108" table:formula="of:=POWER(([.$F23]-[.P23])/[.P23];2)" office:value-type="percentage" office:value="0.000041514461238686" calcext:value-type="percentage">
            <text:p>0.00%</text:p>
          </table:table-cell>
          <table:table-cell table:number-columns-repeated="1001"/>
        </table:table-row>
        <table:table-row table:style-name="ro1">
          <table:table-cell table:style-name="ce80" office:value-type="float" office:value="8" calcext:value-type="float">
            <text:p>8</text:p>
          </table:table-cell>
          <table:table-cell table:style-name="ce84" office:value-type="float" office:value="280" calcext:value-type="float">
            <text:p>280.0</text:p>
          </table:table-cell>
          <table:table-cell table:style-name="ce87" office:value-type="float" office:value="5.8" calcext:value-type="float">
            <text:p>5.80</text:p>
          </table:table-cell>
          <table:table-cell table:style-name="ce92" office:value-type="float" office:value="30.65" calcext:value-type="float">
            <text:p>30.65</text:p>
          </table:table-cell>
          <table:table-cell table:style-name="ce92" table:formula="of:=[.C24]" office:value-type="float" office:value="5.8" calcext:value-type="float">
            <text:p>5.80</text:p>
          </table:table-cell>
          <table:table-cell table:style-name="ce96" table:formula="of:=[.B24]-[.D24]" office:value-type="float" office:value="249.35" calcext:value-type="float">
            <text:p>249.4</text:p>
          </table:table-cell>
          <table:table-cell table:style-name="ce99" table:formula="of:=[.F24]/[.E24]" office:value-type="float" office:value="42.9913793103448" calcext:value-type="float">
            <text:p>43.0</text:p>
          </table:table-cell>
          <table:table-cell table:style-name="ce80"/>
          <table:table-cell table:style-name="ce80" office:value-type="float" office:value="5.8" calcext:value-type="float">
            <text:p>5.8</text:p>
          </table:table-cell>
          <table:table-cell table:style-name="ce104" table:formula="of:= [.H$5]*[.I24]^0 + [.H$6]*[.I24]^1" office:value-type="float" office:value="250.48795999562" calcext:value-type="float">
            <text:p>250.5</text:p>
          </table:table-cell>
          <table:table-cell table:style-name="ce104" table:formula="of:=POWER(([.$F24]-[.J24])/[.J24];2)" office:value-type="float" office:value="0.0000206386021021082" calcext:value-type="float">
            <text:p>0.0</text:p>
          </table:table-cell>
          <table:table-cell table:style-name="ce80"/>
          <table:table-cell table:style-name="Result_5f_CorelPolyGUI" office:value-type="string" calcext:value-type="string">
            <text:p>a[1]</text:p>
          </table:table-cell>
          <table:table-cell table:style-name="Result_5f_CorelPolyGUI" office:value-type="float" office:value="45.0629873923842" calcext:value-type="float">
            <text:p>45.0629873923842</text:p>
          </table:table-cell>
          <table:table-cell table:style-name="ce107" office:value-type="float" office:value="5.8" calcext:value-type="float">
            <text:p>5.80</text:p>
          </table:table-cell>
          <table:table-cell table:style-name="ce104" table:formula="of:= [.N$23]*[.O24]^0 + [.N$24]*[.O24]^1" office:value-type="float" office:value="250.213233886827" calcext:value-type="float">
            <text:p>250.2</text:p>
          </table:table-cell>
          <table:table-cell table:style-name="ce108" table:formula="of:=POWER(([.$F24]-[.P24])/[.P24];2)" office:value-type="percentage" office:value="0.0000119024511874081" calcext:value-type="percentage">
            <text:p>0.00%</text:p>
          </table:table-cell>
          <table:table-cell table:style-name="ce80"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0" calcext:value-type="float">
            <text:p>290.0</text:p>
          </table:table-cell>
          <table:table-cell office:value-type="float" office:value="5.98" calcext:value-type="float">
            <text:p>5.98</text:p>
          </table:table-cell>
          <table:table-cell office:value-type="float" office:value="31.42" calcext:value-type="float">
            <text:p>31.42</text:p>
          </table:table-cell>
          <table:table-cell table:formula="of:=[.C25]" office:value-type="float" office:value="5.98" calcext:value-type="float">
            <text:p>5.98</text:p>
          </table:table-cell>
          <table:table-cell table:formula="of:=[.B25]-[.D25]" office:value-type="float" office:value="258.58" calcext:value-type="float">
            <text:p>258.6</text:p>
          </table:table-cell>
          <table:table-cell table:formula="of:=[.F25]/[.E25]" office:value-type="float" office:value="43.2408026755853" calcext:value-type="float">
            <text:p>43.2</text:p>
          </table:table-cell>
          <table:table-cell/>
          <table:table-cell office:value-type="float" office:value="5.98" calcext:value-type="float">
            <text:p>5.98</text:p>
          </table:table-cell>
          <table:table-cell table:formula="of:= [.H$5]*[.I25]^0 + [.H$6]*[.I25]^1" office:value-type="float" office:value="258.663649638566" calcext:value-type="float">
            <text:p>258.7</text:p>
          </table:table-cell>
          <table:table-cell table:style-name="ce104" table:formula="of:=POWER(([.$F25]-[.J25])/[.J25];2)" office:value-type="float" office:value="0.000000104582094563889" calcext:value-type="float">
            <text:p>0.0</text:p>
          </table:table-cell>
          <table:table-cell/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9388499378105" calcext:value-type="float">
            <text:p>0.999388499378105</text:p>
          </table:table-cell>
          <table:table-cell office:value-type="float" office:value="5.98" calcext:value-type="float">
            <text:p>5.98</text:p>
          </table:table-cell>
          <table:table-cell table:formula="of:= [.N$23]*[.O25]^0 + [.N$24]*[.O25]^1" office:value-type="float" office:value="258.324571617456" calcext:value-type="float">
            <text:p>258.3</text:p>
          </table:table-cell>
          <table:table-cell table:style-name="ce108" table:formula="of:=POWER(([.$F25]-[.P25])/[.P25];2)" office:value-type="percentage" office:value="0.000000977702826809801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.0</text:p>
          </table:table-cell>
          <table:table-cell office:value-type="float" office:value="6.19" calcext:value-type="float">
            <text:p>6.19</text:p>
          </table:table-cell>
          <table:table-cell office:value-type="float" office:value="33.23" calcext:value-type="float">
            <text:p>33.23</text:p>
          </table:table-cell>
          <table:table-cell table:formula="of:=[.C26]" office:value-type="float" office:value="6.19" calcext:value-type="float">
            <text:p>6.19</text:p>
          </table:table-cell>
          <table:table-cell table:formula="of:=[.B26]-[.D26]" office:value-type="float" office:value="266.77" calcext:value-type="float">
            <text:p>266.8</text:p>
          </table:table-cell>
          <table:table-cell table:formula="of:=[.F26]/[.E26]" office:value-type="float" office:value="43.0969305331179" calcext:value-type="float">
            <text:p>43.1</text:p>
          </table:table-cell>
          <table:table-cell/>
          <table:table-cell office:value-type="float" office:value="6.19" calcext:value-type="float">
            <text:p>6.19</text:p>
          </table:table-cell>
          <table:table-cell table:formula="of:= [.H$5]*[.I26]^0 + [.H$6]*[.I26]^1" office:value-type="float" office:value="268.201954222004" calcext:value-type="float">
            <text:p>268.2</text:p>
          </table:table-cell>
          <table:table-cell table:style-name="ce104" table:formula="of:=POWER(([.$F26]-[.J26])/[.J26];2)" office:value-type="float" office:value="0.0000285058760654294" calcext:value-type="float">
            <text:p>0.0</text:p>
          </table:table-cell>
          <table:table-cell/>
          <table:table-cell table:style-name="Result_5f_CorelPolyGUI" office:value-type="string" calcext:value-type="string">
            <text:p>date</text:p>
          </table:table-cell>
          <table:table-cell table:style-name="ce100" table:formula="of:=DATE(2021;6;8)" office:value-type="date" office:date-value="2021-06-08" calcext:value-type="date">
            <text:p>08/06/21</text:p>
          </table:table-cell>
          <table:table-cell office:value-type="float" office:value="6.19" calcext:value-type="float">
            <text:p>6.19</text:p>
          </table:table-cell>
          <table:table-cell table:formula="of:= [.N$23]*[.O26]^0 + [.N$24]*[.O26]^1" office:value-type="float" office:value="267.787798969857" calcext:value-type="float">
            <text:p>267.8</text:p>
          </table:table-cell>
          <table:table-cell table:style-name="ce108" table:formula="of:=POWER(([.$F26]-[.P26])/[.P26];2)" office:value-type="percentage" office:value="0.0000144458281001397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.0</text:p>
          </table:table-cell>
          <table:table-cell office:value-type="float" office:value="6.35" calcext:value-type="float">
            <text:p>6.35</text:p>
          </table:table-cell>
          <table:table-cell office:value-type="float" office:value="33.97" calcext:value-type="float">
            <text:p>33.97</text:p>
          </table:table-cell>
          <table:table-cell table:formula="of:=[.C27]" office:value-type="float" office:value="6.35" calcext:value-type="float">
            <text:p>6.35</text:p>
          </table:table-cell>
          <table:table-cell table:formula="of:=[.B27]-[.D27]" office:value-type="float" office:value="276.03" calcext:value-type="float">
            <text:p>276.0</text:p>
          </table:table-cell>
          <table:table-cell table:formula="of:=[.F27]/[.E27]" office:value-type="float" office:value="43.4692913385827" calcext:value-type="float">
            <text:p>43.5</text:p>
          </table:table-cell>
          <table:table-cell/>
          <table:table-cell office:value-type="float" office:value="6.35" calcext:value-type="float">
            <text:p>6.35</text:p>
          </table:table-cell>
          <table:table-cell table:formula="of:= [.H$5]*[.I27]^0 + [.H$6]*[.I27]^1" office:value-type="float" office:value="275.469233904623" calcext:value-type="float">
            <text:p>275.5</text:p>
          </table:table-cell>
          <table:table-cell table:style-name="ce104" table:formula="of:=POWER(([.$F27]-[.J27])/[.J27];2)" office:value-type="float" office:value="0.0000041439765874877" calcext:value-type="float">
            <text:p>0.0</text:p>
          </table:table-cell>
          <table:table-cell/>
          <table:table-cell table:style-name="Result_5f_CorelPolyGUI" office:value-type="string" calcext:value-type="string">
            <text:p>time</text:p>
          </table:table-cell>
          <table:table-cell table:style-name="ce100" table:formula="of:=TIME(17;30;29)" office:value-type="date" office:date-value="1899-12-30T17:30:29" calcext:value-type="date">
            <text:p>30/12/99</text:p>
          </table:table-cell>
          <table:table-cell office:value-type="float" office:value="6.35" calcext:value-type="float">
            <text:p>6.35</text:p>
          </table:table-cell>
          <table:table-cell table:formula="of:= [.N$23]*[.O27]^0 + [.N$24]*[.O27]^1" office:value-type="float" office:value="274.997876952638" calcext:value-type="float">
            <text:p>275.0</text:p>
          </table:table-cell>
          <table:table-cell table:style-name="ce108" table:formula="of:=POWER(([.$F27]-[.P27])/[.P27];2)" office:value-type="percentage" office:value="0.0000140865379615803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5.2" calcext:value-type="float">
            <text:p>315.2</text:p>
          </table:table-cell>
          <table:table-cell office:value-type="float" office:value="6.54" calcext:value-type="float">
            <text:p>6.54</text:p>
          </table:table-cell>
          <table:table-cell office:value-type="float" office:value="33.71" calcext:value-type="float">
            <text:p>33.71</text:p>
          </table:table-cell>
          <table:table-cell table:formula="of:=[.C28]" office:value-type="float" office:value="6.54" calcext:value-type="float">
            <text:p>6.54</text:p>
          </table:table-cell>
          <table:table-cell table:formula="of:=[.B28]-[.D28]" office:value-type="float" office:value="281.49" calcext:value-type="float">
            <text:p>281.5</text:p>
          </table:table-cell>
          <table:table-cell table:formula="of:=[.F28]/[.E28]" office:value-type="float" office:value="43.0412844036697" calcext:value-type="float">
            <text:p>43.0</text:p>
          </table:table-cell>
          <table:table-cell/>
          <table:table-cell office:value-type="float" office:value="6.54" calcext:value-type="float">
            <text:p>6.54</text:p>
          </table:table-cell>
          <table:table-cell table:formula="of:= [.H$5]*[.I28]^0 + [.H$6]*[.I28]^1" office:value-type="float" office:value="284.099128527733" calcext:value-type="float">
            <text:p>284.1</text:p>
          </table:table-cell>
          <table:table-cell table:style-name="ce104" table:formula="of:=POWER(([.$F28]-[.J28])/[.J28];2)" office:value-type="float" office:value="0.0000843434076763896" calcext:value-type="float">
            <text:p>0.0</text:p>
          </table:table-cell>
          <table:table-cell/>
          <table:table-cell table:style-name="Result_5f_CorelPolyGUI" office:value-type="string" calcext:value-type="string">
            <text:p>time</text:p>
          </table:table-cell>
          <table:table-cell table:style-name="ce101" table:formula="of:=TIME(17;27;43)" office:value-type="time" office:time-value="PT17H27M43S" calcext:value-type="time">
            <text:p>17:27:43</text:p>
          </table:table-cell>
          <table:table-cell office:value-type="float" office:value="6.54" calcext:value-type="float">
            <text:p>6.54</text:p>
          </table:table-cell>
          <table:table-cell table:formula="of:= [.N$23]*[.O28]^0 + [.N$24]*[.O28]^1" office:value-type="float" office:value="283.559844557191" calcext:value-type="float">
            <text:p>283.6</text:p>
          </table:table-cell>
          <table:table-cell table:style-name="ce108" table:formula="of:=POWER(([.$F28]-[.P28])/[.P28];2)" office:value-type="percentage" office:value="0.0000532826730581506" calcext:value-type="percentage">
            <text:p>0.01%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0" calcext:value-type="float">
            <text:p>320.0</text:p>
          </table:table-cell>
          <table:table-cell office:value-type="float" office:value="6.59" calcext:value-type="float">
            <text:p>6.59</text:p>
          </table:table-cell>
          <table:table-cell office:value-type="float" office:value="34.72" calcext:value-type="float">
            <text:p>34.72</text:p>
          </table:table-cell>
          <table:table-cell table:formula="of:=[.C29]" office:value-type="float" office:value="6.59" calcext:value-type="float">
            <text:p>6.59</text:p>
          </table:table-cell>
          <table:table-cell table:formula="of:=[.B29]-[.D29]" office:value-type="float" office:value="285.28" calcext:value-type="float">
            <text:p>285.3</text:p>
          </table:table-cell>
          <table:table-cell table:formula="of:=[.F29]/[.E29]" office:value-type="float" office:value="43.2898330804249" calcext:value-type="float">
            <text:p>43.3</text:p>
          </table:table-cell>
          <table:table-cell/>
          <table:table-cell office:value-type="float" office:value="6.59" calcext:value-type="float">
            <text:p>6.59</text:p>
          </table:table-cell>
          <table:table-cell table:formula="of:= [.H$5]*[.I29]^0 + [.H$6]*[.I29]^1" office:value-type="float" office:value="286.370153428551" calcext:value-type="float">
            <text:p>286.4</text:p>
          </table:table-cell>
          <table:table-cell table:style-name="ce104" table:formula="of:=POWER(([.$F29]-[.J29])/[.J29];2)" office:value-type="float" office:value="0.0000144917137038938" calcext:value-type="float">
            <text:p>0.0</text:p>
          </table:table-cell>
          <table:table-cell table:number-columns-repeated="3"/>
          <table:table-cell office:value-type="float" office:value="6.59" calcext:value-type="float">
            <text:p>6.59</text:p>
          </table:table-cell>
          <table:table-cell table:formula="of:= [.N$23]*[.O29]^0 + [.N$24]*[.O29]^1" office:value-type="float" office:value="285.812993926811" calcext:value-type="float">
            <text:p>285.8</text:p>
          </table:table-cell>
          <table:table-cell table:style-name="ce108" table:formula="of:=POWER(([.$F29]-[.P29])/[.P29];2)" office:value-type="percentage" office:value="0.00000347760764959161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.0</text:p>
          </table:table-cell>
          <table:table-cell office:value-type="float" office:value="6.8" calcext:value-type="float">
            <text:p>6.80</text:p>
          </table:table-cell>
          <table:table-cell office:value-type="float" office:value="35.23" calcext:value-type="float">
            <text:p>35.23</text:p>
          </table:table-cell>
          <table:table-cell table:formula="of:=[.C30]" office:value-type="float" office:value="6.8" calcext:value-type="float">
            <text:p>6.80</text:p>
          </table:table-cell>
          <table:table-cell table:formula="of:=[.B30]-[.D30]" office:value-type="float" office:value="294.77" calcext:value-type="float">
            <text:p>294.8</text:p>
          </table:table-cell>
          <table:table-cell table:formula="of:=[.F30]/[.E30]" office:value-type="float" office:value="43.3485294117647" calcext:value-type="float">
            <text:p>43.3</text:p>
          </table:table-cell>
          <table:table-cell/>
          <table:table-cell office:value-type="float" office:value="6.8" calcext:value-type="float">
            <text:p>6.8</text:p>
          </table:table-cell>
          <table:table-cell table:formula="of:= [.H$5]*[.I30]^0 + [.H$6]*[.I30]^1" office:value-type="float" office:value="295.908458011989" calcext:value-type="float">
            <text:p>295.9</text:p>
          </table:table-cell>
          <table:table-cell table:style-name="ce104" table:formula="of:=POWER(([.$F30]-[.J30])/[.J30];2)" office:value-type="float" office:value="0.0000148019617606141" calcext:value-type="float">
            <text:p>0.0</text:p>
          </table:table-cell>
          <table:table-cell table:number-columns-repeated="3"/>
          <table:table-cell office:value-type="float" office:value="6.8" calcext:value-type="float">
            <text:p>6.80</text:p>
          </table:table-cell>
          <table:table-cell table:formula="of:= [.N$23]*[.O30]^0 + [.N$24]*[.O30]^1" office:value-type="float" office:value="295.276221279211" calcext:value-type="float">
            <text:p>295.3</text:p>
          </table:table-cell>
          <table:table-cell table:style-name="ce108" table:formula="of:=POWER(([.$F30]-[.P30])/[.P30];2)" office:value-type="percentage" office:value="0.00000293916417187969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6.3" calcext:value-type="float">
            <text:p>336.3</text:p>
          </table:table-cell>
          <table:table-cell office:value-type="float" office:value="6.94" calcext:value-type="float">
            <text:p>6.94</text:p>
          </table:table-cell>
          <table:table-cell office:value-type="float" office:value="35.8" calcext:value-type="float">
            <text:p>35.80</text:p>
          </table:table-cell>
          <table:table-cell table:formula="of:=[.C31]" office:value-type="float" office:value="6.94" calcext:value-type="float">
            <text:p>6.94</text:p>
          </table:table-cell>
          <table:table-cell table:formula="of:=[.B31]-[.D31]" office:value-type="float" office:value="300.5" calcext:value-type="float">
            <text:p>300.5</text:p>
          </table:table-cell>
          <table:table-cell table:formula="of:=[.F31]/[.E31]" office:value-type="float" office:value="43.299711815562" calcext:value-type="float">
            <text:p>43.3</text:p>
          </table:table-cell>
          <table:table-cell/>
          <table:table-cell office:value-type="float" office:value="6.94" calcext:value-type="float">
            <text:p>6.94</text:p>
          </table:table-cell>
          <table:table-cell table:formula="of:= [.H$5]*[.I31]^0 + [.H$6]*[.I31]^1" office:value-type="float" office:value="302.267327734281" calcext:value-type="float">
            <text:p>302.3</text:p>
          </table:table-cell>
          <table:table-cell table:style-name="ce104" table:formula="of:=POWER(([.$F31]-[.J31])/[.J31];2)" office:value-type="float" office:value="0.0000341862742638846" calcext:value-type="float">
            <text:p>0.0</text:p>
          </table:table-cell>
          <table:table-cell table:number-columns-repeated="3"/>
          <table:table-cell office:value-type="float" office:value="6.94" calcext:value-type="float">
            <text:p>6.94</text:p>
          </table:table-cell>
          <table:table-cell table:formula="of:= [.N$23]*[.O31]^0 + [.N$24]*[.O31]^1" office:value-type="float" office:value="301.585039514145" calcext:value-type="float">
            <text:p>301.6</text:p>
          </table:table-cell>
          <table:table-cell table:style-name="ce108" table:formula="of:=POWER(([.$F31]-[.P31])/[.P31];2)" office:value-type="percentage" office:value="0.0000129440898976786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0" calcext:value-type="float">
            <text:p>340.0</text:p>
          </table:table-cell>
          <table:table-cell office:value-type="float" office:value="6.98" calcext:value-type="float">
            <text:p>6.98</text:p>
          </table:table-cell>
          <table:table-cell office:value-type="float" office:value="35.06" calcext:value-type="float">
            <text:p>35.06</text:p>
          </table:table-cell>
          <table:table-cell table:formula="of:=[.C32]" office:value-type="float" office:value="6.98" calcext:value-type="float">
            <text:p>6.98</text:p>
          </table:table-cell>
          <table:table-cell table:formula="of:=[.B32]-[.D32]" office:value-type="float" office:value="304.94" calcext:value-type="float">
            <text:p>304.9</text:p>
          </table:table-cell>
          <table:table-cell table:formula="of:=[.F32]/[.E32]" office:value-type="float" office:value="43.6876790830946" calcext:value-type="float">
            <text:p>43.7</text:p>
          </table:table-cell>
          <table:table-cell/>
          <table:table-cell office:value-type="float" office:value="6.98" calcext:value-type="float">
            <text:p>6.98</text:p>
          </table:table-cell>
          <table:table-cell table:formula="of:= [.H$5]*[.I32]^0 + [.H$6]*[.I32]^1" office:value-type="float" office:value="304.084147654935" calcext:value-type="float">
            <text:p>304.1</text:p>
          </table:table-cell>
          <table:table-cell table:style-name="ce104" table:formula="of:=POWER(([.$F32]-[.J32])/[.J32];2)" office:value-type="float" office:value="0.00000792154929822562" calcext:value-type="float">
            <text:p>0.0</text:p>
          </table:table-cell>
          <table:table-cell table:number-columns-repeated="3"/>
          <table:table-cell office:value-type="float" office:value="6.98" calcext:value-type="float">
            <text:p>6.98</text:p>
          </table:table-cell>
          <table:table-cell table:formula="of:= [.N$23]*[.O32]^0 + [.N$24]*[.O32]^1" office:value-type="float" office:value="303.38755900984" calcext:value-type="float">
            <text:p>303.4</text:p>
          </table:table-cell>
          <table:table-cell table:style-name="ce108" table:formula="of:=POWER(([.$F32]-[.P32])/[.P32];2)" office:value-type="percentage" office:value="0.0000261839200914858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0" calcext:value-type="float">
            <text:p>350.0</text:p>
          </table:table-cell>
          <table:table-cell office:value-type="float" office:value="7.22" calcext:value-type="float">
            <text:p>7.22</text:p>
          </table:table-cell>
          <table:table-cell office:value-type="float" office:value="35.49" calcext:value-type="float">
            <text:p>35.49</text:p>
          </table:table-cell>
          <table:table-cell table:formula="of:=[.C33]" office:value-type="float" office:value="7.22" calcext:value-type="float">
            <text:p>7.22</text:p>
          </table:table-cell>
          <table:table-cell table:formula="of:=[.B33]-[.D33]" office:value-type="float" office:value="314.51" calcext:value-type="float">
            <text:p>314.5</text:p>
          </table:table-cell>
          <table:table-cell table:formula="of:=[.F33]/[.E33]" office:value-type="float" office:value="43.5609418282549" calcext:value-type="float">
            <text:p>43.6</text:p>
          </table:table-cell>
          <table:table-cell/>
          <table:table-cell office:value-type="float" office:value="7.22" calcext:value-type="float">
            <text:p>7.22</text:p>
          </table:table-cell>
          <table:table-cell table:formula="of:= [.H$5]*[.I33]^0 + [.H$6]*[.I33]^1" office:value-type="float" office:value="314.985067178864" calcext:value-type="float">
            <text:p>315.0</text:p>
          </table:table-cell>
          <table:table-cell table:style-name="ce104" table:formula="of:=POWER(([.$F33]-[.J33])/[.J33];2)" office:value-type="float" office:value="0.00000227473140706125" calcext:value-type="float">
            <text:p>0.0</text:p>
          </table:table-cell>
          <table:table-cell table:number-columns-repeated="3"/>
          <table:table-cell office:value-type="float" office:value="7.22" calcext:value-type="float">
            <text:p>7.22</text:p>
          </table:table-cell>
          <table:table-cell table:formula="of:= [.N$23]*[.O33]^0 + [.N$24]*[.O33]^1" office:value-type="float" office:value="314.202675984013" calcext:value-type="float">
            <text:p>314.2</text:p>
          </table:table-cell>
          <table:table-cell table:style-name="ce108" table:formula="of:=POWER(([.$F33]-[.P33])/[.P33];2)" office:value-type="percentage" office:value="0.000000956694419071293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.0</text:p>
          </table:table-cell>
          <table:table-cell office:value-type="float" office:value="7.41" calcext:value-type="float">
            <text:p>7.41</text:p>
          </table:table-cell>
          <table:table-cell office:value-type="float" office:value="36.7" calcext:value-type="float">
            <text:p>36.70</text:p>
          </table:table-cell>
          <table:table-cell table:formula="of:=[.C34]" office:value-type="float" office:value="7.41" calcext:value-type="float">
            <text:p>7.41</text:p>
          </table:table-cell>
          <table:table-cell table:formula="of:=[.B34]-[.D34]" office:value-type="float" office:value="323.3" calcext:value-type="float">
            <text:p>323.3</text:p>
          </table:table-cell>
          <table:table-cell table:formula="of:=[.F34]/[.E34]" office:value-type="float" office:value="43.6302294197031" calcext:value-type="float">
            <text:p>43.6</text:p>
          </table:table-cell>
          <table:table-cell/>
          <table:table-cell office:value-type="float" office:value="7.41" calcext:value-type="float">
            <text:p>7.41</text:p>
          </table:table-cell>
          <table:table-cell table:formula="of:= [.H$5]*[.I34]^0 + [.H$6]*[.I34]^1" office:value-type="float" office:value="323.614961801974" calcext:value-type="float">
            <text:p>323.6</text:p>
          </table:table-cell>
          <table:table-cell table:style-name="ce104" table:formula="of:=POWER(([.$F34]-[.J34])/[.J34];2)" office:value-type="float" office:value="0.000000947236857646733" calcext:value-type="float">
            <text:p>0.0</text:p>
          </table:table-cell>
          <table:table-cell table:number-columns-repeated="3"/>
          <table:table-cell office:value-type="float" office:value="7.41" calcext:value-type="float">
            <text:p>7.41</text:p>
          </table:table-cell>
          <table:table-cell table:formula="of:= [.N$23]*[.O34]^0 + [.N$24]*[.O34]^1" office:value-type="float" office:value="322.764643588566" calcext:value-type="float">
            <text:p>322.8</text:p>
          </table:table-cell>
          <table:table-cell table:style-name="ce108" table:formula="of:=POWER(([.$F34]-[.P34])/[.P34];2)" office:value-type="percentage" office:value="0.00000275114896360626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0" calcext:value-type="float">
            <text:p>370.0</text:p>
          </table:table-cell>
          <table:table-cell office:value-type="float" office:value="7.67" calcext:value-type="float">
            <text:p>7.67</text:p>
          </table:table-cell>
          <table:table-cell office:value-type="float" office:value="38.43" calcext:value-type="float">
            <text:p>38.43</text:p>
          </table:table-cell>
          <table:table-cell table:formula="of:=[.C35]" office:value-type="float" office:value="7.67" calcext:value-type="float">
            <text:p>7.67</text:p>
          </table:table-cell>
          <table:table-cell table:formula="of:=[.B35]-[.D35]" office:value-type="float" office:value="331.57" calcext:value-type="float">
            <text:p>331.6</text:p>
          </table:table-cell>
          <table:table-cell table:formula="of:=[.F35]/[.E35]" office:value-type="float" office:value="43.2294654498044" calcext:value-type="float">
            <text:p>43.2</text:p>
          </table:table-cell>
          <table:table-cell/>
          <table:table-cell office:value-type="float" office:value="7.67" calcext:value-type="float">
            <text:p>7.67</text:p>
          </table:table-cell>
          <table:table-cell table:formula="of:= [.H$5]*[.I35]^0 + [.H$6]*[.I35]^1" office:value-type="float" office:value="335.42429128623" calcext:value-type="float">
            <text:p>335.4</text:p>
          </table:table-cell>
          <table:table-cell table:style-name="ce104" table:formula="of:=POWER(([.$F35]-[.J35])/[.J35];2)" office:value-type="float" office:value="0.000132038336642019" calcext:value-type="float">
            <text:p>0.0</text:p>
          </table:table-cell>
          <table:table-cell table:number-columns-repeated="3"/>
          <table:table-cell office:value-type="float" office:value="7.67" calcext:value-type="float">
            <text:p>7.67</text:p>
          </table:table-cell>
          <table:table-cell table:formula="of:= [.N$23]*[.O35]^0 + [.N$24]*[.O35]^1" office:value-type="float" office:value="334.481020310585" calcext:value-type="float">
            <text:p>334.5</text:p>
          </table:table-cell>
          <table:table-cell table:style-name="ce108" table:formula="of:=POWER(([.$F35]-[.P35])/[.P35];2)" office:value-type="percentage" office:value="0.0000757438737740293" calcext:value-type="percentage">
            <text:p>0.01%</text:p>
          </table:table-cell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0" calcext:value-type="float">
            <text:p>380.0</text:p>
          </table:table-cell>
          <table:table-cell office:value-type="float" office:value="7.79" calcext:value-type="float">
            <text:p>7.79</text:p>
          </table:table-cell>
          <table:table-cell office:value-type="float" office:value="38.67" calcext:value-type="float">
            <text:p>38.67</text:p>
          </table:table-cell>
          <table:table-cell table:formula="of:=[.C36]" office:value-type="float" office:value="7.79" calcext:value-type="float">
            <text:p>7.79</text:p>
          </table:table-cell>
          <table:table-cell table:formula="of:=[.B36]-[.D36]" office:value-type="float" office:value="341.33" calcext:value-type="float">
            <text:p>341.3</text:p>
          </table:table-cell>
          <table:table-cell table:formula="of:=[.F36]/[.E36]" office:value-type="float" office:value="43.816431322208" calcext:value-type="float">
            <text:p>43.8</text:p>
          </table:table-cell>
          <table:table-cell/>
          <table:table-cell office:value-type="float" office:value="7.79" calcext:value-type="float">
            <text:p>7.79</text:p>
          </table:table-cell>
          <table:table-cell table:formula="of:= [.H$5]*[.I36]^0 + [.H$6]*[.I36]^1" office:value-type="float" office:value="340.874751048194" calcext:value-type="float">
            <text:p>340.9</text:p>
          </table:table-cell>
          <table:table-cell table:style-name="ce104" table:formula="of:=POWER(([.$F36]-[.J36])/[.J36];2)" office:value-type="float" office:value="0.0000017836442638886" calcext:value-type="float">
            <text:p>0.0</text:p>
          </table:table-cell>
          <table:table-cell table:number-columns-repeated="3"/>
          <table:table-cell office:value-type="float" office:value="7.79" calcext:value-type="float">
            <text:p>7.79</text:p>
          </table:table-cell>
          <table:table-cell table:formula="of:= [.N$23]*[.O36]^0 + [.N$24]*[.O36]^1" office:value-type="float" office:value="339.888578797672" calcext:value-type="float">
            <text:p>339.9</text:p>
          </table:table-cell>
          <table:table-cell table:style-name="ce108" table:formula="of:=POWER(([.$F36]-[.P36])/[.P36];2)" office:value-type="percentage" office:value="0.0000179849265804671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0" calcext:value-type="float">
            <text:p>390.0</text:p>
          </table:table-cell>
          <table:table-cell office:value-type="float" office:value="8.08" calcext:value-type="float">
            <text:p>8.08</text:p>
          </table:table-cell>
          <table:table-cell office:value-type="float" office:value="38.27" calcext:value-type="float">
            <text:p>38.27</text:p>
          </table:table-cell>
          <table:table-cell table:formula="of:=[.C37]" office:value-type="float" office:value="8.08" calcext:value-type="float">
            <text:p>8.08</text:p>
          </table:table-cell>
          <table:table-cell table:formula="of:=[.B37]-[.D37]" office:value-type="float" office:value="351.73" calcext:value-type="float">
            <text:p>351.7</text:p>
          </table:table-cell>
          <table:table-cell table:formula="of:=[.F37]/[.E37]" office:value-type="float" office:value="43.5309405940594" calcext:value-type="float">
            <text:p>43.5</text:p>
          </table:table-cell>
          <table:table-cell/>
          <table:table-cell office:value-type="float" office:value="8.08" calcext:value-type="float">
            <text:p>8.08</text:p>
          </table:table-cell>
          <table:table-cell table:formula="of:= [.H$5]*[.I37]^0 + [.H$6]*[.I37]^1" office:value-type="float" office:value="354.046695472942" calcext:value-type="float">
            <text:p>354.0</text:p>
          </table:table-cell>
          <table:table-cell table:style-name="ce104" table:formula="of:=POWER(([.$F37]-[.J37])/[.J37];2)" office:value-type="float" office:value="0.0000428170566582683" calcext:value-type="float">
            <text:p>0.0</text:p>
          </table:table-cell>
          <table:table-cell table:number-columns-repeated="3"/>
          <table:table-cell office:value-type="float" office:value="8.08" calcext:value-type="float">
            <text:p>8.08</text:p>
          </table:table-cell>
          <table:table-cell table:formula="of:= [.N$23]*[.O37]^0 + [.N$24]*[.O37]^1" office:value-type="float" office:value="352.956845141463" calcext:value-type="float">
            <text:p>353.0</text:p>
          </table:table-cell>
          <table:table-cell table:style-name="ce108" table:formula="of:=POWER(([.$F37]-[.P37])/[.P37];2)" office:value-type="percentage" office:value="0.000012081928935697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9" calcext:value-type="float">
            <text:p>399.0</text:p>
          </table:table-cell>
          <table:table-cell office:value-type="float" office:value="8.24" calcext:value-type="float">
            <text:p>8.24</text:p>
          </table:table-cell>
          <table:table-cell office:value-type="float" office:value="39.64" calcext:value-type="float">
            <text:p>39.64</text:p>
          </table:table-cell>
          <table:table-cell table:formula="of:=[.C38]" office:value-type="float" office:value="8.24" calcext:value-type="float">
            <text:p>8.24</text:p>
          </table:table-cell>
          <table:table-cell table:formula="of:=[.B38]-[.D38]" office:value-type="float" office:value="359.36" calcext:value-type="float">
            <text:p>359.4</text:p>
          </table:table-cell>
          <table:table-cell table:formula="of:=[.F38]/[.E38]" office:value-type="float" office:value="43.6116504854369" calcext:value-type="float">
            <text:p>43.6</text:p>
          </table:table-cell>
          <table:table-cell/>
          <table:table-cell office:value-type="float" office:value="8.24" calcext:value-type="float">
            <text:p>8.24</text:p>
          </table:table-cell>
          <table:table-cell table:formula="of:= [.H$5]*[.I38]^0 + [.H$6]*[.I38]^1" office:value-type="float" office:value="361.313975155561" calcext:value-type="float">
            <text:p>361.3</text:p>
          </table:table-cell>
          <table:table-cell table:style-name="ce104" table:formula="of:=POWER(([.$F38]-[.J38])/[.J38];2)" office:value-type="float" office:value="0.0000292461400399312" calcext:value-type="float">
            <text:p>0.0</text:p>
          </table:table-cell>
          <table:table-cell table:number-columns-repeated="3"/>
          <table:table-cell office:value-type="float" office:value="8.24" calcext:value-type="float">
            <text:p>8.24</text:p>
          </table:table-cell>
          <table:table-cell table:formula="of:= [.N$23]*[.O38]^0 + [.N$24]*[.O38]^1" office:value-type="float" office:value="360.166923124245" calcext:value-type="float">
            <text:p>360.2</text:p>
          </table:table-cell>
          <table:table-cell table:style-name="ce108" table:formula="of:=POWER(([.$F38]-[.P38])/[.P38];2)" office:value-type="percentage" office:value="0.0000050194562268109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0" calcext:value-type="float">
            <text:p>410.0</text:p>
          </table:table-cell>
          <table:table-cell office:value-type="float" office:value="8.45" calcext:value-type="float">
            <text:p>8.45</text:p>
          </table:table-cell>
          <table:table-cell office:value-type="float" office:value="39.87" calcext:value-type="float">
            <text:p>39.87</text:p>
          </table:table-cell>
          <table:table-cell table:formula="of:=[.C39]" office:value-type="float" office:value="8.45" calcext:value-type="float">
            <text:p>8.45</text:p>
          </table:table-cell>
          <table:table-cell table:formula="of:=[.B39]-[.D39]" office:value-type="float" office:value="370.13" calcext:value-type="float">
            <text:p>370.1</text:p>
          </table:table-cell>
          <table:table-cell table:formula="of:=[.F39]/[.E39]" office:value-type="float" office:value="43.8023668639053" calcext:value-type="float">
            <text:p>43.8</text:p>
          </table:table-cell>
          <table:table-cell/>
          <table:table-cell office:value-type="float" office:value="8.45" calcext:value-type="float">
            <text:p>8.45</text:p>
          </table:table-cell>
          <table:table-cell table:formula="of:= [.H$5]*[.I39]^0 + [.H$6]*[.I39]^1" office:value-type="float" office:value="370.852279738998" calcext:value-type="float">
            <text:p>370.9</text:p>
          </table:table-cell>
          <table:table-cell table:style-name="ce104" table:formula="of:=POWER(([.$F39]-[.J39])/[.J39];2)" office:value-type="float" office:value="0.00000379322809616504" calcext:value-type="float">
            <text:p>0.0</text:p>
          </table:table-cell>
          <table:table-cell table:number-columns-repeated="3"/>
          <table:table-cell office:value-type="float" office:value="8.45" calcext:value-type="float">
            <text:p>8.45</text:p>
          </table:table-cell>
          <table:table-cell table:formula="of:= [.N$23]*[.O39]^0 + [.N$24]*[.O39]^1" office:value-type="float" office:value="369.630150476645" calcext:value-type="float">
            <text:p>369.6</text:p>
          </table:table-cell>
          <table:table-cell table:style-name="ce108" table:formula="of:=POWER(([.$F39]-[.P39])/[.P39];2)" office:value-type="percentage" office:value="0.0000018287055646759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4" calcext:value-type="float">
            <text:p>414.0</text:p>
          </table:table-cell>
          <table:table-cell office:value-type="float" office:value="8.56" calcext:value-type="float">
            <text:p>8.56</text:p>
          </table:table-cell>
          <table:table-cell office:value-type="float" office:value="40.06" calcext:value-type="float">
            <text:p>40.06</text:p>
          </table:table-cell>
          <table:table-cell table:formula="of:=[.C40]" office:value-type="float" office:value="8.56" calcext:value-type="float">
            <text:p>8.56</text:p>
          </table:table-cell>
          <table:table-cell table:formula="of:=[.B40]-[.D40]" office:value-type="float" office:value="373.94" calcext:value-type="float">
            <text:p>373.9</text:p>
          </table:table-cell>
          <table:table-cell table:formula="of:=[.F40]/[.E40]" office:value-type="float" office:value="43.6845794392523" calcext:value-type="float">
            <text:p>43.7</text:p>
          </table:table-cell>
          <table:table-cell/>
          <table:table-cell office:value-type="float" office:value="8.56" calcext:value-type="float">
            <text:p>8.56</text:p>
          </table:table-cell>
          <table:table-cell table:formula="of:= [.H$5]*[.I40]^0 + [.H$6]*[.I40]^1" office:value-type="float" office:value="375.848534520799" calcext:value-type="float">
            <text:p>375.8</text:p>
          </table:table-cell>
          <table:table-cell table:style-name="ce104" table:formula="of:=POWER(([.$F40]-[.J40])/[.J40];2)" office:value-type="float" office:value="0.0000257854263679246" calcext:value-type="float">
            <text:p>0.0</text:p>
          </table:table-cell>
          <table:table-cell table:number-columns-repeated="3"/>
          <table:table-cell office:value-type="float" office:value="8.56" calcext:value-type="float">
            <text:p>8.56</text:p>
          </table:table-cell>
          <table:table-cell table:formula="of:= [.N$23]*[.O40]^0 + [.N$24]*[.O40]^1" office:value-type="float" office:value="374.587079089807" calcext:value-type="float">
            <text:p>374.6</text:p>
          </table:table-cell>
          <table:table-cell table:style-name="ce108" table:formula="of:=POWER(([.$F40]-[.P40])/[.P40];2)" office:value-type="percentage" office:value="0.0000029840709592424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0" calcext:value-type="float">
            <text:p>420.0</text:p>
          </table:table-cell>
          <table:table-cell office:value-type="float" office:value="8.65" calcext:value-type="float">
            <text:p>8.65</text:p>
          </table:table-cell>
          <table:table-cell office:value-type="float" office:value="40.32" calcext:value-type="float">
            <text:p>40.32</text:p>
          </table:table-cell>
          <table:table-cell table:formula="of:=[.C41]" office:value-type="float" office:value="8.65" calcext:value-type="float">
            <text:p>8.65</text:p>
          </table:table-cell>
          <table:table-cell table:formula="of:=[.B41]-[.D41]" office:value-type="float" office:value="379.68" calcext:value-type="float">
            <text:p>379.7</text:p>
          </table:table-cell>
          <table:table-cell table:formula="of:=[.F41]/[.E41]" office:value-type="float" office:value="43.8936416184971" calcext:value-type="float">
            <text:p>43.9</text:p>
          </table:table-cell>
          <table:table-cell/>
          <table:table-cell office:value-type="float" office:value="8.65" calcext:value-type="float">
            <text:p>8.65</text:p>
          </table:table-cell>
          <table:table-cell table:formula="of:= [.H$5]*[.I41]^0 + [.H$6]*[.I41]^1" office:value-type="float" office:value="379.936379342272" calcext:value-type="float">
            <text:p>379.9</text:p>
          </table:table-cell>
          <table:table-cell table:style-name="ce104" table:formula="of:=POWER(([.$F41]-[.J41])/[.J41];2)" office:value-type="float" office:value="0.000000455348907163812" calcext:value-type="float">
            <text:p>0.0</text:p>
          </table:table-cell>
          <table:table-cell table:number-columns-repeated="3"/>
          <table:table-cell office:value-type="float" office:value="8.65" calcext:value-type="float">
            <text:p>8.65</text:p>
          </table:table-cell>
          <table:table-cell table:formula="of:= [.N$23]*[.O41]^0 + [.N$24]*[.O41]^1" office:value-type="float" office:value="378.642747955122" calcext:value-type="float">
            <text:p>378.6</text:p>
          </table:table-cell>
          <table:table-cell table:style-name="ce108" table:formula="of:=POWER(([.$F41]-[.P41])/[.P41];2)" office:value-type="percentage" office:value="0.0000075042848841771" calcext:value-type="percentage">
            <text:p>0.00%</text:p>
          </table:table-cell>
          <table:table-cell table:number-columns-repeated="1001"/>
        </table:table-row>
        <table:table-row table:style-name="ro1">
          <table:table-cell table:style-name="ce79" office:value-type="float" office:value="17" calcext:value-type="float">
            <text:p>17</text:p>
          </table:table-cell>
          <table:table-cell table:style-name="ce83" office:value-type="float" office:value="430" calcext:value-type="float">
            <text:p>430.0</text:p>
          </table:table-cell>
          <table:table-cell table:style-name="ce86" office:value-type="float" office:value="8.84" calcext:value-type="float">
            <text:p>8.84</text:p>
          </table:table-cell>
          <table:table-cell table:style-name="ce91" office:value-type="float" office:value="40.73" calcext:value-type="float">
            <text:p>40.73</text:p>
          </table:table-cell>
          <table:table-cell table:style-name="ce91" table:formula="of:=[.C42]" office:value-type="float" office:value="8.84" calcext:value-type="float">
            <text:p>8.84</text:p>
          </table:table-cell>
          <table:table-cell table:style-name="ce95" table:formula="of:=[.B42]-[.D42]" office:value-type="float" office:value="389.27" calcext:value-type="float">
            <text:p>389.3</text:p>
          </table:table-cell>
          <table:table-cell table:style-name="ce98" table:formula="of:=[.F42]/[.E42]" office:value-type="float" office:value="44.0350678733032" calcext:value-type="float">
            <text:p>44.0</text:p>
          </table:table-cell>
          <table:table-cell table:style-name="ce79"/>
          <table:table-cell table:style-name="ce79" office:value-type="float" office:value="8.84" calcext:value-type="float">
            <text:p>8.84</text:p>
          </table:table-cell>
          <table:table-cell table:style-name="ce103" table:formula="of:= [.H$5]*[.I42]^0 + [.H$6]*[.I42]^1" office:value-type="float" office:value="388.566273965382" calcext:value-type="float">
            <text:p>388.6</text:p>
          </table:table-cell>
          <table:table-cell table:style-name="ce104" table:formula="of:=POWER(([.$F42]-[.J42])/[.J42];2)" office:value-type="float" office:value="0.00000328002407024065" calcext:value-type="float">
            <text:p>0.0</text:p>
          </table:table-cell>
          <table:table-cell table:style-name="ce79" table:number-columns-repeated="3"/>
          <table:table-cell table:style-name="ce106" office:value-type="float" office:value="8.84" calcext:value-type="float">
            <text:p>8.84</text:p>
          </table:table-cell>
          <table:table-cell table:style-name="ce103" table:formula="of:= [.N$23]*[.O42]^0 + [.N$24]*[.O42]^1" office:value-type="float" office:value="387.204715559675" calcext:value-type="float">
            <text:p>387.2</text:p>
          </table:table-cell>
          <table:table-cell table:style-name="ce108" table:formula="of:=POWER(([.$F42]-[.P42])/[.P42];2)" office:value-type="percentage" office:value="0.0000284497510737647" calcext:value-type="percentage">
            <text:p>0.00%</text:p>
          </table:table-cell>
          <table:table-cell table:style-name="ce79"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7" calcext:value-type="float">
            <text:p>437.0</text:p>
          </table:table-cell>
          <table:table-cell office:value-type="float" office:value="8.97" calcext:value-type="float">
            <text:p>8.97</text:p>
          </table:table-cell>
          <table:table-cell office:value-type="float" office:value="41.35" calcext:value-type="float">
            <text:p>41.35</text:p>
          </table:table-cell>
          <table:table-cell table:formula="of:=[.C43]" office:value-type="float" office:value="8.97" calcext:value-type="float">
            <text:p>8.97</text:p>
          </table:table-cell>
          <table:table-cell table:formula="of:=[.B43]-[.D43]" office:value-type="float" office:value="395.65" calcext:value-type="float">
            <text:p>395.7</text:p>
          </table:table-cell>
          <table:table-cell table:formula="of:=[.F43]/[.E43]" office:value-type="float" office:value="44.108138238573" calcext:value-type="float">
            <text:p>44.1</text:p>
          </table:table-cell>
          <table:table-cell/>
          <table:table-cell office:value-type="float" office:value="8.97" calcext:value-type="float">
            <text:p>8.97</text:p>
          </table:table-cell>
          <table:table-cell table:formula="of:= [.H$5]*[.I43]^0 + [.H$6]*[.I43]^1" office:value-type="float" office:value="394.47093870751" calcext:value-type="float">
            <text:p>394.5</text:p>
          </table:table-cell>
          <table:table-cell table:style-name="ce104" table:formula="of:=POWER(([.$F43]-[.J43])/[.J43];2)" office:value-type="float" office:value="0.00000893393394464176" calcext:value-type="float">
            <text:p>0.0</text:p>
          </table:table-cell>
          <table:table-cell table:number-columns-repeated="5"/>
          <table:table-cell table:style-name="ce109" table:formula="of:=SQRT(SUM([.Q20:.Q42]))/COUNTA([.Q20:.Q42])" office:value-type="percentage" office:value="0.000897520029362961" calcext:value-type="percentage">
            <text:p>0.09%</text:p>
          </table:table-cell>
          <table:table-cell table:number-columns-repeated="100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5" calcext:value-type="float">
            <text:p>445.0</text:p>
          </table:table-cell>
          <table:table-cell office:value-type="float" office:value="9.12" calcext:value-type="float">
            <text:p>9.12</text:p>
          </table:table-cell>
          <table:table-cell office:value-type="float" office:value="41.08" calcext:value-type="float">
            <text:p>41.08</text:p>
          </table:table-cell>
          <table:table-cell table:formula="of:=[.C44]" office:value-type="float" office:value="9.12" calcext:value-type="float">
            <text:p>9.12</text:p>
          </table:table-cell>
          <table:table-cell table:formula="of:=[.B44]-[.D44]" office:value-type="float" office:value="403.92" calcext:value-type="float">
            <text:p>403.9</text:p>
          </table:table-cell>
          <table:table-cell table:formula="of:=[.F44]/[.E44]" office:value-type="float" office:value="44.2894736842105" calcext:value-type="float">
            <text:p>44.3</text:p>
          </table:table-cell>
          <table:table-cell/>
          <table:table-cell office:value-type="float" office:value="9.12" calcext:value-type="float">
            <text:p>9.12</text:p>
          </table:table-cell>
          <table:table-cell table:formula="of:= [.H$5]*[.I44]^0 + [.H$6]*[.I44]^1" office:value-type="float" office:value="401.284013409966" calcext:value-type="float">
            <text:p>401.3</text:p>
          </table:table-cell>
          <table:table-cell table:style-name="ce104" table:formula="of:=POWER(([.$F44]-[.J44])/[.J44];2)" office:value-type="float" office:value="0.0000431501864196117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.0</text:p>
          </table:table-cell>
          <table:table-cell office:value-type="float" office:value="9.23" calcext:value-type="float">
            <text:p>9.23</text:p>
          </table:table-cell>
          <table:table-cell office:value-type="float" office:value="40.86" calcext:value-type="float">
            <text:p>40.86</text:p>
          </table:table-cell>
          <table:table-cell table:formula="of:=[.C45]" office:value-type="float" office:value="9.23" calcext:value-type="float">
            <text:p>9.23</text:p>
          </table:table-cell>
          <table:table-cell table:formula="of:=[.B45]-[.D45]" office:value-type="float" office:value="409.14" calcext:value-type="float">
            <text:p>409.1</text:p>
          </table:table-cell>
          <table:table-cell table:formula="of:=[.F45]/[.E45]" office:value-type="float" office:value="44.3271939328277" calcext:value-type="float">
            <text:p>44.3</text:p>
          </table:table-cell>
          <table:table-cell/>
          <table:table-cell office:value-type="float" office:value="9.23" calcext:value-type="float">
            <text:p>9.23</text:p>
          </table:table-cell>
          <table:table-cell table:formula="of:= [.H$5]*[.I45]^0 + [.H$6]*[.I45]^1" office:value-type="float" office:value="406.280268191766" calcext:value-type="float">
            <text:p>406.3</text:p>
          </table:table-cell>
          <table:table-cell table:style-name="ce104" table:formula="of:=POWER(([.$F45]-[.J45])/[.J45];2)" office:value-type="float" office:value="0.0000495449222272908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5" calcext:value-type="float">
            <text:p>455.0</text:p>
          </table:table-cell>
          <table:table-cell office:value-type="float" office:value="9.34" calcext:value-type="float">
            <text:p>9.34</text:p>
          </table:table-cell>
          <table:table-cell office:value-type="float" office:value="41.45" calcext:value-type="float">
            <text:p>41.45</text:p>
          </table:table-cell>
          <table:table-cell table:formula="of:=[.C46]" office:value-type="float" office:value="9.34" calcext:value-type="float">
            <text:p>9.34</text:p>
          </table:table-cell>
          <table:table-cell table:formula="of:=[.B46]-[.D46]" office:value-type="float" office:value="413.55" calcext:value-type="float">
            <text:p>413.6</text:p>
          </table:table-cell>
          <table:table-cell table:formula="of:=[.F46]/[.E46]" office:value-type="float" office:value="44.2773019271949" calcext:value-type="float">
            <text:p>44.3</text:p>
          </table:table-cell>
          <table:table-cell/>
          <table:table-cell office:value-type="float" office:value="9.34" calcext:value-type="float">
            <text:p>9.34</text:p>
          </table:table-cell>
          <table:table-cell table:formula="of:= [.H$5]*[.I46]^0 + [.H$6]*[.I46]^1" office:value-type="float" office:value="411.276522973567" calcext:value-type="float">
            <text:p>411.3</text:p>
          </table:table-cell>
          <table:table-cell table:style-name="ce104" table:formula="of:=POWER(([.$F46]-[.J46])/[.J46];2)" office:value-type="float" office:value="0.000030557182044326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0" calcext:value-type="float">
            <text:p>460.0</text:p>
          </table:table-cell>
          <table:table-cell office:value-type="float" office:value="9.45" calcext:value-type="float">
            <text:p>9.45</text:p>
          </table:table-cell>
          <table:table-cell office:value-type="float" office:value="42.12" calcext:value-type="float">
            <text:p>42.12</text:p>
          </table:table-cell>
          <table:table-cell table:formula="of:=[.C47]" office:value-type="float" office:value="9.45" calcext:value-type="float">
            <text:p>9.45</text:p>
          </table:table-cell>
          <table:table-cell table:formula="of:=[.B47]-[.D47]" office:value-type="float" office:value="417.88" calcext:value-type="float">
            <text:p>417.9</text:p>
          </table:table-cell>
          <table:table-cell table:formula="of:=[.F47]/[.E47]" office:value-type="float" office:value="44.2201058201058" calcext:value-type="float">
            <text:p>44.2</text:p>
          </table:table-cell>
          <table:table-cell/>
          <table:table-cell office:value-type="float" office:value="9.45" calcext:value-type="float">
            <text:p>9.45</text:p>
          </table:table-cell>
          <table:table-cell table:formula="of:= [.H$5]*[.I47]^0 + [.H$6]*[.I47]^1" office:value-type="float" office:value="416.272777755367" calcext:value-type="float">
            <text:p>416.3</text:p>
          </table:table-cell>
          <table:table-cell table:style-name="ce104" table:formula="of:=POWER(([.$F47]-[.J47])/[.J47];2)" office:value-type="float" office:value="0.000014907192070233" calcext:value-type="float">
            <text:p>0.0</text:p>
          </table:table-cell>
          <table:table-cell table:number-columns-repeated="1007"/>
        </table:table-row>
        <table:table-row table:style-name="ro1">
          <table:table-cell table:style-name="ce80" office:value-type="float" office:value="19" calcext:value-type="float">
            <text:p>19</text:p>
          </table:table-cell>
          <table:table-cell table:style-name="ce84" office:value-type="float" office:value="465" calcext:value-type="float">
            <text:p>465.0</text:p>
          </table:table-cell>
          <table:table-cell table:style-name="ce87" office:value-type="float" office:value="9.58" calcext:value-type="float">
            <text:p>9.58</text:p>
          </table:table-cell>
          <table:table-cell table:style-name="ce92" office:value-type="float" office:value="41.6" calcext:value-type="float">
            <text:p>41.60</text:p>
          </table:table-cell>
          <table:table-cell table:style-name="ce92" table:formula="of:=[.C48]" office:value-type="float" office:value="9.58" calcext:value-type="float">
            <text:p>9.58</text:p>
          </table:table-cell>
          <table:table-cell table:style-name="ce96" table:formula="of:=[.B48]-[.D48]" office:value-type="float" office:value="423.4" calcext:value-type="float">
            <text:p>423.4</text:p>
          </table:table-cell>
          <table:table-cell table:style-name="ce99" table:formula="of:=[.F48]/[.E48]" office:value-type="float" office:value="44.19624217119" calcext:value-type="float">
            <text:p>44.2</text:p>
          </table:table-cell>
          <table:table-cell table:style-name="ce80"/>
          <table:table-cell table:style-name="ce80" office:value-type="float" office:value="9.58" calcext:value-type="float">
            <text:p>9.58</text:p>
          </table:table-cell>
          <table:table-cell table:style-name="ce104" table:formula="of:= [.H$5]*[.I48]^0 + [.H$6]*[.I48]^1" office:value-type="float" office:value="422.177442497495" calcext:value-type="float">
            <text:p>422.2</text:p>
          </table:table-cell>
          <table:table-cell table:style-name="ce104" table:formula="of:=POWER(([.$F48]-[.J48])/[.J48];2)" office:value-type="float" office:value="0.00000838587802100134" calcext:value-type="float">
            <text:p>0.0</text:p>
          </table:table-cell>
          <table:table-cell table:style-name="ce80" table:number-columns-repeated="3"/>
          <table:table-cell table:style-name="ce107"/>
          <table:table-cell table:style-name="ce104"/>
          <table:table-cell table:style-name="ce80" table:number-columns-repeated="1002"/>
        </table:table-row>
        <table:table-row table:style-name="ro1">
          <table:table-cell table:number-columns-repeated="10"/>
          <table:table-cell table:formula="of:=SQRT(SUM([.K2:.K48]))/COUNTA([.K2:.K48])" office:value-type="float" office:value="0.000941502585094978" calcext:value-type="float">
            <text:p>0.0</text:p>
          </table:table-cell>
          <table:table-cell table:number-columns-repeated="1007"/>
        </table:table-row>
        <table:table-row table:style-name="ro1" table:number-rows-repeated="16">
          <table:table-cell table:number-columns-repeated="1018"/>
        </table:table-row>
        <table:table-row table:style-name="ro2">
          <table:table-cell table:style-name="ce78" office:value-type="string" calcext:value-type="string">
            <text:p>Duty Cycle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office:value-type="string" calcext:value-type="string">
            <text:p>m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5" calcext:value-type="float">
            <text:p>455.0</text:p>
          </table:table-cell>
          <table:table-cell office:value-type="float" office:value="9.68" calcext:value-type="float">
            <text:p>9.68</text:p>
          </table:table-cell>
          <table:table-cell office:value-type="float" office:value="29.34" calcext:value-type="float">
            <text:p>29.34</text:p>
          </table:table-cell>
          <table:table-cell table:formula="of:=[.C67]" office:value-type="float" office:value="9.68" calcext:value-type="float">
            <text:p>9.68</text:p>
          </table:table-cell>
          <table:table-cell table:formula="of:=[.B67]-[.D67]" office:value-type="float" office:value="425.66" calcext:value-type="float">
            <text:p>425.7</text:p>
          </table:table-cell>
          <table:table-cell table:formula="of:=[.F67]/[.E67]" office:value-type="float" office:value="43.9731404958678" calcext:value-type="float">
            <text:p>44.0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office:value-type="float" office:value="9.68" calcext:value-type="float">
            <text:p>9.7</text:p>
          </table:table-cell>
          <table:table-cell table:formula="of:= [.I$70]*[.J67]^0 + [.I$71]*[.J67]^1" office:value-type="float" office:value="426.831529095045" calcext:value-type="float">
            <text:p>426.8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0" calcext:value-type="float">
            <text:p>460.0</text:p>
          </table:table-cell>
          <table:table-cell office:value-type="float" office:value="9.75" calcext:value-type="float">
            <text:p>9.75</text:p>
          </table:table-cell>
          <table:table-cell office:value-type="float" office:value="30.23" calcext:value-type="float">
            <text:p>30.23</text:p>
          </table:table-cell>
          <table:table-cell table:formula="of:=[.C68]" office:value-type="float" office:value="9.75" calcext:value-type="float">
            <text:p>9.75</text:p>
          </table:table-cell>
          <table:table-cell table:formula="of:=[.B68]-[.D68]" office:value-type="float" office:value="429.77" calcext:value-type="float">
            <text:p>429.8</text:p>
          </table:table-cell>
          <table:table-cell table:formula="of:=[.F68]/[.E68]" office:value-type="float" office:value="44.0789743589744" calcext:value-type="float">
            <text:p>44.1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67:E73</text:p>
          </table:table-cell>
          <table:table-cell office:value-type="float" office:value="9.75" calcext:value-type="float">
            <text:p>9.8</text:p>
          </table:table-cell>
          <table:table-cell table:formula="of:= [.I$70]*[.J68]^0 + [.I$71]*[.J68]^1" office:value-type="float" office:value="430.064959718983" calcext:value-type="float">
            <text:p>430.1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1.4" calcext:value-type="float">
            <text:p>461.4</text:p>
          </table:table-cell>
          <table:table-cell office:value-type="float" office:value="9.72" calcext:value-type="float">
            <text:p>9.72</text:p>
          </table:table-cell>
          <table:table-cell office:value-type="float" office:value="33.21" calcext:value-type="float">
            <text:p>33.21</text:p>
          </table:table-cell>
          <table:table-cell table:formula="of:=[.C69]" office:value-type="float" office:value="9.72" calcext:value-type="float">
            <text:p>9.72</text:p>
          </table:table-cell>
          <table:table-cell table:formula="of:=[.B69]-[.D69]" office:value-type="float" office:value="428.19" calcext:value-type="float">
            <text:p>428.2</text:p>
          </table:table-cell>
          <table:table-cell table:formula="of:=[.F69]/[.E69]" office:value-type="float" office:value="44.0524691358025" calcext:value-type="float">
            <text:p>44.1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67:F73</text:p>
          </table:table-cell>
          <table:table-cell office:value-type="float" office:value="9.72" calcext:value-type="float">
            <text:p>9.7</text:p>
          </table:table-cell>
          <table:table-cell table:formula="of:= [.I$70]*[.J69]^0 + [.I$71]*[.J69]^1" office:value-type="float" office:value="428.679203737295" calcext:value-type="float">
            <text:p>428.7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1.8" calcext:value-type="float">
            <text:p>401.8</text:p>
          </table:table-cell>
          <table:table-cell office:value-type="float" office:value="8.34" calcext:value-type="float">
            <text:p>8.34</text:p>
          </table:table-cell>
          <table:table-cell office:value-type="float" office:value="34.73" calcext:value-type="float">
            <text:p>34.73</text:p>
          </table:table-cell>
          <table:table-cell table:formula="of:=[.C70]" office:value-type="float" office:value="8.34" calcext:value-type="float">
            <text:p>8.34</text:p>
          </table:table-cell>
          <table:table-cell table:formula="of:=[.B70]-[.D70]" office:value-type="float" office:value="367.07" calcext:value-type="float">
            <text:p>367.1</text:p>
          </table:table-cell>
          <table:table-cell table:formula="of:=[.F70]/[.E70]" office:value-type="float" office:value="44.0131894484412" calcext:value-type="float">
            <text:p>44.0</text:p>
          </table:table-cell>
          <table:table-cell table:style-name="Result_5f_CorelPolyGUI" office:value-type="string" calcext:value-type="string">
            <text:p>a[0]</text:p>
          </table:table-cell>
          <table:table-cell table:style-name="Result_5f_CorelPolyGUI" office:value-type="float" office:value="-20.3057343295616" calcext:value-type="float">
            <text:p>-20.3057343295616</text:p>
          </table:table-cell>
          <table:table-cell office:value-type="float" office:value="8.34" calcext:value-type="float">
            <text:p>8.3</text:p>
          </table:table-cell>
          <table:table-cell table:formula="of:= [.I$70]*[.J70]^0 + [.I$71]*[.J70]^1" office:value-type="float" office:value="364.934428579655" calcext:value-type="float">
            <text:p>364.9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0" calcext:value-type="float">
            <text:p>350.0</text:p>
          </table:table-cell>
          <table:table-cell office:value-type="float" office:value="7.21" calcext:value-type="float">
            <text:p>7.21</text:p>
          </table:table-cell>
          <table:table-cell office:value-type="float" office:value="35.23" calcext:value-type="float">
            <text:p>35.23</text:p>
          </table:table-cell>
          <table:table-cell table:formula="of:=[.C71]" office:value-type="float" office:value="7.21" calcext:value-type="float">
            <text:p>7.21</text:p>
          </table:table-cell>
          <table:table-cell table:formula="of:=[.B71]-[.D71]" office:value-type="float" office:value="314.77" calcext:value-type="float">
            <text:p>314.8</text:p>
          </table:table-cell>
          <table:table-cell table:formula="of:=[.F71]/[.E71]" office:value-type="float" office:value="43.6574202496533" calcext:value-type="float">
            <text:p>43.7</text:p>
          </table:table-cell>
          <table:table-cell table:style-name="Result_5f_CorelPolyGUI" office:value-type="string" calcext:value-type="string">
            <text:p>a[1]</text:p>
          </table:table-cell>
          <table:table-cell table:style-name="Result_5f_CorelPolyGUI" office:value-type="float" office:value="46.191866056261" calcext:value-type="float">
            <text:p>46.191866056261</text:p>
          </table:table-cell>
          <table:table-cell office:value-type="float" office:value="7.21" calcext:value-type="float">
            <text:p>7.2</text:p>
          </table:table-cell>
          <table:table-cell table:formula="of:= [.I$70]*[.J71]^0 + [.I$71]*[.J71]^1" office:value-type="float" office:value="312.73761993608" calcext:value-type="float">
            <text:p>312.7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.0</text:p>
          </table:table-cell>
          <table:table-cell office:value-type="float" office:value="6.32" calcext:value-type="float">
            <text:p>6.32</text:p>
          </table:table-cell>
          <table:table-cell office:value-type="float" office:value="30.12" calcext:value-type="float">
            <text:p>30.12</text:p>
          </table:table-cell>
          <table:table-cell table:formula="of:=[.C72]" office:value-type="float" office:value="6.32" calcext:value-type="float">
            <text:p>6.32</text:p>
          </table:table-cell>
          <table:table-cell table:formula="of:=[.B72]-[.D72]" office:value-type="float" office:value="269.88" calcext:value-type="float">
            <text:p>269.9</text:p>
          </table:table-cell>
          <table:table-cell table:formula="of:=[.F72]/[.E72]" office:value-type="float" office:value="42.7025316455696" calcext:value-type="float">
            <text:p>42.7</text:p>
          </table:table-cell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9677565455793" calcext:value-type="float">
            <text:p>0.999677565455793</text:p>
          </table:table-cell>
          <table:table-cell office:value-type="float" office:value="6.32" calcext:value-type="float">
            <text:p>6.3</text:p>
          </table:table-cell>
          <table:table-cell table:formula="of:= [.I$70]*[.J72]^0 + [.I$71]*[.J72]^1" office:value-type="float" office:value="271.626859146008" calcext:value-type="float">
            <text:p>271.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51.2" calcext:value-type="float">
            <text:p>251.2</text:p>
          </table:table-cell>
          <table:table-cell office:value-type="float" office:value="5.27" calcext:value-type="float">
            <text:p>5.27</text:p>
          </table:table-cell>
          <table:table-cell office:value-type="float" office:value="28.54" calcext:value-type="float">
            <text:p>28.54</text:p>
          </table:table-cell>
          <table:table-cell table:formula="of:=[.C73]" office:value-type="float" office:value="5.27" calcext:value-type="float">
            <text:p>5.27</text:p>
          </table:table-cell>
          <table:table-cell table:formula="of:=[.B73]-[.D73]" office:value-type="float" office:value="222.66" calcext:value-type="float">
            <text:p>222.7</text:p>
          </table:table-cell>
          <table:table-cell table:formula="of:=[.F73]/[.E73]" office:value-type="float" office:value="42.2504743833017" calcext:value-type="float">
            <text:p>42.3</text:p>
          </table:table-cell>
          <table:table-cell table:style-name="Result_5f_CorelPolyGUI" office:value-type="string" calcext:value-type="string">
            <text:p>date</text:p>
          </table:table-cell>
          <table:table-cell table:style-name="ce100" table:formula="of:=DATE(2021;6;8)" office:value-type="date" office:date-value="2021-06-08" calcext:value-type="date">
            <text:p>08/06/21</text:p>
          </table:table-cell>
          <table:table-cell office:value-type="float" office:value="5.27" calcext:value-type="float">
            <text:p>5.3</text:p>
          </table:table-cell>
          <table:table-cell table:formula="of:= [.I$70]*[.J73]^0 + [.I$71]*[.J73]^1" office:value-type="float" office:value="223.125399786934" calcext:value-type="float">
            <text:p>223.1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formula="of:=[.C74]" office:value-type="float" office:value="0" calcext:value-type="float">
            <text:p>0.00</text:p>
          </table:table-cell>
          <table:table-cell table:formula="of:=[.B74]-[.D74]" office:value-type="float" office:value="0" calcext:value-type="float">
            <text:p>0.0</text:p>
          </table:table-cell>
          <table:table-cell table:formula="of:=[.F74]/[.E74]" office:value-type="string" office:string-value="" calcext:value-type="error">
            <text:p>#DIV/0!</text:p>
          </table:table-cell>
          <table:table-cell table:style-name="Result_5f_CorelPolyGUI" office:value-type="string" calcext:value-type="string">
            <text:p>time</text:p>
          </table:table-cell>
          <table:table-cell table:style-name="ce101" table:formula="of:=TIME(17;34;12)" office:value-type="time" office:time-value="PT17H34M12S" calcext:value-type="time">
            <text:p>17:34:12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formula="of:=[.C75]" office:value-type="float" office:value="0" calcext:value-type="float">
            <text:p>0.00</text:p>
          </table:table-cell>
          <table:table-cell table:formula="of:=[.B75]-[.D75]" office:value-type="float" office:value="0" calcext:value-type="float">
            <text:p>0.0</text:p>
          </table:table-cell>
          <table:table-cell table:formula="of:=[.F75]/[.E7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formula="of:=[.C76]" office:value-type="float" office:value="0" calcext:value-type="float">
            <text:p>0.00</text:p>
          </table:table-cell>
          <table:table-cell table:formula="of:=[.B76]-[.D76]" office:value-type="float" office:value="0" calcext:value-type="float">
            <text:p>0.0</text:p>
          </table:table-cell>
          <table:table-cell table:formula="of:=[.F76]/[.E7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77]-[.D77]" office:value-type="float" office:value="0" calcext:value-type="float">
            <text:p>0.0</text:p>
          </table:table-cell>
          <table:table-cell table:formula="of:=[.F77]/[.E77]" office:value-type="float" office:value="0" calcext:value-type="float">
            <text:p>0.0</text:p>
          </table:table-cell>
          <table:table-cell/>
          <table:table-cell table:formula="of:=[.F73]/[.E73]" office:value-type="float" office:value="42.2504743833017" calcext:value-type="float">
            <text:p>42.2504743833017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78]-[.D78]" office:value-type="float" office:value="0" calcext:value-type="float">
            <text:p>0.0</text:p>
          </table:table-cell>
          <table:table-cell table:formula="of:=[.F78]/[.E78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79]-[.D79]" office:value-type="float" office:value="0" calcext:value-type="float">
            <text:p>0.0</text:p>
          </table:table-cell>
          <table:table-cell table:formula="of:=[.F79]/[.E79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0]-[.D80]" office:value-type="float" office:value="0" calcext:value-type="float">
            <text:p>0.0</text:p>
          </table:table-cell>
          <table:table-cell table:formula="of:=[.F80]/[.E80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1]-[.D81]" office:value-type="float" office:value="0" calcext:value-type="float">
            <text:p>0.0</text:p>
          </table:table-cell>
          <table:table-cell table:formula="of:=[.F81]/[.E81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2]-[.D82]" office:value-type="float" office:value="0" calcext:value-type="float">
            <text:p>0.0</text:p>
          </table:table-cell>
          <table:table-cell table:formula="of:=[.F82]/[.E82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3]-[.D83]" office:value-type="float" office:value="0" calcext:value-type="float">
            <text:p>0.0</text:p>
          </table:table-cell>
          <table:table-cell table:formula="of:=[.F83]/[.E83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4]-[.D84]" office:value-type="float" office:value="0" calcext:value-type="float">
            <text:p>0.0</text:p>
          </table:table-cell>
          <table:table-cell table:formula="of:=[.F84]/[.E84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5]-[.D85]" office:value-type="float" office:value="0" calcext:value-type="float">
            <text:p>0.0</text:p>
          </table:table-cell>
          <table:table-cell table:formula="of:=[.F85]/[.E85]" office:value-type="float" office:value="0" calcext:value-type="float">
            <text:p>0.0</text:p>
          </table:table-cell>
          <table:table-cell table:number-columns-repeated="1011"/>
        </table:table-row>
        <table:table-row table:style-name="ro2">
          <table:table-cell table:style-name="ce78" office:value-type="string" calcext:value-type="string">
            <text:p>Duty Cycle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office:value-type="string" calcext:value-type="string">
            <text:p>m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0" calcext:value-type="float">
            <text:p>200.0</text:p>
          </table:table-cell>
          <table:table-cell office:value-type="float" office:value="4.2" calcext:value-type="float">
            <text:p>4.20</text:p>
          </table:table-cell>
          <table:table-cell office:value-type="float" office:value="28.45" calcext:value-type="float">
            <text:p>28.45</text:p>
          </table:table-cell>
          <table:table-cell table:formula="of:=[.C87]" office:value-type="float" office:value="4.2" calcext:value-type="float">
            <text:p>4.20</text:p>
          </table:table-cell>
          <table:table-cell table:formula="of:=[.B87]-[.D87]" office:value-type="float" office:value="171.55" calcext:value-type="float">
            <text:p>171.6</text:p>
          </table:table-cell>
          <table:table-cell table:formula="of:=[.F87]/[.E87]" office:value-type="float" office:value="40.8452380952381" calcext:value-type="float">
            <text:p>40.8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linear based</text:p>
          </table:table-cell>
          <table:table-cell office:value-type="float" office:value="4.2" calcext:value-type="float">
            <text:p>4.2</text:p>
          </table:table-cell>
          <table:table-cell table:formula="of:= [.I$91]*[.J87] + [.I$92]" office:value-type="float" office:value="177.292221450715" calcext:value-type="float">
            <text:p>177.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50" calcext:value-type="float">
            <text:p>250.0</text:p>
          </table:table-cell>
          <table:table-cell office:value-type="float" office:value="5.35" calcext:value-type="float">
            <text:p>5.35</text:p>
          </table:table-cell>
          <table:table-cell office:value-type="float" office:value="29.1" calcext:value-type="float">
            <text:p>29.10</text:p>
          </table:table-cell>
          <table:table-cell table:formula="of:=[.C88]" office:value-type="float" office:value="5.35" calcext:value-type="float">
            <text:p>5.35</text:p>
          </table:table-cell>
          <table:table-cell table:formula="of:=[.B88]-[.D88]" office:value-type="float" office:value="220.9" calcext:value-type="float">
            <text:p>220.9</text:p>
          </table:table-cell>
          <table:table-cell table:formula="of:=[.F88]/[.E88]" office:value-type="float" office:value="41.2897196261682" calcext:value-type="float">
            <text:p>41.3</text:p>
          </table:table-cell>
          <table:table-cell table:style-name="Result_5f_CorelPolyGUI" office:value-type="string" calcext:value-type="string">
            <text:p>type</text:p>
          </table:table-cell>
          <table:table-cell table:style-name="Result_5f_CorelPolyGUI" office:value-type="string" calcext:value-type="string">
            <text:p>a·x+b</text:p>
          </table:table-cell>
          <table:table-cell office:value-type="float" office:value="4.4875" calcext:value-type="float">
            <text:p>4.5</text:p>
          </table:table-cell>
          <table:table-cell table:formula="of:= [.I$91]*[.J88] + [.I$92]" office:value-type="float" office:value="188.126706960707" calcext:value-type="float">
            <text:p>188.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00" calcext:value-type="float">
            <text:p>300.0</text:p>
          </table:table-cell>
          <table:table-cell office:value-type="float" office:value="6.45" calcext:value-type="float">
            <text:p>6.45</text:p>
          </table:table-cell>
          <table:table-cell office:value-type="float" office:value="29.9" calcext:value-type="float">
            <text:p>29.90</text:p>
          </table:table-cell>
          <table:table-cell table:formula="of:=[.C89]" office:value-type="float" office:value="6.45" calcext:value-type="float">
            <text:p>6.45</text:p>
          </table:table-cell>
          <table:table-cell table:formula="of:=[.B89]-[.D89]" office:value-type="float" office:value="270.1" calcext:value-type="float">
            <text:p>270.1</text:p>
          </table:table-cell>
          <table:table-cell table:formula="of:=[.F89]/[.E89]" office:value-type="float" office:value="41.8759689922481" calcext:value-type="float">
            <text:p>41.9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87:E93</text:p>
          </table:table-cell>
          <table:table-cell office:value-type="float" office:value="4.775" calcext:value-type="float">
            <text:p>4.8</text:p>
          </table:table-cell>
          <table:table-cell table:formula="of:= [.I$91]*[.J89] + [.I$92]" office:value-type="float" office:value="198.961192470699" calcext:value-type="float">
            <text:p>199.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50" calcext:value-type="float">
            <text:p>350.0</text:p>
          </table:table-cell>
          <table:table-cell office:value-type="float" office:value="7.65" calcext:value-type="float">
            <text:p>7.65</text:p>
          </table:table-cell>
          <table:table-cell office:value-type="float" office:value="32.71" calcext:value-type="float">
            <text:p>32.71</text:p>
          </table:table-cell>
          <table:table-cell table:formula="of:=[.C90]" office:value-type="float" office:value="7.65" calcext:value-type="float">
            <text:p>7.65</text:p>
          </table:table-cell>
          <table:table-cell table:formula="of:=[.B90]-[.D90]" office:value-type="float" office:value="317.29" calcext:value-type="float">
            <text:p>317.3</text:p>
          </table:table-cell>
          <table:table-cell table:formula="of:=[.F90]/[.E90]" office:value-type="float" office:value="41.4758169934641" calcext:value-type="float">
            <text:p>41.5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87:F93</text:p>
          </table:table-cell>
          <table:table-cell office:value-type="float" office:value="5.0625" calcext:value-type="float">
            <text:p>5.1</text:p>
          </table:table-cell>
          <table:table-cell table:formula="of:= [.I$91]*[.J90] + [.I$92]" office:value-type="float" office:value="209.795677980691" calcext:value-type="float">
            <text:p>209.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85" calcext:value-type="float">
            <text:p>385.0</text:p>
          </table:table-cell>
          <table:table-cell office:value-type="float" office:value="8.9" calcext:value-type="float">
            <text:p>8.90</text:p>
          </table:table-cell>
          <table:table-cell office:value-type="float" office:value="36" calcext:value-type="float">
            <text:p>36.00</text:p>
          </table:table-cell>
          <table:table-cell table:formula="of:=[.C91]" office:value-type="float" office:value="8.9" calcext:value-type="float">
            <text:p>8.90</text:p>
          </table:table-cell>
          <table:table-cell table:formula="of:=[.B91]-[.D91]" office:value-type="float" office:value="349" calcext:value-type="float">
            <text:p>349.0</text:p>
          </table:table-cell>
          <table:table-cell table:formula="of:=[.F91]/[.E91]" office:value-type="float" office:value="39.2134831460674" calcext:value-type="float">
            <text:p>39.2</text:p>
          </table:table-cell>
          <table:table-cell table:style-name="Result_5f_CorelPolyGUI" office:value-type="string" calcext:value-type="string">
            <text:p>a</text:p>
          </table:table-cell>
          <table:table-cell table:style-name="Result_5f_CorelPolyGUI" office:value-type="float" office:value="37.6851669912759" calcext:value-type="float">
            <text:p>37.6851669912759</text:p>
          </table:table-cell>
          <table:table-cell office:value-type="float" office:value="5.35" calcext:value-type="float">
            <text:p>5.4</text:p>
          </table:table-cell>
          <table:table-cell table:formula="of:= [.I$91]*[.J91] + [.I$92]" office:value-type="float" office:value="220.630163490682" calcext:value-type="float">
            <text:p>220.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50" calcext:value-type="float">
            <text:p>350.0</text:p>
          </table:table-cell>
          <table:table-cell office:value-type="float" office:value="7.85" calcext:value-type="float">
            <text:p>7.85</text:p>
          </table:table-cell>
          <table:table-cell office:value-type="float" office:value="41.13" calcext:value-type="float">
            <text:p>41.13</text:p>
          </table:table-cell>
          <table:table-cell table:formula="of:=[.C92]" office:value-type="float" office:value="7.85" calcext:value-type="float">
            <text:p>7.85</text:p>
          </table:table-cell>
          <table:table-cell table:formula="of:=[.B92]-[.D92]" office:value-type="float" office:value="308.87" calcext:value-type="float">
            <text:p>308.9</text:p>
          </table:table-cell>
          <table:table-cell table:formula="of:=[.F92]/[.E92]" office:value-type="float" office:value="39.3464968152866" calcext:value-type="float">
            <text:p>39.3</text:p>
          </table:table-cell>
          <table:table-cell table:style-name="Result_5f_CorelPolyGUI" office:value-type="string" calcext:value-type="string">
            <text:p>b</text:p>
          </table:table-cell>
          <table:table-cell table:style-name="Result_5f_CorelPolyGUI" office:value-type="float" office:value="19.0145200873563" calcext:value-type="float">
            <text:p>19.0145200873563</text:p>
          </table:table-cell>
          <table:table-cell office:value-type="float" office:value="5.625" calcext:value-type="float">
            <text:p>5.6</text:p>
          </table:table-cell>
          <table:table-cell table:formula="of:= [.I$91]*[.J92] + [.I$92]" office:value-type="float" office:value="230.993584413283" calcext:value-type="float">
            <text:p>231.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00" calcext:value-type="float">
            <text:p>400.0</text:p>
          </table:table-cell>
          <table:table-cell office:value-type="float" office:value="9.06" calcext:value-type="float">
            <text:p>9.06</text:p>
          </table:table-cell>
          <table:table-cell office:value-type="float" office:value="40.7" calcext:value-type="float">
            <text:p>40.70</text:p>
          </table:table-cell>
          <table:table-cell table:formula="of:=[.C93]" office:value-type="float" office:value="9.06" calcext:value-type="float">
            <text:p>9.06</text:p>
          </table:table-cell>
          <table:table-cell table:formula="of:=[.B93]-[.D93]" office:value-type="float" office:value="359.3" calcext:value-type="float">
            <text:p>359.3</text:p>
          </table:table-cell>
          <table:table-cell table:formula="of:=[.F93]/[.E93]" office:value-type="float" office:value="39.6578366445916" calcext:value-type="float">
            <text:p>39.7</text:p>
          </table:table-cell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0740035244669" calcext:value-type="float">
            <text:p>0.990740035244669</text:p>
          </table:table-cell>
          <table:table-cell office:value-type="float" office:value="5.9" calcext:value-type="float">
            <text:p>5.9</text:p>
          </table:table-cell>
          <table:table-cell table:formula="of:= [.I$91]*[.J93] + [.I$92]" office:value-type="float" office:value="241.357005335884" calcext:value-type="float">
            <text:p>241.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date</text:p>
          </table:table-cell>
          <table:table-cell table:style-name="ce100" table:formula="of:=DATE(2021;6;14)" office:value-type="date" office:date-value="2021-06-14" calcext:value-type="date">
            <text:p>14/06/21</text:p>
          </table:table-cell>
          <table:table-cell office:value-type="float" office:value="6.175" calcext:value-type="float">
            <text:p>6.2</text:p>
          </table:table-cell>
          <table:table-cell table:formula="of:= [.I$91]*[.J94] + [.I$92]" office:value-type="float" office:value="251.720426258485" calcext:value-type="float">
            <text:p>251.7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time</text:p>
          </table:table-cell>
          <table:table-cell table:style-name="ce101" table:formula="of:=TIME(18;27;59)" office:value-type="time" office:time-value="PT18H27M59S" calcext:value-type="time">
            <text:p>18:27:59</text:p>
          </table:table-cell>
          <table:table-cell office:value-type="float" office:value="6.45" calcext:value-type="float">
            <text:p>6.5</text:p>
          </table:table-cell>
          <table:table-cell table:formula="of:= [.I$91]*[.J95] + [.I$92]" office:value-type="float" office:value="262.083847181086" calcext:value-type="float">
            <text:p>262.1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6.75" calcext:value-type="float">
            <text:p>6.8</text:p>
          </table:table-cell>
          <table:table-cell table:formula="of:= [.I$91]*[.J96] + [.I$92]" office:value-type="float" office:value="273.389397278469" calcext:value-type="float">
            <text:p>273.4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05" calcext:value-type="float">
            <text:p>7.1</text:p>
          </table:table-cell>
          <table:table-cell table:formula="of:= [.I$91]*[.J97] + [.I$92]" office:value-type="float" office:value="284.694947375851" calcext:value-type="float">
            <text:p>284.7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35" calcext:value-type="float">
            <text:p>7.4</text:p>
          </table:table-cell>
          <table:table-cell table:formula="of:= [.I$91]*[.J98] + [.I$92]" office:value-type="float" office:value="296.000497473234" calcext:value-type="float">
            <text:p>296.0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65" calcext:value-type="float">
            <text:p>7.7</text:p>
          </table:table-cell>
          <table:table-cell table:formula="of:= [.I$91]*[.J99] + [.I$92]" office:value-type="float" office:value="307.306047570617" calcext:value-type="float">
            <text:p>307.3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9625" calcext:value-type="float">
            <text:p>8.0</text:p>
          </table:table-cell>
          <table:table-cell table:formula="of:= [.I$91]*[.J100] + [.I$92]" office:value-type="float" office:value="319.082662255391" calcext:value-type="float">
            <text:p>319.1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float" office:value="8.275" calcext:value-type="float">
            <text:p>8.3</text:p>
          </table:table-cell>
          <table:table-cell table:formula="of:= [.I$91]*[.J101] + [.I$92]" office:value-type="float" office:value="330.859276940164" calcext:value-type="float">
            <text:p>330.9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float" office:value="8.5875" calcext:value-type="float">
            <text:p>8.6</text:p>
          </table:table-cell>
          <table:table-cell table:formula="of:= [.I$91]*[.J102] + [.I$92]" office:value-type="float" office:value="342.635891624938" calcext:value-type="float">
            <text:p>342.6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9" calcext:value-type="float">
            <text:p>8.9</text:p>
          </table:table-cell>
          <table:table-cell table:formula="of:= [.I$91]*[.J103] + [.I$92]" office:value-type="float" office:value="354.412506309712" calcext:value-type="float">
            <text:p>354.4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6375" calcext:value-type="float">
            <text:p>8.6</text:p>
          </table:table-cell>
          <table:table-cell table:formula="of:= [.I$91]*[.J104] + [.I$92]" office:value-type="float" office:value="344.520149974502" calcext:value-type="float">
            <text:p>344.5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375" calcext:value-type="float">
            <text:p>8.4</text:p>
          </table:table-cell>
          <table:table-cell table:formula="of:= [.I$91]*[.J105] + [.I$92]" office:value-type="float" office:value="334.627793639292" calcext:value-type="float">
            <text:p>334.6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1125" calcext:value-type="float">
            <text:p>8.1</text:p>
          </table:table-cell>
          <table:table-cell table:formula="of:= [.I$91]*[.J106] + [.I$92]" office:value-type="float" office:value="324.735437304082" calcext:value-type="float">
            <text:p>324.7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85" calcext:value-type="float">
            <text:p>7.9</text:p>
          </table:table-cell>
          <table:table-cell table:formula="of:= [.I$91]*[.J107] + [.I$92]" office:value-type="float" office:value="314.843080968872" calcext:value-type="float">
            <text:p>314.8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1525" calcext:value-type="float">
            <text:p>8.2</text:p>
          </table:table-cell>
          <table:table-cell table:formula="of:= [.I$91]*[.J108] + [.I$92]" office:value-type="float" office:value="326.242843983733" calcext:value-type="float">
            <text:p>326.2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455" calcext:value-type="float">
            <text:p>8.5</text:p>
          </table:table-cell>
          <table:table-cell table:formula="of:= [.I$91]*[.J109] + [.I$92]" office:value-type="float" office:value="337.642606998594" calcext:value-type="float">
            <text:p>337.6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7575" calcext:value-type="float">
            <text:p>8.8</text:p>
          </table:table-cell>
          <table:table-cell table:formula="of:= [.I$91]*[.J110] + [.I$92]" office:value-type="float" office:value="349.042370013455" calcext:value-type="float">
            <text:p>349.0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9.06" calcext:value-type="float">
            <text:p>9.1</text:p>
          </table:table-cell>
          <table:table-cell table:formula="of:= [.I$91]*[.J111] + [.I$92]" office:value-type="float" office:value="360.442133028316" calcext:value-type="float">
            <text:p>360.4</text:p>
          </table:table-cell>
          <table:table-cell table:number-columns-repeated="1007"/>
        </table:table-row>
        <table:table-row table:style-name="ro1" table:number-rows-repeated="2">
          <table:table-cell table:number-columns-repeated="1018"/>
        </table:table-row>
        <table:table-row table:style-name="ro2">
          <table:table-cell table:style-name="ce78" office:value-type="string" calcext:value-type="string">
            <text:p>Power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office:value-type="string" calcext:value-type="string">
            <text:p>m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4" calcext:value-type="float">
            <text:p>234.0</text:p>
          </table:table-cell>
          <table:table-cell office:value-type="float" office:value="5.33" calcext:value-type="float">
            <text:p>5.33</text:p>
          </table:table-cell>
          <table:table-cell office:value-type="float" office:value="29.6" calcext:value-type="float">
            <text:p>29.60</text:p>
          </table:table-cell>
          <table:table-cell table:formula="of:=[.C115]" office:value-type="float" office:value="5.33" calcext:value-type="float">
            <text:p>5.33</text:p>
          </table:table-cell>
          <table:table-cell table:formula="of:=[.B115]-[.D115]" office:value-type="float" office:value="204.4" calcext:value-type="float">
            <text:p>204.4</text:p>
          </table:table-cell>
          <table:table-cell table:formula="of:=[.F115]/[.E115]" office:value-type="float" office:value="38.3489681050657" calcext:value-type="float">
            <text:p>38.3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linear based</text:p>
          </table:table-cell>
          <table:table-cell office:value-type="float" office:value="5.33" calcext:value-type="float">
            <text:p>5.3</text:p>
          </table:table-cell>
          <table:table-cell table:formula="of:= [.I$119]*[.J115] + [.I$120]" office:value-type="float" office:value="203.917740146794" calcext:value-type="float">
            <text:p>203.9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linear based</text:p>
          </table:table-cell>
          <table:table-cell office:value-type="float" office:value="0.34" calcext:value-type="float">
            <text:p>0.34</text:p>
          </table:table-cell>
          <table:table-cell table:formula="of:= [.M$119]*[.N115] + [.M$120]" office:value-type="float" office:value="13.3877703412677" calcext:value-type="float">
            <text:p>13.3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86" calcext:value-type="float">
            <text:p>286.0</text:p>
          </table:table-cell>
          <table:table-cell office:value-type="float" office:value="6.57" calcext:value-type="float">
            <text:p>6.57</text:p>
          </table:table-cell>
          <table:table-cell office:value-type="float" office:value="30.88" calcext:value-type="float">
            <text:p>30.88</text:p>
          </table:table-cell>
          <table:table-cell table:formula="of:=[.C116]" office:value-type="float" office:value="6.57" calcext:value-type="float">
            <text:p>6.57</text:p>
          </table:table-cell>
          <table:table-cell table:formula="of:=[.B116]-[.D116]" office:value-type="float" office:value="255.12" calcext:value-type="float">
            <text:p>255.1</text:p>
          </table:table-cell>
          <table:table-cell table:formula="of:=[.F116]/[.E116]" office:value-type="float" office:value="38.8310502283105" calcext:value-type="float">
            <text:p>38.8</text:p>
          </table:table-cell>
          <table:table-cell table:style-name="Result_5f_CorelPolyGUI" office:value-type="string" calcext:value-type="string">
            <text:p>type</text:p>
          </table:table-cell>
          <table:table-cell table:style-name="Result_5f_CorelPolyGUI" office:value-type="string" calcext:value-type="string">
            <text:p>a·x+b</text:p>
          </table:table-cell>
          <table:table-cell office:value-type="float" office:value="5.64" calcext:value-type="float">
            <text:p>5.6</text:p>
          </table:table-cell>
          <table:table-cell table:formula="of:= [.I$119]*[.J116] + [.I$120]" office:value-type="float" office:value="216.809941905683" calcext:value-type="float">
            <text:p>216.8</text:p>
          </table:table-cell>
          <table:table-cell table:style-name="Result_5f_CorelPolyGUI" office:value-type="string" calcext:value-type="string">
            <text:p>type</text:p>
          </table:table-cell>
          <table:table-cell table:style-name="Result_5f_CorelPolyGUI" office:value-type="string" calcext:value-type="string">
            <text:p>a·x+b</text:p>
          </table:table-cell>
          <table:table-cell office:value-type="float" office:value="5.64" calcext:value-type="float">
            <text:p>5.64</text:p>
          </table:table-cell>
          <table:table-cell table:formula="of:= [.M$119]*[.N116] + [.M$120]" office:value-type="float" office:value="222.079484484559" calcext:value-type="float">
            <text:p>222.0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39" calcext:value-type="float">
            <text:p>339.0</text:p>
          </table:table-cell>
          <table:table-cell office:value-type="float" office:value="7.82" calcext:value-type="float">
            <text:p>7.82</text:p>
          </table:table-cell>
          <table:table-cell office:value-type="float" office:value="32.5" calcext:value-type="float">
            <text:p>32.50</text:p>
          </table:table-cell>
          <table:table-cell table:formula="of:=[.C117]" office:value-type="float" office:value="7.82" calcext:value-type="float">
            <text:p>7.82</text:p>
          </table:table-cell>
          <table:table-cell table:formula="of:=[.B117]-[.D117]" office:value-type="float" office:value="306.5" calcext:value-type="float">
            <text:p>306.5</text:p>
          </table:table-cell>
          <table:table-cell table:formula="of:=[.F117]/[.E117]" office:value-type="float" office:value="39.1943734015345" calcext:value-type="float">
            <text:p>39.2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115:E119</text:p>
          </table:table-cell>
          <table:table-cell office:value-type="float" office:value="5.95" calcext:value-type="float">
            <text:p>6.0</text:p>
          </table:table-cell>
          <table:table-cell table:formula="of:= [.I$119]*[.J117] + [.I$120]" office:value-type="float" office:value="229.702143664571" calcext:value-type="float">
            <text:p>229.7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115:E119</text:p>
          </table:table-cell>
          <table:table-cell office:value-type="float" office:value="5.95" calcext:value-type="float">
            <text:p>5.95</text:p>
          </table:table-cell>
          <table:table-cell table:formula="of:= [.M$119]*[.N117] + [.M$120]" office:value-type="float" office:value="234.285980972185" calcext:value-type="float">
            <text:p>234.2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93.5" calcext:value-type="float">
            <text:p>393.5</text:p>
          </table:table-cell>
          <table:table-cell office:value-type="float" office:value="9.04" calcext:value-type="float">
            <text:p>9.04</text:p>
          </table:table-cell>
          <table:table-cell office:value-type="float" office:value="33.98" calcext:value-type="float">
            <text:p>33.98</text:p>
          </table:table-cell>
          <table:table-cell table:formula="of:=[.C118]" office:value-type="float" office:value="9.04" calcext:value-type="float">
            <text:p>9.04</text:p>
          </table:table-cell>
          <table:table-cell table:formula="of:=[.B118]-[.D118]" office:value-type="float" office:value="359.52" calcext:value-type="float">
            <text:p>359.5</text:p>
          </table:table-cell>
          <table:table-cell table:formula="of:=[.F118]/[.E118]" office:value-type="float" office:value="39.7699115044248" calcext:value-type="float">
            <text:p>39.8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115:F119</text:p>
          </table:table-cell>
          <table:table-cell office:value-type="float" office:value="6.26" calcext:value-type="float">
            <text:p>6.3</text:p>
          </table:table-cell>
          <table:table-cell table:formula="of:= [.I$119]*[.J118] + [.I$120]" office:value-type="float" office:value="242.594345423459" calcext:value-type="float">
            <text:p>242.6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115:F119</text:p>
          </table:table-cell>
          <table:table-cell office:value-type="float" office:value="6.26" calcext:value-type="float">
            <text:p>6.26</text:p>
          </table:table-cell>
          <table:table-cell table:formula="of:= [.M$119]*[.N118] + [.M$120]" office:value-type="float" office:value="246.492477459812" calcext:value-type="float">
            <text:p>246.49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1" calcext:value-type="float">
            <text:p>421.0</text:p>
          </table:table-cell>
          <table:table-cell office:value-type="float" office:value="9.7" calcext:value-type="float">
            <text:p>9.70</text:p>
          </table:table-cell>
          <table:table-cell office:value-type="float" office:value="35.8" calcext:value-type="float">
            <text:p>35.80</text:p>
          </table:table-cell>
          <table:table-cell table:formula="of:=[.C119]" office:value-type="float" office:value="9.7" calcext:value-type="float">
            <text:p>9.70</text:p>
          </table:table-cell>
          <table:table-cell table:formula="of:=[.B119]-[.D119]" office:value-type="float" office:value="385.2" calcext:value-type="float">
            <text:p>385.2</text:p>
          </table:table-cell>
          <table:table-cell table:formula="of:=[.F119]/[.E119]" office:value-type="float" office:value="39.7113402061856" calcext:value-type="float">
            <text:p>39.7</text:p>
          </table:table-cell>
          <table:table-cell table:style-name="Result_5f_CorelPolyGUI" office:value-type="string" calcext:value-type="string">
            <text:p>a</text:p>
          </table:table-cell>
          <table:table-cell table:style-name="Result_5f_CorelPolyGUI" office:value-type="float" office:value="41.5877476093165" calcext:value-type="float">
            <text:p>41.5877476093165</text:p>
          </table:table-cell>
          <table:table-cell office:value-type="float" office:value="6.57" calcext:value-type="float">
            <text:p>6.6</text:p>
          </table:table-cell>
          <table:table-cell table:formula="of:= [.I$119]*[.J119] + [.I$120]" office:value-type="float" office:value="255.486547182347" calcext:value-type="float">
            <text:p>255.5</text:p>
          </table:table-cell>
          <table:table-cell table:style-name="Result_5f_CorelPolyGUI" office:value-type="string" calcext:value-type="string">
            <text:p>a</text:p>
          </table:table-cell>
          <table:table-cell table:style-name="Result_5f_CorelPolyGUI" office:value-type="float" office:value="39.3757951213757" calcext:value-type="float">
            <text:p>39.3757951213757</text:p>
          </table:table-cell>
          <table:table-cell office:value-type="float" office:value="6.57" calcext:value-type="float">
            <text:p>6.57</text:p>
          </table:table-cell>
          <table:table-cell table:formula="of:= [.M$119]*[.N119] + [.M$120]" office:value-type="float" office:value="258.698973947438" calcext:value-type="float">
            <text:p>258.70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b</text:p>
          </table:table-cell>
          <table:table-cell table:style-name="Result_5f_CorelPolyGUI" office:value-type="float" office:value="-17.7449546108625" calcext:value-type="float">
            <text:p>-17.7449546108625</text:p>
          </table:table-cell>
          <table:table-cell office:value-type="float" office:value="6.8825" calcext:value-type="float">
            <text:p>6.9</text:p>
          </table:table-cell>
          <table:table-cell table:formula="of:= [.I$119]*[.J120] + [.I$120]" office:value-type="float" office:value="268.482718310258" calcext:value-type="float">
            <text:p>268.5</text:p>
          </table:table-cell>
          <table:table-cell table:style-name="Result_5f_CorelPolyGUI" office:value-type="string" calcext:value-type="string">
            <text:p>b [forced]</text:p>
          </table:table-cell>
          <table:table-cell table:style-name="Result_5f_CorelPolyGUI" office:value-type="float" office:value="0" calcext:value-type="float">
            <text:p>0</text:p>
          </table:table-cell>
          <table:table-cell office:value-type="float" office:value="6.8825" calcext:value-type="float">
            <text:p>6.8825</text:p>
          </table:table-cell>
          <table:table-cell table:formula="of:= [.M$119]*[.N120] + [.M$120]" office:value-type="float" office:value="271.003909922868" calcext:value-type="float">
            <text:p>271.00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9852604211549" calcext:value-type="float">
            <text:p>0.999852604211549</text:p>
          </table:table-cell>
          <table:table-cell office:value-type="float" office:value="7.195" calcext:value-type="float">
            <text:p>7.2</text:p>
          </table:table-cell>
          <table:table-cell table:formula="of:= [.I$119]*[.J121] + [.I$120]" office:value-type="float" office:value="281.47888943817" calcext:value-type="float">
            <text:p>281.5</text:p>
          </table:table-cell>
          <table:table-cell table:style-name="Result_5f_CorelPolyGUI" office:value-type="string" calcext:value-type="string">
            <text:p>R² [forced]</text:p>
          </table:table-cell>
          <table:table-cell table:style-name="Result_5f_CorelPolyGUI" office:value-type="float" office:value="0.999857740844384" calcext:value-type="float">
            <text:p>0.999857740844384</text:p>
          </table:table-cell>
          <table:table-cell office:value-type="float" office:value="7.195" calcext:value-type="float">
            <text:p>7.195</text:p>
          </table:table-cell>
          <table:table-cell table:formula="of:= [.M$119]*[.N121] + [.M$120]" office:value-type="float" office:value="283.308845898298" calcext:value-type="float">
            <text:p>283.31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date</text:p>
          </table:table-cell>
          <table:table-cell table:style-name="ce100" table:formula="of:=DATE(2021;6;16)" office:value-type="date" office:date-value="2021-06-16" calcext:value-type="date">
            <text:p>16/06/21</text:p>
          </table:table-cell>
          <table:table-cell office:value-type="float" office:value="7.5075" calcext:value-type="float">
            <text:p>7.5</text:p>
          </table:table-cell>
          <table:table-cell table:formula="of:= [.I$119]*[.J122] + [.I$120]" office:value-type="float" office:value="294.475060566081" calcext:value-type="float">
            <text:p>294.5</text:p>
          </table:table-cell>
          <table:table-cell table:style-name="Result_5f_CorelPolyGUI" office:value-type="string" calcext:value-type="string">
            <text:p>date</text:p>
          </table:table-cell>
          <table:table-cell table:style-name="ce100" table:formula="of:=DATE(2021;6;16)" office:value-type="date" office:date-value="2021-06-16" calcext:value-type="date">
            <text:p>16/06/21</text:p>
          </table:table-cell>
          <table:table-cell office:value-type="float" office:value="7.5075" calcext:value-type="float">
            <text:p>7.5075</text:p>
          </table:table-cell>
          <table:table-cell table:formula="of:= [.M$119]*[.N122] + [.M$120]" office:value-type="float" office:value="295.613781873728" calcext:value-type="float">
            <text:p>295.61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time</text:p>
          </table:table-cell>
          <table:table-cell table:style-name="ce101" table:formula="of:=TIME(9;6;18)" office:value-type="time" office:time-value="PT09H06M18S" calcext:value-type="time">
            <text:p>09:06:18</text:p>
          </table:table-cell>
          <table:table-cell office:value-type="float" office:value="7.82" calcext:value-type="float">
            <text:p>7.8</text:p>
          </table:table-cell>
          <table:table-cell table:formula="of:= [.I$119]*[.J123] + [.I$120]" office:value-type="float" office:value="307.471231693993" calcext:value-type="float">
            <text:p>307.5</text:p>
          </table:table-cell>
          <table:table-cell table:style-name="Result_5f_CorelPolyGUI" office:value-type="string" calcext:value-type="string">
            <text:p>time</text:p>
          </table:table-cell>
          <table:table-cell table:style-name="ce101" table:formula="of:=TIME(9;6;26)" office:value-type="time" office:time-value="PT09H06M26S" calcext:value-type="time">
            <text:p>09:06:26</text:p>
          </table:table-cell>
          <table:table-cell office:value-type="float" office:value="7.82" calcext:value-type="float">
            <text:p>7.82</text:p>
          </table:table-cell>
          <table:table-cell table:formula="of:= [.M$119]*[.N123] + [.M$120]" office:value-type="float" office:value="307.918717849158" calcext:value-type="float">
            <text:p>307.92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8.125" calcext:value-type="float">
            <text:p>8.1</text:p>
          </table:table-cell>
          <table:table-cell table:formula="of:= [.I$119]*[.J124] + [.I$120]" office:value-type="float" office:value="320.155494714834" calcext:value-type="float">
            <text:p>320.2</text:p>
          </table:table-cell>
          <table:table-cell table:number-columns-repeated="2"/>
          <table:table-cell office:value-type="float" office:value="8.125" calcext:value-type="float">
            <text:p>8.125</text:p>
          </table:table-cell>
          <table:table-cell table:formula="of:= [.M$119]*[.N124] + [.M$120]" office:value-type="float" office:value="319.928335361178" calcext:value-type="float">
            <text:p>319.93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8.43" calcext:value-type="float">
            <text:p>8.4</text:p>
          </table:table-cell>
          <table:table-cell table:formula="of:= [.I$119]*[.J125] + [.I$120]" office:value-type="float" office:value="332.839757735676" calcext:value-type="float">
            <text:p>332.8</text:p>
          </table:table-cell>
          <table:table-cell table:number-columns-repeated="2"/>
          <table:table-cell office:value-type="float" office:value="8.43" calcext:value-type="float">
            <text:p>8.43</text:p>
          </table:table-cell>
          <table:table-cell table:formula="of:= [.M$119]*[.N125] + [.M$120]" office:value-type="float" office:value="331.937952873197" calcext:value-type="float">
            <text:p>331.94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8.735" calcext:value-type="float">
            <text:p>8.7</text:p>
          </table:table-cell>
          <table:table-cell table:formula="of:= [.I$119]*[.J126] + [.I$120]" office:value-type="float" office:value="345.524020756517" calcext:value-type="float">
            <text:p>345.5</text:p>
          </table:table-cell>
          <table:table-cell table:number-columns-repeated="2"/>
          <table:table-cell office:value-type="float" office:value="8.735" calcext:value-type="float">
            <text:p>8.735</text:p>
          </table:table-cell>
          <table:table-cell table:formula="of:= [.M$119]*[.N126] + [.M$120]" office:value-type="float" office:value="343.947570385217" calcext:value-type="float">
            <text:p>343.9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04" calcext:value-type="float">
            <text:p>9.0</text:p>
          </table:table-cell>
          <table:table-cell table:formula="of:= [.I$119]*[.J127] + [.I$120]" office:value-type="float" office:value="358.208283777359" calcext:value-type="float">
            <text:p>358.2</text:p>
          </table:table-cell>
          <table:table-cell table:number-columns-repeated="2"/>
          <table:table-cell office:value-type="float" office:value="9.04" calcext:value-type="float">
            <text:p>9.04</text:p>
          </table:table-cell>
          <table:table-cell table:formula="of:= [.M$119]*[.N127] + [.M$120]" office:value-type="float" office:value="355.957187897236" calcext:value-type="float">
            <text:p>355.96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205" calcext:value-type="float">
            <text:p>9.2</text:p>
          </table:table-cell>
          <table:table-cell table:formula="of:= [.I$119]*[.J128] + [.I$120]" office:value-type="float" office:value="365.070262132896" calcext:value-type="float">
            <text:p>365.1</text:p>
          </table:table-cell>
          <table:table-cell table:number-columns-repeated="2"/>
          <table:table-cell office:value-type="float" office:value="9.205" calcext:value-type="float">
            <text:p>9.205</text:p>
          </table:table-cell>
          <table:table-cell table:formula="of:= [.M$119]*[.N128] + [.M$120]" office:value-type="float" office:value="362.454194092263" calcext:value-type="float">
            <text:p>362.4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37" calcext:value-type="float">
            <text:p>9.4</text:p>
          </table:table-cell>
          <table:table-cell table:formula="of:= [.I$119]*[.J129] + [.I$120]" office:value-type="float" office:value="371.932240488433" calcext:value-type="float">
            <text:p>371.9</text:p>
          </table:table-cell>
          <table:table-cell table:number-columns-repeated="2"/>
          <table:table-cell office:value-type="float" office:value="9.37" calcext:value-type="float">
            <text:p>9.37</text:p>
          </table:table-cell>
          <table:table-cell table:formula="of:= [.M$119]*[.N129] + [.M$120]" office:value-type="float" office:value="368.95120028729" calcext:value-type="float">
            <text:p>368.9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535" calcext:value-type="float">
            <text:p>9.5</text:p>
          </table:table-cell>
          <table:table-cell table:formula="of:= [.I$119]*[.J130] + [.I$120]" office:value-type="float" office:value="378.79421884397" calcext:value-type="float">
            <text:p>378.8</text:p>
          </table:table-cell>
          <table:table-cell table:number-columns-repeated="2"/>
          <table:table-cell office:value-type="float" office:value="9.535" calcext:value-type="float">
            <text:p>9.535</text:p>
          </table:table-cell>
          <table:table-cell table:formula="of:= [.M$119]*[.N130] + [.M$120]" office:value-type="float" office:value="375.448206482317" calcext:value-type="float">
            <text:p>375.4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7" calcext:value-type="float">
            <text:p>9.7</text:p>
          </table:table-cell>
          <table:table-cell table:formula="of:= [.I$119]*[.J131] + [.I$120]" office:value-type="float" office:value="385.656197199508" calcext:value-type="float">
            <text:p>385.7</text:p>
          </table:table-cell>
          <table:table-cell table:number-columns-repeated="2"/>
          <table:table-cell office:value-type="float" office:value="9.7" calcext:value-type="float">
            <text:p>9.7</text:p>
          </table:table-cell>
          <table:table-cell table:formula="of:= [.M$119]*[.N131] + [.M$120]" office:value-type="float" office:value="381.945212677344" calcext:value-type="float">
            <text:p>381.95</text:p>
          </table:table-cell>
          <table:table-cell table:number-columns-repeated="1003"/>
        </table:table-row>
        <table:table-row table:style-name="ro1" table:number-rows-repeated="5">
          <table:table-cell table:number-columns-repeated="1018"/>
        </table:table-row>
        <table:table-row table:style-name="ro1">
          <table:table-cell office:value-type="string" calcext:value-type="string">
            <text:p>Vtc (mV)</text:p>
          </table:table-cell>
          <table:table-cell office:value-type="string" calcext:value-type="string">
            <text:p>Cold Temp</text:p>
          </table:table-cell>
          <table:table-cell/>
          <table:table-cell office:value-type="string" calcext:value-type="string">
            <text:p>Trel</text:p>
          </table:table-cell>
          <table:table-cell office:value-type="string" calcext:value-type="string">
            <text:p>Crel</text:p>
          </table:table-cell>
          <table:table-cell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office:value-type="float" office:value="5.758" calcext:value-type="float">
            <text:p>5.758</text:p>
          </table:table-cell>
          <table:table-cell office:value-type="float" office:value="28.232" calcext:value-type="float">
            <text:p>28.2</text:p>
          </table:table-cell>
          <table:table-cell office:value-type="float" office:value="250" calcext:value-type="float">
            <text:p>250.00</text:p>
          </table:table-cell>
          <table:table-cell table:formula="of:=[.C138]-[.B138]" office:value-type="float" office:value="221.768" calcext:value-type="float">
            <text:p>221.77</text:p>
          </table:table-cell>
          <table:table-cell office:value-type="float" office:value="0" calcext:value-type="float">
            <text:p>0.00</text:p>
          </table:table-cell>
          <table:table-cell table:formula="of:=[.D138]/[.A138]" office:value-type="float" office:value="38.5147620701632" calcext:value-type="float">
            <text:p>38.5</text:p>
          </table:table-cell>
          <table:table-cell table:number-columns-repeated="1012"/>
        </table:table-row>
        <table:table-row table:style-name="ro1">
          <table:table-cell office:value-type="float" office:value="7.546" calcext:value-type="float">
            <text:p>7.546</text:p>
          </table:table-cell>
          <table:table-cell office:value-type="float" office:value="28.942" calcext:value-type="float">
            <text:p>28.9</text:p>
          </table:table-cell>
          <table:table-cell office:value-type="float" office:value="325" calcext:value-type="float">
            <text:p>325.00</text:p>
          </table:table-cell>
          <table:table-cell table:formula="of:=[.C139]-[.B139]" office:value-type="float" office:value="296.058" calcext:value-type="float">
            <text:p>296.06</text:p>
          </table:table-cell>
          <table:table-cell table:formula="of:=[.C139]" office:value-type="float" office:value="325" calcext:value-type="float">
            <text:p>325.00</text:p>
          </table:table-cell>
          <table:table-cell table:formula="of:=[.D139]/[.A139]" office:value-type="float" office:value="39.2337662337662" calcext:value-type="float">
            <text:p>39.2</text:p>
          </table:table-cell>
          <table:table-cell table:number-columns-repeated="1012"/>
        </table:table-row>
        <table:table-row table:style-name="ro1">
          <table:table-cell office:value-type="float" office:value="8.974" calcext:value-type="float">
            <text:p>8.974</text:p>
          </table:table-cell>
          <table:table-cell office:value-type="float" office:value="30.386" calcext:value-type="float">
            <text:p>30.4</text:p>
          </table:table-cell>
          <table:table-cell office:value-type="float" office:value="400" calcext:value-type="float">
            <text:p>400.00</text:p>
          </table:table-cell>
          <table:table-cell table:formula="of:=[.C140]-[.B140]" office:value-type="float" office:value="369.614" calcext:value-type="float">
            <text:p>369.61</text:p>
          </table:table-cell>
          <table:table-cell table:formula="of:=[.C140]" office:value-type="float" office:value="400" calcext:value-type="float">
            <text:p>400.00</text:p>
          </table:table-cell>
          <table:table-cell table:formula="of:=[.D140]/[.A140]" office:value-type="float" office:value="41.1872074882995" calcext:value-type="float">
            <text:p>41.2</text:p>
          </table:table-cell>
          <table:table-cell table:number-columns-repeated="1012"/>
        </table:table-row>
        <table:table-row table:style-name="ro1">
          <table:table-cell table:number-columns-repeated="1018"/>
        </table:table-row>
        <table:table-row table:style-name="ro1">
          <table:table-cell office:value-type="string" calcext:value-type="string">
            <text:p>Vtc (mV)</text:p>
          </table:table-cell>
          <table:table-cell office:value-type="float" office:value="0.23" calcext:value-type="float">
            <text:p>0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stT</text:p>
          </table:table-cell>
          <table:table-cell office:value-type="float" office:value="0" calcext:value-type="float">
            <text:p>0.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stV</text:p>
          </table:table-cell>
          <table:table-cell office:value-type="float" office:value="0" calcext:value-type="float">
            <text:p>0.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alc</text:p>
          </table:table-cell>
          <table:table-cell table:formula="of:=[.B143] + (([.D138]-[.B143])*([.B142]-[.B144])/([.A138]-[.B144]))" office:value-type="float" office:value="8.85839527613755" calcext:value-type="float">
            <text:p>8.9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1">
          <table:table-cell table:style-name="ce163" office:value-type="string" calcext:value-type="string" table:number-columns-spanned="3" table:number-rows-spanned="1">
            <text:p>Max gain of thermocouple amplifier</text:p>
          </table:table-cell>
          <table:covered-table-cell table:style-name="ce168"/>
          <table:covered-table-cell table:style-name="ce172"/>
          <table:table-cell table:number-columns-repeated="1015"/>
        </table:table-row>
        <table:table-row table:style-name="ro1">
          <table:table-cell table:style-name="ce74" office:value-type="string" calcext:value-type="string">
            <text:p>Tc(max, mV)</text:p>
          </table:table-cell>
          <table:table-cell table:style-name="ce43" office:value-type="string" calcext:value-type="string">
            <text:p>Vo(max, V)</text:p>
          </table:table-cell>
          <table:table-cell table:style-name="ce34" office:value-type="string" calcext:value-type="string">
            <text:p>Av(max)</text:p>
          </table:table-cell>
          <table:table-cell table:number-columns-repeated="1015"/>
        </table:table-row>
        <table:table-row table:style-name="ro1">
          <table:table-cell table:style-name="ce43" office:value-type="float" office:value="10" calcext:value-type="float">
            <text:p>10.0</text:p>
          </table:table-cell>
          <table:table-cell table:style-name="ce43" office:value-type="float" office:value="2.5" calcext:value-type="float">
            <text:p>2.5</text:p>
          </table:table-cell>
          <table:table-cell table:style-name="ce34" table:formula="of:=1000*[.B149]/[.A149]" office:value-type="float" office:value="250" calcext:value-type="float">
            <text:p>250.00</text:p>
          </table:table-cell>
          <table:table-cell table:number-columns-repeated="2"/>
          <table:table-cell table:formula="of:=590/22.6" office:value-type="float" office:value="26.1061946902655" calcext:value-type="float">
            <text:p>26.1</text:p>
          </table:table-cell>
          <table:table-cell table:formula="of:=(22.6+2.7)/2.7" office:value-type="float" office:value="9.37037037037037" calcext:value-type="float">
            <text:p>9.4</text:p>
          </table:table-cell>
          <table:table-cell table:formula="of:=[.F149]*[.G149]" office:value-type="float" office:value="244.624713208784" calcext:value-type="float">
            <text:p>244.624713208784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453/20" office:value-type="float" office:value="22.65" calcext:value-type="float">
            <text:p>22.7</text:p>
          </table:table-cell>
          <table:table-cell table:number-columns-repeated="1012"/>
        </table:table-row>
        <table:table-row table:style-name="ro1">
          <table:table-cell table:formula="of:=3.3*8/(100000)*1000" office:value-type="float" office:value="0.264" calcext:value-type="float">
            <text:p>0.264</text:p>
          </table:table-cell>
          <table:table-cell office:value-type="string" calcext:value-type="string">
            <text:p>mV</text:p>
          </table:table-cell>
          <table:table-cell table:number-columns-repeated="1016"/>
        </table:table-row>
        <table:table-row table:style-name="ro1" table:number-rows-repeated="1048424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2 stage Amplifier Gain" table:style-name="ta1">
        <table:table-column table:style-name="co1" table:number-columns-repeated="1024" table:default-cell-style-name="ce74"/>
        <table:table-row table:style-name="ro1">
          <table:table-cell table:number-columns-repeated="1024"/>
        </table:table-row>
        <table:table-row table:style-name="ro1">
          <table:table-cell table:style-name="ce135"/>
          <table:table-cell table:style-name="ce135" office:value-type="string" calcext:value-type="string">
            <text:p>kOhm</text:p>
          </table:table-cell>
          <table:table-cell table:style-name="ce135" office:value-type="string" calcext:value-type="string">
            <text:p>Av1</text:p>
          </table:table-cell>
          <table:table-cell table:style-name="ce135" office:value-type="string" calcext:value-type="string">
            <text:p>Max Vin mV</text:p>
          </table:table-cell>
          <table:table-cell table:style-name="ce135" office:value-type="string" calcext:value-type="string">
            <text:p>Av2</text:p>
          </table:table-cell>
          <table:table-cell table:style-name="ce135" office:value-type="string" calcext:value-type="string">
            <text:p>Av1*Av2</text:p>
          </table:table-cell>
          <table:table-cell table:style-name="ce135" office:value-type="string" calcext:value-type="string">
            <text:p>Max Vin mV</text:p>
          </table:table-cell>
          <table:table-cell table:style-name="ce135" table:number-columns-repeated="1017"/>
        </table:table-row>
        <table:table-row table:style-name="ro1">
          <table:table-cell table:style-name="ce135" office:value-type="string" calcext:value-type="string">
            <text:p>Rf1</text:p>
          </table:table-cell>
          <table:table-cell table:style-name="ce34" office:value-type="float" office:value="10" calcext:value-type="float">
            <text:p>10.00</text:p>
          </table:table-cell>
          <table:table-cell table:style-name="ce214" table:formula="of:=1+[.$B$3]/[.$B$4]" office:value-type="float" office:value="2" calcext:value-type="float">
            <text:p>2.00</text:p>
          </table:table-cell>
          <table:table-cell table:style-name="ce33" table:formula="of:=1000*2.5/[.C3]" office:value-type="float" office:value="1250" calcext:value-type="float">
            <text:p>1250</text:p>
          </table:table-cell>
          <table:table-cell table:style-name="ce34" table:formula="of:=1+([.$B$8]/[.$B$9])" office:value-type="float" office:value="57" calcext:value-type="float">
            <text:p>57.00</text:p>
          </table:table-cell>
          <table:table-cell table:style-name="ce34" table:formula="of:=[.C3]*[.E3]" office:value-type="float" office:value="114" calcext:value-type="float">
            <text:p>114.00</text:p>
          </table:table-cell>
          <table:table-cell table:style-name="ce43" table:formula="of:=1000*[.$B$10]/[.F3]" office:value-type="float" office:value="25.4385964912281" calcext:value-type="float">
            <text:p>25.4</text:p>
          </table:table-cell>
          <table:table-cell table:number-columns-repeated="1017"/>
        </table:table-row>
        <table:table-row table:style-name="ro1">
          <table:table-cell table:style-name="ce135" office:value-type="string" calcext:value-type="string">
            <text:p>Ri1</text:p>
          </table:table-cell>
          <table:table-cell table:style-name="ce34" office:value-type="float" office:value="10" calcext:value-type="float">
            <text:p>10.00</text:p>
          </table:table-cell>
          <table:table-cell table:style-name="ce214" table:formula="of:=1+[.$B$3]/[.$B$6]" office:value-type="float" office:value="3.96078431372549" calcext:value-type="float">
            <text:p>3.96</text:p>
          </table:table-cell>
          <table:table-cell table:style-name="ce33" table:formula="of:=1000*2.5/[.C4]" office:value-type="float" office:value="631.188118811881" calcext:value-type="float">
            <text:p>631</text:p>
          </table:table-cell>
          <table:table-cell table:style-name="ce34" table:formula="of:=1+([.$B$8]/[.$B$9])" office:value-type="float" office:value="57" calcext:value-type="float">
            <text:p>57.00</text:p>
          </table:table-cell>
          <table:table-cell table:style-name="ce34" table:formula="of:=[.C4]*[.E4]" office:value-type="float" office:value="225.764705882353" calcext:value-type="float">
            <text:p>225.76</text:p>
          </table:table-cell>
          <table:table-cell table:style-name="ce43" table:formula="of:=1000*[.$B$10]/[.F4]" office:value-type="float" office:value="12.8452318916102" calcext:value-type="float">
            <text:p>12.8</text:p>
          </table:table-cell>
          <table:table-cell table:number-columns-repeated="1017"/>
        </table:table-row>
        <table:table-row table:style-name="ro1">
          <table:table-cell table:style-name="ce135" office:value-type="string" calcext:value-type="string">
            <text:p>Ri1a</text:p>
          </table:table-cell>
          <table:table-cell table:style-name="ce34" office:value-type="float" office:value="5.1" calcext:value-type="float">
            <text:p>5.10</text:p>
          </table:table-cell>
          <table:table-cell table:style-name="ce34" table:number-columns-repeated="4"/>
          <table:table-cell table:number-columns-repeated="1018"/>
        </table:table-row>
        <table:table-row table:style-name="ro1">
          <table:table-cell table:style-name="ce135" office:value-type="string" calcext:value-type="string">
            <text:p>Ri1//Ri1a</text:p>
          </table:table-cell>
          <table:table-cell table:style-name="ce34" table:formula="of:=([.$B$4]*[.$B$5])/([.$B$4]+[.$B$5])" office:value-type="float" office:value="3.37748344370861" calcext:value-type="float">
            <text:p>3.38</text:p>
          </table:table-cell>
          <table:table-cell table:style-name="ce34" table:number-columns-repeated="4"/>
          <table:table-cell table:number-columns-repeated="1018"/>
        </table:table-row>
        <table:table-row table:style-name="ro1">
          <table:table-cell table:style-name="ce135"/>
          <table:table-cell table:number-columns-repeated="1023"/>
        </table:table-row>
        <table:table-row table:style-name="ro1">
          <table:table-cell table:style-name="ce135" office:value-type="string" calcext:value-type="string">
            <text:p>Rf2</text:p>
          </table:table-cell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table:style-name="ce135" office:value-type="string" calcext:value-type="string">
            <text:p>Ri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35" office:value-type="string" calcext:value-type="string">
            <text:p>Vo(max)</text:p>
          </table:table-cell>
          <table:table-cell office:value-type="float" office:value="2.9" calcext:value-type="float">
            <text:p>2.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.1" calcext:value-type="float">
            <text:p>5.1</text:p>
          </table:table-cell>
          <table:table-cell office:value-type="string" calcext:value-type="string">
            <text:p>C231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office:value-type="string" calcext:value-type="string">
            <text:p>C23189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in (mV)</text:p>
          </table:table-cell>
          <table:table-cell office:value-type="string" calcext:value-type="string">
            <text:p>Vo1 (mV)</text:p>
          </table:table-cell>
          <table:table-cell office:value-type="string" calcext:value-type="string">
            <text:p>Vo2 (V)</text:p>
          </table:table-cell>
          <table:table-cell office:value-type="string" calcext:value-type="string">
            <text:p>Vo1 (mV)</text:p>
          </table:table-cell>
          <table:table-cell office:value-type="string" calcext:value-type="string">
            <text:p>Vo2 (V)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4" table:formula="of:=[.B19]*[.$C$3]" office:value-type="float" office:value="20" calcext:value-type="float">
            <text:p>20.00</text:p>
          </table:table-cell>
          <table:table-cell table:style-name="ce34" table:formula="of:=[.B19]*[.$F$3]/1000" office:value-type="float" office:value="1.14" calcext:value-type="float">
            <text:p>1.14</text:p>
          </table:table-cell>
          <table:table-cell table:style-name="ce34" office:value-type="float" office:value="19.98" calcext:value-type="float">
            <text:p>19.98</text:p>
          </table:table-cell>
          <table:table-cell office:value-type="float" office:value="1.14" calcext:value-type="float">
            <text:p>1.1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4" table:formula="of:=[.B20]*[.$C$4]" office:value-type="float" office:value="39.6078431372549" calcext:value-type="float">
            <text:p>39.61</text:p>
          </table:table-cell>
          <table:table-cell table:style-name="ce34" table:formula="of:=[.B20]*[.$F$4]/1000" office:value-type="float" office:value="2.25764705882353" calcext:value-type="float">
            <text:p>2.26</text:p>
          </table:table-cell>
          <table:table-cell table:style-name="ce34" office:value-type="float" office:value="39.56" calcext:value-type="float">
            <text:p>39.56</text:p>
          </table:table-cell>
          <table:table-cell office:value-type="float" office:value="2.25" calcext:value-type="float">
            <text:p>2.2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2*[.C20]" office:value-type="float" office:value="79.2156862745098" calcext:value-type="float">
            <text:p>79.215686274509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9.65" calcext:value-type="float">
            <text:p>19.65</text:p>
          </table:table-cell>
          <table:table-cell table:formula="of:=[.B23]/10" office:value-type="float" office:value="1.965" calcext:value-type="float">
            <text:p>1.9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2" calcext:value-type="float">
            <text:p>1.12</text:p>
          </table:table-cell>
          <table:table-cell table:formula="of:=[.B24]/0.01" office:value-type="float" office:value="112" calcext:value-type="float">
            <text:p>112</text:p>
          </table:table-cell>
          <table:table-cell table:number-columns-repeated="1021"/>
        </table:table-row>
        <table:table-row table:style-name="ro1">
          <table:table-cell/>
          <table:table-cell table:formula="of:=1000*[.B24]/[.B23]" office:value-type="float" office:value="56.9974554707379" calcext:value-type="float">
            <text:p>56.9974554707379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MP Gain" table:style-name="ta1">
        <table:table-column table:style-name="co1" table:number-columns-repeated="2" table:default-cell-style-name="ce74"/>
        <table:table-column table:style-name="co1" table:default-cell-style-name="ce34"/>
        <table:table-column table:style-name="co1" table:number-columns-repeated="2" table:default-cell-style-name="ce74"/>
        <table:table-column table:style-name="co1" table:default-cell-style-name="ce34"/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style-name="ce74" office:value-type="string" calcext:value-type="string">
            <text:p>R1||R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Av1</text:p>
          </table:table-cell>
          <table:table-cell table:style-name="ce74" office:value-type="string" calcext:value-type="string">
            <text:p>Av2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0" calcext:value-type="float">
            <text:p>10</text:p>
          </table:table-cell>
          <table:table-cell table:formula="of:=([.A2]*[.B2])/([.A2]+[.B2])" office:value-type="float" office:value="3.37748344370861" calcext:value-type="float">
            <text:p>3.38</text:p>
          </table:table-cell>
          <table:table-cell office:value-type="float" office:value="10" calcext:value-type="float">
            <text:p>10</text:p>
          </table:table-cell>
          <table:table-cell table:formula="of:=1+[.B2]/[.D2]" office:value-type="float" office:value="2" calcext:value-type="float">
            <text:p>2</text:p>
          </table:table-cell>
          <table:table-cell table:formula="of:=1+[.D2]/[.C2]" office:value-type="float" office:value="3.96078431372549" calcext:value-type="float">
            <text:p>3.96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0" calcext:value-type="float">
            <text:p>10</text:p>
          </table:table-cell>
          <table:table-cell table:formula="of:=([.A3]*[.B3])/([.A3]+[.B3])" office:value-type="float" office:value="2.4812030075188" calcext:value-type="float">
            <text:p>2.48</text:p>
          </table:table-cell>
          <table:table-cell office:value-type="float" office:value="10" calcext:value-type="float">
            <text:p>10</text:p>
          </table:table-cell>
          <table:table-cell table:formula="of:=1+[.B3]/[.D3]" office:value-type="float" office:value="2" calcext:value-type="float">
            <text:p>2</text:p>
          </table:table-cell>
          <table:table-cell table:formula="of:=1+[.D3]/[.C3]" office:value-type="float" office:value="5.03030303030303" calcext:value-type="float">
            <text:p>5.03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0" calcext:value-type="float">
            <text:p>10</text:p>
          </table:table-cell>
          <table:table-cell table:formula="of:=([.A4]*[.B4])/([.A4]+[.B4])" office:value-type="float" office:value="2.1259842519685" calcext:value-type="float">
            <text:p>2.13</text:p>
          </table:table-cell>
          <table:table-cell office:value-type="float" office:value="10" calcext:value-type="float">
            <text:p>10</text:p>
          </table:table-cell>
          <table:table-cell table:formula="of:=1+[.B4]/[.D4]" office:value-type="float" office:value="2" calcext:value-type="float">
            <text:p>2</text:p>
          </table:table-cell>
          <table:table-cell table:formula="of:=1+[.D4]/[.C4]" office:value-type="float" office:value="5.7037037037037" calcext:value-type="float">
            <text:p>5.70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table:formula="of:=([.A5]*[.B5])/([.A5]+[.B5])" office:value-type="float" office:value="1.30434782608696" calcext:value-type="float">
            <text:p>1.30</text:p>
          </table:table-cell>
          <table:table-cell office:value-type="float" office:value="10" calcext:value-type="float">
            <text:p>10</text:p>
          </table:table-cell>
          <table:table-cell table:formula="of:=1+[.B5]/[.D5]" office:value-type="float" office:value="2" calcext:value-type="float">
            <text:p>2</text:p>
          </table:table-cell>
          <table:table-cell table:formula="of:=1+[.D5]/[.C5]" office:value-type="float" office:value="8.66666666666667" calcext:value-type="float">
            <text:p>8.6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table:formula="of:=([.A6]*[.B6])/([.A6]+[.B6])" office:value-type="float" office:value="1.07142857142857" calcext:value-type="float">
            <text:p>1.07</text:p>
          </table:table-cell>
          <table:table-cell office:value-type="float" office:value="10" calcext:value-type="float">
            <text:p>10</text:p>
          </table:table-cell>
          <table:table-cell table:formula="of:=1+[.B6]/[.D6]" office:value-type="float" office:value="2" calcext:value-type="float">
            <text:p>2</text:p>
          </table:table-cell>
          <table:table-cell table:formula="of:=1+[.D6]/[.C6]" office:value-type="float" office:value="10.3333333333333" calcext:value-type="float">
            <text:p>10.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([.A7]*[.B7])/([.A7]+[.B7])" office:value-type="float" office:value="0.909090909090909" calcext:value-type="float">
            <text:p>0.91</text:p>
          </table:table-cell>
          <table:table-cell office:value-type="float" office:value="10" calcext:value-type="float">
            <text:p>10</text:p>
          </table:table-cell>
          <table:table-cell table:formula="of:=1+[.B7]/[.D7]" office:value-type="float" office:value="2" calcext:value-type="float">
            <text:p>2</text:p>
          </table:table-cell>
          <table:table-cell table:formula="of:=1+[.D7]/[.C7]" office:value-type="float" office:value="12" calcext:value-type="float">
            <text:p>12.0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table:formula="of:=([.A8]*[.B8])/([.A8]+[.B8])" office:value-type="float" office:value="0.697674418604651" calcext:value-type="float">
            <text:p>0.70</text:p>
          </table:table-cell>
          <table:table-cell office:value-type="float" office:value="10" calcext:value-type="float">
            <text:p>10</text:p>
          </table:table-cell>
          <table:table-cell table:formula="of:=1+[.B8]/[.D8]" office:value-type="float" office:value="2" calcext:value-type="float">
            <text:p>2</text:p>
          </table:table-cell>
          <table:table-cell table:formula="of:=1+[.D8]/[.C8]" office:value-type="float" office:value="15.3333333333333" calcext:value-type="float">
            <text:p>15.33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0" calcext:value-type="float">
            <text:p>10</text:p>
          </table:table-cell>
          <table:table-cell table:formula="of:=([.A9]*[.B9])/([.A9]+[.B9])" office:value-type="float" office:value="0.53030303030303" calcext:value-type="float">
            <text:p>0.53</text:p>
          </table:table-cell>
          <table:table-cell office:value-type="float" office:value="10" calcext:value-type="float">
            <text:p>10</text:p>
          </table:table-cell>
          <table:table-cell table:formula="of:=1+[.B9]/[.D9]" office:value-type="float" office:value="2" calcext:value-type="float">
            <text:p>2</text:p>
          </table:table-cell>
          <table:table-cell table:formula="of:=1+[.D9]/[.C9]" office:value-type="float" office:value="19.8571428571429" calcext:value-type="float">
            <text:p>19.86</text:p>
          </table:table-cell>
        </table:table-row>
      </table:table>
      <table:named-expressions/>
      <table:database-ranges>
        <table:database-range table:name="Avp" table:target-range-address="'Amplifier Calculations V4'.G3:'Amplifier Calculations V4'.G3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 number:title="User-defined">
      <number:number number:decimal-places="4" loext:min-decimal-places="4" number:min-integer-digits="1"/>
    </number:number-style>
    <number:number-style style:name="N111" number:title="User-defined">
      <number:number number:decimal-places="2" loext:min-decimal-places="2" number:min-integer-digits="0"/>
    </number:number-style>
    <number:number-style style:name="N112" number:title="User-defined">
      <number:number number:decimal-places="1" loext:min-decimal-places="1" number:min-integer-digits="1"/>
    </number:number-style>
    <number:number-style style:name="N113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14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15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16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17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18">
      <number:number number:decimal-places="3" loext:min-decimal-places="3" number:min-integer-digits="0"/>
    </number:number-style>
    <number:number-style style:name="N119">
      <number:number number:decimal-places="1" loext:min-decimal-places="1" number:min-integer-digits="0"/>
    </number:number-style>
    <number:number-style style:name="N120">
      <number:number number:decimal-places="0" loext:min-decimal-places="0" number:min-integer-digits="0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5" loext:min-decimal-places="15" number:min-integer-digits="1"/>
    </number:number-style>
    <number:number-style style:name="N133">
      <number:number number:decimal-places="16" loext:min-decimal-places="16" number:min-integer-digits="1"/>
    </number:number-style>
    <number:number-style style:name="N134">
      <number:number number:decimal-places="17" loext:min-decimal-places="17" number:min-integer-digits="1"/>
    </number:number-style>
    <number:number-style style:name="N135">
      <number:number number:decimal-places="18" loext:min-decimal-places="18" number:min-integer-digits="1"/>
    </number:number-style>
    <number:number-style style:name="N136">
      <number:number number:decimal-places="19" loext:min-decimal-places="19" number:min-integer-digits="1"/>
    </number:number-style>
    <number:number-style style:name="N137" number:title="User-defined">
      <number:number number:decimal-places="20" loext:min-decimal-places="20" number:min-integer-digits="1"/>
    </number:number-style>
    <number:number-style style:name="N138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9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40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41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42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3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4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5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6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7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8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_5f_CorelPolyGUI" style:display-name="Result_CorelPolyGUI" style:family="table-cell" style:parent-style-name="Default">
      <style:table-cell-properties fo:background-color="#ebebeb" fo:padding-bottom="0.035cm" fo:padding-left="0.3cm" fo:padding-right="0.035cm" fo:padding-top="0.035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/00/0000</text:date>, <text:time style:data-style-name="N2" text:time-value="23:38:43.2306375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er O'Donoghue</meta:initial-creator>
    <meta:creation-date>2021-06-04T10:51:03.387469553</meta:creation-date>
    <dc:date>2021-12-27T22:27:43.833476783</dc:date>
    <meta:editing-duration>P7DT8H27M37S</meta:editing-duration>
    <meta:editing-cycles>65</meta:editing-cycles>
    <meta:generator>LibreOffice/6.4.7.2$Linux_X86_64 LibreOffice_project/40$Build-2</meta:generator>
    <dc:creator>Peter O'Donoghue</dc:creator>
    <meta:document-statistic meta:table-count="6" meta:cell-count="2167" meta:object-count="1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18cm" svg:height="6.385cm" xlink:href=".." xlink:type="simple" chart:class="chart:scatter" chart:style-name="ch1">
        <chart:legend chart:legend-position="end" svg:x="7.181cm" svg:y="2.893cm" style:legend-expansion="high" chart:style-name="ch2"/>
        <chart:plot-area chart:style-name="ch3" table:cell-range-address="'Amplifier Calculations V4'.A23:'Amplifier Calculations V4'.A29 'Amplifier Calculations V4'.E22:'Amplifier Calculations V4'.E29" chart:data-source-has-labels="row" svg:x="0.204cm" svg:y="0.127cm" svg:width="6.773cm" svg:height="6.131cm">
          <chartooo:coordinate-region svg:x="1.381cm" svg:y="0.326cm" svg:width="5.409cm" svg:height="5.2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mplifier Calculations V4'.E23:'Amplifier Calculations V4'.E29" chart:label-cell-address="'Amplifier Calculations V4'.E22:'Amplifier Calculations V4'.E22" chart:class="chart:scatter">
            <chart:domain table:cell-range-address="'Amplifier Calculations V4'.A23:'Amplifier Calculations V4'.A29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DC Value</text:p>
                <draw:g>
                  <svg:desc>'Amplifier Calculations V4'.E22:'Amplifier Calculations V4'.E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Amplifier Calculations V4'.A23:'Amplifier Calculations V4'.A29</svg:desc>
                </draw:g>
              </table:table-cell>
              <table:table-cell office:value-type="float" office:value="6590">
                <text:p>6590</text:p>
                <draw:g>
                  <svg:desc>'Amplifier Calculations V4'.E23:'Amplifier Calculations V4'.E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8368263">
                <text:p>32.8368263</text:p>
              </table:table-cell>
              <table:table-cell office:value-type="float" office:value="21618">
                <text:p>216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">
                <text:p>56</text:p>
              </table:table-cell>
              <table:table-cell office:value-type="float" office:value="36829">
                <text:p>36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42730">
                <text:p>427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46007">
                <text:p>460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52555">
                <text:p>525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53adda" draw:fill-color="#53adda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54cm" svg:height="6.36cm" xlink:href=".." xlink:type="simple" chart:class="chart:scatter" chart:style-name="ch1">
        <chart:plot-area chart:style-name="ch2" table:cell-range-address="'Amplifier Calculations V4'.A111:'Amplifier Calculations V4'.B115 'Amplifier Calculations V4'.H111:'Amplifier Calculations V4'.H115" svg:x="0.19cm" svg:y="0.127cm" svg:width="9.16cm" svg:height="6.106cm">
          <chartooo:coordinate-region svg:x="1.288cm" svg:y="0.326cm" svg:width="7.637cm" svg:height="5.2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Amplifier Calculations V4'.B111:'Amplifier Calculations V4'.B115" chart:class="chart:scatter">
            <chart:domain table:cell-range-address="'Amplifier Calculations V4'.A111:'Amplifier Calculations V4'.A115"/>
            <chart:data-point chart:repeated="5"/>
          </chart:series>
          <chart:series chart:style-name="ch7" chart:values-cell-range-address="'Amplifier Calculations V4'.H111:'Amplifier Calculations V4'.H115" chart:class="chart:scatter">
            <chart:domain table:cell-range-address="'Amplifier Calculations V4'.G111:'Amplifier Calculations V4'.G115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8371849">
                <text:p>22.8371849</text:p>
                <draw:g>
                  <svg:desc>'Amplifier Calculations V4'.A111:'Amplifier Calculations V4'.A115</svg:desc>
                </draw:g>
              </table:table-cell>
              <table:table-cell office:value-type="float" office:value="24">
                <text:p>24</text:p>
                <draw:g>
                  <svg:desc>'Amplifier Calculations V4'.B111:'Amplifier Calculations V4'.B115</svg:desc>
                </draw:g>
              </table:table-cell>
              <table:table-cell office:value-type="float" office:value="22.8371849">
                <text:p>22.8371849</text:p>
                <draw:g>
                  <svg:desc>'Amplifier Calculations V4'.G111:'Amplifier Calculations V4'.G115</svg:desc>
                </draw:g>
              </table:table-cell>
              <table:table-cell office:value-type="float" office:value="24.2421334684234">
                <text:p>24.2421334684234</text:p>
                <draw:g>
                  <svg:desc>'Amplifier Calculations V4'.H111:'Amplifier Calculations V4'.H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18">
                <text:p>38.18</text:p>
              </table:table-cell>
              <table:table-cell office:value-type="float" office:value="239">
                <text:p>239</text:p>
              </table:table-cell>
              <table:table-cell office:value-type="float" office:value="38.18">
                <text:p>38.18</text:p>
              </table:table-cell>
              <table:table-cell office:value-type="float" office:value="236.059730286151">
                <text:p>236.0597302861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.4">
                <text:p>41.4</text:p>
              </table:table-cell>
              <table:table-cell office:value-type="float" office:value="292.6">
                <text:p>292.6</text:p>
              </table:table-cell>
              <table:table-cell office:value-type="float" office:value="41.4">
                <text:p>41.4</text:p>
              </table:table-cell>
              <table:table-cell office:value-type="float" office:value="295.011363375371">
                <text:p>295.011363375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58">
                <text:p>44.58</text:p>
              </table:table-cell>
              <table:table-cell office:value-type="float" office:value="356">
                <text:p>356</text:p>
              </table:table-cell>
              <table:table-cell office:value-type="float" office:value="44.58">
                <text:p>44.58</text:p>
              </table:table-cell>
              <table:table-cell office:value-type="float" office:value="358.166941368932">
                <text:p>358.1669413689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71">
                <text:p>47.71</text:p>
              </table:table-cell>
              <table:table-cell office:value-type="float" office:value="427">
                <text:p>427</text:p>
              </table:table-cell>
              <table:table-cell office:value-type="float" office:value="47.71">
                <text:p>47.71</text:p>
              </table:table-cell>
              <table:table-cell office:value-type="float" office:value="425.119831501119">
                <text:p>425.11983150111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18cm" svg:height="6.385cm" xlink:href=".." xlink:type="simple" chart:class="chart:scatter" chart:style-name="ch1">
        <chart:legend chart:legend-position="end" svg:x="7.181cm" svg:y="2.893cm" style:legend-expansion="high" chart:style-name="ch2"/>
        <chart:plot-area chart:style-name="ch3" table:cell-range-address="'Amplifier Calculations V4'.B41:'Amplifier Calculations V4'.B45 'Amplifier Calculations V4'.E40:'Amplifier Calculations V4'.E45" chart:data-source-has-labels="row" svg:x="0.204cm" svg:y="0.127cm" svg:width="6.773cm" svg:height="6.131cm">
          <chartooo:coordinate-region svg:x="1.381cm" svg:y="0.327cm" svg:width="5.264cm" svg:height="5.2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mplifier Calculations V4'.E41:'Amplifier Calculations V4'.E45" chart:label-cell-address="'Amplifier Calculations V4'.E40:'Amplifier Calculations V4'.E40" chart:class="chart:scatter">
            <chart:domain table:cell-range-address="'Amplifier Calculations V4'.B41:'Amplifier Calculations V4'.B45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DC Value</text:p>
                <draw:g>
                  <svg:desc>'Amplifier Calculations V4'.E40:'Amplifier Calculations V4'.E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Amplifier Calculations V4'.B41:'Amplifier Calculations V4'.B45</svg:desc>
                </draw:g>
              </table:table-cell>
              <table:table-cell office:value-type="float" office:value="4396">
                <text:p>4396</text:p>
                <draw:g>
                  <svg:desc>'Amplifier Calculations V4'.E41:'Amplifier Calculations V4'.E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1978">
                <text:p>219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3955">
                <text:p>439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52746">
                <text:p>527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61538">
                <text:p>6153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18cm" svg:height="6.385cm" xlink:href=".." xlink:type="simple" chart:class="chart:scatter" chart:style-name="ch1">
        <chart:legend chart:legend-position="end" svg:x="7.181cm" svg:y="2.893cm" style:legend-expansion="high" chart:style-name="ch2"/>
        <chart:plot-area chart:style-name="ch3" table:cell-range-address="'Amplifier Calculations V4'.A7:'Amplifier Calculations V4'.A14 'Amplifier Calculations V4'.E6:'Amplifier Calculations V4'.E14" chart:data-source-has-labels="row" svg:x="0.204cm" svg:y="0.127cm" svg:width="6.773cm" svg:height="6.131cm">
          <chartooo:coordinate-region svg:x="1.381cm" svg:y="0.327cm" svg:width="5.131cm" svg:height="5.2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mplifier Calculations V4'.E7:'Amplifier Calculations V4'.E14" chart:label-cell-address="'Amplifier Calculations V4'.E6:'Amplifier Calculations V4'.E6" chart:class="chart:scatter">
            <chart:domain table:cell-range-address="'Amplifier Calculations V4'.A7:'Amplifier Calculations V4'.A14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DC Value</text:p>
                <draw:g>
                  <svg:desc>'Amplifier Calculations V4'.E6:'Amplifier Calculations V4'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'Amplifier Calculations V4'.A7:'Amplifier Calculations V4'.A14</svg:desc>
                </draw:g>
              </table:table-cell>
              <table:table-cell office:value-type="float" office:value="1299">
                <text:p>1299</text:p>
                <draw:g>
                  <svg:desc>'Amplifier Calculations V4'.E7:'Amplifier Calculations V4'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6269">
                <text:p>62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2015">
                <text:p>12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">
                <text:p>6000</text:p>
              </table:table-cell>
              <table:table-cell office:value-type="float" office:value="30895">
                <text:p>30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45056">
                <text:p>45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00">
                <text:p>18000</text:p>
              </table:table-cell>
              <table:table-cell office:value-type="float" office:value="64880">
                <text:p>648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65536">
                <text:p>6553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18cm" svg:height="6.385cm" xlink:href=".." xlink:type="simple" chart:class="chart:scatter" chart:style-name="ch1">
        <chart:legend chart:legend-position="end" svg:x="7.181cm" svg:y="2.893cm" style:legend-expansion="high" chart:style-name="ch2"/>
        <chart:plot-area chart:style-name="ch3" table:cell-range-address="'Amplifier Calculations V4'.A57:'Amplifier Calculations V4'.A60 'Amplifier Calculations V4'.E56:'Amplifier Calculations V4'.E60" chart:data-source-has-labels="row" svg:x="0.204cm" svg:y="0.127cm" svg:width="6.773cm" svg:height="6.131cm">
          <chartooo:coordinate-region svg:x="1.381cm" svg:y="0.326cm" svg:width="5.224cm" svg:height="5.2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mplifier Calculations V4'.E57:'Amplifier Calculations V4'.E60" chart:label-cell-address="'Amplifier Calculations V4'.E56:'Amplifier Calculations V4'.E56" chart:class="chart:scatter">
            <chart:domain table:cell-range-address="'Amplifier Calculations V4'.A57:'Amplifier Calculations V4'.A60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DC Value</text:p>
                <draw:g>
                  <svg:desc>'Amplifier Calculations V4'.E56:'Amplifier Calculations V4'.E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Amplifier Calculations V4'.A57:'Amplifier Calculations V4'.A60</svg:desc>
                </draw:g>
              </table:table-cell>
              <table:table-cell office:value-type="float" office:value="6269">
                <text:p>6269</text:p>
                <draw:g>
                  <svg:desc>'Amplifier Calculations V4'.E57:'Amplifier Calculations V4'.E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0">
                <text:p>2200</text:p>
              </table:table-cell>
              <table:table-cell office:value-type="float" office:value="13107">
                <text:p>131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00">
                <text:p>3300</text:p>
              </table:table-cell>
              <table:table-cell office:value-type="float" office:value="18806">
                <text:p>18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00">
                <text:p>4700</text:p>
              </table:table-cell>
              <table:table-cell office:value-type="float" office:value="25380">
                <text:p>2538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a65ab4" draw:fill-color="#a65ab4"/>
      <style:text-properties fo:font-size="10pt" style:font-size-asian="10pt" style:font-size-complex="10pt"/>
    </style:style>
    <style:style style:name="ch8" style:family="chart" style:data-style-name="N112">
      <style:chart-properties chart:symbol-type="none" chart:link-data-style-to-source="true"/>
      <style:graphic-properties svg:stroke-width="0.045cm" svg:stroke-color="#17e952" draw:fill-color="#17e952"/>
      <style:text-properties fo:font-size="10pt" style:font-size-asian="10pt" style:font-size-complex="10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5.467cm" svg:height="16.975cm" xlink:href="." xlink:type="simple" chart:class="chart:scatter" chart:style-name="ch1">
        <chart:plot-area chart:style-name="ch2" chart:data-source-has-labels="both" svg:x="0.509cm" svg:y="0.339cm" svg:width="24.449cm" svg:height="16.297cm">
          <chartooo:coordinate-region svg:x="1.316cm" svg:y="0.538cm" svg:width="23.311cm" svg:height="15.451cm"/>
          <chart:axis chart:dimension="x" chart:name="primary-x" chart:style-name="ch3" chartooo:axis-type="auto">
            <chart:categories table:cell-range-address="local-table.$A$2:.$A$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4" chart:label-cell-address="local-table.$C$1" chart:class="chart:scatter">
            <chart:domain table:cell-range-address="local-table.$B$2:.$B$24"/>
            <chart:data-point chart:repeated="23"/>
          </chart:series>
          <chart:series chart:style-name="ch7" chart:values-cell-range-address="local-table.$G$2:.$G$24" chart:label-cell-address="local-table.$E$1" chart:class="chart:scatter">
            <chart:domain table:cell-range-address="local-table.$D$2:.$D$24"/>
            <chart:data-point chart:repeated="23"/>
          </chart:series>
          <chart:series chart:style-name="ch8" chart:values-cell-range-address="local-table.$G$2:.$G$24" chart:label-cell-address="local-table.$G$1" chart:class="chart:scatter">
            <chart:domain table:cell-range-address="local-table.$E$2:.$E$24"/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Series4</text:p>
              </table:table-cell>
              <table:table-cell office:value-type="string">
                <text:p/>
              </table:table-cell>
              <table:table-cell office:value-type="string">
                <text:p>Series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3">
                <text:p>5.13</text:p>
              </table:table-cell>
              <table:table-cell office:value-type="float" office:value="220.24">
                <text:p>220.24</text:p>
              </table:table-cell>
              <table:table-cell office:value-type="float" office:value="5.13">
                <text:p>5.13</text:p>
              </table:table-cell>
              <table:table-cell office:value-type="float" office:value="5.13">
                <text:p>5.13</text:p>
              </table:table-cell>
              <table:table-cell office:value-type="float" office:value="NaN">
                <text:p>NaN</text:p>
              </table:table-cell>
              <table:table-cell office:value-type="float" office:value="220.02103233393">
                <text:p>220.0210323339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26">
                <text:p>5.26</text:p>
              </table:table-cell>
              <table:table-cell office:value-type="float" office:value="225.08">
                <text:p>225.08</text:p>
              </table:table-cell>
              <table:table-cell office:value-type="float" office:value="5.26">
                <text:p>5.26</text:p>
              </table:table-cell>
              <table:table-cell office:value-type="float" office:value="5.26">
                <text:p>5.26</text:p>
              </table:table-cell>
              <table:table-cell office:value-type="float" office:value="NaN">
                <text:p>NaN</text:p>
              </table:table-cell>
              <table:table-cell office:value-type="float" office:value="225.87922069494">
                <text:p>225.879220694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2">
                <text:p>5.32</text:p>
              </table:table-cell>
              <table:table-cell office:value-type="float" office:value="230.57">
                <text:p>230.57</text:p>
              </table:table-cell>
              <table:table-cell office:value-type="float" office:value="5.32">
                <text:p>5.32</text:p>
              </table:table-cell>
              <table:table-cell office:value-type="float" office:value="5.32">
                <text:p>5.32</text:p>
              </table:table-cell>
              <table:table-cell office:value-type="float" office:value="NaN">
                <text:p>NaN</text:p>
              </table:table-cell>
              <table:table-cell office:value-type="float" office:value="228.582999938483">
                <text:p>228.5829999384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3">
                <text:p>5.53</text:p>
              </table:table-cell>
              <table:table-cell office:value-type="float" office:value="239.58">
                <text:p>239.58</text:p>
              </table:table-cell>
              <table:table-cell office:value-type="float" office:value="5.53">
                <text:p>5.53</text:p>
              </table:table-cell>
              <table:table-cell office:value-type="float" office:value="5.53">
                <text:p>5.53</text:p>
              </table:table-cell>
              <table:table-cell office:value-type="float" office:value="NaN">
                <text:p>NaN</text:p>
              </table:table-cell>
              <table:table-cell office:value-type="float" office:value="238.046227290883">
                <text:p>238.0462272908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249.35">
                <text:p>249.35</text:p>
              </table:table-cell>
              <table:table-cell office:value-type="float" office:value="5.8">
                <text:p>5.8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250.213233886827">
                <text:p>250.213233886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98">
                <text:p>5.98</text:p>
              </table:table-cell>
              <table:table-cell office:value-type="float" office:value="258.58">
                <text:p>258.58</text:p>
              </table:table-cell>
              <table:table-cell office:value-type="float" office:value="5.98">
                <text:p>5.98</text:p>
              </table:table-cell>
              <table:table-cell office:value-type="float" office:value="5.98">
                <text:p>5.98</text:p>
              </table:table-cell>
              <table:table-cell office:value-type="float" office:value="NaN">
                <text:p>NaN</text:p>
              </table:table-cell>
              <table:table-cell office:value-type="float" office:value="258.324571617456">
                <text:p>258.3245716174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9">
                <text:p>6.19</text:p>
              </table:table-cell>
              <table:table-cell office:value-type="float" office:value="266.77">
                <text:p>266.77</text:p>
              </table:table-cell>
              <table:table-cell office:value-type="float" office:value="6.19">
                <text:p>6.19</text:p>
              </table:table-cell>
              <table:table-cell office:value-type="float" office:value="6.19">
                <text:p>6.19</text:p>
              </table:table-cell>
              <table:table-cell office:value-type="float" office:value="NaN">
                <text:p>NaN</text:p>
              </table:table-cell>
              <table:table-cell office:value-type="float" office:value="267.787798969857">
                <text:p>267.787798969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35">
                <text:p>6.35</text:p>
              </table:table-cell>
              <table:table-cell office:value-type="float" office:value="276.03">
                <text:p>276.03</text:p>
              </table:table-cell>
              <table:table-cell office:value-type="float" office:value="6.35">
                <text:p>6.35</text:p>
              </table:table-cell>
              <table:table-cell office:value-type="float" office:value="6.35">
                <text:p>6.35</text:p>
              </table:table-cell>
              <table:table-cell office:value-type="float" office:value="NaN">
                <text:p>NaN</text:p>
              </table:table-cell>
              <table:table-cell office:value-type="float" office:value="274.997876952638">
                <text:p>274.9978769526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54">
                <text:p>6.54</text:p>
              </table:table-cell>
              <table:table-cell office:value-type="float" office:value="281.49">
                <text:p>281.49</text:p>
              </table:table-cell>
              <table:table-cell office:value-type="float" office:value="6.54">
                <text:p>6.54</text:p>
              </table:table-cell>
              <table:table-cell office:value-type="float" office:value="6.54">
                <text:p>6.54</text:p>
              </table:table-cell>
              <table:table-cell office:value-type="float" office:value="NaN">
                <text:p>NaN</text:p>
              </table:table-cell>
              <table:table-cell office:value-type="float" office:value="283.559844557191">
                <text:p>283.5598445571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59">
                <text:p>6.59</text:p>
              </table:table-cell>
              <table:table-cell office:value-type="float" office:value="285.28">
                <text:p>285.28</text:p>
              </table:table-cell>
              <table:table-cell office:value-type="float" office:value="6.59">
                <text:p>6.59</text:p>
              </table:table-cell>
              <table:table-cell office:value-type="float" office:value="6.59">
                <text:p>6.59</text:p>
              </table:table-cell>
              <table:table-cell office:value-type="float" office:value="NaN">
                <text:p>NaN</text:p>
              </table:table-cell>
              <table:table-cell office:value-type="float" office:value="285.812993926811">
                <text:p>285.8129939268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8">
                <text:p>6.8</text:p>
              </table:table-cell>
              <table:table-cell office:value-type="float" office:value="294.77">
                <text:p>294.77</text:p>
              </table:table-cell>
              <table:table-cell office:value-type="float" office:value="6.8">
                <text:p>6.8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  <table:table-cell office:value-type="float" office:value="295.276221279211">
                <text:p>295.2762212792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94">
                <text:p>6.94</text:p>
              </table:table-cell>
              <table:table-cell office:value-type="float" office:value="300.5">
                <text:p>300.5</text:p>
              </table:table-cell>
              <table:table-cell office:value-type="float" office:value="6.94">
                <text:p>6.94</text:p>
              </table:table-cell>
              <table:table-cell office:value-type="float" office:value="6.94">
                <text:p>6.94</text:p>
              </table:table-cell>
              <table:table-cell office:value-type="float" office:value="NaN">
                <text:p>NaN</text:p>
              </table:table-cell>
              <table:table-cell office:value-type="float" office:value="301.585039514145">
                <text:p>301.585039514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8">
                <text:p>6.98</text:p>
              </table:table-cell>
              <table:table-cell office:value-type="float" office:value="304.94">
                <text:p>304.94</text:p>
              </table:table-cell>
              <table:table-cell office:value-type="float" office:value="6.98">
                <text:p>6.98</text:p>
              </table:table-cell>
              <table:table-cell office:value-type="float" office:value="6.98">
                <text:p>6.98</text:p>
              </table:table-cell>
              <table:table-cell office:value-type="float" office:value="NaN">
                <text:p>NaN</text:p>
              </table:table-cell>
              <table:table-cell office:value-type="float" office:value="303.38755900984">
                <text:p>303.387559009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22">
                <text:p>7.22</text:p>
              </table:table-cell>
              <table:table-cell office:value-type="float" office:value="314.51">
                <text:p>314.51</text:p>
              </table:table-cell>
              <table:table-cell office:value-type="float" office:value="7.22">
                <text:p>7.22</text:p>
              </table:table-cell>
              <table:table-cell office:value-type="float" office:value="7.22">
                <text:p>7.22</text:p>
              </table:table-cell>
              <table:table-cell office:value-type="float" office:value="NaN">
                <text:p>NaN</text:p>
              </table:table-cell>
              <table:table-cell office:value-type="float" office:value="314.202675984013">
                <text:p>314.2026759840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41">
                <text:p>7.41</text:p>
              </table:table-cell>
              <table:table-cell office:value-type="float" office:value="323.3">
                <text:p>323.3</text:p>
              </table:table-cell>
              <table:table-cell office:value-type="float" office:value="7.41">
                <text:p>7.41</text:p>
              </table:table-cell>
              <table:table-cell office:value-type="float" office:value="7.41">
                <text:p>7.41</text:p>
              </table:table-cell>
              <table:table-cell office:value-type="float" office:value="NaN">
                <text:p>NaN</text:p>
              </table:table-cell>
              <table:table-cell office:value-type="float" office:value="322.764643588566">
                <text:p>322.7646435885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67">
                <text:p>7.67</text:p>
              </table:table-cell>
              <table:table-cell office:value-type="float" office:value="331.57">
                <text:p>331.57</text:p>
              </table:table-cell>
              <table:table-cell office:value-type="float" office:value="7.67">
                <text:p>7.67</text:p>
              </table:table-cell>
              <table:table-cell office:value-type="float" office:value="7.67">
                <text:p>7.67</text:p>
              </table:table-cell>
              <table:table-cell office:value-type="float" office:value="NaN">
                <text:p>NaN</text:p>
              </table:table-cell>
              <table:table-cell office:value-type="float" office:value="334.481020310585">
                <text:p>334.4810203105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79">
                <text:p>7.79</text:p>
              </table:table-cell>
              <table:table-cell office:value-type="float" office:value="341.33">
                <text:p>341.33</text:p>
              </table:table-cell>
              <table:table-cell office:value-type="float" office:value="7.79">
                <text:p>7.79</text:p>
              </table:table-cell>
              <table:table-cell office:value-type="float" office:value="7.79">
                <text:p>7.79</text:p>
              </table:table-cell>
              <table:table-cell office:value-type="float" office:value="NaN">
                <text:p>NaN</text:p>
              </table:table-cell>
              <table:table-cell office:value-type="float" office:value="339.888578797672">
                <text:p>339.8885787976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08">
                <text:p>8.08</text:p>
              </table:table-cell>
              <table:table-cell office:value-type="float" office:value="351.73">
                <text:p>351.73</text:p>
              </table:table-cell>
              <table:table-cell office:value-type="float" office:value="8.08">
                <text:p>8.08</text:p>
              </table:table-cell>
              <table:table-cell office:value-type="float" office:value="8.08">
                <text:p>8.08</text:p>
              </table:table-cell>
              <table:table-cell office:value-type="float" office:value="NaN">
                <text:p>NaN</text:p>
              </table:table-cell>
              <table:table-cell office:value-type="float" office:value="352.956845141463">
                <text:p>352.9568451414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24">
                <text:p>8.24</text:p>
              </table:table-cell>
              <table:table-cell office:value-type="float" office:value="359.36">
                <text:p>359.36</text:p>
              </table:table-cell>
              <table:table-cell office:value-type="float" office:value="8.24">
                <text:p>8.24</text:p>
              </table:table-cell>
              <table:table-cell office:value-type="float" office:value="8.24">
                <text:p>8.24</text:p>
              </table:table-cell>
              <table:table-cell office:value-type="float" office:value="NaN">
                <text:p>NaN</text:p>
              </table:table-cell>
              <table:table-cell office:value-type="float" office:value="360.166923124245">
                <text:p>360.1669231242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45">
                <text:p>8.45</text:p>
              </table:table-cell>
              <table:table-cell office:value-type="float" office:value="370.13">
                <text:p>370.13</text:p>
              </table:table-cell>
              <table:table-cell office:value-type="float" office:value="8.45">
                <text:p>8.45</text:p>
              </table:table-cell>
              <table:table-cell office:value-type="float" office:value="8.45">
                <text:p>8.45</text:p>
              </table:table-cell>
              <table:table-cell office:value-type="float" office:value="NaN">
                <text:p>NaN</text:p>
              </table:table-cell>
              <table:table-cell office:value-type="float" office:value="369.630150476645">
                <text:p>369.630150476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56">
                <text:p>8.56</text:p>
              </table:table-cell>
              <table:table-cell office:value-type="float" office:value="373.94">
                <text:p>373.94</text:p>
              </table:table-cell>
              <table:table-cell office:value-type="float" office:value="8.56">
                <text:p>8.56</text:p>
              </table:table-cell>
              <table:table-cell office:value-type="float" office:value="8.56">
                <text:p>8.56</text:p>
              </table:table-cell>
              <table:table-cell office:value-type="float" office:value="NaN">
                <text:p>NaN</text:p>
              </table:table-cell>
              <table:table-cell office:value-type="float" office:value="374.587079089807">
                <text:p>374.5870790898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65">
                <text:p>8.65</text:p>
              </table:table-cell>
              <table:table-cell office:value-type="float" office:value="379.68">
                <text:p>379.68</text:p>
              </table:table-cell>
              <table:table-cell office:value-type="float" office:value="8.65">
                <text:p>8.65</text:p>
              </table:table-cell>
              <table:table-cell office:value-type="float" office:value="8.65">
                <text:p>8.65</text:p>
              </table:table-cell>
              <table:table-cell office:value-type="float" office:value="NaN">
                <text:p>NaN</text:p>
              </table:table-cell>
              <table:table-cell office:value-type="float" office:value="378.642747955122">
                <text:p>378.6427479551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84">
                <text:p>8.84</text:p>
              </table:table-cell>
              <table:table-cell office:value-type="float" office:value="389.27">
                <text:p>389.27</text:p>
              </table:table-cell>
              <table:table-cell office:value-type="float" office:value="8.84">
                <text:p>8.84</text:p>
              </table:table-cell>
              <table:table-cell office:value-type="float" office:value="8.84">
                <text:p>8.84</text:p>
              </table:table-cell>
              <table:table-cell office:value-type="float" office:value="NaN">
                <text:p>NaN</text:p>
              </table:table-cell>
              <table:table-cell office:value-type="float" office:value="387.204715559675">
                <text:p>387.2047155596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8878f0" draw:fill-color="#8878f0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951cm" svg:height="15.965cm" xlink:href="." xlink:type="simple" chart:class="chart:scatter" chart:style-name="ch1">
        <chart:plot-area chart:style-name="ch2" chart:data-source-has-labels="both" svg:x="0.479cm" svg:y="0.319cm" svg:width="22.993cm" svg:height="15.327cm">
          <chartooo:coordinate-region svg:x="1.286cm" svg:y="0.518cm" svg:width="21.761cm" svg:height="14.481cm"/>
          <chart:axis chart:dimension="x" chart:name="primary-x" chart:style-name="ch3" chartooo:axis-type="auto"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7" chart:values-cell-range-address="local-table.$E$2:.$E$8" chart:label-cell-address="local-table.$E$1" chart:class="chart:scatter">
            <chart:domain table:cell-range-address="local-table.$D$2:.$D$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68">
                <text:p>9.68</text:p>
              </table:table-cell>
              <table:table-cell office:value-type="float" office:value="425.66">
                <text:p>425.66</text:p>
              </table:table-cell>
              <table:table-cell office:value-type="float" office:value="9.68">
                <text:p>9.68</text:p>
              </table:table-cell>
              <table:table-cell office:value-type="float" office:value="426.831529095045">
                <text:p>426.8315290950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75">
                <text:p>9.75</text:p>
              </table:table-cell>
              <table:table-cell office:value-type="float" office:value="429.77">
                <text:p>429.77</text:p>
              </table:table-cell>
              <table:table-cell office:value-type="float" office:value="9.75">
                <text:p>9.75</text:p>
              </table:table-cell>
              <table:table-cell office:value-type="float" office:value="430.064959718983">
                <text:p>430.064959718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72">
                <text:p>9.72</text:p>
              </table:table-cell>
              <table:table-cell office:value-type="float" office:value="428.19">
                <text:p>428.19</text:p>
              </table:table-cell>
              <table:table-cell office:value-type="float" office:value="9.72">
                <text:p>9.72</text:p>
              </table:table-cell>
              <table:table-cell office:value-type="float" office:value="428.679203737295">
                <text:p>428.679203737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34">
                <text:p>8.34</text:p>
              </table:table-cell>
              <table:table-cell office:value-type="float" office:value="367.07">
                <text:p>367.07</text:p>
              </table:table-cell>
              <table:table-cell office:value-type="float" office:value="8.34">
                <text:p>8.34</text:p>
              </table:table-cell>
              <table:table-cell office:value-type="float" office:value="364.934428579655">
                <text:p>364.934428579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21">
                <text:p>7.21</text:p>
              </table:table-cell>
              <table:table-cell office:value-type="float" office:value="314.77">
                <text:p>314.77</text:p>
              </table:table-cell>
              <table:table-cell office:value-type="float" office:value="7.21">
                <text:p>7.21</text:p>
              </table:table-cell>
              <table:table-cell office:value-type="float" office:value="312.73761993608">
                <text:p>312.737619936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32">
                <text:p>6.32</text:p>
              </table:table-cell>
              <table:table-cell office:value-type="float" office:value="269.88">
                <text:p>269.88</text:p>
              </table:table-cell>
              <table:table-cell office:value-type="float" office:value="6.32">
                <text:p>6.32</text:p>
              </table:table-cell>
              <table:table-cell office:value-type="float" office:value="271.626859146008">
                <text:p>271.626859146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7">
                <text:p>5.27</text:p>
              </table:table-cell>
              <table:table-cell office:value-type="float" office:value="222.66">
                <text:p>222.66</text:p>
              </table:table-cell>
              <table:table-cell office:value-type="float" office:value="5.27">
                <text:p>5.27</text:p>
              </table:table-cell>
              <table:table-cell office:value-type="float" office:value="223.125399786934">
                <text:p>223.1253997869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53adda" draw:fill-color="#53adda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455cm" svg:height="5.636cm" xlink:href="." xlink:type="simple" chart:class="chart:scatter" chart:style-name="ch1">
        <chart:plot-area chart:style-name="ch2" chart:data-source-has-labels="both" svg:x="0.169cm" svg:y="0.112cm" svg:width="8.117cm" svg:height="5.412cm">
          <chartooo:coordinate-region svg:x="0.976cm" svg:y="0.311cm" svg:width="6.885cm" svg:height="4.566cm"/>
          <chart:axis chart:dimension="x" chart:name="primary-x" chart:style-name="ch3" chartooo:axis-type="auto">
            <chart:categories table:cell-range-address="local-table.$A$2:.$A$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6" chart:label-cell-address="local-table.$C$1" chart:class="chart:scatter">
            <chart:domain table:cell-range-address="local-table.$B$2:.$B$26"/>
            <chart:data-point chart:repeated="25"/>
          </chart:series>
          <chart:series chart:style-name="ch7" chart:values-cell-range-address="local-table.$E$2:.$E$26" chart:label-cell-address="local-table.$E$1" chart:class="chart:scatter">
            <chart:domain table:cell-range-address="local-table.$D$2:.$D$26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2">
                <text:p>4.2</text:p>
              </table:table-cell>
              <table:table-cell office:value-type="float" office:value="171.55">
                <text:p>171.55</text:p>
              </table:table-cell>
              <table:table-cell office:value-type="float" office:value="4.2">
                <text:p>4.2</text:p>
              </table:table-cell>
              <table:table-cell office:value-type="float" office:value="177.292221450715">
                <text:p>177.2922214507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5">
                <text:p>5.35</text:p>
              </table:table-cell>
              <table:table-cell office:value-type="float" office:value="220.9">
                <text:p>220.9</text:p>
              </table:table-cell>
              <table:table-cell office:value-type="float" office:value="4.4875">
                <text:p>4.4875</text:p>
              </table:table-cell>
              <table:table-cell office:value-type="float" office:value="188.126706960707">
                <text:p>188.126706960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45">
                <text:p>6.45</text:p>
              </table:table-cell>
              <table:table-cell office:value-type="float" office:value="270.1">
                <text:p>270.1</text:p>
              </table:table-cell>
              <table:table-cell office:value-type="float" office:value="4.775">
                <text:p>4.775</text:p>
              </table:table-cell>
              <table:table-cell office:value-type="float" office:value="198.961192470699">
                <text:p>198.9611924706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65">
                <text:p>7.65</text:p>
              </table:table-cell>
              <table:table-cell office:value-type="float" office:value="317.29">
                <text:p>317.29</text:p>
              </table:table-cell>
              <table:table-cell office:value-type="float" office:value="5.0625">
                <text:p>5.0625</text:p>
              </table:table-cell>
              <table:table-cell office:value-type="float" office:value="209.795677980691">
                <text:p>209.795677980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9">
                <text:p>8.9</text:p>
              </table:table-cell>
              <table:table-cell office:value-type="float" office:value="349">
                <text:p>349</text:p>
              </table:table-cell>
              <table:table-cell office:value-type="float" office:value="5.35">
                <text:p>5.35</text:p>
              </table:table-cell>
              <table:table-cell office:value-type="float" office:value="220.630163490682">
                <text:p>220.630163490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85">
                <text:p>7.85</text:p>
              </table:table-cell>
              <table:table-cell office:value-type="float" office:value="308.87">
                <text:p>308.87</text:p>
              </table:table-cell>
              <table:table-cell office:value-type="float" office:value="5.625">
                <text:p>5.625</text:p>
              </table:table-cell>
              <table:table-cell office:value-type="float" office:value="230.993584413283">
                <text:p>230.9935844132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06">
                <text:p>9.06</text:p>
              </table:table-cell>
              <table:table-cell office:value-type="float" office:value="359.3">
                <text:p>359.3</text:p>
              </table:table-cell>
              <table:table-cell office:value-type="float" office:value="5.9">
                <text:p>5.9</text:p>
              </table:table-cell>
              <table:table-cell office:value-type="float" office:value="241.357005335884">
                <text:p>241.357005335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75">
                <text:p>6.175</text:p>
              </table:table-cell>
              <table:table-cell office:value-type="float" office:value="251.720426258485">
                <text:p>251.720426258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5">
                <text:p>6.45</text:p>
              </table:table-cell>
              <table:table-cell office:value-type="float" office:value="262.083847181086">
                <text:p>262.083847181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5">
                <text:p>6.75</text:p>
              </table:table-cell>
              <table:table-cell office:value-type="float" office:value="273.389397278469">
                <text:p>273.389397278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5">
                <text:p>7.05</text:p>
              </table:table-cell>
              <table:table-cell office:value-type="float" office:value="284.694947375851">
                <text:p>284.694947375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5">
                <text:p>7.35</text:p>
              </table:table-cell>
              <table:table-cell office:value-type="float" office:value="296.000497473234">
                <text:p>296.000497473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5">
                <text:p>7.65</text:p>
              </table:table-cell>
              <table:table-cell office:value-type="float" office:value="307.306047570617">
                <text:p>307.306047570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625">
                <text:p>7.9625</text:p>
              </table:table-cell>
              <table:table-cell office:value-type="float" office:value="319.082662255391">
                <text:p>319.082662255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75">
                <text:p>8.275</text:p>
              </table:table-cell>
              <table:table-cell office:value-type="float" office:value="330.859276940164">
                <text:p>330.859276940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875">
                <text:p>8.5875</text:p>
              </table:table-cell>
              <table:table-cell office:value-type="float" office:value="342.635891624938">
                <text:p>342.635891624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354.412506309712">
                <text:p>354.412506309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375">
                <text:p>8.6375</text:p>
              </table:table-cell>
              <table:table-cell office:value-type="float" office:value="344.520149974502">
                <text:p>344.520149974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75">
                <text:p>8.375</text:p>
              </table:table-cell>
              <table:table-cell office:value-type="float" office:value="334.627793639292">
                <text:p>334.627793639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125">
                <text:p>8.1125</text:p>
              </table:table-cell>
              <table:table-cell office:value-type="float" office:value="324.735437304082">
                <text:p>324.735437304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5">
                <text:p>7.85</text:p>
              </table:table-cell>
              <table:table-cell office:value-type="float" office:value="314.843080968872">
                <text:p>314.843080968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525">
                <text:p>8.1525</text:p>
              </table:table-cell>
              <table:table-cell office:value-type="float" office:value="326.242843983733">
                <text:p>326.242843983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55">
                <text:p>8.455</text:p>
              </table:table-cell>
              <table:table-cell office:value-type="float" office:value="337.642606998594">
                <text:p>337.642606998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575">
                <text:p>8.7575</text:p>
              </table:table-cell>
              <table:table-cell office:value-type="float" office:value="349.042370013455">
                <text:p>349.042370013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6">
                <text:p>9.06</text:p>
              </table:table-cell>
              <table:table-cell office:value-type="float" office:value="360.442133028316">
                <text:p>360.4421330283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718f9e" draw:fill-color="#718f9e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45cm" svg:stroke-color="#e21e3c" draw:fill-color="#e21e3c"/>
      <style:text-properties fo:font-size="10pt" style:font-size-asian="10pt" style:font-size-complex="10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8.455cm" svg:height="5.636cm" xlink:href="." xlink:type="simple" chart:class="chart:scatter" chart:style-name="ch1">
        <chart:plot-area chart:style-name="ch2" chart:data-source-has-labels="both" svg:x="0.169cm" svg:y="0.112cm" svg:width="8.117cm" svg:height="5.412cm">
          <chartooo:coordinate-region svg:x="0.976cm" svg:y="0.311cm" svg:width="7.123cm" svg:height="4.566cm"/>
          <chart:axis chart:dimension="x" chart:name="primary-x" chart:style-name="ch3" chartooo:axis-type="auto">
            <chart:categories table:cell-range-address="local-table.$A$2:.$A$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8" chart:label-cell-address="local-table.$C$1" chart:class="chart:scatter">
            <chart:domain table:cell-range-address="local-table.$B$2:.$B$18"/>
            <chart:data-point chart:repeated="17"/>
          </chart:series>
          <chart:series chart:style-name="ch7" chart:values-cell-range-address="local-table.$E$2:.$E$18" chart:label-cell-address="local-table.$E$1" chart:class="chart:scatter">
            <chart:domain table:cell-range-address="local-table.$D$2:.$D$18"/>
            <chart:data-point chart:repeated="17"/>
          </chart:series>
          <chart:series chart:style-name="ch8" chart:values-cell-range-address="local-table.$G$2:.$G$18" chart:label-cell-address="local-table.$G$1" chart:class="chart:scatter">
            <chart:domain table:cell-range-address="local-table.$F$2:.$F$18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Column K</text:p>
              </table:table-cell>
              <table:table-cell office:value-type="string">
                <text:p>Series5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33">
                <text:p>5.33</text:p>
              </table:table-cell>
              <table:table-cell office:value-type="float" office:value="204.4">
                <text:p>204.4</text:p>
              </table:table-cell>
              <table:table-cell office:value-type="float" office:value="5.33">
                <text:p>5.33</text:p>
              </table:table-cell>
              <table:table-cell office:value-type="float" office:value="203.917740146794">
                <text:p>203.917740146794</text:p>
              </table:table-cell>
              <table:table-cell office:value-type="float" office:value="0.34">
                <text:p>0.34</text:p>
              </table:table-cell>
              <table:table-cell office:value-type="float" office:value="13.3877703412677">
                <text:p>13.38777034126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57">
                <text:p>6.57</text:p>
              </table:table-cell>
              <table:table-cell office:value-type="float" office:value="255.12">
                <text:p>255.12</text:p>
              </table:table-cell>
              <table:table-cell office:value-type="float" office:value="5.64">
                <text:p>5.64</text:p>
              </table:table-cell>
              <table:table-cell office:value-type="float" office:value="216.809941905683">
                <text:p>216.809941905683</text:p>
              </table:table-cell>
              <table:table-cell office:value-type="float" office:value="5.64">
                <text:p>5.64</text:p>
              </table:table-cell>
              <table:table-cell office:value-type="float" office:value="222.079484484559">
                <text:p>222.079484484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82">
                <text:p>7.82</text:p>
              </table:table-cell>
              <table:table-cell office:value-type="float" office:value="306.5">
                <text:p>306.5</text:p>
              </table:table-cell>
              <table:table-cell office:value-type="float" office:value="5.95">
                <text:p>5.95</text:p>
              </table:table-cell>
              <table:table-cell office:value-type="float" office:value="229.702143664571">
                <text:p>229.702143664571</text:p>
              </table:table-cell>
              <table:table-cell office:value-type="float" office:value="5.95">
                <text:p>5.95</text:p>
              </table:table-cell>
              <table:table-cell office:value-type="float" office:value="234.285980972185">
                <text:p>234.285980972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04">
                <text:p>9.04</text:p>
              </table:table-cell>
              <table:table-cell office:value-type="float" office:value="359.52">
                <text:p>359.52</text:p>
              </table:table-cell>
              <table:table-cell office:value-type="float" office:value="6.26">
                <text:p>6.26</text:p>
              </table:table-cell>
              <table:table-cell office:value-type="float" office:value="242.594345423459">
                <text:p>242.594345423459</text:p>
              </table:table-cell>
              <table:table-cell office:value-type="float" office:value="6.26">
                <text:p>6.26</text:p>
              </table:table-cell>
              <table:table-cell office:value-type="float" office:value="246.492477459812">
                <text:p>246.492477459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7">
                <text:p>9.7</text:p>
              </table:table-cell>
              <table:table-cell office:value-type="float" office:value="385.2">
                <text:p>385.2</text:p>
              </table:table-cell>
              <table:table-cell office:value-type="float" office:value="6.57">
                <text:p>6.57</text:p>
              </table:table-cell>
              <table:table-cell office:value-type="float" office:value="255.486547182347">
                <text:p>255.486547182347</text:p>
              </table:table-cell>
              <table:table-cell office:value-type="float" office:value="6.57">
                <text:p>6.57</text:p>
              </table:table-cell>
              <table:table-cell office:value-type="float" office:value="258.698973947438">
                <text:p>258.698973947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825">
                <text:p>6.8825</text:p>
              </table:table-cell>
              <table:table-cell office:value-type="float" office:value="268.482718310258">
                <text:p>268.482718310258</text:p>
              </table:table-cell>
              <table:table-cell office:value-type="float" office:value="6.8825">
                <text:p>6.8825</text:p>
              </table:table-cell>
              <table:table-cell office:value-type="float" office:value="271.003909922868">
                <text:p>271.003909922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95">
                <text:p>7.195</text:p>
              </table:table-cell>
              <table:table-cell office:value-type="float" office:value="281.47888943817">
                <text:p>281.47888943817</text:p>
              </table:table-cell>
              <table:table-cell office:value-type="float" office:value="7.195">
                <text:p>7.195</text:p>
              </table:table-cell>
              <table:table-cell office:value-type="float" office:value="283.308845898298">
                <text:p>283.3088458982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075">
                <text:p>7.5075</text:p>
              </table:table-cell>
              <table:table-cell office:value-type="float" office:value="294.475060566081">
                <text:p>294.475060566081</text:p>
              </table:table-cell>
              <table:table-cell office:value-type="float" office:value="7.5075">
                <text:p>7.5075</text:p>
              </table:table-cell>
              <table:table-cell office:value-type="float" office:value="295.613781873728">
                <text:p>295.613781873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2">
                <text:p>7.82</text:p>
              </table:table-cell>
              <table:table-cell office:value-type="float" office:value="307.471231693993">
                <text:p>307.471231693993</text:p>
              </table:table-cell>
              <table:table-cell office:value-type="float" office:value="7.82">
                <text:p>7.82</text:p>
              </table:table-cell>
              <table:table-cell office:value-type="float" office:value="307.918717849158">
                <text:p>307.918717849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25">
                <text:p>8.125</text:p>
              </table:table-cell>
              <table:table-cell office:value-type="float" office:value="320.155494714834">
                <text:p>320.155494714834</text:p>
              </table:table-cell>
              <table:table-cell office:value-type="float" office:value="8.125">
                <text:p>8.125</text:p>
              </table:table-cell>
              <table:table-cell office:value-type="float" office:value="319.928335361178">
                <text:p>319.928335361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3">
                <text:p>8.43</text:p>
              </table:table-cell>
              <table:table-cell office:value-type="float" office:value="332.839757735676">
                <text:p>332.839757735676</text:p>
              </table:table-cell>
              <table:table-cell office:value-type="float" office:value="8.43">
                <text:p>8.43</text:p>
              </table:table-cell>
              <table:table-cell office:value-type="float" office:value="331.937952873197">
                <text:p>331.9379528731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35">
                <text:p>8.735</text:p>
              </table:table-cell>
              <table:table-cell office:value-type="float" office:value="345.524020756517">
                <text:p>345.524020756517</text:p>
              </table:table-cell>
              <table:table-cell office:value-type="float" office:value="8.735">
                <text:p>8.735</text:p>
              </table:table-cell>
              <table:table-cell office:value-type="float" office:value="343.947570385217">
                <text:p>343.947570385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4">
                <text:p>9.04</text:p>
              </table:table-cell>
              <table:table-cell office:value-type="float" office:value="358.208283777359">
                <text:p>358.208283777359</text:p>
              </table:table-cell>
              <table:table-cell office:value-type="float" office:value="9.04">
                <text:p>9.04</text:p>
              </table:table-cell>
              <table:table-cell office:value-type="float" office:value="355.957187897236">
                <text:p>355.957187897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05">
                <text:p>9.205</text:p>
              </table:table-cell>
              <table:table-cell office:value-type="float" office:value="365.070262132896">
                <text:p>365.070262132896</text:p>
              </table:table-cell>
              <table:table-cell office:value-type="float" office:value="9.205">
                <text:p>9.205</text:p>
              </table:table-cell>
              <table:table-cell office:value-type="float" office:value="362.454194092263">
                <text:p>362.454194092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7">
                <text:p>9.37</text:p>
              </table:table-cell>
              <table:table-cell office:value-type="float" office:value="371.932240488433">
                <text:p>371.932240488433</text:p>
              </table:table-cell>
              <table:table-cell office:value-type="float" office:value="9.37">
                <text:p>9.37</text:p>
              </table:table-cell>
              <table:table-cell office:value-type="float" office:value="368.95120028729">
                <text:p>368.95120028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35">
                <text:p>9.535</text:p>
              </table:table-cell>
              <table:table-cell office:value-type="float" office:value="378.79421884397">
                <text:p>378.79421884397</text:p>
              </table:table-cell>
              <table:table-cell office:value-type="float" office:value="9.535">
                <text:p>9.535</text:p>
              </table:table-cell>
              <table:table-cell office:value-type="float" office:value="375.448206482317">
                <text:p>375.448206482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385.656197199508">
                <text:p>385.656197199508</text:p>
              </table:table-cell>
              <table:table-cell office:value-type="float" office:value="9.7">
                <text:p>9.7</text:p>
              </table:table-cell>
              <table:table-cell office:value-type="float" office:value="381.945212677344">
                <text:p>381.9452126773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77cm" svg:y="4.201cm" style:legend-expansion="high" chart:style-name="ch2"/>
        <chart:plot-area chart:style-name="ch3" table:cell-range-address="'Amplifier Calculations V4'.A111:'Amplifier Calculations V4'.B115 'Amplifier Calculations V4'.B110:'Amplifier Calculations V4'.B110" chart:data-source-has-labels="row" svg:x="0.32cm" svg:y="0.18cm" svg:width="13.037cm" svg:height="8.64cm">
          <chartooo:coordinate-region svg:x="1.418cm" svg:y="0.379cm" svg:width="11.51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mplifier Calculations V4'.B111:'Amplifier Calculations V4'.B115" chart:label-cell-address="'Amplifier Calculations V4'.B110:'Amplifier Calculations V4'.B110" chart:class="chart:scatter">
            <chart:domain table:cell-range-address="'Amplifier Calculations V4'.A111:'Amplifier Calculations V4'.A115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.</text:p>
                <draw:g>
                  <svg:desc>'Amplifier Calculations V4'.B110:'Amplifier Calculations V4'.B1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8371849">
                <text:p>22.8371849</text:p>
                <draw:g>
                  <svg:desc>'Amplifier Calculations V4'.A111:'Amplifier Calculations V4'.A115</svg:desc>
                </draw:g>
              </table:table-cell>
              <table:table-cell office:value-type="float" office:value="24">
                <text:p>24</text:p>
                <draw:g>
                  <svg:desc>'Amplifier Calculations V4'.B111:'Amplifier Calculations V4'.B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18">
                <text:p>38.1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.4">
                <text:p>41.4</text:p>
              </table:table-cell>
              <table:table-cell office:value-type="float" office:value="292.6">
                <text:p>292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58">
                <text:p>44.58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71">
                <text:p>47.71</text:p>
              </table:table-cell>
              <table:table-cell office:value-type="float" office:value="427">
                <text:p>4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83cm" svg:y="4.201cm" style:legend-expansion="high" chart:style-name="ch2"/>
        <chart:plot-area chart:style-name="ch3" table:cell-range-address="'NTC Voltage Divider'.B5:'NTC Voltage Divider'.J5 'NTC Voltage Divider'.A9:'NTC Voltage Divider'.J9" chart:data-source-has-labels="column" svg:x="0.32cm" svg:y="0.18cm" svg:width="13.143cm" svg:height="8.64cm">
          <chartooo:coordinate-region svg:x="1.047cm" svg:y="0.379cm" svg:width="12.08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TC Voltage Divider'.B9:'NTC Voltage Divider'.J9" chart:label-cell-address="'NTC Voltage Divider'.A9:'NTC Voltage Divider'.A9" chart:class="chart:scatter">
            <chart:domain table:cell-range-address="'NTC Voltage Divider'.B5:'NTC Voltage Divider'.J5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NTC Voltage Divider'.B5:'NTC Voltage Divider'.J5</svg:desc>
                </draw:g>
              </table:table-cell>
              <table:table-cell office:value-type="float" office:value="10.2">
                <text:p>10.2</text:p>
              </table:table-cell>
              <table:table-cell office:value-type="float" office:value="6.12">
                <text:p>6.12</text:p>
              </table:table-cell>
              <table:table-cell office:value-type="float" office:value="3.672">
                <text:p>3.672</text:p>
              </table:table-cell>
              <table:table-cell office:value-type="float" office:value="2.2032">
                <text:p>2.2032</text:p>
              </table:table-cell>
              <table:table-cell office:value-type="float" office:value="1.32192">
                <text:p>1.32192</text:p>
              </table:table-cell>
              <table:table-cell office:value-type="float" office:value="0.793152000000001">
                <text:p>0.793152000000001</text:p>
              </table:table-cell>
              <table:table-cell office:value-type="float" office:value="0.4758912">
                <text:p>0.4758912</text:p>
              </table:table-cell>
              <table:table-cell office:value-type="float" office:value="0.28553472">
                <text:p>0.28553472</text:p>
              </table:table-cell>
            </table:table-row>
            <table:table-row>
              <table:table-cell office:value-type="string">
                <text:p>Vo(V)</text:p>
                <draw:g>
                  <svg:desc>'NTC Voltage Divider'.A9:'NTC Voltage Divider'.A9</svg:desc>
                </draw:g>
              </table:table-cell>
              <table:table-cell office:value-type="float" office:value="2.87692307692308">
                <text:p>2.87692307692308</text:p>
                <draw:g>
                  <svg:desc>'NTC Voltage Divider'.B9:'NTC Voltage Divider'.J9</svg:desc>
                </draw:g>
              </table:table-cell>
              <table:table-cell office:value-type="float" office:value="2.09068322981366">
                <text:p>2.09068322981366</text:p>
              </table:table-cell>
              <table:table-cell office:value-type="float" office:value="1.43641536273115">
                <text:p>1.43641536273115</text:p>
              </table:table-cell>
              <table:table-cell office:value-type="float" office:value="0.944032408850109">
                <text:p>0.944032408850109</text:p>
              </table:table-cell>
              <table:table-cell office:value-type="float" office:value="0.600793283532756">
                <text:p>0.600793283532756</text:p>
              </table:table-cell>
              <table:table-cell office:value-type="float" office:value="0.374097501406402">
                <text:p>0.374097501406402</text:p>
              </table:table-cell>
              <table:table-cell office:value-type="float" office:value="0.229665611846927">
                <text:p>0.229665611846927</text:p>
              </table:table-cell>
              <table:table-cell office:value-type="float" office:value="0.139744488530003">
                <text:p>0.139744488530003</text:p>
              </table:table-cell>
              <table:table-cell office:value-type="float" office:value="0.0845628868985021">
                <text:p>0.084562886898502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2" loext:min-decimal-places="2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3.703cm" style:legend-expansion="high" chart:style-name="ch2"/>
        <chart:plot-area chart:style-name="ch3" table:cell-range-address="'Curve Fit - NTC_MF58,10K, B3950'.B47:'Curve Fit - NTC_MF58,10K, B3950'.H47 'Curve Fit - NTC_MF58,10K, B3950'.A49:'Curve Fit - NTC_MF58,10K, B3950'.H51" chart:data-source-has-labels="column" svg:x="0.32cm" svg:y="0.18cm" svg:width="13.302cm" svg:height="8.64cm">
          <chartooo:coordinate-region svg:x="1.047cm" svg:y="0.379cm" svg:width="12.20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urve Fit - NTC_MF58,10K, B3950'.B49:'Curve Fit - NTC_MF58,10K, B3950'.H49" chart:label-cell-address="'Curve Fit - NTC_MF58,10K, B3950'.A49:'Curve Fit - NTC_MF58,10K, B3950'.A49" chart:class="chart:scatter">
            <chart:domain table:cell-range-address="'Curve Fit - NTC_MF58,10K, B3950'.B47:'Curve Fit - NTC_MF58,10K, B3950'.H47"/>
            <chart:data-point chart:repeated="7"/>
          </chart:series>
          <chart:series chart:style-name="ch8" chart:values-cell-range-address="'Curve Fit - NTC_MF58,10K, B3950'.B50:'Curve Fit - NTC_MF58,10K, B3950'.H50" chart:label-cell-address="'Curve Fit - NTC_MF58,10K, B3950'.A50:'Curve Fit - NTC_MF58,10K, B3950'.A50" chart:class="chart:scatter">
            <chart:data-point chart:repeated="7"/>
          </chart:series>
          <chart:series chart:style-name="ch9" chart:values-cell-range-address="'Curve Fit - NTC_MF58,10K, B3950'.B51:'Curve Fit - NTC_MF58,10K, B3950'.H51" chart:label-cell-address="'Curve Fit - NTC_MF58,10K, B3950'.A51:'Curve Fit - NTC_MF58,10K, B3950'.A51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Curve Fit - NTC_MF58,10K, B3950'.B47:'Curve Fit - NTC_MF58,10K, B3950'.H47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It</text:p>
                <draw:g>
                  <svg:desc>'Curve Fit - NTC_MF58,10K, B3950'.A49:'Curve Fit - NTC_MF58,10K, B3950'.A49</svg:desc>
                </draw:g>
              </table:table-cell>
              <table:table-cell office:value-type="float" office:value="0.0000247917120555334">
                <text:p>0.0000247917120555334</text:p>
                <draw:g>
                  <svg:desc>'Curve Fit - NTC_MF58,10K, B3950'.B49:'Curve Fit - NTC_MF58,10K, B3950'.H49</svg:desc>
                </draw:g>
              </table:table-cell>
              <table:table-cell office:value-type="float" office:value="0.0000284974093264249">
                <text:p>0.0000284974093264249</text:p>
              </table:table-cell>
              <table:table-cell office:value-type="float" office:value="0.00003">
                <text:p>0.00003</text:p>
              </table:table-cell>
              <table:table-cell office:value-type="float" office:value="0.0000313387337252258">
                <text:p>0.0000313387337252258</text:p>
              </table:table-cell>
              <table:table-cell office:value-type="float" office:value="0.0000320469244663701">
                <text:p>0.0000320469244663701</text:p>
              </table:table-cell>
              <table:table-cell office:value-type="float" office:value="0.0000323380403147569">
                <text:p>0.0000323380403147569</text:p>
              </table:table-cell>
              <table:table-cell office:value-type="float" office:value="0.0000325945241199478">
                <text:p>0.0000325945241199478</text:p>
              </table:table-cell>
            </table:table-row>
            <table:table-row>
              <table:table-cell office:value-type="string">
                <text:p>Vt</text:p>
                <draw:g>
                  <svg:desc>'Curve Fit - NTC_MF58,10K, B3950'.A50:'Curve Fit - NTC_MF58,10K, B3950'.A50</svg:desc>
                </draw:g>
              </table:table-cell>
              <table:table-cell office:value-type="float" office:value="0.820828794446656">
                <text:p>0.820828794446656</text:p>
                <draw:g>
                  <svg:desc>'Curve Fit - NTC_MF58,10K, B3950'.B50:'Curve Fit - NTC_MF58,10K, B3950'.H50</svg:desc>
                </draw:g>
              </table:table-cell>
              <table:table-cell office:value-type="float" office:value="0.450259067357513">
                <text:p>0.450259067357513</text:p>
              </table:table-cell>
              <table:table-cell office:value-type="float" office:value="0.3">
                <text:p>0.3</text:p>
              </table:table-cell>
              <table:table-cell office:value-type="float" office:value="0.166126627477422">
                <text:p>0.166126627477422</text:p>
              </table:table-cell>
              <table:table-cell office:value-type="float" office:value="0.0953075533629848">
                <text:p>0.0953075533629848</text:p>
              </table:table-cell>
              <table:table-cell office:value-type="float" office:value="0.0661959685243074">
                <text:p>0.0661959685243074</text:p>
              </table:table-cell>
              <table:table-cell office:value-type="float" office:value="0.0405475880052151">
                <text:p>0.0405475880052151</text:p>
              </table:table-cell>
            </table:table-row>
            <table:table-row>
              <table:table-cell office:value-type="string">
                <text:p>Vout</text:p>
                <draw:g>
                  <svg:desc>'Curve Fit - NTC_MF58,10K, B3950'.A51:'Curve Fit - NTC_MF58,10K, B3950'.A51</svg:desc>
                </draw:g>
              </table:table-cell>
              <table:table-cell office:value-type="float" office:value="1.64165758889331">
                <text:p>1.64165758889331</text:p>
                <draw:g>
                  <svg:desc>'Curve Fit - NTC_MF58,10K, B3950'.B51:'Curve Fit - NTC_MF58,10K, B3950'.H51</svg:desc>
                </draw:g>
              </table:table-cell>
              <table:table-cell office:value-type="float" office:value="0.900518134715026">
                <text:p>0.900518134715026</text:p>
              </table:table-cell>
              <table:table-cell office:value-type="float" office:value="0.6">
                <text:p>0.6</text:p>
              </table:table-cell>
              <table:table-cell office:value-type="float" office:value="0.332253254954844">
                <text:p>0.332253254954844</text:p>
              </table:table-cell>
              <table:table-cell office:value-type="float" office:value="0.19061510672597">
                <text:p>0.19061510672597</text:p>
              </table:table-cell>
              <table:table-cell office:value-type="float" office:value="0.132391937048615">
                <text:p>0.132391937048615</text:p>
              </table:table-cell>
              <table:table-cell office:value-type="float" office:value="0.0810951760104302">
                <text:p>0.08109517601043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74cm" svg:y="4.201cm" style:legend-expansion="high" chart:style-name="ch2"/>
        <chart:plot-area chart:style-name="ch3" table:cell-range-address="'T12 Thermocouple Curve Fit (Measured)'.A138:'T12 Thermocouple Curve Fit (Measured)'.A140 'T12 Thermocouple Curve Fit (Measured)'.D137:'T12 Thermocouple Curve Fit (Measured)'.D140" chart:data-source-has-labels="row" svg:x="0.488cm" svg:y="0.425cm" svg:width="12.507cm" svg:height="8.639cm">
          <chartooo:coordinate-region svg:x="1.771cm" svg:y="0.624cm" svg:width="10.984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12 Thermocouple Curve Fit (Measured)'.D138:'T12 Thermocouple Curve Fit (Measured)'.D140" chart:label-cell-address="'T12 Thermocouple Curve Fit (Measured)'.D137:'T12 Thermocouple Curve Fit (Measured)'.D137" chart:class="chart:scatter">
            <chart:domain table:cell-range-address="'T12 Thermocouple Curve Fit (Measured)'.A138:'T12 Thermocouple Curve Fit (Measured)'.A140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el</text:p>
                <draw:g>
                  <svg:desc>'T12 Thermocouple Curve Fit (Measured)'.D137:'T12 Thermocouple Curve Fit (Measured)'.D1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758">
                <text:p>5.758</text:p>
                <draw:g>
                  <svg:desc>'T12 Thermocouple Curve Fit (Measured)'.A138:'T12 Thermocouple Curve Fit (Measured)'.A140</svg:desc>
                </draw:g>
              </table:table-cell>
              <table:table-cell office:value-type="float" office:value="221.768">
                <text:p>221.768</text:p>
                <draw:g>
                  <svg:desc>'T12 Thermocouple Curve Fit (Measured)'.D138:'T12 Thermocouple Curve Fit (Measured)'.D1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546">
                <text:p>7.546</text:p>
              </table:table-cell>
              <table:table-cell office:value-type="float" office:value="296.058">
                <text:p>296.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974">
                <text:p>8.974</text:p>
              </table:table-cell>
              <table:table-cell office:value-type="float" office:value="369.614">
                <text:p>369.61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chart_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22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6" style:family="chart" style:data-style-name="N2">
      <style:chart-properties chart:symbol-type="none" chart:link-data-style-to-source="true"/>
      <style:graphic-properties svg:stroke-width="0.045cm" svg:stroke-color="#e21e3c" draw:fill-color="#e21e3c"/>
      <style:text-properties fo:font-size="10pt" style:font-size-asian="10pt" style:font-size-complex="10pt"/>
    </style:style>
    <style:style style:name="ch7" style:family="chart">
      <style:graphic-properties draw:fill="solid" draw:fill-color="#d9d9d9"/>
    </style:style>
    <style:style style:name="ch8" style:family="chart">
      <style:graphic-properties draw:fill-color="#d9d9d9"/>
    </style:style>
  </office:automatic-styles>
  <office:body>
    <office:chart>
      <chart:chart svg:width="8.068cm" svg:height="5.378cm" xlink:href=".." xlink:type="simple" chart:class="chart:scatter" chart:style-name="ch1">
        <chart:plot-area chart:style-name="ch2" table:cell-range-address="'Curve Fit - NTC_MF58,10K, B3950'.B2:'Curve Fit - NTC_MF58,10K, B3950'.B30 'Curve Fit - NTC_MF58,10K, B3950'.E2:'Curve Fit - NTC_MF58,10K, B3950'.E30 'Curve Fit - NTC_MF58,10K, B3950'.N2:'Curve Fit - NTC_MF58,10K, B3950'.N30" svg:x="0.161cm" svg:y="0.107cm" svg:width="7.746cm" svg:height="5.164cm">
          <chartooo:coordinate-region svg:x="1.365cm" svg:y="0.306cm" svg:width="5.945cm" svg:height="4.76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Curve Fit - NTC_MF58,10K, B3950'.E2:'Curve Fit - NTC_MF58,10K, B3950'.E30" chart:class="chart:scatter">
            <chart:domain table:cell-range-address="'Curve Fit - NTC_MF58,10K, B3950'.B2:'Curve Fit - NTC_MF58,10K, B3950'.B30"/>
            <chart:data-point chart:repeated="29"/>
          </chart:series>
          <chart:series chart:style-name="ch6" chart:values-cell-range-address="'Curve Fit - NTC_MF58,10K, B3950'.N2:'Curve Fit - NTC_MF58,10K, B3950'.N30" chart:class="chart:scatter">
            <chart:domain table:cell-range-address="'Curve Fit - NTC_MF58,10K, B3950'.M2:'Curve Fit - NTC_MF58,10K, B3950'.M30"/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9371879170271">
                <text:p>10.9371879170271</text:p>
                <draw:g>
                  <svg:desc>'Curve Fit - NTC_MF58,10K, B3950'.B2:'Curve Fit - NTC_MF58,10K, B3950'.B30</svg:desc>
                </draw:g>
              </table:table-cell>
              <table:table-cell office:value-type="float" office:value="0.00378572780617074">
                <text:p>0.00378572780617074</text:p>
                <draw:g>
                  <svg:desc>'Curve Fit - NTC_MF58,10K, B3950'.E2:'Curve Fit - NTC_MF58,10K, B3950'.E30</svg:desc>
                </draw:g>
              </table:table-cell>
              <table:table-cell office:value-type="float" office:value="263.962246711945">
                <text:p>263.962246711945</text:p>
                <draw:g>
                  <svg:desc>'Curve Fit - NTC_MF58,10K, B3950'.M2:'Curve Fit - NTC_MF58,10K, B3950'.M30</svg:desc>
                </draw:g>
              </table:table-cell>
              <table:table-cell office:value-type="float" office:value="-10.187753288055">
                <text:p>-10.187753288055</text:p>
                <draw:g>
                  <svg:desc>'Curve Fit - NTC_MF58,10K, B3950'.N2:'Curve Fit - NTC_MF58,10K, B3950'.N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6685134365615">
                <text:p>10.6685134365615</text:p>
              </table:table-cell>
              <table:table-cell office:value-type="float" office:value="0.00371540033438603">
                <text:p>0.00371540033438603</text:p>
              </table:table-cell>
              <table:table-cell office:value-type="float" office:value="269.008657324944">
                <text:p>269.008657324944</text:p>
              </table:table-cell>
              <table:table-cell office:value-type="float" office:value="-5.14134267505631">
                <text:p>-5.141342675056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4075604277294">
                <text:p>10.4075604277294</text:p>
              </table:table-cell>
              <table:table-cell office:value-type="float" office:value="0.00364763815429509">
                <text:p>0.00364763815429509</text:p>
              </table:table-cell>
              <table:table-cell office:value-type="float" office:value="274.062363946542">
                <text:p>274.062363946542</text:p>
              </table:table-cell>
              <table:table-cell office:value-type="float" office:value="-0.0876360534583114">
                <text:p>-0.0876360534583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1533119824317">
                <text:p>10.1533119824317</text:p>
              </table:table-cell>
              <table:table-cell office:value-type="float" office:value="0.00358230342109977">
                <text:p>0.00358230342109977</text:p>
              </table:table-cell>
              <table:table-cell office:value-type="float" office:value="279.136978053214">
                <text:p>279.136978053214</text:p>
              </table:table-cell>
              <table:table-cell office:value-type="float" office:value="4.98697805321427">
                <text:p>4.98697805321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90683195378652">
                <text:p>9.90683195378652</text:p>
              </table:table-cell>
              <table:table-cell office:value-type="float" office:value="0.00351926799225761">
                <text:p>0.00351926799225761</text:p>
              </table:table-cell>
              <table:table-cell office:value-type="float" office:value="284.204759583049">
                <text:p>284.204759583049</text:p>
              </table:table-cell>
              <table:table-cell office:value-type="float" office:value="10.0547595830489">
                <text:p>10.05475958304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66776521901506">
                <text:p>9.66776521901506</text:p>
              </table:table-cell>
              <table:table-cell office:value-type="float" office:value="0.00345841258862182">
                <text:p>0.00345841258862182</text:p>
              </table:table-cell>
              <table:table-cell office:value-type="float" office:value="289.26548973121">
                <text:p>289.26548973121</text:p>
              </table:table-cell>
              <table:table-cell office:value-type="float" office:value="15.1154897312097">
                <text:p>15.11548973120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43572141823058">
                <text:p>9.43572141823058</text:p>
              </table:table-cell>
              <table:table-cell office:value-type="float" office:value="0.00339962604113548">
                <text:p>0.00339962604113548</text:p>
              </table:table-cell>
              <table:table-cell office:value-type="float" office:value="294.320215863001">
                <text:p>294.320215863001</text:p>
              </table:table-cell>
              <table:table-cell office:value-type="float" office:value="20.1702158630007">
                <text:p>20.1702158630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21034037197618">
                <text:p>9.21034037197618</text:p>
              </table:table-cell>
              <table:table-cell office:value-type="float" office:value="0.00334280461307037">
                <text:p>0.00334280461307037</text:p>
              </table:table-cell>
              <table:table-cell office:value-type="float" office:value="299.369905147598">
                <text:p>299.369905147598</text:p>
              </table:table-cell>
              <table:table-cell office:value-type="float" office:value="25.2199051475976">
                <text:p>25.21990514759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99181115821272">
                <text:p>8.99181115821272</text:p>
              </table:table-cell>
              <table:table-cell office:value-type="float" office:value="0.00328785138911721">
                <text:p>0.00328785138911721</text:p>
              </table:table-cell>
              <table:table-cell office:value-type="float" office:value="304.403259961618">
                <text:p>304.403259961618</text:p>
              </table:table-cell>
              <table:table-cell office:value-type="float" office:value="30.2532599616183">
                <text:p>30.25325996161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7804801070333">
                <text:p>8.7804801070333</text:p>
              </table:table-cell>
              <table:table-cell office:value-type="float" office:value="0.00323467572375869">
                <text:p>0.00323467572375869</text:p>
              </table:table-cell>
              <table:table-cell office:value-type="float" office:value="309.404402317911">
                <text:p>309.404402317911</text:p>
              </table:table-cell>
              <table:table-cell office:value-type="float" office:value="35.2544023179111">
                <text:p>35.2544023179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57565076098781">
                <text:p>8.57565076098781</text:p>
              </table:table-cell>
              <table:table-cell office:value-type="float" office:value="0.00318319274232055">
                <text:p>0.00318319274232055</text:p>
              </table:table-cell>
              <table:table-cell office:value-type="float" office:value="314.381922139474">
                <text:p>314.381922139474</text:p>
              </table:table-cell>
              <table:table-cell office:value-type="float" office:value="40.2319221394739">
                <text:p>40.23192213947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3774712482411">
                <text:p>8.3774712482411</text:p>
              </table:table-cell>
              <table:table-cell office:value-type="float" office:value="0.0031333228889237">
                <text:p>0.0031333228889237</text:p>
              </table:table-cell>
              <table:table-cell office:value-type="float" office:value="319.324540848193">
                <text:p>319.324540848193</text:p>
              </table:table-cell>
              <table:table-cell office:value-type="float" office:value="45.1745408481932">
                <text:p>45.17454084819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18535022317869">
                <text:p>8.18535022317869</text:p>
              </table:table-cell>
              <table:table-cell office:value-type="float" office:value="0.00308499151627333">
                <text:p>0.00308499151627333</text:p>
              </table:table-cell>
              <table:table-cell office:value-type="float" office:value="324.239465240879">
                <text:p>324.239465240879</text:p>
              </table:table-cell>
              <table:table-cell office:value-type="float" office:value="50.0894652408788">
                <text:p>50.08946524087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9976631270201">
                <text:p>7.9976631270201</text:p>
              </table:table-cell>
              <table:table-cell office:value-type="float" office:value="0.00303812851283609">
                <text:p>0.00303812851283609</text:p>
              </table:table-cell>
              <table:table-cell office:value-type="float" office:value="329.162591395238">
                <text:p>329.162591395238</text:p>
              </table:table-cell>
              <table:table-cell office:value-type="float" office:value="55.0125913952377">
                <text:p>55.01259139523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81480342948936">
                <text:p>7.81480342948936</text:p>
              </table:table-cell>
              <table:table-cell office:value-type="float" office:value="0.00299266796348945">
                <text:p>0.00299266796348945</text:p>
              </table:table-cell>
              <table:table-cell office:value-type="float" office:value="334.078894072407">
                <text:p>334.078894072407</text:p>
              </table:table-cell>
              <table:table-cell office:value-type="float" office:value="59.9288940724073">
                <text:p>59.92889407240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62413058566129">
                <text:p>7.62413058566129</text:p>
              </table:table-cell>
              <table:table-cell office:value-type="float" office:value="0.00294854784018871">
                <text:p>0.00294854784018871</text:p>
              </table:table-cell>
              <table:table-cell office:value-type="float" office:value="339.335787912738">
                <text:p>339.335787912738</text:p>
              </table:table-cell>
              <table:table-cell office:value-type="float" office:value="65.1857879127377">
                <text:p>65.18578791273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46393660446893">
                <text:p>7.46393660446893</text:p>
              </table:table-cell>
              <table:table-cell office:value-type="float" office:value="0.00290570971959901">
                <text:p>0.00290570971959901</text:p>
              </table:table-cell>
              <table:table-cell office:value-type="float" office:value="343.858998950528">
                <text:p>343.858998950528</text:p>
              </table:table-cell>
              <table:table-cell office:value-type="float" office:value="69.7089989505279">
                <text:p>69.70899895052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29301767977278">
                <text:p>7.29301767977278</text:p>
              </table:table-cell>
              <table:table-cell office:value-type="float" office:value="0.00286409852498926">
                <text:p>0.00286409852498926</text:p>
              </table:table-cell>
              <table:table-cell office:value-type="float" office:value="348.796122083389">
                <text:p>348.796122083389</text:p>
              </table:table-cell>
              <table:table-cell office:value-type="float" office:value="74.6461220833893">
                <text:p>74.64612208338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12608727329913">
                <text:p>7.12608727329913</text:p>
              </table:table-cell>
              <table:table-cell office:value-type="float" office:value="0.00282366228999012">
                <text:p>0.00282366228999012</text:p>
              </table:table-cell>
              <table:table-cell office:value-type="float" office:value="353.732437734501">
                <text:p>353.732437734501</text:p>
              </table:table-cell>
              <table:table-cell office:value-type="float" office:value="79.5824377345008">
                <text:p>79.5824377345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6318998587024">
                <text:p>6.96318998587024</text:p>
              </table:table-cell>
              <table:table-cell office:value-type="float" office:value="0.00278435194208548">
                <text:p>0.00278435194208548</text:p>
              </table:table-cell>
              <table:table-cell office:value-type="float" office:value="358.662184511407">
                <text:p>358.662184511407</text:p>
              </table:table-cell>
              <table:table-cell office:value-type="float" office:value="84.5121845114067">
                <text:p>84.51218451140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8001700683022">
                <text:p>6.8001700683022</text:p>
              </table:table-cell>
              <table:table-cell office:value-type="float" office:value="0.00274612110394068">
                <text:p>0.00274612110394068</text:p>
              </table:table-cell>
              <table:table-cell office:value-type="float" office:value="363.710854172167">
                <text:p>363.710854172167</text:p>
              </table:table-cell>
              <table:table-cell office:value-type="float" office:value="89.5608541721668">
                <text:p>89.56085417216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63987583382654">
                <text:p>6.63987583382654</text:p>
              </table:table-cell>
              <table:table-cell office:value-type="float" office:value="0.00270892591087634">
                <text:p>0.00270892591087634</text:p>
              </table:table-cell>
              <table:table-cell office:value-type="float" office:value="368.791280447587">
                <text:p>368.791280447587</text:p>
              </table:table-cell>
              <table:table-cell office:value-type="float" office:value="94.6412804475867">
                <text:p>94.64128044758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4831073514572">
                <text:p>6.4831073514572</text:p>
              </table:table-cell>
              <table:table-cell office:value-type="float" office:value="0.00267272484297742">
                <text:p>0.00267272484297742</text:p>
              </table:table-cell>
              <table:table-cell office:value-type="float" office:value="373.875126778867">
                <text:p>373.875126778867</text:p>
              </table:table-cell>
              <table:table-cell office:value-type="float" office:value="99.7251267788671">
                <text:p>99.72512677886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3297209055227">
                <text:p>6.3297209055227</text:p>
              </table:table-cell>
              <table:table-cell office:value-type="float" office:value="0.00263747857048661">
                <text:p>0.00263747857048661</text:p>
              </table:table-cell>
              <table:table-cell office:value-type="float" office:value="378.963195818522">
                <text:p>378.963195818522</text:p>
              </table:table-cell>
              <table:table-cell office:value-type="float" office:value="104.813195818523">
                <text:p>104.8131958185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1779441140506">
                <text:p>6.1779441140506</text:p>
              </table:table-cell>
              <table:table-cell office:value-type="float" office:value="0.00260314981127164">
                <text:p>0.00260314981127164</text:p>
              </table:table-cell>
              <table:table-cell office:value-type="float" office:value="384.112424333393">
                <text:p>384.112424333393</text:p>
              </table:table-cell>
              <table:table-cell office:value-type="float" office:value="109.962424333393">
                <text:p>109.9624243333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03068526026126">
                <text:p>6.03068526026126</text:p>
              </table:table-cell>
              <table:table-cell office:value-type="float" office:value="0.00256970319928048">
                <text:p>0.00256970319928048</text:p>
              </table:table-cell>
              <table:table-cell office:value-type="float" office:value="389.22084942077">
                <text:p>389.22084942077</text:p>
              </table:table-cell>
              <table:table-cell office:value-type="float" office:value="115.07084942077">
                <text:p>115.07084942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88332238848828">
                <text:p>5.88332238848828</text:p>
              </table:table-cell>
              <table:table-cell office:value-type="float" office:value="0.00253710516300901">
                <text:p>0.00253710516300901</text:p>
              </table:table-cell>
              <table:table-cell office:value-type="float" office:value="394.447388933766">
                <text:p>394.447388933766</text:p>
              </table:table-cell>
              <table:table-cell office:value-type="float" office:value="120.297388933766">
                <text:p>120.2973889337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73979291217923">
                <text:p>5.73979291217923</text:p>
              </table:table-cell>
              <table:table-cell office:value-type="float" office:value="0.00250532381310284">
                <text:p>0.00250532381310284</text:p>
              </table:table-cell>
              <table:table-cell office:value-type="float" office:value="399.65164295857">
                <text:p>399.65164295857</text:p>
              </table:table-cell>
              <table:table-cell office:value-type="float" office:value="125.50164295857">
                <text:p>125.50164295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59842195899838">
                <text:p>5.59842195899838</text:p>
              </table:table-cell>
              <table:table-cell office:value-type="float" office:value="0.00247432883830261">
                <text:p>0.00247432883830261</text:p>
              </table:table-cell>
              <table:table-cell office:value-type="float" office:value="404.890820452185">
                <text:p>404.890820452185</text:p>
              </table:table-cell>
              <table:table-cell office:value-type="float" office:value="130.740820452185">
                <text:p>130.740820452185</text:p>
              </table:table-cell>
            </table:table-row>
          </table:table-rows>
        </table:table>
      </chart:chart>
    </office:chart>
  </office:body>
</office:document-content>
</file>

<file path=chart_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chart_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chart_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number:number-style style:name="N122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718f9e" draw:fill-color="#718f9e"/>
      <style:text-properties fo:font-size="10pt" style:font-size-asian="10pt" style:font-size-complex="10pt"/>
    </style:style>
    <style:style style:name="ch8" style:family="chart" style:data-style-name="N112">
      <style:chart-properties chart:symbol-type="none" chart:link-data-style-to-source="true"/>
      <style:graphic-properties svg:stroke-width="0.045cm" svg:stroke-color="#e21e3c" draw:fill-color="#e21e3c"/>
      <style:text-properties fo:font-size="10pt" style:font-size-asian="10pt" style:font-size-complex="10pt"/>
    </style:style>
    <style:style style:name="ch9" style:family="chart" style:data-style-name="N112">
      <style:chart-properties chart:symbol-type="none" chart:link-data-style-to-source="true"/>
      <style:graphic-properties svg:stroke-width="0.045cm" svg:stroke-color="#53adda" draw:fill-color="#53adda"/>
      <style:text-properties fo:font-size="10pt" style:font-size-asian="10pt" style:font-size-complex="10pt"/>
    </style:style>
    <style:style style:name="ch10" style:family="chart">
      <style:graphic-properties draw:fill="solid" draw:fill-color="#d9d9d9"/>
    </style:style>
    <style:style style:name="ch11" style:family="chart">
      <style:graphic-properties draw:fill-color="#d9d9d9"/>
    </style:style>
  </office:automatic-styles>
  <office:body>
    <office:chart>
      <chart:chart svg:width="8.25cm" svg:height="5.5cm" xlink:href=".." xlink:type="simple" chart:class="chart:scatter" chart:style-name="ch1">
        <chart:plot-area chart:style-name="ch2" table:cell-range-address="'Curve Fit - NTC_MF58,10K, B3950'.B67:'Curve Fit - NTC_MF58,10K, B3950'.B77 'Curve Fit - NTC_MF58,10K, B3950'.E67:'Curve Fit - NTC_MF58,10K, B3950'.E77 'Curve Fit - NTC_MF58,10K, B3950'.I67:'Curve Fit - NTC_MF58,10K, B3950'.I107" svg:x="0.165cm" svg:y="0.11cm" svg:width="7.92cm" svg:height="5.28cm">
          <chartooo:coordinate-region svg:x="1.077cm" svg:y="0.309cm" svg:width="6.49cm" svg:height="4.43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Curve Fit - NTC_MF58,10K, B3950'.E67:'Curve Fit - NTC_MF58,10K, B3950'.E77" chart:class="chart:scatter">
            <chart:domain table:cell-range-address="'Curve Fit - NTC_MF58,10K, B3950'.B67:'Curve Fit - NTC_MF58,10K, B3950'.B77"/>
            <chart:data-point chart:repeated="11"/>
          </chart:series>
          <chart:series chart:style-name="ch7" chart:values-cell-range-address="'Curve Fit - NTC_MF58,10K, B3950'.I67:'Curve Fit - NTC_MF58,10K, B3950'.I107" chart:class="chart:scatter">
            <chart:domain table:cell-range-address="'Curve Fit - NTC_MF58,10K, B3950'.H67:'Curve Fit - NTC_MF58,10K, B3950'.H107"/>
            <chart:data-point chart:repeated="41"/>
          </chart:series>
          <chart:series chart:style-name="ch8" chart:values-cell-range-address="'Curve Fit - NTC_MF58,10K, B3950'.I67:'Curve Fit - NTC_MF58,10K, B3950'.I77" chart:class="chart:scatter">
            <chart:domain table:cell-range-address="'Curve Fit - NTC_MF58,10K, B3950'.H67:'Curve Fit - NTC_MF58,10K, B3950'.H77"/>
            <chart:data-point chart:repeated="11"/>
          </chart:series>
          <chart:series chart:style-name="ch9" chart:values-cell-range-address="'Curve Fit - NTC_MF58,10K, B3950'.I67:'Curve Fit - NTC_MF58,10K, B3950'.I77" chart:class="chart:scatter">
            <chart:domain table:cell-range-address="'Curve Fit - NTC_MF58,10K, B3950'.H67:'Curve Fit - NTC_MF58,10K, B3950'.H77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41246455606632">
                <text:p>9.41246455606632</text:p>
                <draw:g>
                  <svg:desc>'Curve Fit - NTC_MF58,10K, B3950'.B67:'Curve Fit - NTC_MF58,10K, B3950'.B77</svg:desc>
                </draw:g>
              </table:table-cell>
              <table:table-cell office:value-type="float" office:value="0.00341238696468179">
                <text:p>0.00341238696468179</text:p>
                <draw:g>
                  <svg:desc>'Curve Fit - NTC_MF58,10K, B3950'.E67:'Curve Fit - NTC_MF58,10K, B3950'.E77</svg:desc>
                </draw:g>
              </table:table-cell>
              <table:table-cell office:value-type="float" office:value="293.318470905412">
                <text:p>293.318470905412</text:p>
                <draw:g>
                  <svg:desc>'Curve Fit - NTC_MF58,10K, B3950'.H67:'Curve Fit - NTC_MF58,10K, B3950'.H107</svg:desc>
                </draw:g>
              </table:table-cell>
              <table:table-cell office:value-type="float" office:value="19.1684709054122">
                <text:p>19.1684709054122</text:p>
                <draw:g>
                  <svg:desc>'Curve Fit - NTC_MF58,10K, B3950'.I67:'Curve Fit - NTC_MF58,10K, B3950'.I107</svg:desc>
                </draw:g>
              </table:table-cell>
              <table:table-cell office:value-type="float" office:value="293.318470905412">
                <text:p>293.318470905412</text:p>
                <draw:g>
                  <svg:desc>'Curve Fit - NTC_MF58,10K, B3950'.H67:'Curve Fit - NTC_MF58,10K, B3950'.H77</svg:desc>
                </draw:g>
              </table:table-cell>
              <table:table-cell office:value-type="float" office:value="19.1684709054122">
                <text:p>19.1684709054122</text:p>
                <draw:g>
                  <svg:desc>'Curve Fit - NTC_MF58,10K, B3950'.I67:'Curve Fit - NTC_MF58,10K, B3950'.I77</svg:desc>
                </draw:g>
              </table:table-cell>
              <table:table-cell office:value-type="float" office:value="293.318470905412">
                <text:p>293.318470905412</text:p>
                <draw:g>
                  <svg:desc>'Curve Fit - NTC_MF58,10K, B3950'.H67:'Curve Fit - NTC_MF58,10K, B3950'.H77</svg:desc>
                </draw:g>
              </table:table-cell>
              <table:table-cell office:value-type="float" office:value="19.1684709054122">
                <text:p>19.1684709054122</text:p>
                <draw:g>
                  <svg:desc>'Curve Fit - NTC_MF58,10K, B3950'.I67:'Curve Fit - NTC_MF58,10K, B3950'.I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3492323708428">
                <text:p>9.3492323708428</text:p>
              </table:table-cell>
              <table:table-cell office:value-type="float" office:value="0.00339155502798033">
                <text:p>0.00339155502798033</text:p>
              </table:table-cell>
              <table:table-cell office:value-type="float" office:value="294.732222804269">
                <text:p>294.732222804269</text:p>
              </table:table-cell>
              <table:table-cell office:value-type="float" office:value="20.5822228042691">
                <text:p>20.5822228042691</text:p>
              </table:table-cell>
              <table:table-cell office:value-type="float" office:value="294.732222804269">
                <text:p>294.732222804269</text:p>
              </table:table-cell>
              <table:table-cell office:value-type="float" office:value="20.5822228042691">
                <text:p>20.5822228042691</text:p>
              </table:table-cell>
              <table:table-cell office:value-type="float" office:value="294.732222804269">
                <text:p>294.732222804269</text:p>
              </table:table-cell>
              <table:table-cell office:value-type="float" office:value="20.5822228042691">
                <text:p>20.58222280426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91998807096852">
                <text:p>8.91998807096852</text:p>
              </table:table-cell>
              <table:table-cell office:value-type="float" office:value="0.00328785138911721">
                <text:p>0.00328785138911721</text:p>
              </table:table-cell>
              <table:table-cell office:value-type="float" office:value="304.51663621047">
                <text:p>304.51663621047</text:p>
              </table:table-cell>
              <table:table-cell office:value-type="float" office:value="30.3666362104705">
                <text:p>30.3666362104705</text:p>
              </table:table-cell>
              <table:table-cell office:value-type="float" office:value="304.51663621047">
                <text:p>304.51663621047</text:p>
              </table:table-cell>
              <table:table-cell office:value-type="float" office:value="30.3666362104705">
                <text:p>30.3666362104705</text:p>
              </table:table-cell>
              <table:table-cell office:value-type="float" office:value="304.51663621047">
                <text:p>304.51663621047</text:p>
              </table:table-cell>
              <table:table-cell office:value-type="float" office:value="30.3666362104705">
                <text:p>30.36663621047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79179002431936">
                <text:p>8.79179002431936</text:p>
              </table:table-cell>
              <table:table-cell office:value-type="float" office:value="0.00324728040266277">
                <text:p>0.00324728040266277</text:p>
              </table:table-cell>
              <table:table-cell office:value-type="float" office:value="307.502302047477">
                <text:p>307.502302047477</text:p>
              </table:table-cell>
              <table:table-cell office:value-type="float" office:value="33.3523020474772">
                <text:p>33.3523020474772</text:p>
              </table:table-cell>
              <table:table-cell office:value-type="float" office:value="307.502302047477">
                <text:p>307.502302047477</text:p>
              </table:table-cell>
              <table:table-cell office:value-type="float" office:value="33.3523020474772">
                <text:p>33.3523020474772</text:p>
              </table:table-cell>
              <table:table-cell office:value-type="float" office:value="307.502302047477">
                <text:p>307.502302047477</text:p>
              </table:table-cell>
              <table:table-cell office:value-type="float" office:value="33.3523020474772">
                <text:p>33.35230204747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6447065117152">
                <text:p>8.6447065117152</text:p>
              </table:table-cell>
              <table:table-cell office:value-type="float" office:value="0.00321181949574434">
                <text:p>0.00321181949574434</text:p>
              </table:table-cell>
              <table:table-cell office:value-type="float" office:value="310.963782426314">
                <text:p>310.963782426314</text:p>
              </table:table-cell>
              <table:table-cell office:value-type="float" office:value="36.8137824263137">
                <text:p>36.8137824263137</text:p>
              </table:table-cell>
              <table:table-cell office:value-type="float" office:value="310.963782426314">
                <text:p>310.963782426314</text:p>
              </table:table-cell>
              <table:table-cell office:value-type="float" office:value="36.8137824263137">
                <text:p>36.8137824263137</text:p>
              </table:table-cell>
              <table:table-cell office:value-type="float" office:value="310.963782426314">
                <text:p>310.963782426314</text:p>
              </table:table-cell>
              <table:table-cell office:value-type="float" office:value="36.8137824263137">
                <text:p>36.81378242631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52912176228151">
                <text:p>8.52912176228151</text:p>
              </table:table-cell>
              <table:table-cell office:value-type="float" office:value="0.00318319274232055">
                <text:p>0.00318319274232055</text:p>
              </table:table-cell>
              <table:table-cell office:value-type="float" office:value="313.710935534986">
                <text:p>313.710935534986</text:p>
              </table:table-cell>
              <table:table-cell office:value-type="float" office:value="39.560935534986">
                <text:p>39.560935534986</text:p>
              </table:table-cell>
              <table:table-cell office:value-type="float" office:value="313.710935534986">
                <text:p>313.710935534986</text:p>
              </table:table-cell>
              <table:table-cell office:value-type="float" office:value="39.560935534986">
                <text:p>39.560935534986</text:p>
              </table:table-cell>
              <table:table-cell office:value-type="float" office:value="313.710935534986">
                <text:p>313.710935534986</text:p>
              </table:table-cell>
              <table:table-cell office:value-type="float" office:value="39.560935534986">
                <text:p>39.5609355349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0802374162167">
                <text:p>8.0802374162167</text:p>
              </table:table-cell>
              <table:table-cell office:value-type="float" office:value="0.00308880308880309">
                <text:p>0.00308880308880309</text:p>
              </table:table-cell>
              <table:table-cell office:value-type="float" office:value="324.604225462494">
                <text:p>324.604225462494</text:p>
              </table:table-cell>
              <table:table-cell office:value-type="float" office:value="50.4542254624938">
                <text:p>50.4542254624938</text:p>
              </table:table-cell>
              <table:table-cell office:value-type="float" office:value="324.604225462494">
                <text:p>324.604225462494</text:p>
              </table:table-cell>
              <table:table-cell office:value-type="float" office:value="50.4542254624938">
                <text:p>50.4542254624938</text:p>
              </table:table-cell>
              <table:table-cell office:value-type="float" office:value="324.604225462494">
                <text:p>324.604225462494</text:p>
              </table:table-cell>
              <table:table-cell office:value-type="float" office:value="50.4542254624938">
                <text:p>50.45422546249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88608140177575">
                <text:p>7.88608140177575</text:p>
              </table:table-cell>
              <table:table-cell office:value-type="float" office:value="0.00303812851283609">
                <text:p>0.00303812851283609</text:p>
              </table:table-cell>
              <table:table-cell office:value-type="float" office:value="329.425921328862">
                <text:p>329.425921328862</text:p>
              </table:table-cell>
              <table:table-cell office:value-type="float" office:value="55.2759213288616">
                <text:p>55.2759213288616</text:p>
              </table:table-cell>
              <table:table-cell office:value-type="float" office:value="329.425921328862">
                <text:p>329.425921328862</text:p>
              </table:table-cell>
              <table:table-cell office:value-type="float" office:value="55.2759213288616">
                <text:p>55.2759213288616</text:p>
              </table:table-cell>
              <table:table-cell office:value-type="float" office:value="329.425921328862">
                <text:p>329.425921328862</text:p>
              </table:table-cell>
              <table:table-cell office:value-type="float" office:value="55.2759213288616">
                <text:p>55.2759213288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69621263934641">
                <text:p>7.69621263934641</text:p>
              </table:table-cell>
              <table:table-cell office:value-type="float" office:value="0.00299266796348945">
                <text:p>0.00299266796348945</text:p>
              </table:table-cell>
              <table:table-cell office:value-type="float" office:value="334.204840162037">
                <text:p>334.204840162037</text:p>
              </table:table-cell>
              <table:table-cell office:value-type="float" office:value="60.0548401620366">
                <text:p>60.0548401620366</text:p>
              </table:table-cell>
              <table:table-cell office:value-type="float" office:value="334.204840162037">
                <text:p>334.204840162037</text:p>
              </table:table-cell>
              <table:table-cell office:value-type="float" office:value="60.0548401620366">
                <text:p>60.0548401620366</text:p>
              </table:table-cell>
              <table:table-cell office:value-type="float" office:value="334.204840162037">
                <text:p>334.204840162037</text:p>
              </table:table-cell>
              <table:table-cell office:value-type="float" office:value="60.0548401620366">
                <text:p>60.05484016203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50933526601659">
                <text:p>7.50933526601659</text:p>
              </table:table-cell>
              <table:table-cell office:value-type="float" office:value="0.00294854784018871">
                <text:p>0.00294854784018871</text:p>
              </table:table-cell>
              <table:table-cell office:value-type="float" office:value="338.969453495609">
                <text:p>338.969453495609</text:p>
              </table:table-cell>
              <table:table-cell office:value-type="float" office:value="64.8194534956088">
                <text:p>64.8194534956088</text:p>
              </table:table-cell>
              <table:table-cell office:value-type="float" office:value="338.969453495609">
                <text:p>338.969453495609</text:p>
              </table:table-cell>
              <table:table-cell office:value-type="float" office:value="64.8194534956088">
                <text:p>64.8194534956088</text:p>
              </table:table-cell>
              <table:table-cell office:value-type="float" office:value="338.969453495609">
                <text:p>338.969453495609</text:p>
              </table:table-cell>
              <table:table-cell office:value-type="float" office:value="64.8194534956088">
                <text:p>64.81945349560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3185395485679">
                <text:p>7.3185395485679</text:p>
              </table:table-cell>
              <table:table-cell office:value-type="float" office:value="0.00290570971959901">
                <text:p>0.00290570971959901</text:p>
              </table:table-cell>
              <table:table-cell office:value-type="float" office:value="343.895744510149">
                <text:p>343.895744510149</text:p>
              </table:table-cell>
              <table:table-cell office:value-type="float" office:value="69.7457445101491">
                <text:p>69.7457445101491</text:p>
              </table:table-cell>
              <table:table-cell office:value-type="float" office:value="343.895744510149">
                <text:p>343.895744510149</text:p>
              </table:table-cell>
              <table:table-cell office:value-type="float" office:value="69.7457445101491">
                <text:p>69.7457445101491</text:p>
              </table:table-cell>
              <table:table-cell office:value-type="float" office:value="343.895744510149">
                <text:p>343.895744510149</text:p>
              </table:table-cell>
              <table:table-cell office:value-type="float" office:value="69.7457445101491">
                <text:p>69.74574451014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chart_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chart_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